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5cm"/>
    </style:style>
    <style:style style:name="co2" style:family="table-column">
      <style:table-column-properties fo:break-before="auto" style:column-width="39.677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4.35cm"/>
    </style:style>
    <style:style style:name="ro1" style:family="table-row">
      <style:table-row-properties style:row-height="0.695cm" fo:break-before="auto" style:use-optimal-row-height="true"/>
    </style:style>
    <style:style style:name="ta1" style:family="table" style:master-page-name="Default">
      <style:table-properties table:display="true" style:writing-mode="lr-tb" table:tab-color="#4fc3f7"/>
    </style:style>
    <style:style style:name="ta2" style:family="table" style:master-page-name="Default">
      <style:table-properties table:display="true" style:writing-mode="lr-tb" table:tab-color="#fff176"/>
    </style:style>
    <style:style style:name="ta3" style:family="table" style:master-page-name="Default">
      <style:table-properties table:display="true" style:writing-mode="lr-tb" table:tab-color="#e57373"/>
    </style:style>
    <style:style style:name="ce4" style:family="table-cell" style:parent-style-name="Default">
      <style:table-cell-properties fo:wrap-option="wrap" fo:border="0.74pt solid #999999"/>
      <style:text-properties style:use-window-font-color="true" style:text-outline="false" style:text-line-through-style="none" style:text-line-through-type="none" style:font-name="Calibri" fo:font-size="16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6pt" style:language-asian="zh" style:country-asian="CN" style:font-style-asian="normal" style:font-weight-asian="normal" style:font-name-complex="Tahoma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="0.74pt solid #999999"/>
      <style:text-properties style:font-name="Calibri" fo:font-size="16pt" style:font-size-asian="16pt" style:font-size-complex="16pt"/>
    </style:style>
    <style:style style:name="ce6" style:family="table-cell" style:parent-style-name="Default">
      <style:table-cell-properties fo:border="0.74pt solid #999999"/>
      <style:text-properties style:font-name="Calibri" fo:font-size="16pt" fo:font-weight="bold" style:font-size-asian="16pt" style:font-weight-asian="bold" style:font-size-complex="16pt" style:font-weight-complex="bold"/>
    </style:style>
    <style:style style:name="ce7" style:family="table-cell" style:parent-style-name="Default">
      <style:table-cell-properties fo:border="0.74pt solid #999999"/>
      <style:text-properties style:font-name="Calibri" fo:font-size="16pt" fo:font-weight="bold" style:font-size-asian="16pt" style:font-weight-asian="bold" style:font-size-complex="16pt" style:font-weight-complex="bold"/>
    </style:style>
    <style:style style:name="ce8" style:family="table-cell" style:parent-style-name="Default">
      <style:table-cell-properties fo:wrap-option="wrap" fo:border="0.74pt solid #999999"/>
      <style:text-properties style:use-window-font-color="true" style:text-outline="false" style:text-line-through-style="none" style:text-line-through-type="none" style:font-name="Calibri" fo:font-size="16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6pt" style:language-asian="zh" style:country-asian="CN" style:font-style-asian="normal" style:font-weight-asian="normal" style:font-name-complex="Tahoma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="0.74pt solid #999999"/>
      <style:text-properties style:font-name="Calibri" fo:font-size="16pt" style:font-size-asian="16pt" style:font-size-complex="16pt"/>
    </style:style>
    <style:style style:name="T3" style:family="text">
      <style:text-properties style:text-outline="false" style:text-line-through-style="none" style:text-line-through-type="none" style:font-name="Calibri" fo:font-size="16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6pt" style:language-asian="zh" style:country-asian="CN" style:font-style-asian="normal" style:font-weight-asian="normal" style:font-name-complex="Tahoma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Calibri" fo:font-size="16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Segoe UI" style:font-name-complex="Tahoma" style:font-size-asian="16pt" style:font-size-complex="16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rimary | Names" table:style-name="ta1">
        <table:table-column table:style-name="co1" table:default-cell-style-name="ce9"/>
        <table:table-column table:style-name="co2" table:default-cell-style-name="ce9"/>
        <table:table-row table:style-name="ro1">
          <table:table-cell table:style-name="ce7" office:value-type="string" calcext:value-type="string">
            <text:p>Key</text:p>
          </table:table-cell>
          <table:table-cell table:style-name="ce7" office:value-type="string" calcext:value-type="string">
            <text:p>SourceString</text:p>
          </table:table-cell>
        </table:table-row>
        <table:table-row table:style-name="ro1">
          <table:table-cell table:style-name="ce8" table:formula="of:=IF([.B2]=&quot;&quot;;&quot;&quot;;&quot;Attributes_Primary_&quot;&amp;SUBSTITUTE([.B2];&quot; &quot;;&quot;&quot;))" office:value-type="string" office:string-value="Attributes_Primary_Strength" calcext:value-type="string">
            <text:p>Attributes_Primary_Strength</text:p>
          </table:table-cell>
          <table:table-cell office:value-type="string" calcext:value-type="string">
            <text:p>Strength</text:p>
          </table:table-cell>
        </table:table-row>
        <table:table-row table:style-name="ro1">
          <table:table-cell table:style-name="ce8" table:formula="of:=IF([.B3]=&quot;&quot;;&quot;&quot;;&quot;Attributes_Primary_&quot;&amp;SUBSTITUTE([.B3];&quot; &quot;;&quot;&quot;))" office:value-type="string" office:string-value="Attributes_Primary_Intelligience" calcext:value-type="string">
            <text:p>Attributes_Primary_Intelligience</text:p>
          </table:table-cell>
          <table:table-cell office:value-type="string" calcext:value-type="string">
            <text:p>Intelligience</text:p>
          </table:table-cell>
        </table:table-row>
        <table:table-row table:style-name="ro1">
          <table:table-cell table:style-name="ce8" table:formula="of:=IF([.B4]=&quot;&quot;;&quot;&quot;;&quot;Attributes_Primary_&quot;&amp;SUBSTITUTE([.B4];&quot; &quot;;&quot;&quot;))" office:value-type="string" office:string-value="Attributes_Primary_Resilience" calcext:value-type="string">
            <text:p>Attributes_Primary_Resilience</text:p>
          </table:table-cell>
          <table:table-cell office:value-type="string" calcext:value-type="string">
            <text:p>Resilience</text:p>
          </table:table-cell>
        </table:table-row>
        <table:table-row table:style-name="ro1">
          <table:table-cell table:style-name="ce8" table:formula="of:=IF([.B5]=&quot;&quot;;&quot;&quot;;&quot;Attributes_Primary_&quot;&amp;SUBSTITUTE([.B5];&quot; &quot;;&quot;&quot;))" office:value-type="string" office:string-value="Attributes_Primary_Vigor" calcext:value-type="string">
            <text:p>Attributes_Primary_Vigor</text:p>
          </table:table-cell>
          <table:table-cell office:value-type="string" calcext:value-type="string">
            <text:p>Vigor</text:p>
          </table:table-cell>
        </table:table-row>
        <table:table-row table:style-name="ro1">
          <table:table-cell table:style-name="ce8" table:formula="of:=IF([.B6]=&quot;&quot;;&quot;&quot;;&quot;Attributes_Primary_&quot;&amp;SUBSTITUTE([.B6];&quot; &quot;;&quot;&quot;))">
            <text:p/>
          </table:table-cell>
          <table:table-cell/>
        </table:table-row>
        <table:table-row table:style-name="ro1">
          <table:table-cell table:style-name="ce8" table:formula="of:=IF([.B7]=&quot;&quot;;&quot;&quot;;&quot;Attributes_Primary_&quot;&amp;SUBSTITUTE([.B7];&quot; &quot;;&quot;&quot;))">
            <text:p/>
          </table:table-cell>
          <table:table-cell/>
        </table:table-row>
        <table:table-row table:style-name="ro1">
          <table:table-cell table:style-name="ce8" table:formula="of:=IF([.B8]=&quot;&quot;;&quot;&quot;;&quot;Attributes_Primary_&quot;&amp;SUBSTITUTE([.B8];&quot; &quot;;&quot;&quot;))">
            <text:p/>
          </table:table-cell>
          <table:table-cell/>
        </table:table-row>
        <table:table-row table:style-name="ro1">
          <table:table-cell table:style-name="ce8" table:formula="of:=IF([.B9]=&quot;&quot;;&quot;&quot;;&quot;Attributes_Primary_&quot;&amp;SUBSTITUTE([.B9];&quot; &quot;;&quot;&quot;))">
            <text:p/>
          </table:table-cell>
          <table:table-cell/>
        </table:table-row>
        <table:table-row table:style-name="ro1">
          <table:table-cell table:style-name="ce8" table:formula="of:=IF([.B10]=&quot;&quot;;&quot;&quot;;&quot;Attributes_Primary_&quot;&amp;SUBSTITUTE([.B10];&quot; &quot;;&quot;&quot;))">
            <text:p/>
          </table:table-cell>
          <table:table-cell/>
        </table:table-row>
        <table:table-row table:style-name="ro1">
          <table:table-cell table:style-name="ce8" table:formula="of:=IF([.B11]=&quot;&quot;;&quot;&quot;;&quot;Attributes_Primary_&quot;&amp;SUBSTITUTE([.B11];&quot; &quot;;&quot;&quot;))">
            <text:p/>
          </table:table-cell>
          <table:table-cell/>
        </table:table-row>
        <table:table-row table:style-name="ro1">
          <table:table-cell table:style-name="ce8" table:formula="of:=IF([.B12]=&quot;&quot;;&quot;&quot;;&quot;Attributes_Primary_&quot;&amp;SUBSTITUTE([.B12];&quot; &quot;;&quot;&quot;))">
            <text:p/>
          </table:table-cell>
          <table:table-cell/>
        </table:table-row>
        <table:table-row table:style-name="ro1">
          <table:table-cell table:style-name="ce8" table:formula="of:=IF([.B13]=&quot;&quot;;&quot;&quot;;&quot;Attributes_Primary_&quot;&amp;SUBSTITUTE([.B13];&quot; &quot;;&quot;&quot;))">
            <text:p/>
          </table:table-cell>
          <table:table-cell/>
        </table:table-row>
        <table:table-row table:style-name="ro1">
          <table:table-cell table:style-name="ce8" table:formula="of:=IF([.B14]=&quot;&quot;;&quot;&quot;;&quot;Attributes_Primary_&quot;&amp;SUBSTITUTE([.B14];&quot; &quot;;&quot;&quot;))">
            <text:p/>
          </table:table-cell>
          <table:table-cell/>
        </table:table-row>
        <table:table-row table:style-name="ro1">
          <table:table-cell table:style-name="ce8" table:formula="of:=IF([.B15]=&quot;&quot;;&quot;&quot;;&quot;Attributes_Primary_&quot;&amp;SUBSTITUTE([.B15];&quot; &quot;;&quot;&quot;))">
            <text:p/>
          </table:table-cell>
          <table:table-cell/>
        </table:table-row>
        <table:table-row table:style-name="ro1">
          <table:table-cell table:style-name="ce8" table:formula="of:=IF([.B16]=&quot;&quot;;&quot;&quot;;&quot;Attributes_Primary_&quot;&amp;SUBSTITUTE([.B16];&quot; &quot;;&quot;&quot;))">
            <text:p/>
          </table:table-cell>
          <table:table-cell/>
        </table:table-row>
        <table:table-row table:style-name="ro1">
          <table:table-cell table:style-name="ce8" table:formula="of:=IF([.B17]=&quot;&quot;;&quot;&quot;;&quot;Attributes_Primary_&quot;&amp;SUBSTITUTE([.B17];&quot; &quot;;&quot;&quot;))">
            <text:p/>
          </table:table-cell>
          <table:table-cell/>
        </table:table-row>
        <table:table-row table:style-name="ro1">
          <table:table-cell table:style-name="ce8" table:formula="of:=IF([.B18]=&quot;&quot;;&quot;&quot;;&quot;Attributes_Primary_&quot;&amp;SUBSTITUTE([.B18];&quot; &quot;;&quot;&quot;))">
            <text:p/>
          </table:table-cell>
          <table:table-cell/>
        </table:table-row>
        <table:table-row table:style-name="ro1">
          <table:table-cell table:style-name="ce8" table:formula="of:=IF([.B19]=&quot;&quot;;&quot;&quot;;&quot;Attributes_Primary_&quot;&amp;SUBSTITUTE([.B19];&quot; &quot;;&quot;&quot;))">
            <text:p/>
          </table:table-cell>
          <table:table-cell/>
        </table:table-row>
        <table:table-row table:style-name="ro1">
          <table:table-cell table:style-name="ce8" table:formula="of:=IF([.B20]=&quot;&quot;;&quot;&quot;;&quot;Attributes_Primary_&quot;&amp;SUBSTITUTE([.B20];&quot; &quot;;&quot;&quot;))">
            <text:p/>
          </table:table-cell>
          <table:table-cell/>
        </table:table-row>
        <table:table-row table:style-name="ro1">
          <table:table-cell table:style-name="ce8" table:formula="of:=IF([.B21]=&quot;&quot;;&quot;&quot;;&quot;Attributes_Primary_&quot;&amp;SUBSTITUTE([.B21];&quot; &quot;;&quot;&quot;))">
            <text:p/>
          </table:table-cell>
          <table:table-cell/>
        </table:table-row>
        <table:table-row table:style-name="ro1">
          <table:table-cell table:style-name="ce8" table:formula="of:=IF([.B22]=&quot;&quot;;&quot;&quot;;&quot;Attributes_Primary_&quot;&amp;SUBSTITUTE([.B22];&quot; &quot;;&quot;&quot;))">
            <text:p/>
          </table:table-cell>
          <table:table-cell/>
        </table:table-row>
        <table:table-row table:style-name="ro1">
          <table:table-cell table:style-name="ce8" table:formula="of:=IF([.B23]=&quot;&quot;;&quot;&quot;;&quot;Attributes_Primary_&quot;&amp;SUBSTITUTE([.B23];&quot; &quot;;&quot;&quot;))">
            <text:p/>
          </table:table-cell>
          <table:table-cell/>
        </table:table-row>
        <table:table-row table:style-name="ro1">
          <table:table-cell table:style-name="ce8" table:formula="of:=IF([.B24]=&quot;&quot;;&quot;&quot;;&quot;Attributes_Primary_&quot;&amp;SUBSTITUTE([.B24];&quot; &quot;;&quot;&quot;))">
            <text:p/>
          </table:table-cell>
          <table:table-cell/>
        </table:table-row>
        <table:table-row table:style-name="ro1">
          <table:table-cell table:style-name="ce8" table:formula="of:=IF([.B25]=&quot;&quot;;&quot;&quot;;&quot;Attributes_Primary_&quot;&amp;SUBSTITUTE([.B25];&quot; &quot;;&quot;&quot;))">
            <text:p/>
          </table:table-cell>
          <table:table-cell/>
        </table:table-row>
        <table:table-row table:style-name="ro1">
          <table:table-cell table:style-name="ce8" table:formula="of:=IF([.B26]=&quot;&quot;;&quot;&quot;;&quot;Attributes_Primary_&quot;&amp;SUBSTITUTE([.B26];&quot; &quot;;&quot;&quot;))">
            <text:p/>
          </table:table-cell>
          <table:table-cell/>
        </table:table-row>
        <table:table-row table:style-name="ro1">
          <table:table-cell table:style-name="ce8" table:formula="of:=IF([.B27]=&quot;&quot;;&quot;&quot;;&quot;Attributes_Primary_&quot;&amp;SUBSTITUTE([.B27];&quot; &quot;;&quot;&quot;))">
            <text:p/>
          </table:table-cell>
          <table:table-cell/>
        </table:table-row>
        <table:table-row table:style-name="ro1">
          <table:table-cell table:style-name="ce8" table:formula="of:=IF([.B28]=&quot;&quot;;&quot;&quot;;&quot;Attributes_Primary_&quot;&amp;SUBSTITUTE([.B28];&quot; &quot;;&quot;&quot;))">
            <text:p/>
          </table:table-cell>
          <table:table-cell/>
        </table:table-row>
        <table:table-row table:style-name="ro1">
          <table:table-cell table:style-name="ce8" table:formula="of:=IF([.B29]=&quot;&quot;;&quot;&quot;;&quot;Attributes_Primary_&quot;&amp;SUBSTITUTE([.B29];&quot; &quot;;&quot;&quot;))">
            <text:p/>
          </table:table-cell>
          <table:table-cell/>
        </table:table-row>
        <table:table-row table:style-name="ro1">
          <table:table-cell table:style-name="ce8" table:formula="of:=IF([.B30]=&quot;&quot;;&quot;&quot;;&quot;Attributes_Primary_&quot;&amp;SUBSTITUTE([.B30];&quot; &quot;;&quot;&quot;))">
            <text:p/>
          </table:table-cell>
          <table:table-cell/>
        </table:table-row>
        <table:table-row table:style-name="ro1">
          <table:table-cell table:style-name="ce8" table:formula="of:=IF([.B31]=&quot;&quot;;&quot;&quot;;&quot;Attributes_Primary_&quot;&amp;SUBSTITUTE([.B31];&quot; &quot;;&quot;&quot;))">
            <text:p/>
          </table:table-cell>
          <table:table-cell/>
        </table:table-row>
        <table:table-row table:style-name="ro1">
          <table:table-cell table:style-name="ce8" table:formula="of:=IF([.B32]=&quot;&quot;;&quot;&quot;;&quot;Attributes_Primary_&quot;&amp;SUBSTITUTE([.B32];&quot; &quot;;&quot;&quot;))">
            <text:p/>
          </table:table-cell>
          <table:table-cell/>
        </table:table-row>
        <table:table-row table:style-name="ro1">
          <table:table-cell table:style-name="ce8" table:formula="of:=IF([.B33]=&quot;&quot;;&quot;&quot;;&quot;Attributes_Primary_&quot;&amp;SUBSTITUTE([.B33];&quot; &quot;;&quot;&quot;))">
            <text:p/>
          </table:table-cell>
          <table:table-cell/>
        </table:table-row>
        <table:table-row table:style-name="ro1">
          <table:table-cell table:style-name="ce8" table:formula="of:=IF([.B34]=&quot;&quot;;&quot;&quot;;&quot;Attributes_Primary_&quot;&amp;SUBSTITUTE([.B34];&quot; &quot;;&quot;&quot;))">
            <text:p/>
          </table:table-cell>
          <table:table-cell/>
        </table:table-row>
        <table:table-row table:style-name="ro1">
          <table:table-cell table:style-name="ce8" table:formula="of:=IF([.B35]=&quot;&quot;;&quot;&quot;;&quot;Attributes_Primary_&quot;&amp;SUBSTITUTE([.B35];&quot; &quot;;&quot;&quot;))">
            <text:p/>
          </table:table-cell>
          <table:table-cell/>
        </table:table-row>
        <table:table-row table:style-name="ro1">
          <table:table-cell table:style-name="ce8" table:formula="of:=IF([.B36]=&quot;&quot;;&quot;&quot;;&quot;Attributes_Primary_&quot;&amp;SUBSTITUTE([.B36];&quot; &quot;;&quot;&quot;))">
            <text:p/>
          </table:table-cell>
          <table:table-cell/>
        </table:table-row>
        <table:table-row table:style-name="ro1">
          <table:table-cell table:style-name="ce8" table:formula="of:=IF([.B37]=&quot;&quot;;&quot;&quot;;&quot;Attributes_Primary_&quot;&amp;SUBSTITUTE([.B37];&quot; &quot;;&quot;&quot;))">
            <text:p/>
          </table:table-cell>
          <table:table-cell/>
        </table:table-row>
        <table:table-row table:style-name="ro1">
          <table:table-cell table:style-name="ce8" table:formula="of:=IF([.B38]=&quot;&quot;;&quot;&quot;;&quot;Attributes_Primary_&quot;&amp;SUBSTITUTE([.B38];&quot; &quot;;&quot;&quot;))">
            <text:p/>
          </table:table-cell>
          <table:table-cell/>
        </table:table-row>
        <table:table-row table:style-name="ro1">
          <table:table-cell table:style-name="ce8" table:formula="of:=IF([.B39]=&quot;&quot;;&quot;&quot;;&quot;Attributes_Primary_&quot;&amp;SUBSTITUTE([.B39];&quot; &quot;;&quot;&quot;))">
            <text:p/>
          </table:table-cell>
          <table:table-cell/>
        </table:table-row>
        <table:table-row table:style-name="ro1">
          <table:table-cell table:style-name="ce8" table:formula="of:=IF([.B40]=&quot;&quot;;&quot;&quot;;&quot;Attributes_Primary_&quot;&amp;SUBSTITUTE([.B40];&quot; &quot;;&quot;&quot;))">
            <text:p/>
          </table:table-cell>
          <table:table-cell/>
        </table:table-row>
        <table:table-row table:style-name="ro1">
          <table:table-cell table:style-name="ce8" table:formula="of:=IF([.B41]=&quot;&quot;;&quot;&quot;;&quot;Attributes_Primary_&quot;&amp;SUBSTITUTE([.B41];&quot; &quot;;&quot;&quot;))">
            <text:p/>
          </table:table-cell>
          <table:table-cell/>
        </table:table-row>
        <table:table-row table:style-name="ro1">
          <table:table-cell table:style-name="ce8" table:formula="of:=IF([.B42]=&quot;&quot;;&quot;&quot;;&quot;Attributes_Primary_&quot;&amp;SUBSTITUTE([.B42];&quot; &quot;;&quot;&quot;))">
            <text:p/>
          </table:table-cell>
          <table:table-cell/>
        </table:table-row>
        <table:table-row table:style-name="ro1">
          <table:table-cell table:style-name="ce8" table:formula="of:=IF([.B43]=&quot;&quot;;&quot;&quot;;&quot;Attributes_Primary_&quot;&amp;SUBSTITUTE([.B43];&quot; &quot;;&quot;&quot;))">
            <text:p/>
          </table:table-cell>
          <table:table-cell/>
        </table:table-row>
        <table:table-row table:style-name="ro1">
          <table:table-cell table:style-name="ce8" table:formula="of:=IF([.B44]=&quot;&quot;;&quot;&quot;;&quot;Attributes_Primary_&quot;&amp;SUBSTITUTE([.B44];&quot; &quot;;&quot;&quot;))">
            <text:p/>
          </table:table-cell>
          <table:table-cell/>
        </table:table-row>
        <table:table-row table:style-name="ro1">
          <table:table-cell table:style-name="ce8" table:formula="of:=IF([.B45]=&quot;&quot;;&quot;&quot;;&quot;Attributes_Primary_&quot;&amp;SUBSTITUTE([.B45];&quot; &quot;;&quot;&quot;))">
            <text:p/>
          </table:table-cell>
          <table:table-cell/>
        </table:table-row>
        <table:table-row table:style-name="ro1">
          <table:table-cell table:style-name="ce8" table:formula="of:=IF([.B46]=&quot;&quot;;&quot;&quot;;&quot;Attributes_Primary_&quot;&amp;SUBSTITUTE([.B46];&quot; &quot;;&quot;&quot;))">
            <text:p/>
          </table:table-cell>
          <table:table-cell/>
        </table:table-row>
        <table:table-row table:style-name="ro1">
          <table:table-cell table:style-name="ce8" table:formula="of:=IF([.B47]=&quot;&quot;;&quot;&quot;;&quot;Attributes_Primary_&quot;&amp;SUBSTITUTE([.B47];&quot; &quot;;&quot;&quot;))">
            <text:p/>
          </table:table-cell>
          <table:table-cell/>
        </table:table-row>
        <table:table-row table:style-name="ro1">
          <table:table-cell table:style-name="ce8" table:formula="of:=IF([.B48]=&quot;&quot;;&quot;&quot;;&quot;Attributes_Primary_&quot;&amp;SUBSTITUTE([.B48];&quot; &quot;;&quot;&quot;))">
            <text:p/>
          </table:table-cell>
          <table:table-cell/>
        </table:table-row>
        <table:table-row table:style-name="ro1">
          <table:table-cell table:style-name="ce8" table:formula="of:=IF([.B49]=&quot;&quot;;&quot;&quot;;&quot;Attributes_Primary_&quot;&amp;SUBSTITUTE([.B49];&quot; &quot;;&quot;&quot;))">
            <text:p/>
          </table:table-cell>
          <table:table-cell/>
        </table:table-row>
        <table:table-row table:style-name="ro1">
          <table:table-cell table:style-name="ce8" table:formula="of:=IF([.B50]=&quot;&quot;;&quot;&quot;;&quot;Attributes_Primary_&quot;&amp;SUBSTITUTE([.B50];&quot; &quot;;&quot;&quot;))">
            <text:p/>
          </table:table-cell>
          <table:table-cell/>
        </table:table-row>
        <table:table-row table:style-name="ro1">
          <table:table-cell table:style-name="ce8" table:formula="of:=IF([.B51]=&quot;&quot;;&quot;&quot;;&quot;Attributes_Primary_&quot;&amp;SUBSTITUTE([.B51];&quot; &quot;;&quot;&quot;))">
            <text:p/>
          </table:table-cell>
          <table:table-cell/>
        </table:table-row>
        <table:table-row table:style-name="ro1">
          <table:table-cell table:style-name="ce8" table:formula="of:=IF([.B52]=&quot;&quot;;&quot;&quot;;&quot;Attributes_Primary_&quot;&amp;SUBSTITUTE([.B52];&quot; &quot;;&quot;&quot;))">
            <text:p/>
          </table:table-cell>
          <table:table-cell/>
        </table:table-row>
        <table:table-row table:style-name="ro1">
          <table:table-cell table:style-name="ce8" table:formula="of:=IF([.B53]=&quot;&quot;;&quot;&quot;;&quot;Attributes_Primary_&quot;&amp;SUBSTITUTE([.B53];&quot; &quot;;&quot;&quot;))">
            <text:p/>
          </table:table-cell>
          <table:table-cell/>
        </table:table-row>
        <table:table-row table:style-name="ro1">
          <table:table-cell table:style-name="ce8" table:formula="of:=IF([.B54]=&quot;&quot;;&quot;&quot;;&quot;Attributes_Primary_&quot;&amp;SUBSTITUTE([.B54];&quot; &quot;;&quot;&quot;))">
            <text:p/>
          </table:table-cell>
          <table:table-cell/>
        </table:table-row>
        <table:table-row table:style-name="ro1">
          <table:table-cell table:style-name="ce8" table:formula="of:=IF([.B55]=&quot;&quot;;&quot;&quot;;&quot;Attributes_Primary_&quot;&amp;SUBSTITUTE([.B55];&quot; &quot;;&quot;&quot;))">
            <text:p/>
          </table:table-cell>
          <table:table-cell/>
        </table:table-row>
        <table:table-row table:style-name="ro1">
          <table:table-cell table:style-name="ce8" table:formula="of:=IF([.B56]=&quot;&quot;;&quot;&quot;;&quot;Attributes_Primary_&quot;&amp;SUBSTITUTE([.B56];&quot; &quot;;&quot;&quot;))">
            <text:p/>
          </table:table-cell>
          <table:table-cell/>
        </table:table-row>
        <table:table-row table:style-name="ro1">
          <table:table-cell table:style-name="ce8" table:formula="of:=IF([.B57]=&quot;&quot;;&quot;&quot;;&quot;Attributes_Primary_&quot;&amp;SUBSTITUTE([.B57];&quot; &quot;;&quot;&quot;))">
            <text:p/>
          </table:table-cell>
          <table:table-cell/>
        </table:table-row>
        <table:table-row table:style-name="ro1">
          <table:table-cell table:style-name="ce8" table:formula="of:=IF([.B58]=&quot;&quot;;&quot;&quot;;&quot;Attributes_Primary_&quot;&amp;SUBSTITUTE([.B58];&quot; &quot;;&quot;&quot;))">
            <text:p/>
          </table:table-cell>
          <table:table-cell/>
        </table:table-row>
        <table:table-row table:style-name="ro1">
          <table:table-cell table:style-name="ce8" table:formula="of:=IF([.B59]=&quot;&quot;;&quot;&quot;;&quot;Attributes_Primary_&quot;&amp;SUBSTITUTE([.B59];&quot; &quot;;&quot;&quot;))">
            <text:p/>
          </table:table-cell>
          <table:table-cell/>
        </table:table-row>
        <table:table-row table:style-name="ro1">
          <table:table-cell table:style-name="ce8" table:formula="of:=IF([.B60]=&quot;&quot;;&quot;&quot;;&quot;Attributes_Primary_&quot;&amp;SUBSTITUTE([.B60];&quot; &quot;;&quot;&quot;))">
            <text:p/>
          </table:table-cell>
          <table:table-cell/>
        </table:table-row>
        <table:table-row table:style-name="ro1">
          <table:table-cell table:style-name="ce8" table:formula="of:=IF([.B61]=&quot;&quot;;&quot;&quot;;&quot;Attributes_Primary_&quot;&amp;SUBSTITUTE([.B61];&quot; &quot;;&quot;&quot;))">
            <text:p/>
          </table:table-cell>
          <table:table-cell/>
        </table:table-row>
        <table:table-row table:style-name="ro1">
          <table:table-cell table:style-name="ce8" table:formula="of:=IF([.B62]=&quot;&quot;;&quot;&quot;;&quot;Attributes_Primary_&quot;&amp;SUBSTITUTE([.B62];&quot; &quot;;&quot;&quot;))">
            <text:p/>
          </table:table-cell>
          <table:table-cell/>
        </table:table-row>
        <table:table-row table:style-name="ro1">
          <table:table-cell table:style-name="ce8" table:formula="of:=IF([.B63]=&quot;&quot;;&quot;&quot;;&quot;Attributes_Primary_&quot;&amp;SUBSTITUTE([.B63];&quot; &quot;;&quot;&quot;))">
            <text:p/>
          </table:table-cell>
          <table:table-cell/>
        </table:table-row>
        <table:table-row table:style-name="ro1">
          <table:table-cell table:style-name="ce8" table:formula="of:=IF([.B64]=&quot;&quot;;&quot;&quot;;&quot;Attributes_Primary_&quot;&amp;SUBSTITUTE([.B64];&quot; &quot;;&quot;&quot;))">
            <text:p/>
          </table:table-cell>
          <table:table-cell/>
        </table:table-row>
        <table:table-row table:style-name="ro1">
          <table:table-cell table:style-name="ce8" table:formula="of:=IF([.B65]=&quot;&quot;;&quot;&quot;;&quot;Attributes_Primary_&quot;&amp;SUBSTITUTE([.B65];&quot; &quot;;&quot;&quot;))">
            <text:p/>
          </table:table-cell>
          <table:table-cell/>
        </table:table-row>
        <table:table-row table:style-name="ro1">
          <table:table-cell table:style-name="ce8" table:formula="of:=IF([.B66]=&quot;&quot;;&quot;&quot;;&quot;Attributes_Primary_&quot;&amp;SUBSTITUTE([.B66];&quot; &quot;;&quot;&quot;))">
            <text:p/>
          </table:table-cell>
          <table:table-cell/>
        </table:table-row>
        <table:table-row table:style-name="ro1">
          <table:table-cell table:style-name="ce8" table:formula="of:=IF([.B67]=&quot;&quot;;&quot;&quot;;&quot;Attributes_Primary_&quot;&amp;SUBSTITUTE([.B67];&quot; &quot;;&quot;&quot;))">
            <text:p/>
          </table:table-cell>
          <table:table-cell/>
        </table:table-row>
        <table:table-row table:style-name="ro1">
          <table:table-cell table:style-name="ce8" table:formula="of:=IF([.B68]=&quot;&quot;;&quot;&quot;;&quot;Attributes_Primary_&quot;&amp;SUBSTITUTE([.B68];&quot; &quot;;&quot;&quot;))">
            <text:p/>
          </table:table-cell>
          <table:table-cell/>
        </table:table-row>
        <table:table-row table:style-name="ro1">
          <table:table-cell table:style-name="ce8" table:formula="of:=IF([.B69]=&quot;&quot;;&quot;&quot;;&quot;Attributes_Primary_&quot;&amp;SUBSTITUTE([.B69];&quot; &quot;;&quot;&quot;))">
            <text:p/>
          </table:table-cell>
          <table:table-cell/>
        </table:table-row>
        <table:table-row table:style-name="ro1">
          <table:table-cell table:style-name="ce8" table:formula="of:=IF([.B70]=&quot;&quot;;&quot;&quot;;&quot;Attributes_Primary_&quot;&amp;SUBSTITUTE([.B70];&quot; &quot;;&quot;&quot;))">
            <text:p/>
          </table:table-cell>
          <table:table-cell/>
        </table:table-row>
        <table:table-row table:style-name="ro1">
          <table:table-cell table:style-name="ce8" table:formula="of:=IF([.B71]=&quot;&quot;;&quot;&quot;;&quot;Attributes_Primary_&quot;&amp;SUBSTITUTE([.B71];&quot; &quot;;&quot;&quot;))">
            <text:p/>
          </table:table-cell>
          <table:table-cell/>
        </table:table-row>
        <table:table-row table:style-name="ro1">
          <table:table-cell table:style-name="ce8" table:formula="of:=IF([.B72]=&quot;&quot;;&quot;&quot;;&quot;Attributes_Primary_&quot;&amp;SUBSTITUTE([.B72];&quot; &quot;;&quot;&quot;))">
            <text:p/>
          </table:table-cell>
          <table:table-cell/>
        </table:table-row>
        <table:table-row table:style-name="ro1">
          <table:table-cell table:style-name="ce8" table:formula="of:=IF([.B73]=&quot;&quot;;&quot;&quot;;&quot;Attributes_Primary_&quot;&amp;SUBSTITUTE([.B73];&quot; &quot;;&quot;&quot;))">
            <text:p/>
          </table:table-cell>
          <table:table-cell/>
        </table:table-row>
        <table:table-row table:style-name="ro1">
          <table:table-cell table:style-name="ce8" table:formula="of:=IF([.B74]=&quot;&quot;;&quot;&quot;;&quot;Attributes_Primary_&quot;&amp;SUBSTITUTE([.B74];&quot; &quot;;&quot;&quot;))">
            <text:p/>
          </table:table-cell>
          <table:table-cell/>
        </table:table-row>
        <table:table-row table:style-name="ro1">
          <table:table-cell table:style-name="ce8" table:formula="of:=IF([.B75]=&quot;&quot;;&quot;&quot;;&quot;Attributes_Primary_&quot;&amp;SUBSTITUTE([.B75];&quot; &quot;;&quot;&quot;))">
            <text:p/>
          </table:table-cell>
          <table:table-cell/>
        </table:table-row>
        <table:table-row table:style-name="ro1">
          <table:table-cell table:style-name="ce8" table:formula="of:=IF([.B76]=&quot;&quot;;&quot;&quot;;&quot;Attributes_Primary_&quot;&amp;SUBSTITUTE([.B76];&quot; &quot;;&quot;&quot;))">
            <text:p/>
          </table:table-cell>
          <table:table-cell/>
        </table:table-row>
        <table:table-row table:style-name="ro1">
          <table:table-cell table:style-name="ce8" table:formula="of:=IF([.B77]=&quot;&quot;;&quot;&quot;;&quot;Attributes_Primary_&quot;&amp;SUBSTITUTE([.B77];&quot; &quot;;&quot;&quot;))">
            <text:p/>
          </table:table-cell>
          <table:table-cell/>
        </table:table-row>
        <table:table-row table:style-name="ro1">
          <table:table-cell table:style-name="ce8" table:formula="of:=IF([.B78]=&quot;&quot;;&quot;&quot;;&quot;Attributes_Primary_&quot;&amp;SUBSTITUTE([.B78];&quot; &quot;;&quot;&quot;))">
            <text:p/>
          </table:table-cell>
          <table:table-cell/>
        </table:table-row>
        <table:table-row table:style-name="ro1">
          <table:table-cell table:style-name="ce8" table:formula="of:=IF([.B79]=&quot;&quot;;&quot;&quot;;&quot;Attributes_Primary_&quot;&amp;SUBSTITUTE([.B79];&quot; &quot;;&quot;&quot;))">
            <text:p/>
          </table:table-cell>
          <table:table-cell/>
        </table:table-row>
        <table:table-row table:style-name="ro1">
          <table:table-cell table:style-name="ce8" table:formula="of:=IF([.B80]=&quot;&quot;;&quot;&quot;;&quot;Attributes_Primary_&quot;&amp;SUBSTITUTE([.B80];&quot; &quot;;&quot;&quot;))">
            <text:p/>
          </table:table-cell>
          <table:table-cell/>
        </table:table-row>
        <table:table-row table:style-name="ro1">
          <table:table-cell table:style-name="ce8" table:formula="of:=IF([.B81]=&quot;&quot;;&quot;&quot;;&quot;Attributes_Primary_&quot;&amp;SUBSTITUTE([.B81];&quot; &quot;;&quot;&quot;))">
            <text:p/>
          </table:table-cell>
          <table:table-cell/>
        </table:table-row>
        <table:table-row table:style-name="ro1">
          <table:table-cell table:style-name="ce8" table:formula="of:=IF([.B82]=&quot;&quot;;&quot;&quot;;&quot;Attributes_Primary_&quot;&amp;SUBSTITUTE([.B82];&quot; &quot;;&quot;&quot;))">
            <text:p/>
          </table:table-cell>
          <table:table-cell/>
        </table:table-row>
        <table:table-row table:style-name="ro1">
          <table:table-cell table:style-name="ce8" table:formula="of:=IF([.B83]=&quot;&quot;;&quot;&quot;;&quot;Attributes_Primary_&quot;&amp;SUBSTITUTE([.B83];&quot; &quot;;&quot;&quot;))">
            <text:p/>
          </table:table-cell>
          <table:table-cell/>
        </table:table-row>
        <table:table-row table:style-name="ro1">
          <table:table-cell table:style-name="ce8" table:formula="of:=IF([.B84]=&quot;&quot;;&quot;&quot;;&quot;Attributes_Primary_&quot;&amp;SUBSTITUTE([.B84];&quot; &quot;;&quot;&quot;))">
            <text:p/>
          </table:table-cell>
          <table:table-cell/>
        </table:table-row>
        <table:table-row table:style-name="ro1">
          <table:table-cell table:style-name="ce8" table:formula="of:=IF([.B85]=&quot;&quot;;&quot;&quot;;&quot;Attributes_Primary_&quot;&amp;SUBSTITUTE([.B85];&quot; &quot;;&quot;&quot;))">
            <text:p/>
          </table:table-cell>
          <table:table-cell/>
        </table:table-row>
        <table:table-row table:style-name="ro1">
          <table:table-cell table:style-name="ce8" table:formula="of:=IF([.B86]=&quot;&quot;;&quot;&quot;;&quot;Attributes_Primary_&quot;&amp;SUBSTITUTE([.B86];&quot; &quot;;&quot;&quot;))">
            <text:p/>
          </table:table-cell>
          <table:table-cell/>
        </table:table-row>
        <table:table-row table:style-name="ro1">
          <table:table-cell table:style-name="ce8" table:formula="of:=IF([.B87]=&quot;&quot;;&quot;&quot;;&quot;Attributes_Primary_&quot;&amp;SUBSTITUTE([.B87];&quot; &quot;;&quot;&quot;))">
            <text:p/>
          </table:table-cell>
          <table:table-cell/>
        </table:table-row>
        <table:table-row table:style-name="ro1">
          <table:table-cell table:style-name="ce8" table:formula="of:=IF([.B88]=&quot;&quot;;&quot;&quot;;&quot;Attributes_Primary_&quot;&amp;SUBSTITUTE([.B88];&quot; &quot;;&quot;&quot;))">
            <text:p/>
          </table:table-cell>
          <table:table-cell/>
        </table:table-row>
        <table:table-row table:style-name="ro1">
          <table:table-cell table:style-name="ce8" table:formula="of:=IF([.B89]=&quot;&quot;;&quot;&quot;;&quot;Attributes_Primary_&quot;&amp;SUBSTITUTE([.B89];&quot; &quot;;&quot;&quot;))">
            <text:p/>
          </table:table-cell>
          <table:table-cell/>
        </table:table-row>
        <table:table-row table:style-name="ro1">
          <table:table-cell table:style-name="ce8" table:formula="of:=IF([.B90]=&quot;&quot;;&quot;&quot;;&quot;Attributes_Primary_&quot;&amp;SUBSTITUTE([.B90];&quot; &quot;;&quot;&quot;))">
            <text:p/>
          </table:table-cell>
          <table:table-cell/>
        </table:table-row>
        <table:table-row table:style-name="ro1">
          <table:table-cell table:style-name="ce8" table:formula="of:=IF([.B91]=&quot;&quot;;&quot;&quot;;&quot;Attributes_Primary_&quot;&amp;SUBSTITUTE([.B91];&quot; &quot;;&quot;&quot;))">
            <text:p/>
          </table:table-cell>
          <table:table-cell/>
        </table:table-row>
        <table:table-row table:style-name="ro1">
          <table:table-cell table:style-name="ce8" table:formula="of:=IF([.B92]=&quot;&quot;;&quot;&quot;;&quot;Attributes_Primary_&quot;&amp;SUBSTITUTE([.B92];&quot; &quot;;&quot;&quot;))">
            <text:p/>
          </table:table-cell>
          <table:table-cell/>
        </table:table-row>
        <table:table-row table:style-name="ro1">
          <table:table-cell table:style-name="ce8" table:formula="of:=IF([.B93]=&quot;&quot;;&quot;&quot;;&quot;Attributes_Primary_&quot;&amp;SUBSTITUTE([.B93];&quot; &quot;;&quot;&quot;))">
            <text:p/>
          </table:table-cell>
          <table:table-cell/>
        </table:table-row>
        <table:table-row table:style-name="ro1">
          <table:table-cell table:style-name="ce8" table:formula="of:=IF([.B94]=&quot;&quot;;&quot;&quot;;&quot;Attributes_Primary_&quot;&amp;SUBSTITUTE([.B94];&quot; &quot;;&quot;&quot;))">
            <text:p/>
          </table:table-cell>
          <table:table-cell/>
        </table:table-row>
        <table:table-row table:style-name="ro1">
          <table:table-cell table:style-name="ce8" table:formula="of:=IF([.B95]=&quot;&quot;;&quot;&quot;;&quot;Attributes_Primary_&quot;&amp;SUBSTITUTE([.B95];&quot; &quot;;&quot;&quot;))">
            <text:p/>
          </table:table-cell>
          <table:table-cell/>
        </table:table-row>
        <table:table-row table:style-name="ro1">
          <table:table-cell table:style-name="ce8" table:formula="of:=IF([.B96]=&quot;&quot;;&quot;&quot;;&quot;Attributes_Primary_&quot;&amp;SUBSTITUTE([.B96];&quot; &quot;;&quot;&quot;))">
            <text:p/>
          </table:table-cell>
          <table:table-cell/>
        </table:table-row>
        <table:table-row table:style-name="ro1">
          <table:table-cell table:style-name="ce8" table:formula="of:=IF([.B97]=&quot;&quot;;&quot;&quot;;&quot;Attributes_Primary_&quot;&amp;SUBSTITUTE([.B97];&quot; &quot;;&quot;&quot;))">
            <text:p/>
          </table:table-cell>
          <table:table-cell/>
        </table:table-row>
        <table:table-row table:style-name="ro1">
          <table:table-cell table:style-name="ce8" table:formula="of:=IF([.B98]=&quot;&quot;;&quot;&quot;;&quot;Attributes_Primary_&quot;&amp;SUBSTITUTE([.B98];&quot; &quot;;&quot;&quot;))">
            <text:p/>
          </table:table-cell>
          <table:table-cell/>
        </table:table-row>
        <table:table-row table:style-name="ro1">
          <table:table-cell table:style-name="ce8" table:formula="of:=IF([.B99]=&quot;&quot;;&quot;&quot;;&quot;Attributes_Primary_&quot;&amp;SUBSTITUTE([.B99];&quot; &quot;;&quot;&quot;))">
            <text:p/>
          </table:table-cell>
          <table:table-cell/>
        </table:table-row>
        <table:table-row table:style-name="ro1">
          <table:table-cell table:style-name="ce8" table:formula="of:=IF([.B100]=&quot;&quot;;&quot;&quot;;&quot;Attributes_Primary_&quot;&amp;SUBSTITUTE([.B100];&quot; &quot;;&quot;&quot;))">
            <text:p/>
          </table:table-cell>
          <table:table-cell/>
        </table:table-row>
        <table:table-row table:style-name="ro1">
          <table:table-cell table:style-name="ce8" table:formula="of:=IF([.B101]=&quot;&quot;;&quot;&quot;;&quot;Attributes_Primary_&quot;&amp;SUBSTITUTE([.B101];&quot; &quot;;&quot;&quot;))">
            <text:p/>
          </table:table-cell>
          <table:table-cell/>
        </table:table-row>
        <table:table-row table:style-name="ro1">
          <table:table-cell table:style-name="ce8" table:formula="of:=IF([.B102]=&quot;&quot;;&quot;&quot;;&quot;Attributes_Primary_&quot;&amp;SUBSTITUTE([.B102];&quot; &quot;;&quot;&quot;))">
            <text:p/>
          </table:table-cell>
          <table:table-cell/>
        </table:table-row>
        <table:table-row table:style-name="ro1">
          <table:table-cell table:style-name="ce8" table:formula="of:=IF([.B103]=&quot;&quot;;&quot;&quot;;&quot;Attributes_Primary_&quot;&amp;SUBSTITUTE([.B103];&quot; &quot;;&quot;&quot;))">
            <text:p/>
          </table:table-cell>
          <table:table-cell/>
        </table:table-row>
        <table:table-row table:style-name="ro1">
          <table:table-cell table:style-name="ce8" table:formula="of:=IF([.B104]=&quot;&quot;;&quot;&quot;;&quot;Attributes_Primary_&quot;&amp;SUBSTITUTE([.B104];&quot; &quot;;&quot;&quot;))">
            <text:p/>
          </table:table-cell>
          <table:table-cell/>
        </table:table-row>
        <table:table-row table:style-name="ro1">
          <table:table-cell table:style-name="ce8" table:formula="of:=IF([.B105]=&quot;&quot;;&quot;&quot;;&quot;Attributes_Primary_&quot;&amp;SUBSTITUTE([.B105];&quot; &quot;;&quot;&quot;))">
            <text:p/>
          </table:table-cell>
          <table:table-cell/>
        </table:table-row>
        <table:table-row table:style-name="ro1">
          <table:table-cell table:style-name="ce8" table:formula="of:=IF([.B106]=&quot;&quot;;&quot;&quot;;&quot;Attributes_Primary_&quot;&amp;SUBSTITUTE([.B106];&quot; &quot;;&quot;&quot;))">
            <text:p/>
          </table:table-cell>
          <table:table-cell/>
        </table:table-row>
        <table:table-row table:style-name="ro1">
          <table:table-cell table:style-name="ce8" table:formula="of:=IF([.B107]=&quot;&quot;;&quot;&quot;;&quot;Attributes_Primary_&quot;&amp;SUBSTITUTE([.B107];&quot; &quot;;&quot;&quot;))">
            <text:p/>
          </table:table-cell>
          <table:table-cell/>
        </table:table-row>
        <table:table-row table:style-name="ro1">
          <table:table-cell table:style-name="ce8" table:formula="of:=IF([.B108]=&quot;&quot;;&quot;&quot;;&quot;Attributes_Primary_&quot;&amp;SUBSTITUTE([.B108];&quot; &quot;;&quot;&quot;))">
            <text:p/>
          </table:table-cell>
          <table:table-cell/>
        </table:table-row>
        <table:table-row table:style-name="ro1">
          <table:table-cell table:style-name="ce8" table:formula="of:=IF([.B109]=&quot;&quot;;&quot;&quot;;&quot;Attributes_Primary_&quot;&amp;SUBSTITUTE([.B109];&quot; &quot;;&quot;&quot;))">
            <text:p/>
          </table:table-cell>
          <table:table-cell/>
        </table:table-row>
        <table:table-row table:style-name="ro1">
          <table:table-cell table:style-name="ce8" table:formula="of:=IF([.B110]=&quot;&quot;;&quot;&quot;;&quot;Attributes_Primary_&quot;&amp;SUBSTITUTE([.B110];&quot; &quot;;&quot;&quot;))">
            <text:p/>
          </table:table-cell>
          <table:table-cell/>
        </table:table-row>
        <table:table-row table:style-name="ro1">
          <table:table-cell table:style-name="ce8" table:formula="of:=IF([.B111]=&quot;&quot;;&quot;&quot;;&quot;Attributes_Primary_&quot;&amp;SUBSTITUTE([.B111];&quot; &quot;;&quot;&quot;))">
            <text:p/>
          </table:table-cell>
          <table:table-cell/>
        </table:table-row>
        <table:table-row table:style-name="ro1">
          <table:table-cell table:style-name="ce8" table:formula="of:=IF([.B112]=&quot;&quot;;&quot;&quot;;&quot;Attributes_Primary_&quot;&amp;SUBSTITUTE([.B112];&quot; &quot;;&quot;&quot;))">
            <text:p/>
          </table:table-cell>
          <table:table-cell/>
        </table:table-row>
        <table:table-row table:style-name="ro1">
          <table:table-cell table:style-name="ce8" table:formula="of:=IF([.B113]=&quot;&quot;;&quot;&quot;;&quot;Attributes_Primary_&quot;&amp;SUBSTITUTE([.B113];&quot; &quot;;&quot;&quot;))">
            <text:p/>
          </table:table-cell>
          <table:table-cell/>
        </table:table-row>
        <table:table-row table:style-name="ro1">
          <table:table-cell table:style-name="ce8" table:formula="of:=IF([.B114]=&quot;&quot;;&quot;&quot;;&quot;Attributes_Primary_&quot;&amp;SUBSTITUTE([.B114];&quot; &quot;;&quot;&quot;))">
            <text:p/>
          </table:table-cell>
          <table:table-cell/>
        </table:table-row>
        <table:table-row table:style-name="ro1">
          <table:table-cell table:style-name="ce8" table:formula="of:=IF([.B115]=&quot;&quot;;&quot;&quot;;&quot;Attributes_Primary_&quot;&amp;SUBSTITUTE([.B115];&quot; &quot;;&quot;&quot;))">
            <text:p/>
          </table:table-cell>
          <table:table-cell/>
        </table:table-row>
        <table:table-row table:style-name="ro1">
          <table:table-cell table:style-name="ce8" table:formula="of:=IF([.B116]=&quot;&quot;;&quot;&quot;;&quot;Attributes_Primary_&quot;&amp;SUBSTITUTE([.B116];&quot; &quot;;&quot;&quot;))">
            <text:p/>
          </table:table-cell>
          <table:table-cell/>
        </table:table-row>
        <table:table-row table:style-name="ro1">
          <table:table-cell table:style-name="ce8" table:formula="of:=IF([.B117]=&quot;&quot;;&quot;&quot;;&quot;Attributes_Primary_&quot;&amp;SUBSTITUTE([.B117];&quot; &quot;;&quot;&quot;))">
            <text:p/>
          </table:table-cell>
          <table:table-cell/>
        </table:table-row>
        <table:table-row table:style-name="ro1">
          <table:table-cell table:style-name="ce8" table:formula="of:=IF([.B118]=&quot;&quot;;&quot;&quot;;&quot;Attributes_Primary_&quot;&amp;SUBSTITUTE([.B118];&quot; &quot;;&quot;&quot;))">
            <text:p/>
          </table:table-cell>
          <table:table-cell/>
        </table:table-row>
        <table:table-row table:style-name="ro1">
          <table:table-cell table:style-name="ce8" table:formula="of:=IF([.B119]=&quot;&quot;;&quot;&quot;;&quot;Attributes_Primary_&quot;&amp;SUBSTITUTE([.B119];&quot; &quot;;&quot;&quot;))">
            <text:p/>
          </table:table-cell>
          <table:table-cell/>
        </table:table-row>
        <table:table-row table:style-name="ro1">
          <table:table-cell table:style-name="ce8" table:formula="of:=IF([.B120]=&quot;&quot;;&quot;&quot;;&quot;Attributes_Primary_&quot;&amp;SUBSTITUTE([.B120];&quot; &quot;;&quot;&quot;))">
            <text:p/>
          </table:table-cell>
          <table:table-cell/>
        </table:table-row>
        <table:table-row table:style-name="ro1">
          <table:table-cell table:style-name="ce8" table:formula="of:=IF([.B121]=&quot;&quot;;&quot;&quot;;&quot;Attributes_Primary_&quot;&amp;SUBSTITUTE([.B121];&quot; &quot;;&quot;&quot;))">
            <text:p/>
          </table:table-cell>
          <table:table-cell/>
        </table:table-row>
        <table:table-row table:style-name="ro1">
          <table:table-cell table:style-name="ce8" table:formula="of:=IF([.B122]=&quot;&quot;;&quot;&quot;;&quot;Attributes_Primary_&quot;&amp;SUBSTITUTE([.B122];&quot; &quot;;&quot;&quot;))">
            <text:p/>
          </table:table-cell>
          <table:table-cell/>
        </table:table-row>
        <table:table-row table:style-name="ro1">
          <table:table-cell table:style-name="ce8" table:formula="of:=IF([.B123]=&quot;&quot;;&quot;&quot;;&quot;Attributes_Primary_&quot;&amp;SUBSTITUTE([.B123];&quot; &quot;;&quot;&quot;))">
            <text:p/>
          </table:table-cell>
          <table:table-cell/>
        </table:table-row>
        <table:table-row table:style-name="ro1">
          <table:table-cell table:style-name="ce8" table:formula="of:=IF([.B124]=&quot;&quot;;&quot;&quot;;&quot;Attributes_Primary_&quot;&amp;SUBSTITUTE([.B124];&quot; &quot;;&quot;&quot;))">
            <text:p/>
          </table:table-cell>
          <table:table-cell/>
        </table:table-row>
        <table:table-row table:style-name="ro1">
          <table:table-cell table:style-name="ce8" table:formula="of:=IF([.B125]=&quot;&quot;;&quot;&quot;;&quot;Attributes_Primary_&quot;&amp;SUBSTITUTE([.B125];&quot; &quot;;&quot;&quot;))">
            <text:p/>
          </table:table-cell>
          <table:table-cell/>
        </table:table-row>
        <table:table-row table:style-name="ro1">
          <table:table-cell table:style-name="ce8" table:formula="of:=IF([.B126]=&quot;&quot;;&quot;&quot;;&quot;Attributes_Primary_&quot;&amp;SUBSTITUTE([.B126];&quot; &quot;;&quot;&quot;))">
            <text:p/>
          </table:table-cell>
          <table:table-cell/>
        </table:table-row>
        <table:table-row table:style-name="ro1">
          <table:table-cell table:style-name="ce8" table:formula="of:=IF([.B127]=&quot;&quot;;&quot;&quot;;&quot;Attributes_Primary_&quot;&amp;SUBSTITUTE([.B127];&quot; &quot;;&quot;&quot;))">
            <text:p/>
          </table:table-cell>
          <table:table-cell/>
        </table:table-row>
        <table:table-row table:style-name="ro1">
          <table:table-cell table:style-name="ce8" table:formula="of:=IF([.B128]=&quot;&quot;;&quot;&quot;;&quot;Attributes_Primary_&quot;&amp;SUBSTITUTE([.B128];&quot; &quot;;&quot;&quot;))">
            <text:p/>
          </table:table-cell>
          <table:table-cell/>
        </table:table-row>
        <table:table-row table:style-name="ro1">
          <table:table-cell table:style-name="ce8" table:formula="of:=IF([.B129]=&quot;&quot;;&quot;&quot;;&quot;Attributes_Primary_&quot;&amp;SUBSTITUTE([.B129];&quot; &quot;;&quot;&quot;))">
            <text:p/>
          </table:table-cell>
          <table:table-cell/>
        </table:table-row>
        <table:table-row table:style-name="ro1">
          <table:table-cell table:style-name="ce8" table:formula="of:=IF([.B130]=&quot;&quot;;&quot;&quot;;&quot;Attributes_Primary_&quot;&amp;SUBSTITUTE([.B130];&quot; &quot;;&quot;&quot;))">
            <text:p/>
          </table:table-cell>
          <table:table-cell/>
        </table:table-row>
        <table:table-row table:style-name="ro1">
          <table:table-cell table:style-name="ce8" table:formula="of:=IF([.B131]=&quot;&quot;;&quot;&quot;;&quot;Attributes_Primary_&quot;&amp;SUBSTITUTE([.B131];&quot; &quot;;&quot;&quot;))">
            <text:p/>
          </table:table-cell>
          <table:table-cell/>
        </table:table-row>
        <table:table-row table:style-name="ro1">
          <table:table-cell table:style-name="ce8" table:formula="of:=IF([.B132]=&quot;&quot;;&quot;&quot;;&quot;Attributes_Primary_&quot;&amp;SUBSTITUTE([.B132];&quot; &quot;;&quot;&quot;))">
            <text:p/>
          </table:table-cell>
          <table:table-cell/>
        </table:table-row>
        <table:table-row table:style-name="ro1">
          <table:table-cell table:style-name="ce8" table:formula="of:=IF([.B133]=&quot;&quot;;&quot;&quot;;&quot;Attributes_Primary_&quot;&amp;SUBSTITUTE([.B133];&quot; &quot;;&quot;&quot;))">
            <text:p/>
          </table:table-cell>
          <table:table-cell/>
        </table:table-row>
        <table:table-row table:style-name="ro1">
          <table:table-cell table:style-name="ce8" table:formula="of:=IF([.B134]=&quot;&quot;;&quot;&quot;;&quot;Attributes_Primary_&quot;&amp;SUBSTITUTE([.B134];&quot; &quot;;&quot;&quot;))">
            <text:p/>
          </table:table-cell>
          <table:table-cell/>
        </table:table-row>
        <table:table-row table:style-name="ro1">
          <table:table-cell table:style-name="ce8" table:formula="of:=IF([.B135]=&quot;&quot;;&quot;&quot;;&quot;Attributes_Primary_&quot;&amp;SUBSTITUTE([.B135];&quot; &quot;;&quot;&quot;))">
            <text:p/>
          </table:table-cell>
          <table:table-cell/>
        </table:table-row>
        <table:table-row table:style-name="ro1">
          <table:table-cell table:style-name="ce8" table:formula="of:=IF([.B136]=&quot;&quot;;&quot;&quot;;&quot;Attributes_Primary_&quot;&amp;SUBSTITUTE([.B136];&quot; &quot;;&quot;&quot;))">
            <text:p/>
          </table:table-cell>
          <table:table-cell/>
        </table:table-row>
        <table:table-row table:style-name="ro1">
          <table:table-cell table:style-name="ce8" table:formula="of:=IF([.B137]=&quot;&quot;;&quot;&quot;;&quot;Attributes_Primary_&quot;&amp;SUBSTITUTE([.B137];&quot; &quot;;&quot;&quot;))">
            <text:p/>
          </table:table-cell>
          <table:table-cell/>
        </table:table-row>
        <table:table-row table:style-name="ro1">
          <table:table-cell table:style-name="ce8" table:formula="of:=IF([.B138]=&quot;&quot;;&quot;&quot;;&quot;Attributes_Primary_&quot;&amp;SUBSTITUTE([.B138];&quot; &quot;;&quot;&quot;))">
            <text:p/>
          </table:table-cell>
          <table:table-cell/>
        </table:table-row>
        <table:table-row table:style-name="ro1">
          <table:table-cell table:style-name="ce8" table:formula="of:=IF([.B139]=&quot;&quot;;&quot;&quot;;&quot;Attributes_Primary_&quot;&amp;SUBSTITUTE([.B139];&quot; &quot;;&quot;&quot;))">
            <text:p/>
          </table:table-cell>
          <table:table-cell/>
        </table:table-row>
        <table:table-row table:style-name="ro1">
          <table:table-cell table:style-name="ce8" table:formula="of:=IF([.B140]=&quot;&quot;;&quot;&quot;;&quot;Attributes_Primary_&quot;&amp;SUBSTITUTE([.B140];&quot; &quot;;&quot;&quot;))">
            <text:p/>
          </table:table-cell>
          <table:table-cell/>
        </table:table-row>
        <table:table-row table:style-name="ro1">
          <table:table-cell table:style-name="ce8" table:formula="of:=IF([.B141]=&quot;&quot;;&quot;&quot;;&quot;Attributes_Primary_&quot;&amp;SUBSTITUTE([.B141];&quot; &quot;;&quot;&quot;))">
            <text:p/>
          </table:table-cell>
          <table:table-cell/>
        </table:table-row>
        <table:table-row table:style-name="ro1">
          <table:table-cell table:style-name="ce8" table:formula="of:=IF([.B142]=&quot;&quot;;&quot;&quot;;&quot;Attributes_Primary_&quot;&amp;SUBSTITUTE([.B142];&quot; &quot;;&quot;&quot;))">
            <text:p/>
          </table:table-cell>
          <table:table-cell/>
        </table:table-row>
        <table:table-row table:style-name="ro1">
          <table:table-cell table:style-name="ce8" table:formula="of:=IF([.B143]=&quot;&quot;;&quot;&quot;;&quot;Attributes_Primary_&quot;&amp;SUBSTITUTE([.B143];&quot; &quot;;&quot;&quot;))">
            <text:p/>
          </table:table-cell>
          <table:table-cell/>
        </table:table-row>
        <table:table-row table:style-name="ro1">
          <table:table-cell table:style-name="ce8" table:formula="of:=IF([.B144]=&quot;&quot;;&quot;&quot;;&quot;Attributes_Primary_&quot;&amp;SUBSTITUTE([.B144];&quot; &quot;;&quot;&quot;))">
            <text:p/>
          </table:table-cell>
          <table:table-cell/>
        </table:table-row>
        <table:table-row table:style-name="ro1">
          <table:table-cell table:style-name="ce8" table:formula="of:=IF([.B145]=&quot;&quot;;&quot;&quot;;&quot;Attributes_Primary_&quot;&amp;SUBSTITUTE([.B145];&quot; &quot;;&quot;&quot;))">
            <text:p/>
          </table:table-cell>
          <table:table-cell/>
        </table:table-row>
        <table:table-row table:style-name="ro1">
          <table:table-cell table:style-name="ce8" table:formula="of:=IF([.B146]=&quot;&quot;;&quot;&quot;;&quot;Attributes_Primary_&quot;&amp;SUBSTITUTE([.B146];&quot; &quot;;&quot;&quot;))">
            <text:p/>
          </table:table-cell>
          <table:table-cell/>
        </table:table-row>
        <table:table-row table:style-name="ro1">
          <table:table-cell table:style-name="ce8" table:formula="of:=IF([.B147]=&quot;&quot;;&quot;&quot;;&quot;Attributes_Primary_&quot;&amp;SUBSTITUTE([.B147];&quot; &quot;;&quot;&quot;))">
            <text:p/>
          </table:table-cell>
          <table:table-cell/>
        </table:table-row>
        <table:table-row table:style-name="ro1">
          <table:table-cell table:style-name="ce8" table:formula="of:=IF([.B148]=&quot;&quot;;&quot;&quot;;&quot;Attributes_Primary_&quot;&amp;SUBSTITUTE([.B148];&quot; &quot;;&quot;&quot;))">
            <text:p/>
          </table:table-cell>
          <table:table-cell/>
        </table:table-row>
        <table:table-row table:style-name="ro1">
          <table:table-cell table:style-name="ce8" table:formula="of:=IF([.B149]=&quot;&quot;;&quot;&quot;;&quot;Attributes_Primary_&quot;&amp;SUBSTITUTE([.B149];&quot; &quot;;&quot;&quot;))">
            <text:p/>
          </table:table-cell>
          <table:table-cell/>
        </table:table-row>
        <table:table-row table:style-name="ro1">
          <table:table-cell table:style-name="ce8" table:formula="of:=IF([.B150]=&quot;&quot;;&quot;&quot;;&quot;Attributes_Primary_&quot;&amp;SUBSTITUTE([.B150];&quot; &quot;;&quot;&quot;))">
            <text:p/>
          </table:table-cell>
          <table:table-cell/>
        </table:table-row>
        <table:table-row table:style-name="ro1">
          <table:table-cell table:style-name="ce8" table:formula="of:=IF([.B151]=&quot;&quot;;&quot;&quot;;&quot;Attributes_Primary_&quot;&amp;SUBSTITUTE([.B151];&quot; &quot;;&quot;&quot;))">
            <text:p/>
          </table:table-cell>
          <table:table-cell/>
        </table:table-row>
        <table:table-row table:style-name="ro1">
          <table:table-cell table:style-name="ce8" table:formula="of:=IF([.B152]=&quot;&quot;;&quot;&quot;;&quot;Attributes_Primary_&quot;&amp;SUBSTITUTE([.B152];&quot; &quot;;&quot;&quot;))">
            <text:p/>
          </table:table-cell>
          <table:table-cell/>
        </table:table-row>
        <table:table-row table:style-name="ro1">
          <table:table-cell table:style-name="ce8" table:formula="of:=IF([.B153]=&quot;&quot;;&quot;&quot;;&quot;Attributes_Primary_&quot;&amp;SUBSTITUTE([.B153];&quot; &quot;;&quot;&quot;))">
            <text:p/>
          </table:table-cell>
          <table:table-cell/>
        </table:table-row>
        <table:table-row table:style-name="ro1">
          <table:table-cell table:style-name="ce8" table:formula="of:=IF([.B154]=&quot;&quot;;&quot;&quot;;&quot;Attributes_Primary_&quot;&amp;SUBSTITUTE([.B154];&quot; &quot;;&quot;&quot;))">
            <text:p/>
          </table:table-cell>
          <table:table-cell/>
        </table:table-row>
        <table:table-row table:style-name="ro1">
          <table:table-cell table:style-name="ce8" table:formula="of:=IF([.B155]=&quot;&quot;;&quot;&quot;;&quot;Attributes_Primary_&quot;&amp;SUBSTITUTE([.B155];&quot; &quot;;&quot;&quot;))">
            <text:p/>
          </table:table-cell>
          <table:table-cell/>
        </table:table-row>
        <table:table-row table:style-name="ro1">
          <table:table-cell table:style-name="ce8" table:formula="of:=IF([.B156]=&quot;&quot;;&quot;&quot;;&quot;Attributes_Primary_&quot;&amp;SUBSTITUTE([.B156];&quot; &quot;;&quot;&quot;))">
            <text:p/>
          </table:table-cell>
          <table:table-cell/>
        </table:table-row>
        <table:table-row table:style-name="ro1">
          <table:table-cell table:style-name="ce8" table:formula="of:=IF([.B157]=&quot;&quot;;&quot;&quot;;&quot;Attributes_Primary_&quot;&amp;SUBSTITUTE([.B157];&quot; &quot;;&quot;&quot;))">
            <text:p/>
          </table:table-cell>
          <table:table-cell/>
        </table:table-row>
        <table:table-row table:style-name="ro1">
          <table:table-cell table:style-name="ce8" table:formula="of:=IF([.B158]=&quot;&quot;;&quot;&quot;;&quot;Attributes_Primary_&quot;&amp;SUBSTITUTE([.B158];&quot; &quot;;&quot;&quot;))">
            <text:p/>
          </table:table-cell>
          <table:table-cell/>
        </table:table-row>
        <table:table-row table:style-name="ro1">
          <table:table-cell table:style-name="ce8" table:formula="of:=IF([.B159]=&quot;&quot;;&quot;&quot;;&quot;Attributes_Primary_&quot;&amp;SUBSTITUTE([.B159];&quot; &quot;;&quot;&quot;))">
            <text:p/>
          </table:table-cell>
          <table:table-cell/>
        </table:table-row>
        <table:table-row table:style-name="ro1">
          <table:table-cell table:style-name="ce8" table:formula="of:=IF([.B160]=&quot;&quot;;&quot;&quot;;&quot;Attributes_Primary_&quot;&amp;SUBSTITUTE([.B160];&quot; &quot;;&quot;&quot;))">
            <text:p/>
          </table:table-cell>
          <table:table-cell/>
        </table:table-row>
        <table:table-row table:style-name="ro1">
          <table:table-cell table:style-name="ce8" table:formula="of:=IF([.B161]=&quot;&quot;;&quot;&quot;;&quot;Attributes_Primary_&quot;&amp;SUBSTITUTE([.B161];&quot; &quot;;&quot;&quot;))">
            <text:p/>
          </table:table-cell>
          <table:table-cell/>
        </table:table-row>
        <table:table-row table:style-name="ro1">
          <table:table-cell table:style-name="ce8" table:formula="of:=IF([.B162]=&quot;&quot;;&quot;&quot;;&quot;Attributes_Primary_&quot;&amp;SUBSTITUTE([.B162];&quot; &quot;;&quot;&quot;))">
            <text:p/>
          </table:table-cell>
          <table:table-cell/>
        </table:table-row>
        <table:table-row table:style-name="ro1">
          <table:table-cell table:style-name="ce8" table:formula="of:=IF([.B163]=&quot;&quot;;&quot;&quot;;&quot;Attributes_Primary_&quot;&amp;SUBSTITUTE([.B163];&quot; &quot;;&quot;&quot;))">
            <text:p/>
          </table:table-cell>
          <table:table-cell/>
        </table:table-row>
        <table:table-row table:style-name="ro1">
          <table:table-cell table:style-name="ce8" table:formula="of:=IF([.B164]=&quot;&quot;;&quot;&quot;;&quot;Attributes_Primary_&quot;&amp;SUBSTITUTE([.B164];&quot; &quot;;&quot;&quot;))">
            <text:p/>
          </table:table-cell>
          <table:table-cell/>
        </table:table-row>
        <table:table-row table:style-name="ro1">
          <table:table-cell table:style-name="ce8" table:formula="of:=IF([.B165]=&quot;&quot;;&quot;&quot;;&quot;Attributes_Primary_&quot;&amp;SUBSTITUTE([.B165];&quot; &quot;;&quot;&quot;))">
            <text:p/>
          </table:table-cell>
          <table:table-cell/>
        </table:table-row>
        <table:table-row table:style-name="ro1">
          <table:table-cell table:style-name="ce8" table:formula="of:=IF([.B166]=&quot;&quot;;&quot;&quot;;&quot;Attributes_Primary_&quot;&amp;SUBSTITUTE([.B166];&quot; &quot;;&quot;&quot;))">
            <text:p/>
          </table:table-cell>
          <table:table-cell/>
        </table:table-row>
        <table:table-row table:style-name="ro1">
          <table:table-cell table:style-name="ce8" table:formula="of:=IF([.B167]=&quot;&quot;;&quot;&quot;;&quot;Attributes_Primary_&quot;&amp;SUBSTITUTE([.B167];&quot; &quot;;&quot;&quot;))">
            <text:p/>
          </table:table-cell>
          <table:table-cell/>
        </table:table-row>
        <table:table-row table:style-name="ro1">
          <table:table-cell table:style-name="ce8" table:formula="of:=IF([.B168]=&quot;&quot;;&quot;&quot;;&quot;Attributes_Primary_&quot;&amp;SUBSTITUTE([.B168];&quot; &quot;;&quot;&quot;))">
            <text:p/>
          </table:table-cell>
          <table:table-cell/>
        </table:table-row>
        <table:table-row table:style-name="ro1">
          <table:table-cell table:style-name="ce8" table:formula="of:=IF([.B169]=&quot;&quot;;&quot;&quot;;&quot;Attributes_Primary_&quot;&amp;SUBSTITUTE([.B169];&quot; &quot;;&quot;&quot;))">
            <text:p/>
          </table:table-cell>
          <table:table-cell/>
        </table:table-row>
        <table:table-row table:style-name="ro1">
          <table:table-cell table:style-name="ce8" table:formula="of:=IF([.B170]=&quot;&quot;;&quot;&quot;;&quot;Attributes_Primary_&quot;&amp;SUBSTITUTE([.B170];&quot; &quot;;&quot;&quot;))">
            <text:p/>
          </table:table-cell>
          <table:table-cell/>
        </table:table-row>
        <table:table-row table:style-name="ro1">
          <table:table-cell table:style-name="ce8" table:formula="of:=IF([.B171]=&quot;&quot;;&quot;&quot;;&quot;Attributes_Primary_&quot;&amp;SUBSTITUTE([.B171];&quot; &quot;;&quot;&quot;))">
            <text:p/>
          </table:table-cell>
          <table:table-cell/>
        </table:table-row>
        <table:table-row table:style-name="ro1">
          <table:table-cell table:style-name="ce8" table:formula="of:=IF([.B172]=&quot;&quot;;&quot;&quot;;&quot;Attributes_Primary_&quot;&amp;SUBSTITUTE([.B172];&quot; &quot;;&quot;&quot;))">
            <text:p/>
          </table:table-cell>
          <table:table-cell/>
        </table:table-row>
        <table:table-row table:style-name="ro1">
          <table:table-cell table:style-name="ce8" table:formula="of:=IF([.B173]=&quot;&quot;;&quot;&quot;;&quot;Attributes_Primary_&quot;&amp;SUBSTITUTE([.B173];&quot; &quot;;&quot;&quot;))">
            <text:p/>
          </table:table-cell>
          <table:table-cell/>
        </table:table-row>
        <table:table-row table:style-name="ro1">
          <table:table-cell table:style-name="ce8" table:formula="of:=IF([.B174]=&quot;&quot;;&quot;&quot;;&quot;Attributes_Primary_&quot;&amp;SUBSTITUTE([.B174];&quot; &quot;;&quot;&quot;))">
            <text:p/>
          </table:table-cell>
          <table:table-cell/>
        </table:table-row>
        <table:table-row table:style-name="ro1">
          <table:table-cell table:style-name="ce8" table:formula="of:=IF([.B175]=&quot;&quot;;&quot;&quot;;&quot;Attributes_Primary_&quot;&amp;SUBSTITUTE([.B175];&quot; &quot;;&quot;&quot;))">
            <text:p/>
          </table:table-cell>
          <table:table-cell/>
        </table:table-row>
        <table:table-row table:style-name="ro1">
          <table:table-cell table:style-name="ce8" table:formula="of:=IF([.B176]=&quot;&quot;;&quot;&quot;;&quot;Attributes_Primary_&quot;&amp;SUBSTITUTE([.B176];&quot; &quot;;&quot;&quot;))">
            <text:p/>
          </table:table-cell>
          <table:table-cell/>
        </table:table-row>
        <table:table-row table:style-name="ro1">
          <table:table-cell table:style-name="ce8" table:formula="of:=IF([.B177]=&quot;&quot;;&quot;&quot;;&quot;Attributes_Primary_&quot;&amp;SUBSTITUTE([.B177];&quot; &quot;;&quot;&quot;))">
            <text:p/>
          </table:table-cell>
          <table:table-cell/>
        </table:table-row>
        <table:table-row table:style-name="ro1">
          <table:table-cell table:style-name="ce8" table:formula="of:=IF([.B178]=&quot;&quot;;&quot;&quot;;&quot;Attributes_Primary_&quot;&amp;SUBSTITUTE([.B178];&quot; &quot;;&quot;&quot;))">
            <text:p/>
          </table:table-cell>
          <table:table-cell/>
        </table:table-row>
        <table:table-row table:style-name="ro1">
          <table:table-cell table:style-name="ce8" table:formula="of:=IF([.B179]=&quot;&quot;;&quot;&quot;;&quot;Attributes_Primary_&quot;&amp;SUBSTITUTE([.B179];&quot; &quot;;&quot;&quot;))">
            <text:p/>
          </table:table-cell>
          <table:table-cell/>
        </table:table-row>
        <table:table-row table:style-name="ro1">
          <table:table-cell table:style-name="ce8" table:formula="of:=IF([.B180]=&quot;&quot;;&quot;&quot;;&quot;Attributes_Primary_&quot;&amp;SUBSTITUTE([.B180];&quot; &quot;;&quot;&quot;))">
            <text:p/>
          </table:table-cell>
          <table:table-cell/>
        </table:table-row>
        <table:table-row table:style-name="ro1">
          <table:table-cell table:style-name="ce8" table:formula="of:=IF([.B181]=&quot;&quot;;&quot;&quot;;&quot;Attributes_Primary_&quot;&amp;SUBSTITUTE([.B181];&quot; &quot;;&quot;&quot;))">
            <text:p/>
          </table:table-cell>
          <table:table-cell/>
        </table:table-row>
        <table:table-row table:style-name="ro1">
          <table:table-cell table:style-name="ce8" table:formula="of:=IF([.B182]=&quot;&quot;;&quot;&quot;;&quot;Attributes_Primary_&quot;&amp;SUBSTITUTE([.B182];&quot; &quot;;&quot;&quot;))">
            <text:p/>
          </table:table-cell>
          <table:table-cell/>
        </table:table-row>
        <table:table-row table:style-name="ro1">
          <table:table-cell table:style-name="ce8" table:formula="of:=IF([.B183]=&quot;&quot;;&quot;&quot;;&quot;Attributes_Primary_&quot;&amp;SUBSTITUTE([.B183];&quot; &quot;;&quot;&quot;))">
            <text:p/>
          </table:table-cell>
          <table:table-cell/>
        </table:table-row>
        <table:table-row table:style-name="ro1">
          <table:table-cell table:style-name="ce8" table:formula="of:=IF([.B184]=&quot;&quot;;&quot;&quot;;&quot;Attributes_Primary_&quot;&amp;SUBSTITUTE([.B184];&quot; &quot;;&quot;&quot;))">
            <text:p/>
          </table:table-cell>
          <table:table-cell/>
        </table:table-row>
        <table:table-row table:style-name="ro1">
          <table:table-cell table:style-name="ce8" table:formula="of:=IF([.B185]=&quot;&quot;;&quot;&quot;;&quot;Attributes_Primary_&quot;&amp;SUBSTITUTE([.B185];&quot; &quot;;&quot;&quot;))">
            <text:p/>
          </table:table-cell>
          <table:table-cell/>
        </table:table-row>
        <table:table-row table:style-name="ro1">
          <table:table-cell table:style-name="ce8" table:formula="of:=IF([.B186]=&quot;&quot;;&quot;&quot;;&quot;Attributes_Primary_&quot;&amp;SUBSTITUTE([.B186];&quot; &quot;;&quot;&quot;))">
            <text:p/>
          </table:table-cell>
          <table:table-cell/>
        </table:table-row>
        <table:table-row table:style-name="ro1">
          <table:table-cell table:style-name="ce8" table:formula="of:=IF([.B187]=&quot;&quot;;&quot;&quot;;&quot;Attributes_Primary_&quot;&amp;SUBSTITUTE([.B187];&quot; &quot;;&quot;&quot;))">
            <text:p/>
          </table:table-cell>
          <table:table-cell/>
        </table:table-row>
        <table:table-row table:style-name="ro1">
          <table:table-cell table:style-name="ce8" table:formula="of:=IF([.B188]=&quot;&quot;;&quot;&quot;;&quot;Attributes_Primary_&quot;&amp;SUBSTITUTE([.B188];&quot; &quot;;&quot;&quot;))">
            <text:p/>
          </table:table-cell>
          <table:table-cell/>
        </table:table-row>
        <table:table-row table:style-name="ro1">
          <table:table-cell table:style-name="ce8" table:formula="of:=IF([.B189]=&quot;&quot;;&quot;&quot;;&quot;Attributes_Primary_&quot;&amp;SUBSTITUTE([.B189];&quot; &quot;;&quot;&quot;))">
            <text:p/>
          </table:table-cell>
          <table:table-cell/>
        </table:table-row>
        <table:table-row table:style-name="ro1">
          <table:table-cell table:style-name="ce8" table:formula="of:=IF([.B190]=&quot;&quot;;&quot;&quot;;&quot;Attributes_Primary_&quot;&amp;SUBSTITUTE([.B190];&quot; &quot;;&quot;&quot;))">
            <text:p/>
          </table:table-cell>
          <table:table-cell/>
        </table:table-row>
        <table:table-row table:style-name="ro1">
          <table:table-cell table:style-name="ce8" table:formula="of:=IF([.B191]=&quot;&quot;;&quot;&quot;;&quot;Attributes_Primary_&quot;&amp;SUBSTITUTE([.B191];&quot; &quot;;&quot;&quot;))">
            <text:p/>
          </table:table-cell>
          <table:table-cell/>
        </table:table-row>
        <table:table-row table:style-name="ro1">
          <table:table-cell table:style-name="ce8" table:formula="of:=IF([.B192]=&quot;&quot;;&quot;&quot;;&quot;Attributes_Primary_&quot;&amp;SUBSTITUTE([.B192];&quot; &quot;;&quot;&quot;))">
            <text:p/>
          </table:table-cell>
          <table:table-cell/>
        </table:table-row>
        <table:table-row table:style-name="ro1">
          <table:table-cell table:style-name="ce8" table:formula="of:=IF([.B193]=&quot;&quot;;&quot;&quot;;&quot;Attributes_Primary_&quot;&amp;SUBSTITUTE([.B193];&quot; &quot;;&quot;&quot;))">
            <text:p/>
          </table:table-cell>
          <table:table-cell/>
        </table:table-row>
        <table:table-row table:style-name="ro1">
          <table:table-cell table:style-name="ce8" table:formula="of:=IF([.B194]=&quot;&quot;;&quot;&quot;;&quot;Attributes_Primary_&quot;&amp;SUBSTITUTE([.B194];&quot; &quot;;&quot;&quot;))">
            <text:p/>
          </table:table-cell>
          <table:table-cell/>
        </table:table-row>
        <table:table-row table:style-name="ro1">
          <table:table-cell table:style-name="ce8" table:formula="of:=IF([.B195]=&quot;&quot;;&quot;&quot;;&quot;Attributes_Primary_&quot;&amp;SUBSTITUTE([.B195];&quot; &quot;;&quot;&quot;))">
            <text:p/>
          </table:table-cell>
          <table:table-cell/>
        </table:table-row>
        <table:table-row table:style-name="ro1">
          <table:table-cell table:style-name="ce8" table:formula="of:=IF([.B196]=&quot;&quot;;&quot;&quot;;&quot;Attributes_Primary_&quot;&amp;SUBSTITUTE([.B196];&quot; &quot;;&quot;&quot;))">
            <text:p/>
          </table:table-cell>
          <table:table-cell/>
        </table:table-row>
        <table:table-row table:style-name="ro1">
          <table:table-cell table:style-name="ce8" table:formula="of:=IF([.B197]=&quot;&quot;;&quot;&quot;;&quot;Attributes_Primary_&quot;&amp;SUBSTITUTE([.B197];&quot; &quot;;&quot;&quot;))">
            <text:p/>
          </table:table-cell>
          <table:table-cell/>
        </table:table-row>
        <table:table-row table:style-name="ro1">
          <table:table-cell table:style-name="ce8" table:formula="of:=IF([.B198]=&quot;&quot;;&quot;&quot;;&quot;Attributes_Primary_&quot;&amp;SUBSTITUTE([.B198];&quot; &quot;;&quot;&quot;))">
            <text:p/>
          </table:table-cell>
          <table:table-cell/>
        </table:table-row>
        <table:table-row table:style-name="ro1">
          <table:table-cell table:style-name="ce8" table:formula="of:=IF([.B199]=&quot;&quot;;&quot;&quot;;&quot;Attributes_Primary_&quot;&amp;SUBSTITUTE([.B199];&quot; &quot;;&quot;&quot;))">
            <text:p/>
          </table:table-cell>
          <table:table-cell/>
        </table:table-row>
        <table:table-row table:style-name="ro1">
          <table:table-cell table:style-name="ce8" table:formula="of:=IF([.B200]=&quot;&quot;;&quot;&quot;;&quot;Attributes_Primary_&quot;&amp;SUBSTITUTE([.B200];&quot; &quot;;&quot;&quot;))">
            <text:p/>
          </table:table-cell>
          <table:table-cell/>
        </table:table-row>
        <table:table-row table:style-name="ro1">
          <table:table-cell table:style-name="ce8" table:formula="of:=IF([.B201]=&quot;&quot;;&quot;&quot;;&quot;Attributes_Primary_&quot;&amp;SUBSTITUTE([.B201];&quot; &quot;;&quot;&quot;))">
            <text:p/>
          </table:table-cell>
          <table:table-cell/>
        </table:table-row>
        <table:table-row table:style-name="ro1">
          <table:table-cell table:style-name="ce8" table:formula="of:=IF([.B202]=&quot;&quot;;&quot;&quot;;&quot;Attributes_Primary_&quot;&amp;SUBSTITUTE([.B202];&quot; &quot;;&quot;&quot;))">
            <text:p/>
          </table:table-cell>
          <table:table-cell/>
        </table:table-row>
        <table:table-row table:style-name="ro1">
          <table:table-cell table:style-name="ce8" table:formula="of:=IF([.B203]=&quot;&quot;;&quot;&quot;;&quot;Attributes_Primary_&quot;&amp;SUBSTITUTE([.B203];&quot; &quot;;&quot;&quot;))">
            <text:p/>
          </table:table-cell>
          <table:table-cell/>
        </table:table-row>
        <table:table-row table:style-name="ro1">
          <table:table-cell table:style-name="ce8" table:formula="of:=IF([.B204]=&quot;&quot;;&quot;&quot;;&quot;Attributes_Primary_&quot;&amp;SUBSTITUTE([.B204];&quot; &quot;;&quot;&quot;))">
            <text:p/>
          </table:table-cell>
          <table:table-cell/>
        </table:table-row>
        <table:table-row table:style-name="ro1">
          <table:table-cell table:style-name="ce8" table:formula="of:=IF([.B205]=&quot;&quot;;&quot;&quot;;&quot;Attributes_Primary_&quot;&amp;SUBSTITUTE([.B205];&quot; &quot;;&quot;&quot;))">
            <text:p/>
          </table:table-cell>
          <table:table-cell/>
        </table:table-row>
        <table:table-row table:style-name="ro1">
          <table:table-cell table:style-name="ce8" table:formula="of:=IF([.B206]=&quot;&quot;;&quot;&quot;;&quot;Attributes_Primary_&quot;&amp;SUBSTITUTE([.B206];&quot; &quot;;&quot;&quot;))">
            <text:p/>
          </table:table-cell>
          <table:table-cell/>
        </table:table-row>
        <table:table-row table:style-name="ro1">
          <table:table-cell table:style-name="ce8" table:formula="of:=IF([.B207]=&quot;&quot;;&quot;&quot;;&quot;Attributes_Primary_&quot;&amp;SUBSTITUTE([.B207];&quot; &quot;;&quot;&quot;))">
            <text:p/>
          </table:table-cell>
          <table:table-cell/>
        </table:table-row>
        <table:table-row table:style-name="ro1">
          <table:table-cell table:style-name="ce8" table:formula="of:=IF([.B208]=&quot;&quot;;&quot;&quot;;&quot;Attributes_Primary_&quot;&amp;SUBSTITUTE([.B208];&quot; &quot;;&quot;&quot;))">
            <text:p/>
          </table:table-cell>
          <table:table-cell/>
        </table:table-row>
        <table:table-row table:style-name="ro1">
          <table:table-cell table:style-name="ce8" table:formula="of:=IF([.B209]=&quot;&quot;;&quot;&quot;;&quot;Attributes_Primary_&quot;&amp;SUBSTITUTE([.B209];&quot; &quot;;&quot;&quot;))">
            <text:p/>
          </table:table-cell>
          <table:table-cell/>
        </table:table-row>
        <table:table-row table:style-name="ro1">
          <table:table-cell table:style-name="ce8" table:formula="of:=IF([.B210]=&quot;&quot;;&quot;&quot;;&quot;Attributes_Primary_&quot;&amp;SUBSTITUTE([.B210];&quot; &quot;;&quot;&quot;))">
            <text:p/>
          </table:table-cell>
          <table:table-cell/>
        </table:table-row>
        <table:table-row table:style-name="ro1">
          <table:table-cell table:style-name="ce8" table:formula="of:=IF([.B211]=&quot;&quot;;&quot;&quot;;&quot;Attributes_Primary_&quot;&amp;SUBSTITUTE([.B211];&quot; &quot;;&quot;&quot;))">
            <text:p/>
          </table:table-cell>
          <table:table-cell/>
        </table:table-row>
        <table:table-row table:style-name="ro1">
          <table:table-cell table:style-name="ce8" table:formula="of:=IF([.B212]=&quot;&quot;;&quot;&quot;;&quot;Attributes_Primary_&quot;&amp;SUBSTITUTE([.B212];&quot; &quot;;&quot;&quot;))">
            <text:p/>
          </table:table-cell>
          <table:table-cell/>
        </table:table-row>
        <table:table-row table:style-name="ro1">
          <table:table-cell table:style-name="ce8" table:formula="of:=IF([.B213]=&quot;&quot;;&quot;&quot;;&quot;Attributes_Primary_&quot;&amp;SUBSTITUTE([.B213];&quot; &quot;;&quot;&quot;))">
            <text:p/>
          </table:table-cell>
          <table:table-cell/>
        </table:table-row>
        <table:table-row table:style-name="ro1">
          <table:table-cell table:style-name="ce8" table:formula="of:=IF([.B214]=&quot;&quot;;&quot;&quot;;&quot;Attributes_Primary_&quot;&amp;SUBSTITUTE([.B214];&quot; &quot;;&quot;&quot;))">
            <text:p/>
          </table:table-cell>
          <table:table-cell/>
        </table:table-row>
        <table:table-row table:style-name="ro1">
          <table:table-cell table:style-name="ce8" table:formula="of:=IF([.B215]=&quot;&quot;;&quot;&quot;;&quot;Attributes_Primary_&quot;&amp;SUBSTITUTE([.B215];&quot; &quot;;&quot;&quot;))">
            <text:p/>
          </table:table-cell>
          <table:table-cell/>
        </table:table-row>
        <table:table-row table:style-name="ro1">
          <table:table-cell table:style-name="ce8" table:formula="of:=IF([.B216]=&quot;&quot;;&quot;&quot;;&quot;Attributes_Primary_&quot;&amp;SUBSTITUTE([.B216];&quot; &quot;;&quot;&quot;))">
            <text:p/>
          </table:table-cell>
          <table:table-cell/>
        </table:table-row>
        <table:table-row table:style-name="ro1">
          <table:table-cell table:style-name="ce8" table:formula="of:=IF([.B217]=&quot;&quot;;&quot;&quot;;&quot;Attributes_Primary_&quot;&amp;SUBSTITUTE([.B217];&quot; &quot;;&quot;&quot;))">
            <text:p/>
          </table:table-cell>
          <table:table-cell/>
        </table:table-row>
        <table:table-row table:style-name="ro1">
          <table:table-cell table:style-name="ce8" table:formula="of:=IF([.B218]=&quot;&quot;;&quot;&quot;;&quot;Attributes_Primary_&quot;&amp;SUBSTITUTE([.B218];&quot; &quot;;&quot;&quot;))">
            <text:p/>
          </table:table-cell>
          <table:table-cell/>
        </table:table-row>
        <table:table-row table:style-name="ro1">
          <table:table-cell table:style-name="ce8" table:formula="of:=IF([.B219]=&quot;&quot;;&quot;&quot;;&quot;Attributes_Primary_&quot;&amp;SUBSTITUTE([.B219];&quot; &quot;;&quot;&quot;))">
            <text:p/>
          </table:table-cell>
          <table:table-cell/>
        </table:table-row>
        <table:table-row table:style-name="ro1">
          <table:table-cell table:style-name="ce8" table:formula="of:=IF([.B220]=&quot;&quot;;&quot;&quot;;&quot;Attributes_Primary_&quot;&amp;SUBSTITUTE([.B220];&quot; &quot;;&quot;&quot;))">
            <text:p/>
          </table:table-cell>
          <table:table-cell/>
        </table:table-row>
        <table:table-row table:style-name="ro1">
          <table:table-cell table:style-name="ce8" table:formula="of:=IF([.B221]=&quot;&quot;;&quot;&quot;;&quot;Attributes_Primary_&quot;&amp;SUBSTITUTE([.B221];&quot; &quot;;&quot;&quot;))">
            <text:p/>
          </table:table-cell>
          <table:table-cell/>
        </table:table-row>
        <table:table-row table:style-name="ro1">
          <table:table-cell table:style-name="ce8" table:formula="of:=IF([.B222]=&quot;&quot;;&quot;&quot;;&quot;Attributes_Primary_&quot;&amp;SUBSTITUTE([.B222];&quot; &quot;;&quot;&quot;))">
            <text:p/>
          </table:table-cell>
          <table:table-cell/>
        </table:table-row>
        <table:table-row table:style-name="ro1">
          <table:table-cell table:style-name="ce8" table:formula="of:=IF([.B223]=&quot;&quot;;&quot;&quot;;&quot;Attributes_Primary_&quot;&amp;SUBSTITUTE([.B223];&quot; &quot;;&quot;&quot;))">
            <text:p/>
          </table:table-cell>
          <table:table-cell/>
        </table:table-row>
        <table:table-row table:style-name="ro1">
          <table:table-cell table:style-name="ce8" table:formula="of:=IF([.B224]=&quot;&quot;;&quot;&quot;;&quot;Attributes_Primary_&quot;&amp;SUBSTITUTE([.B224];&quot; &quot;;&quot;&quot;))">
            <text:p/>
          </table:table-cell>
          <table:table-cell/>
        </table:table-row>
        <table:table-row table:style-name="ro1">
          <table:table-cell table:style-name="ce8" table:formula="of:=IF([.B225]=&quot;&quot;;&quot;&quot;;&quot;Attributes_Primary_&quot;&amp;SUBSTITUTE([.B225];&quot; &quot;;&quot;&quot;))">
            <text:p/>
          </table:table-cell>
          <table:table-cell/>
        </table:table-row>
        <table:table-row table:style-name="ro1">
          <table:table-cell table:style-name="ce8" table:formula="of:=IF([.B226]=&quot;&quot;;&quot;&quot;;&quot;Attributes_Primary_&quot;&amp;SUBSTITUTE([.B226];&quot; &quot;;&quot;&quot;))">
            <text:p/>
          </table:table-cell>
          <table:table-cell/>
        </table:table-row>
        <table:table-row table:style-name="ro1">
          <table:table-cell table:style-name="ce8" table:formula="of:=IF([.B227]=&quot;&quot;;&quot;&quot;;&quot;Attributes_Primary_&quot;&amp;SUBSTITUTE([.B227];&quot; &quot;;&quot;&quot;))">
            <text:p/>
          </table:table-cell>
          <table:table-cell/>
        </table:table-row>
        <table:table-row table:style-name="ro1">
          <table:table-cell table:style-name="ce8" table:formula="of:=IF([.B228]=&quot;&quot;;&quot;&quot;;&quot;Attributes_Primary_&quot;&amp;SUBSTITUTE([.B228];&quot; &quot;;&quot;&quot;))">
            <text:p/>
          </table:table-cell>
          <table:table-cell/>
        </table:table-row>
        <table:table-row table:style-name="ro1">
          <table:table-cell table:style-name="ce8" table:formula="of:=IF([.B229]=&quot;&quot;;&quot;&quot;;&quot;Attributes_Primary_&quot;&amp;SUBSTITUTE([.B229];&quot; &quot;;&quot;&quot;))">
            <text:p/>
          </table:table-cell>
          <table:table-cell/>
        </table:table-row>
        <table:table-row table:style-name="ro1">
          <table:table-cell table:style-name="ce8" table:formula="of:=IF([.B230]=&quot;&quot;;&quot;&quot;;&quot;Attributes_Primary_&quot;&amp;SUBSTITUTE([.B230];&quot; &quot;;&quot;&quot;))">
            <text:p/>
          </table:table-cell>
          <table:table-cell/>
        </table:table-row>
        <table:table-row table:style-name="ro1">
          <table:table-cell table:style-name="ce8" table:formula="of:=IF([.B231]=&quot;&quot;;&quot;&quot;;&quot;Attributes_Primary_&quot;&amp;SUBSTITUTE([.B231];&quot; &quot;;&quot;&quot;))">
            <text:p/>
          </table:table-cell>
          <table:table-cell/>
        </table:table-row>
        <table:table-row table:style-name="ro1">
          <table:table-cell table:style-name="ce8" table:formula="of:=IF([.B232]=&quot;&quot;;&quot;&quot;;&quot;Attributes_Primary_&quot;&amp;SUBSTITUTE([.B232];&quot; &quot;;&quot;&quot;))">
            <text:p/>
          </table:table-cell>
          <table:table-cell/>
        </table:table-row>
        <table:table-row table:style-name="ro1">
          <table:table-cell table:style-name="ce8" table:formula="of:=IF([.B233]=&quot;&quot;;&quot;&quot;;&quot;Attributes_Primary_&quot;&amp;SUBSTITUTE([.B233];&quot; &quot;;&quot;&quot;))">
            <text:p/>
          </table:table-cell>
          <table:table-cell/>
        </table:table-row>
        <table:table-row table:style-name="ro1">
          <table:table-cell table:style-name="ce8" table:formula="of:=IF([.B234]=&quot;&quot;;&quot;&quot;;&quot;Attributes_Primary_&quot;&amp;SUBSTITUTE([.B234];&quot; &quot;;&quot;&quot;))">
            <text:p/>
          </table:table-cell>
          <table:table-cell/>
        </table:table-row>
        <table:table-row table:style-name="ro1">
          <table:table-cell table:style-name="ce8" table:formula="of:=IF([.B235]=&quot;&quot;;&quot;&quot;;&quot;Attributes_Primary_&quot;&amp;SUBSTITUTE([.B235];&quot; &quot;;&quot;&quot;))">
            <text:p/>
          </table:table-cell>
          <table:table-cell/>
        </table:table-row>
        <table:table-row table:style-name="ro1">
          <table:table-cell table:style-name="ce8" table:formula="of:=IF([.B236]=&quot;&quot;;&quot;&quot;;&quot;Attributes_Primary_&quot;&amp;SUBSTITUTE([.B236];&quot; &quot;;&quot;&quot;))">
            <text:p/>
          </table:table-cell>
          <table:table-cell/>
        </table:table-row>
        <table:table-row table:style-name="ro1">
          <table:table-cell table:style-name="ce8" table:formula="of:=IF([.B237]=&quot;&quot;;&quot;&quot;;&quot;Attributes_Primary_&quot;&amp;SUBSTITUTE([.B237];&quot; &quot;;&quot;&quot;))">
            <text:p/>
          </table:table-cell>
          <table:table-cell/>
        </table:table-row>
        <table:table-row table:style-name="ro1">
          <table:table-cell table:style-name="ce8" table:formula="of:=IF([.B238]=&quot;&quot;;&quot;&quot;;&quot;Attributes_Primary_&quot;&amp;SUBSTITUTE([.B238];&quot; &quot;;&quot;&quot;))">
            <text:p/>
          </table:table-cell>
          <table:table-cell/>
        </table:table-row>
        <table:table-row table:style-name="ro1">
          <table:table-cell table:style-name="ce8" table:formula="of:=IF([.B239]=&quot;&quot;;&quot;&quot;;&quot;Attributes_Primary_&quot;&amp;SUBSTITUTE([.B239];&quot; &quot;;&quot;&quot;))">
            <text:p/>
          </table:table-cell>
          <table:table-cell/>
        </table:table-row>
        <table:table-row table:style-name="ro1">
          <table:table-cell table:style-name="ce8" table:formula="of:=IF([.B240]=&quot;&quot;;&quot;&quot;;&quot;Attributes_Primary_&quot;&amp;SUBSTITUTE([.B240];&quot; &quot;;&quot;&quot;))">
            <text:p/>
          </table:table-cell>
          <table:table-cell/>
        </table:table-row>
        <table:table-row table:style-name="ro1">
          <table:table-cell table:style-name="ce8" table:formula="of:=IF([.B241]=&quot;&quot;;&quot;&quot;;&quot;Attributes_Primary_&quot;&amp;SUBSTITUTE([.B241];&quot; &quot;;&quot;&quot;))">
            <text:p/>
          </table:table-cell>
          <table:table-cell/>
        </table:table-row>
        <table:table-row table:style-name="ro1">
          <table:table-cell table:style-name="ce8" table:formula="of:=IF([.B242]=&quot;&quot;;&quot;&quot;;&quot;Attributes_Primary_&quot;&amp;SUBSTITUTE([.B242];&quot; &quot;;&quot;&quot;))">
            <text:p/>
          </table:table-cell>
          <table:table-cell/>
        </table:table-row>
        <table:table-row table:style-name="ro1">
          <table:table-cell table:style-name="ce8" table:formula="of:=IF([.B243]=&quot;&quot;;&quot;&quot;;&quot;Attributes_Primary_&quot;&amp;SUBSTITUTE([.B243];&quot; &quot;;&quot;&quot;))">
            <text:p/>
          </table:table-cell>
          <table:table-cell/>
        </table:table-row>
        <table:table-row table:style-name="ro1">
          <table:table-cell table:style-name="ce8" table:formula="of:=IF([.B244]=&quot;&quot;;&quot;&quot;;&quot;Attributes_Primary_&quot;&amp;SUBSTITUTE([.B244];&quot; &quot;;&quot;&quot;))">
            <text:p/>
          </table:table-cell>
          <table:table-cell/>
        </table:table-row>
        <table:table-row table:style-name="ro1">
          <table:table-cell table:style-name="ce8" table:formula="of:=IF([.B245]=&quot;&quot;;&quot;&quot;;&quot;Attributes_Primary_&quot;&amp;SUBSTITUTE([.B245];&quot; &quot;;&quot;&quot;))">
            <text:p/>
          </table:table-cell>
          <table:table-cell/>
        </table:table-row>
        <table:table-row table:style-name="ro1">
          <table:table-cell table:style-name="ce8" table:formula="of:=IF([.B246]=&quot;&quot;;&quot;&quot;;&quot;Attributes_Primary_&quot;&amp;SUBSTITUTE([.B246];&quot; &quot;;&quot;&quot;))">
            <text:p/>
          </table:table-cell>
          <table:table-cell/>
        </table:table-row>
        <table:table-row table:style-name="ro1">
          <table:table-cell table:style-name="ce8" table:formula="of:=IF([.B247]=&quot;&quot;;&quot;&quot;;&quot;Attributes_Primary_&quot;&amp;SUBSTITUTE([.B247];&quot; &quot;;&quot;&quot;))">
            <text:p/>
          </table:table-cell>
          <table:table-cell/>
        </table:table-row>
        <table:table-row table:style-name="ro1">
          <table:table-cell table:style-name="ce8" table:formula="of:=IF([.B248]=&quot;&quot;;&quot;&quot;;&quot;Attributes_Primary_&quot;&amp;SUBSTITUTE([.B248];&quot; &quot;;&quot;&quot;))">
            <text:p/>
          </table:table-cell>
          <table:table-cell/>
        </table:table-row>
        <table:table-row table:style-name="ro1">
          <table:table-cell table:style-name="ce8" table:formula="of:=IF([.B249]=&quot;&quot;;&quot;&quot;;&quot;Attributes_Primary_&quot;&amp;SUBSTITUTE([.B249];&quot; &quot;;&quot;&quot;))">
            <text:p/>
          </table:table-cell>
          <table:table-cell/>
        </table:table-row>
        <table:table-row table:style-name="ro1">
          <table:table-cell table:style-name="ce8" table:formula="of:=IF([.B250]=&quot;&quot;;&quot;&quot;;&quot;Attributes_Primary_&quot;&amp;SUBSTITUTE([.B250];&quot; &quot;;&quot;&quot;))">
            <text:p/>
          </table:table-cell>
          <table:table-cell/>
        </table:table-row>
        <table:table-row table:style-name="ro1">
          <table:table-cell table:style-name="ce8" table:formula="of:=IF([.B251]=&quot;&quot;;&quot;&quot;;&quot;Attributes_Primary_&quot;&amp;SUBSTITUTE([.B251];&quot; &quot;;&quot;&quot;))">
            <text:p/>
          </table:table-cell>
          <table:table-cell/>
        </table:table-row>
        <table:table-row table:style-name="ro1">
          <table:table-cell table:style-name="ce8" table:formula="of:=IF([.B252]=&quot;&quot;;&quot;&quot;;&quot;Attributes_Primary_&quot;&amp;SUBSTITUTE([.B252];&quot; &quot;;&quot;&quot;))">
            <text:p/>
          </table:table-cell>
          <table:table-cell/>
        </table:table-row>
        <table:table-row table:style-name="ro1">
          <table:table-cell table:style-name="ce8" table:formula="of:=IF([.B253]=&quot;&quot;;&quot;&quot;;&quot;Attributes_Primary_&quot;&amp;SUBSTITUTE([.B253];&quot; &quot;;&quot;&quot;))">
            <text:p/>
          </table:table-cell>
          <table:table-cell/>
        </table:table-row>
        <table:table-row table:style-name="ro1">
          <table:table-cell table:style-name="ce8" table:formula="of:=IF([.B254]=&quot;&quot;;&quot;&quot;;&quot;Attributes_Primary_&quot;&amp;SUBSTITUTE([.B254];&quot; &quot;;&quot;&quot;))">
            <text:p/>
          </table:table-cell>
          <table:table-cell/>
        </table:table-row>
        <table:table-row table:style-name="ro1">
          <table:table-cell table:style-name="ce8" table:formula="of:=IF([.B255]=&quot;&quot;;&quot;&quot;;&quot;Attributes_Primary_&quot;&amp;SUBSTITUTE([.B255];&quot; &quot;;&quot;&quot;))">
            <text:p/>
          </table:table-cell>
          <table:table-cell/>
        </table:table-row>
        <table:table-row table:style-name="ro1">
          <table:table-cell table:style-name="ce8" table:formula="of:=IF([.B256]=&quot;&quot;;&quot;&quot;;&quot;Attributes_Primary_&quot;&amp;SUBSTITUTE([.B256];&quot; &quot;;&quot;&quot;))">
            <text:p/>
          </table:table-cell>
          <table:table-cell/>
        </table:table-row>
        <table:table-row table:style-name="ro1">
          <table:table-cell table:style-name="ce8" table:formula="of:=IF([.B257]=&quot;&quot;;&quot;&quot;;&quot;Attributes_Primary_&quot;&amp;SUBSTITUTE([.B257];&quot; &quot;;&quot;&quot;))">
            <text:p/>
          </table:table-cell>
          <table:table-cell/>
        </table:table-row>
        <table:table-row table:style-name="ro1">
          <table:table-cell table:style-name="ce8" table:formula="of:=IF([.B258]=&quot;&quot;;&quot;&quot;;&quot;Attributes_Primary_&quot;&amp;SUBSTITUTE([.B258];&quot; &quot;;&quot;&quot;))">
            <text:p/>
          </table:table-cell>
          <table:table-cell/>
        </table:table-row>
        <table:table-row table:style-name="ro1">
          <table:table-cell table:style-name="ce8" table:formula="of:=IF([.B259]=&quot;&quot;;&quot;&quot;;&quot;Attributes_Primary_&quot;&amp;SUBSTITUTE([.B259];&quot; &quot;;&quot;&quot;))">
            <text:p/>
          </table:table-cell>
          <table:table-cell/>
        </table:table-row>
        <table:table-row table:style-name="ro1">
          <table:table-cell table:style-name="ce8" table:formula="of:=IF([.B260]=&quot;&quot;;&quot;&quot;;&quot;Attributes_Primary_&quot;&amp;SUBSTITUTE([.B260];&quot; &quot;;&quot;&quot;))">
            <text:p/>
          </table:table-cell>
          <table:table-cell/>
        </table:table-row>
        <table:table-row table:style-name="ro1">
          <table:table-cell table:style-name="ce8" table:formula="of:=IF([.B261]=&quot;&quot;;&quot;&quot;;&quot;Attributes_Primary_&quot;&amp;SUBSTITUTE([.B261];&quot; &quot;;&quot;&quot;))">
            <text:p/>
          </table:table-cell>
          <table:table-cell/>
        </table:table-row>
        <table:table-row table:style-name="ro1">
          <table:table-cell table:style-name="ce8" table:formula="of:=IF([.B262]=&quot;&quot;;&quot;&quot;;&quot;Attributes_Primary_&quot;&amp;SUBSTITUTE([.B262];&quot; &quot;;&quot;&quot;))">
            <text:p/>
          </table:table-cell>
          <table:table-cell/>
        </table:table-row>
        <table:table-row table:style-name="ro1">
          <table:table-cell table:style-name="ce8" table:formula="of:=IF([.B263]=&quot;&quot;;&quot;&quot;;&quot;Attributes_Primary_&quot;&amp;SUBSTITUTE([.B263];&quot; &quot;;&quot;&quot;))">
            <text:p/>
          </table:table-cell>
          <table:table-cell/>
        </table:table-row>
        <table:table-row table:style-name="ro1">
          <table:table-cell table:style-name="ce8" table:formula="of:=IF([.B264]=&quot;&quot;;&quot;&quot;;&quot;Attributes_Primary_&quot;&amp;SUBSTITUTE([.B264];&quot; &quot;;&quot;&quot;))">
            <text:p/>
          </table:table-cell>
          <table:table-cell/>
        </table:table-row>
        <table:table-row table:style-name="ro1">
          <table:table-cell table:style-name="ce8" table:formula="of:=IF([.B265]=&quot;&quot;;&quot;&quot;;&quot;Attributes_Primary_&quot;&amp;SUBSTITUTE([.B265];&quot; &quot;;&quot;&quot;))">
            <text:p/>
          </table:table-cell>
          <table:table-cell/>
        </table:table-row>
        <table:table-row table:style-name="ro1">
          <table:table-cell table:style-name="ce8" table:formula="of:=IF([.B266]=&quot;&quot;;&quot;&quot;;&quot;Attributes_Primary_&quot;&amp;SUBSTITUTE([.B266];&quot; &quot;;&quot;&quot;))">
            <text:p/>
          </table:table-cell>
          <table:table-cell/>
        </table:table-row>
        <table:table-row table:style-name="ro1">
          <table:table-cell table:style-name="ce8" table:formula="of:=IF([.B267]=&quot;&quot;;&quot;&quot;;&quot;Attributes_Primary_&quot;&amp;SUBSTITUTE([.B267];&quot; &quot;;&quot;&quot;))">
            <text:p/>
          </table:table-cell>
          <table:table-cell/>
        </table:table-row>
        <table:table-row table:style-name="ro1">
          <table:table-cell table:style-name="ce8" table:formula="of:=IF([.B268]=&quot;&quot;;&quot;&quot;;&quot;Attributes_Primary_&quot;&amp;SUBSTITUTE([.B268];&quot; &quot;;&quot;&quot;))">
            <text:p/>
          </table:table-cell>
          <table:table-cell/>
        </table:table-row>
        <table:table-row table:style-name="ro1">
          <table:table-cell table:style-name="ce8" table:formula="of:=IF([.B269]=&quot;&quot;;&quot;&quot;;&quot;Attributes_Primary_&quot;&amp;SUBSTITUTE([.B269];&quot; &quot;;&quot;&quot;))">
            <text:p/>
          </table:table-cell>
          <table:table-cell/>
        </table:table-row>
        <table:table-row table:style-name="ro1">
          <table:table-cell table:style-name="ce8" table:formula="of:=IF([.B270]=&quot;&quot;;&quot;&quot;;&quot;Attributes_Primary_&quot;&amp;SUBSTITUTE([.B270];&quot; &quot;;&quot;&quot;))">
            <text:p/>
          </table:table-cell>
          <table:table-cell/>
        </table:table-row>
        <table:table-row table:style-name="ro1">
          <table:table-cell table:style-name="ce8" table:formula="of:=IF([.B271]=&quot;&quot;;&quot;&quot;;&quot;Attributes_Primary_&quot;&amp;SUBSTITUTE([.B271];&quot; &quot;;&quot;&quot;))">
            <text:p/>
          </table:table-cell>
          <table:table-cell/>
        </table:table-row>
        <table:table-row table:style-name="ro1">
          <table:table-cell table:style-name="ce8" table:formula="of:=IF([.B272]=&quot;&quot;;&quot;&quot;;&quot;Attributes_Primary_&quot;&amp;SUBSTITUTE([.B272];&quot; &quot;;&quot;&quot;))">
            <text:p/>
          </table:table-cell>
          <table:table-cell/>
        </table:table-row>
        <table:table-row table:style-name="ro1">
          <table:table-cell table:style-name="ce8" table:formula="of:=IF([.B273]=&quot;&quot;;&quot;&quot;;&quot;Attributes_Primary_&quot;&amp;SUBSTITUTE([.B273];&quot; &quot;;&quot;&quot;))">
            <text:p/>
          </table:table-cell>
          <table:table-cell/>
        </table:table-row>
        <table:table-row table:style-name="ro1">
          <table:table-cell table:style-name="ce8" table:formula="of:=IF([.B274]=&quot;&quot;;&quot;&quot;;&quot;Attributes_Primary_&quot;&amp;SUBSTITUTE([.B274];&quot; &quot;;&quot;&quot;))">
            <text:p/>
          </table:table-cell>
          <table:table-cell/>
        </table:table-row>
        <table:table-row table:style-name="ro1">
          <table:table-cell table:style-name="ce8" table:formula="of:=IF([.B275]=&quot;&quot;;&quot;&quot;;&quot;Attributes_Primary_&quot;&amp;SUBSTITUTE([.B275];&quot; &quot;;&quot;&quot;))">
            <text:p/>
          </table:table-cell>
          <table:table-cell/>
        </table:table-row>
        <table:table-row table:style-name="ro1">
          <table:table-cell table:style-name="ce8" table:formula="of:=IF([.B276]=&quot;&quot;;&quot;&quot;;&quot;Attributes_Primary_&quot;&amp;SUBSTITUTE([.B276];&quot; &quot;;&quot;&quot;))">
            <text:p/>
          </table:table-cell>
          <table:table-cell/>
        </table:table-row>
        <table:table-row table:style-name="ro1">
          <table:table-cell table:style-name="ce8" table:formula="of:=IF([.B277]=&quot;&quot;;&quot;&quot;;&quot;Attributes_Primary_&quot;&amp;SUBSTITUTE([.B277];&quot; &quot;;&quot;&quot;))">
            <text:p/>
          </table:table-cell>
          <table:table-cell/>
        </table:table-row>
        <table:table-row table:style-name="ro1">
          <table:table-cell table:style-name="ce8" table:formula="of:=IF([.B278]=&quot;&quot;;&quot;&quot;;&quot;Attributes_Primary_&quot;&amp;SUBSTITUTE([.B278];&quot; &quot;;&quot;&quot;))">
            <text:p/>
          </table:table-cell>
          <table:table-cell/>
        </table:table-row>
        <table:table-row table:style-name="ro1">
          <table:table-cell table:style-name="ce8" table:formula="of:=IF([.B279]=&quot;&quot;;&quot;&quot;;&quot;Attributes_Primary_&quot;&amp;SUBSTITUTE([.B279];&quot; &quot;;&quot;&quot;))">
            <text:p/>
          </table:table-cell>
          <table:table-cell/>
        </table:table-row>
        <table:table-row table:style-name="ro1">
          <table:table-cell table:style-name="ce8" table:formula="of:=IF([.B280]=&quot;&quot;;&quot;&quot;;&quot;Attributes_Primary_&quot;&amp;SUBSTITUTE([.B280];&quot; &quot;;&quot;&quot;))">
            <text:p/>
          </table:table-cell>
          <table:table-cell/>
        </table:table-row>
        <table:table-row table:style-name="ro1">
          <table:table-cell table:style-name="ce8" table:formula="of:=IF([.B281]=&quot;&quot;;&quot;&quot;;&quot;Attributes_Primary_&quot;&amp;SUBSTITUTE([.B281];&quot; &quot;;&quot;&quot;))">
            <text:p/>
          </table:table-cell>
          <table:table-cell/>
        </table:table-row>
        <table:table-row table:style-name="ro1">
          <table:table-cell table:style-name="ce8" table:formula="of:=IF([.B282]=&quot;&quot;;&quot;&quot;;&quot;Attributes_Primary_&quot;&amp;SUBSTITUTE([.B282];&quot; &quot;;&quot;&quot;))">
            <text:p/>
          </table:table-cell>
          <table:table-cell/>
        </table:table-row>
        <table:table-row table:style-name="ro1">
          <table:table-cell table:style-name="ce8" table:formula="of:=IF([.B283]=&quot;&quot;;&quot;&quot;;&quot;Attributes_Primary_&quot;&amp;SUBSTITUTE([.B283];&quot; &quot;;&quot;&quot;))">
            <text:p/>
          </table:table-cell>
          <table:table-cell/>
        </table:table-row>
        <table:table-row table:style-name="ro1">
          <table:table-cell table:style-name="ce8" table:formula="of:=IF([.B284]=&quot;&quot;;&quot;&quot;;&quot;Attributes_Primary_&quot;&amp;SUBSTITUTE([.B284];&quot; &quot;;&quot;&quot;))">
            <text:p/>
          </table:table-cell>
          <table:table-cell/>
        </table:table-row>
        <table:table-row table:style-name="ro1">
          <table:table-cell table:style-name="ce8" table:formula="of:=IF([.B285]=&quot;&quot;;&quot;&quot;;&quot;Attributes_Primary_&quot;&amp;SUBSTITUTE([.B285];&quot; &quot;;&quot;&quot;))">
            <text:p/>
          </table:table-cell>
          <table:table-cell/>
        </table:table-row>
        <table:table-row table:style-name="ro1">
          <table:table-cell table:style-name="ce8" table:formula="of:=IF([.B286]=&quot;&quot;;&quot;&quot;;&quot;Attributes_Primary_&quot;&amp;SUBSTITUTE([.B286];&quot; &quot;;&quot;&quot;))">
            <text:p/>
          </table:table-cell>
          <table:table-cell/>
        </table:table-row>
        <table:table-row table:style-name="ro1">
          <table:table-cell table:style-name="ce8" table:formula="of:=IF([.B287]=&quot;&quot;;&quot;&quot;;&quot;Attributes_Primary_&quot;&amp;SUBSTITUTE([.B287];&quot; &quot;;&quot;&quot;))">
            <text:p/>
          </table:table-cell>
          <table:table-cell/>
        </table:table-row>
        <table:table-row table:style-name="ro1">
          <table:table-cell table:style-name="ce8" table:formula="of:=IF([.B288]=&quot;&quot;;&quot;&quot;;&quot;Attributes_Primary_&quot;&amp;SUBSTITUTE([.B288];&quot; &quot;;&quot;&quot;))">
            <text:p/>
          </table:table-cell>
          <table:table-cell/>
        </table:table-row>
        <table:table-row table:style-name="ro1">
          <table:table-cell table:style-name="ce8" table:formula="of:=IF([.B289]=&quot;&quot;;&quot;&quot;;&quot;Attributes_Primary_&quot;&amp;SUBSTITUTE([.B289];&quot; &quot;;&quot;&quot;))">
            <text:p/>
          </table:table-cell>
          <table:table-cell/>
        </table:table-row>
        <table:table-row table:style-name="ro1">
          <table:table-cell table:style-name="ce8" table:formula="of:=IF([.B290]=&quot;&quot;;&quot;&quot;;&quot;Attributes_Primary_&quot;&amp;SUBSTITUTE([.B290];&quot; &quot;;&quot;&quot;))">
            <text:p/>
          </table:table-cell>
          <table:table-cell/>
        </table:table-row>
        <table:table-row table:style-name="ro1">
          <table:table-cell table:style-name="ce8" table:formula="of:=IF([.B291]=&quot;&quot;;&quot;&quot;;&quot;Attributes_Primary_&quot;&amp;SUBSTITUTE([.B291];&quot; &quot;;&quot;&quot;))">
            <text:p/>
          </table:table-cell>
          <table:table-cell/>
        </table:table-row>
        <table:table-row table:style-name="ro1">
          <table:table-cell table:style-name="ce8" table:formula="of:=IF([.B292]=&quot;&quot;;&quot;&quot;;&quot;Attributes_Primary_&quot;&amp;SUBSTITUTE([.B292];&quot; &quot;;&quot;&quot;))">
            <text:p/>
          </table:table-cell>
          <table:table-cell/>
        </table:table-row>
        <table:table-row table:style-name="ro1">
          <table:table-cell table:style-name="ce8" table:formula="of:=IF([.B293]=&quot;&quot;;&quot;&quot;;&quot;Attributes_Primary_&quot;&amp;SUBSTITUTE([.B293];&quot; &quot;;&quot;&quot;))">
            <text:p/>
          </table:table-cell>
          <table:table-cell/>
        </table:table-row>
        <table:table-row table:style-name="ro1">
          <table:table-cell table:style-name="ce8" table:formula="of:=IF([.B294]=&quot;&quot;;&quot;&quot;;&quot;Attributes_Primary_&quot;&amp;SUBSTITUTE([.B294];&quot; &quot;;&quot;&quot;))">
            <text:p/>
          </table:table-cell>
          <table:table-cell/>
        </table:table-row>
        <table:table-row table:style-name="ro1">
          <table:table-cell table:style-name="ce8" table:formula="of:=IF([.B295]=&quot;&quot;;&quot;&quot;;&quot;Attributes_Primary_&quot;&amp;SUBSTITUTE([.B295];&quot; &quot;;&quot;&quot;))">
            <text:p/>
          </table:table-cell>
          <table:table-cell/>
        </table:table-row>
        <table:table-row table:style-name="ro1">
          <table:table-cell table:style-name="ce8" table:formula="of:=IF([.B296]=&quot;&quot;;&quot;&quot;;&quot;Attributes_Primary_&quot;&amp;SUBSTITUTE([.B296];&quot; &quot;;&quot;&quot;))">
            <text:p/>
          </table:table-cell>
          <table:table-cell/>
        </table:table-row>
        <table:table-row table:style-name="ro1">
          <table:table-cell table:style-name="ce8" table:formula="of:=IF([.B297]=&quot;&quot;;&quot;&quot;;&quot;Attributes_Primary_&quot;&amp;SUBSTITUTE([.B297];&quot; &quot;;&quot;&quot;))">
            <text:p/>
          </table:table-cell>
          <table:table-cell/>
        </table:table-row>
        <table:table-row table:style-name="ro1">
          <table:table-cell table:style-name="ce8" table:formula="of:=IF([.B298]=&quot;&quot;;&quot;&quot;;&quot;Attributes_Primary_&quot;&amp;SUBSTITUTE([.B298];&quot; &quot;;&quot;&quot;))">
            <text:p/>
          </table:table-cell>
          <table:table-cell/>
        </table:table-row>
        <table:table-row table:style-name="ro1">
          <table:table-cell table:style-name="ce8" table:formula="of:=IF([.B299]=&quot;&quot;;&quot;&quot;;&quot;Attributes_Primary_&quot;&amp;SUBSTITUTE([.B299];&quot; &quot;;&quot;&quot;))">
            <text:p/>
          </table:table-cell>
          <table:table-cell/>
        </table:table-row>
        <table:table-row table:style-name="ro1">
          <table:table-cell table:style-name="ce8" table:formula="of:=IF([.B300]=&quot;&quot;;&quot;&quot;;&quot;Attributes_Primary_&quot;&amp;SUBSTITUTE([.B300];&quot; &quot;;&quot;&quot;))">
            <text:p/>
          </table:table-cell>
          <table:table-cell/>
        </table:table-row>
        <table:table-row table:style-name="ro1">
          <table:table-cell table:style-name="ce8" table:formula="of:=IF([.B301]=&quot;&quot;;&quot;&quot;;&quot;Attributes_Primary_&quot;&amp;SUBSTITUTE([.B301];&quot; &quot;;&quot;&quot;))">
            <text:p/>
          </table:table-cell>
          <table:table-cell/>
        </table:table-row>
        <table:table-row table:style-name="ro1">
          <table:table-cell table:style-name="ce8" table:formula="of:=IF([.B302]=&quot;&quot;;&quot;&quot;;&quot;Attributes_Primary_&quot;&amp;SUBSTITUTE([.B302];&quot; &quot;;&quot;&quot;))">
            <text:p/>
          </table:table-cell>
          <table:table-cell/>
        </table:table-row>
        <table:table-row table:style-name="ro1">
          <table:table-cell table:style-name="ce8" table:formula="of:=IF([.B303]=&quot;&quot;;&quot;&quot;;&quot;Attributes_Primary_&quot;&amp;SUBSTITUTE([.B303];&quot; &quot;;&quot;&quot;))">
            <text:p/>
          </table:table-cell>
          <table:table-cell/>
        </table:table-row>
        <table:table-row table:style-name="ro1">
          <table:table-cell table:style-name="ce8" table:formula="of:=IF([.B304]=&quot;&quot;;&quot;&quot;;&quot;Attributes_Primary_&quot;&amp;SUBSTITUTE([.B304];&quot; &quot;;&quot;&quot;))">
            <text:p/>
          </table:table-cell>
          <table:table-cell/>
        </table:table-row>
        <table:table-row table:style-name="ro1">
          <table:table-cell table:style-name="ce8" table:formula="of:=IF([.B305]=&quot;&quot;;&quot;&quot;;&quot;Attributes_Primary_&quot;&amp;SUBSTITUTE([.B305];&quot; &quot;;&quot;&quot;))">
            <text:p/>
          </table:table-cell>
          <table:table-cell/>
        </table:table-row>
        <table:table-row table:style-name="ro1">
          <table:table-cell table:style-name="ce8" table:formula="of:=IF([.B306]=&quot;&quot;;&quot;&quot;;&quot;Attributes_Primary_&quot;&amp;SUBSTITUTE([.B306];&quot; &quot;;&quot;&quot;))">
            <text:p/>
          </table:table-cell>
          <table:table-cell/>
        </table:table-row>
        <table:table-row table:style-name="ro1">
          <table:table-cell table:style-name="ce8" table:formula="of:=IF([.B307]=&quot;&quot;;&quot;&quot;;&quot;Attributes_Primary_&quot;&amp;SUBSTITUTE([.B307];&quot; &quot;;&quot;&quot;))">
            <text:p/>
          </table:table-cell>
          <table:table-cell/>
        </table:table-row>
        <table:table-row table:style-name="ro1">
          <table:table-cell table:style-name="ce8" table:formula="of:=IF([.B308]=&quot;&quot;;&quot;&quot;;&quot;Attributes_Primary_&quot;&amp;SUBSTITUTE([.B308];&quot; &quot;;&quot;&quot;))">
            <text:p/>
          </table:table-cell>
          <table:table-cell/>
        </table:table-row>
        <table:table-row table:style-name="ro1">
          <table:table-cell table:style-name="ce8" table:formula="of:=IF([.B309]=&quot;&quot;;&quot;&quot;;&quot;Attributes_Primary_&quot;&amp;SUBSTITUTE([.B309];&quot; &quot;;&quot;&quot;))">
            <text:p/>
          </table:table-cell>
          <table:table-cell/>
        </table:table-row>
        <table:table-row table:style-name="ro1">
          <table:table-cell table:style-name="ce8" table:formula="of:=IF([.B310]=&quot;&quot;;&quot;&quot;;&quot;Attributes_Primary_&quot;&amp;SUBSTITUTE([.B310];&quot; &quot;;&quot;&quot;))">
            <text:p/>
          </table:table-cell>
          <table:table-cell/>
        </table:table-row>
        <table:table-row table:style-name="ro1">
          <table:table-cell table:style-name="ce8" table:formula="of:=IF([.B311]=&quot;&quot;;&quot;&quot;;&quot;Attributes_Primary_&quot;&amp;SUBSTITUTE([.B311];&quot; &quot;;&quot;&quot;))">
            <text:p/>
          </table:table-cell>
          <table:table-cell/>
        </table:table-row>
        <table:table-row table:style-name="ro1">
          <table:table-cell table:style-name="ce8" table:formula="of:=IF([.B312]=&quot;&quot;;&quot;&quot;;&quot;Attributes_Primary_&quot;&amp;SUBSTITUTE([.B312];&quot; &quot;;&quot;&quot;))">
            <text:p/>
          </table:table-cell>
          <table:table-cell/>
        </table:table-row>
        <table:table-row table:style-name="ro1">
          <table:table-cell table:style-name="ce8" table:formula="of:=IF([.B313]=&quot;&quot;;&quot;&quot;;&quot;Attributes_Primary_&quot;&amp;SUBSTITUTE([.B313];&quot; &quot;;&quot;&quot;))">
            <text:p/>
          </table:table-cell>
          <table:table-cell/>
        </table:table-row>
        <table:table-row table:style-name="ro1">
          <table:table-cell table:style-name="ce8" table:formula="of:=IF([.B314]=&quot;&quot;;&quot;&quot;;&quot;Attributes_Primary_&quot;&amp;SUBSTITUTE([.B314];&quot; &quot;;&quot;&quot;))">
            <text:p/>
          </table:table-cell>
          <table:table-cell/>
        </table:table-row>
        <table:table-row table:style-name="ro1">
          <table:table-cell table:style-name="ce8" table:formula="of:=IF([.B315]=&quot;&quot;;&quot;&quot;;&quot;Attributes_Primary_&quot;&amp;SUBSTITUTE([.B315];&quot; &quot;;&quot;&quot;))">
            <text:p/>
          </table:table-cell>
          <table:table-cell/>
        </table:table-row>
        <table:table-row table:style-name="ro1">
          <table:table-cell table:style-name="ce8" table:formula="of:=IF([.B316]=&quot;&quot;;&quot;&quot;;&quot;Attributes_Primary_&quot;&amp;SUBSTITUTE([.B316];&quot; &quot;;&quot;&quot;))">
            <text:p/>
          </table:table-cell>
          <table:table-cell/>
        </table:table-row>
        <table:table-row table:style-name="ro1">
          <table:table-cell table:style-name="ce8" table:formula="of:=IF([.B317]=&quot;&quot;;&quot;&quot;;&quot;Attributes_Primary_&quot;&amp;SUBSTITUTE([.B317];&quot; &quot;;&quot;&quot;))">
            <text:p/>
          </table:table-cell>
          <table:table-cell/>
        </table:table-row>
        <table:table-row table:style-name="ro1">
          <table:table-cell table:style-name="ce8" table:formula="of:=IF([.B318]=&quot;&quot;;&quot;&quot;;&quot;Attributes_Primary_&quot;&amp;SUBSTITUTE([.B318];&quot; &quot;;&quot;&quot;))">
            <text:p/>
          </table:table-cell>
          <table:table-cell/>
        </table:table-row>
        <table:table-row table:style-name="ro1">
          <table:table-cell table:style-name="ce8" table:formula="of:=IF([.B319]=&quot;&quot;;&quot;&quot;;&quot;Attributes_Primary_&quot;&amp;SUBSTITUTE([.B319];&quot; &quot;;&quot;&quot;))">
            <text:p/>
          </table:table-cell>
          <table:table-cell/>
        </table:table-row>
        <table:table-row table:style-name="ro1">
          <table:table-cell table:style-name="ce8" table:formula="of:=IF([.B320]=&quot;&quot;;&quot;&quot;;&quot;Attributes_Primary_&quot;&amp;SUBSTITUTE([.B320];&quot; &quot;;&quot;&quot;))">
            <text:p/>
          </table:table-cell>
          <table:table-cell/>
        </table:table-row>
        <table:table-row table:style-name="ro1">
          <table:table-cell table:style-name="ce8" table:formula="of:=IF([.B321]=&quot;&quot;;&quot;&quot;;&quot;Attributes_Primary_&quot;&amp;SUBSTITUTE([.B321];&quot; &quot;;&quot;&quot;))">
            <text:p/>
          </table:table-cell>
          <table:table-cell/>
        </table:table-row>
        <table:table-row table:style-name="ro1">
          <table:table-cell table:style-name="ce8" table:formula="of:=IF([.B322]=&quot;&quot;;&quot;&quot;;&quot;Attributes_Primary_&quot;&amp;SUBSTITUTE([.B322];&quot; &quot;;&quot;&quot;))">
            <text:p/>
          </table:table-cell>
          <table:table-cell/>
        </table:table-row>
        <table:table-row table:style-name="ro1">
          <table:table-cell table:style-name="ce8" table:formula="of:=IF([.B323]=&quot;&quot;;&quot;&quot;;&quot;Attributes_Primary_&quot;&amp;SUBSTITUTE([.B323];&quot; &quot;;&quot;&quot;))">
            <text:p/>
          </table:table-cell>
          <table:table-cell/>
        </table:table-row>
        <table:table-row table:style-name="ro1">
          <table:table-cell table:style-name="ce8" table:formula="of:=IF([.B324]=&quot;&quot;;&quot;&quot;;&quot;Attributes_Primary_&quot;&amp;SUBSTITUTE([.B324];&quot; &quot;;&quot;&quot;))">
            <text:p/>
          </table:table-cell>
          <table:table-cell/>
        </table:table-row>
        <table:table-row table:style-name="ro1">
          <table:table-cell table:style-name="ce8" table:formula="of:=IF([.B325]=&quot;&quot;;&quot;&quot;;&quot;Attributes_Primary_&quot;&amp;SUBSTITUTE([.B325];&quot; &quot;;&quot;&quot;))">
            <text:p/>
          </table:table-cell>
          <table:table-cell/>
        </table:table-row>
        <table:table-row table:style-name="ro1">
          <table:table-cell table:style-name="ce8" table:formula="of:=IF([.B326]=&quot;&quot;;&quot;&quot;;&quot;Attributes_Primary_&quot;&amp;SUBSTITUTE([.B326];&quot; &quot;;&quot;&quot;))">
            <text:p/>
          </table:table-cell>
          <table:table-cell/>
        </table:table-row>
        <table:table-row table:style-name="ro1">
          <table:table-cell table:style-name="ce8" table:formula="of:=IF([.B327]=&quot;&quot;;&quot;&quot;;&quot;Attributes_Primary_&quot;&amp;SUBSTITUTE([.B327];&quot; &quot;;&quot;&quot;))">
            <text:p/>
          </table:table-cell>
          <table:table-cell/>
        </table:table-row>
        <table:table-row table:style-name="ro1">
          <table:table-cell table:style-name="ce8" table:formula="of:=IF([.B328]=&quot;&quot;;&quot;&quot;;&quot;Attributes_Primary_&quot;&amp;SUBSTITUTE([.B328];&quot; &quot;;&quot;&quot;))">
            <text:p/>
          </table:table-cell>
          <table:table-cell/>
        </table:table-row>
        <table:table-row table:style-name="ro1">
          <table:table-cell table:style-name="ce8" table:formula="of:=IF([.B329]=&quot;&quot;;&quot;&quot;;&quot;Attributes_Primary_&quot;&amp;SUBSTITUTE([.B329];&quot; &quot;;&quot;&quot;))">
            <text:p/>
          </table:table-cell>
          <table:table-cell/>
        </table:table-row>
        <table:table-row table:style-name="ro1">
          <table:table-cell table:style-name="ce8" table:formula="of:=IF([.B330]=&quot;&quot;;&quot;&quot;;&quot;Attributes_Primary_&quot;&amp;SUBSTITUTE([.B330];&quot; &quot;;&quot;&quot;))">
            <text:p/>
          </table:table-cell>
          <table:table-cell/>
        </table:table-row>
        <table:table-row table:style-name="ro1">
          <table:table-cell table:style-name="ce8" table:formula="of:=IF([.B331]=&quot;&quot;;&quot;&quot;;&quot;Attributes_Primary_&quot;&amp;SUBSTITUTE([.B331];&quot; &quot;;&quot;&quot;))">
            <text:p/>
          </table:table-cell>
          <table:table-cell/>
        </table:table-row>
        <table:table-row table:style-name="ro1">
          <table:table-cell table:style-name="ce8" table:formula="of:=IF([.B332]=&quot;&quot;;&quot;&quot;;&quot;Attributes_Primary_&quot;&amp;SUBSTITUTE([.B332];&quot; &quot;;&quot;&quot;))">
            <text:p/>
          </table:table-cell>
          <table:table-cell/>
        </table:table-row>
        <table:table-row table:style-name="ro1">
          <table:table-cell table:style-name="ce8" table:formula="of:=IF([.B333]=&quot;&quot;;&quot;&quot;;&quot;Attributes_Primary_&quot;&amp;SUBSTITUTE([.B333];&quot; &quot;;&quot;&quot;))">
            <text:p/>
          </table:table-cell>
          <table:table-cell/>
        </table:table-row>
        <table:table-row table:style-name="ro1">
          <table:table-cell table:style-name="ce8" table:formula="of:=IF([.B334]=&quot;&quot;;&quot;&quot;;&quot;Attributes_Primary_&quot;&amp;SUBSTITUTE([.B334];&quot; &quot;;&quot;&quot;))">
            <text:p/>
          </table:table-cell>
          <table:table-cell/>
        </table:table-row>
        <table:table-row table:style-name="ro1">
          <table:table-cell table:style-name="ce8" table:formula="of:=IF([.B335]=&quot;&quot;;&quot;&quot;;&quot;Attributes_Primary_&quot;&amp;SUBSTITUTE([.B335];&quot; &quot;;&quot;&quot;))">
            <text:p/>
          </table:table-cell>
          <table:table-cell/>
        </table:table-row>
        <table:table-row table:style-name="ro1">
          <table:table-cell table:style-name="ce8" table:formula="of:=IF([.B336]=&quot;&quot;;&quot;&quot;;&quot;Attributes_Primary_&quot;&amp;SUBSTITUTE([.B336];&quot; &quot;;&quot;&quot;))">
            <text:p/>
          </table:table-cell>
          <table:table-cell/>
        </table:table-row>
        <table:table-row table:style-name="ro1">
          <table:table-cell table:style-name="ce8" table:formula="of:=IF([.B337]=&quot;&quot;;&quot;&quot;;&quot;Attributes_Primary_&quot;&amp;SUBSTITUTE([.B337];&quot; &quot;;&quot;&quot;))">
            <text:p/>
          </table:table-cell>
          <table:table-cell/>
        </table:table-row>
        <table:table-row table:style-name="ro1">
          <table:table-cell table:style-name="ce8" table:formula="of:=IF([.B338]=&quot;&quot;;&quot;&quot;;&quot;Attributes_Primary_&quot;&amp;SUBSTITUTE([.B338];&quot; &quot;;&quot;&quot;))">
            <text:p/>
          </table:table-cell>
          <table:table-cell/>
        </table:table-row>
        <table:table-row table:style-name="ro1">
          <table:table-cell table:style-name="ce8" table:formula="of:=IF([.B339]=&quot;&quot;;&quot;&quot;;&quot;Attributes_Primary_&quot;&amp;SUBSTITUTE([.B339];&quot; &quot;;&quot;&quot;))">
            <text:p/>
          </table:table-cell>
          <table:table-cell/>
        </table:table-row>
        <table:table-row table:style-name="ro1">
          <table:table-cell table:style-name="ce8" table:formula="of:=IF([.B340]=&quot;&quot;;&quot;&quot;;&quot;Attributes_Primary_&quot;&amp;SUBSTITUTE([.B340];&quot; &quot;;&quot;&quot;))">
            <text:p/>
          </table:table-cell>
          <table:table-cell/>
        </table:table-row>
        <table:table-row table:style-name="ro1">
          <table:table-cell table:style-name="ce8" table:formula="of:=IF([.B341]=&quot;&quot;;&quot;&quot;;&quot;Attributes_Primary_&quot;&amp;SUBSTITUTE([.B341];&quot; &quot;;&quot;&quot;))">
            <text:p/>
          </table:table-cell>
          <table:table-cell/>
        </table:table-row>
        <table:table-row table:style-name="ro1">
          <table:table-cell table:style-name="ce8" table:formula="of:=IF([.B342]=&quot;&quot;;&quot;&quot;;&quot;Attributes_Primary_&quot;&amp;SUBSTITUTE([.B342];&quot; &quot;;&quot;&quot;))">
            <text:p/>
          </table:table-cell>
          <table:table-cell/>
        </table:table-row>
        <table:table-row table:style-name="ro1">
          <table:table-cell table:style-name="ce8" table:formula="of:=IF([.B343]=&quot;&quot;;&quot;&quot;;&quot;Attributes_Primary_&quot;&amp;SUBSTITUTE([.B343];&quot; &quot;;&quot;&quot;))">
            <text:p/>
          </table:table-cell>
          <table:table-cell/>
        </table:table-row>
        <table:table-row table:style-name="ro1">
          <table:table-cell table:style-name="ce8" table:formula="of:=IF([.B344]=&quot;&quot;;&quot;&quot;;&quot;Attributes_Primary_&quot;&amp;SUBSTITUTE([.B344];&quot; &quot;;&quot;&quot;))">
            <text:p/>
          </table:table-cell>
          <table:table-cell/>
        </table:table-row>
        <table:table-row table:style-name="ro1">
          <table:table-cell table:style-name="ce8" table:formula="of:=IF([.B345]=&quot;&quot;;&quot;&quot;;&quot;Attributes_Primary_&quot;&amp;SUBSTITUTE([.B345];&quot; &quot;;&quot;&quot;))">
            <text:p/>
          </table:table-cell>
          <table:table-cell/>
        </table:table-row>
        <table:table-row table:style-name="ro1">
          <table:table-cell table:style-name="ce8" table:formula="of:=IF([.B346]=&quot;&quot;;&quot;&quot;;&quot;Attributes_Primary_&quot;&amp;SUBSTITUTE([.B346];&quot; &quot;;&quot;&quot;))">
            <text:p/>
          </table:table-cell>
          <table:table-cell/>
        </table:table-row>
        <table:table-row table:style-name="ro1">
          <table:table-cell table:style-name="ce8" table:formula="of:=IF([.B347]=&quot;&quot;;&quot;&quot;;&quot;Attributes_Primary_&quot;&amp;SUBSTITUTE([.B347];&quot; &quot;;&quot;&quot;))">
            <text:p/>
          </table:table-cell>
          <table:table-cell/>
        </table:table-row>
        <table:table-row table:style-name="ro1">
          <table:table-cell table:style-name="ce8" table:formula="of:=IF([.B348]=&quot;&quot;;&quot;&quot;;&quot;Attributes_Primary_&quot;&amp;SUBSTITUTE([.B348];&quot; &quot;;&quot;&quot;))">
            <text:p/>
          </table:table-cell>
          <table:table-cell/>
        </table:table-row>
        <table:table-row table:style-name="ro1">
          <table:table-cell table:style-name="ce8" table:formula="of:=IF([.B349]=&quot;&quot;;&quot;&quot;;&quot;Attributes_Primary_&quot;&amp;SUBSTITUTE([.B349];&quot; &quot;;&quot;&quot;))">
            <text:p/>
          </table:table-cell>
          <table:table-cell/>
        </table:table-row>
        <table:table-row table:style-name="ro1">
          <table:table-cell table:style-name="ce8" table:formula="of:=IF([.B350]=&quot;&quot;;&quot;&quot;;&quot;Attributes_Primary_&quot;&amp;SUBSTITUTE([.B350];&quot; &quot;;&quot;&quot;))">
            <text:p/>
          </table:table-cell>
          <table:table-cell/>
        </table:table-row>
        <table:table-row table:style-name="ro1">
          <table:table-cell table:style-name="ce8" table:formula="of:=IF([.B351]=&quot;&quot;;&quot;&quot;;&quot;Attributes_Primary_&quot;&amp;SUBSTITUTE([.B351];&quot; &quot;;&quot;&quot;))">
            <text:p/>
          </table:table-cell>
          <table:table-cell/>
        </table:table-row>
        <table:table-row table:style-name="ro1">
          <table:table-cell table:style-name="ce8" table:formula="of:=IF([.B352]=&quot;&quot;;&quot;&quot;;&quot;Attributes_Primary_&quot;&amp;SUBSTITUTE([.B352];&quot; &quot;;&quot;&quot;))">
            <text:p/>
          </table:table-cell>
          <table:table-cell/>
        </table:table-row>
        <table:table-row table:style-name="ro1">
          <table:table-cell table:style-name="ce8" table:formula="of:=IF([.B353]=&quot;&quot;;&quot;&quot;;&quot;Attributes_Primary_&quot;&amp;SUBSTITUTE([.B353];&quot; &quot;;&quot;&quot;))">
            <text:p/>
          </table:table-cell>
          <table:table-cell/>
        </table:table-row>
        <table:table-row table:style-name="ro1">
          <table:table-cell table:style-name="ce8" table:formula="of:=IF([.B354]=&quot;&quot;;&quot;&quot;;&quot;Attributes_Primary_&quot;&amp;SUBSTITUTE([.B354];&quot; &quot;;&quot;&quot;))">
            <text:p/>
          </table:table-cell>
          <table:table-cell/>
        </table:table-row>
        <table:table-row table:style-name="ro1">
          <table:table-cell table:style-name="ce8" table:formula="of:=IF([.B355]=&quot;&quot;;&quot;&quot;;&quot;Attributes_Primary_&quot;&amp;SUBSTITUTE([.B355];&quot; &quot;;&quot;&quot;))">
            <text:p/>
          </table:table-cell>
          <table:table-cell/>
        </table:table-row>
        <table:table-row table:style-name="ro1">
          <table:table-cell table:style-name="ce8" table:formula="of:=IF([.B356]=&quot;&quot;;&quot;&quot;;&quot;Attributes_Primary_&quot;&amp;SUBSTITUTE([.B356];&quot; &quot;;&quot;&quot;))">
            <text:p/>
          </table:table-cell>
          <table:table-cell/>
        </table:table-row>
        <table:table-row table:style-name="ro1">
          <table:table-cell table:style-name="ce8" table:formula="of:=IF([.B357]=&quot;&quot;;&quot;&quot;;&quot;Attributes_Primary_&quot;&amp;SUBSTITUTE([.B357];&quot; &quot;;&quot;&quot;))">
            <text:p/>
          </table:table-cell>
          <table:table-cell/>
        </table:table-row>
        <table:table-row table:style-name="ro1">
          <table:table-cell table:style-name="ce8" table:formula="of:=IF([.B358]=&quot;&quot;;&quot;&quot;;&quot;Attributes_Primary_&quot;&amp;SUBSTITUTE([.B358];&quot; &quot;;&quot;&quot;))">
            <text:p/>
          </table:table-cell>
          <table:table-cell/>
        </table:table-row>
        <table:table-row table:style-name="ro1">
          <table:table-cell table:style-name="ce8" table:formula="of:=IF([.B359]=&quot;&quot;;&quot;&quot;;&quot;Attributes_Primary_&quot;&amp;SUBSTITUTE([.B359];&quot; &quot;;&quot;&quot;))">
            <text:p/>
          </table:table-cell>
          <table:table-cell/>
        </table:table-row>
        <table:table-row table:style-name="ro1">
          <table:table-cell table:style-name="ce8" table:formula="of:=IF([.B360]=&quot;&quot;;&quot;&quot;;&quot;Attributes_Primary_&quot;&amp;SUBSTITUTE([.B360];&quot; &quot;;&quot;&quot;))">
            <text:p/>
          </table:table-cell>
          <table:table-cell/>
        </table:table-row>
        <table:table-row table:style-name="ro1">
          <table:table-cell table:style-name="ce8" table:formula="of:=IF([.B361]=&quot;&quot;;&quot;&quot;;&quot;Attributes_Primary_&quot;&amp;SUBSTITUTE([.B361];&quot; &quot;;&quot;&quot;))">
            <text:p/>
          </table:table-cell>
          <table:table-cell/>
        </table:table-row>
        <table:table-row table:style-name="ro1">
          <table:table-cell table:style-name="ce8" table:formula="of:=IF([.B362]=&quot;&quot;;&quot;&quot;;&quot;Attributes_Primary_&quot;&amp;SUBSTITUTE([.B362];&quot; &quot;;&quot;&quot;))">
            <text:p/>
          </table:table-cell>
          <table:table-cell/>
        </table:table-row>
        <table:table-row table:style-name="ro1">
          <table:table-cell table:style-name="ce8" table:formula="of:=IF([.B363]=&quot;&quot;;&quot;&quot;;&quot;Attributes_Primary_&quot;&amp;SUBSTITUTE([.B363];&quot; &quot;;&quot;&quot;))">
            <text:p/>
          </table:table-cell>
          <table:table-cell/>
        </table:table-row>
        <table:table-row table:style-name="ro1">
          <table:table-cell table:style-name="ce8" table:formula="of:=IF([.B364]=&quot;&quot;;&quot;&quot;;&quot;Attributes_Primary_&quot;&amp;SUBSTITUTE([.B364];&quot; &quot;;&quot;&quot;))">
            <text:p/>
          </table:table-cell>
          <table:table-cell/>
        </table:table-row>
        <table:table-row table:style-name="ro1">
          <table:table-cell table:style-name="ce8" table:formula="of:=IF([.B365]=&quot;&quot;;&quot;&quot;;&quot;Attributes_Primary_&quot;&amp;SUBSTITUTE([.B365];&quot; &quot;;&quot;&quot;))">
            <text:p/>
          </table:table-cell>
          <table:table-cell/>
        </table:table-row>
        <table:table-row table:style-name="ro1">
          <table:table-cell table:style-name="ce8" table:formula="of:=IF([.B366]=&quot;&quot;;&quot;&quot;;&quot;Attributes_Primary_&quot;&amp;SUBSTITUTE([.B366];&quot; &quot;;&quot;&quot;))">
            <text:p/>
          </table:table-cell>
          <table:table-cell/>
        </table:table-row>
        <table:table-row table:style-name="ro1">
          <table:table-cell table:style-name="ce8" table:formula="of:=IF([.B367]=&quot;&quot;;&quot;&quot;;&quot;Attributes_Primary_&quot;&amp;SUBSTITUTE([.B367];&quot; &quot;;&quot;&quot;))">
            <text:p/>
          </table:table-cell>
          <table:table-cell/>
        </table:table-row>
        <table:table-row table:style-name="ro1">
          <table:table-cell table:style-name="ce8" table:formula="of:=IF([.B368]=&quot;&quot;;&quot;&quot;;&quot;Attributes_Primary_&quot;&amp;SUBSTITUTE([.B368];&quot; &quot;;&quot;&quot;))">
            <text:p/>
          </table:table-cell>
          <table:table-cell/>
        </table:table-row>
        <table:table-row table:style-name="ro1">
          <table:table-cell table:style-name="ce8" table:formula="of:=IF([.B369]=&quot;&quot;;&quot;&quot;;&quot;Attributes_Primary_&quot;&amp;SUBSTITUTE([.B369];&quot; &quot;;&quot;&quot;))">
            <text:p/>
          </table:table-cell>
          <table:table-cell/>
        </table:table-row>
        <table:table-row table:style-name="ro1">
          <table:table-cell table:style-name="ce8" table:formula="of:=IF([.B370]=&quot;&quot;;&quot;&quot;;&quot;Attributes_Primary_&quot;&amp;SUBSTITUTE([.B370];&quot; &quot;;&quot;&quot;))">
            <text:p/>
          </table:table-cell>
          <table:table-cell/>
        </table:table-row>
        <table:table-row table:style-name="ro1">
          <table:table-cell table:style-name="ce8" table:formula="of:=IF([.B371]=&quot;&quot;;&quot;&quot;;&quot;Attributes_Primary_&quot;&amp;SUBSTITUTE([.B371];&quot; &quot;;&quot;&quot;))">
            <text:p/>
          </table:table-cell>
          <table:table-cell/>
        </table:table-row>
        <table:table-row table:style-name="ro1">
          <table:table-cell table:style-name="ce8" table:formula="of:=IF([.B372]=&quot;&quot;;&quot;&quot;;&quot;Attributes_Primary_&quot;&amp;SUBSTITUTE([.B372];&quot; &quot;;&quot;&quot;))">
            <text:p/>
          </table:table-cell>
          <table:table-cell/>
        </table:table-row>
        <table:table-row table:style-name="ro1">
          <table:table-cell table:style-name="ce8" table:formula="of:=IF([.B373]=&quot;&quot;;&quot;&quot;;&quot;Attributes_Primary_&quot;&amp;SUBSTITUTE([.B373];&quot; &quot;;&quot;&quot;))">
            <text:p/>
          </table:table-cell>
          <table:table-cell/>
        </table:table-row>
        <table:table-row table:style-name="ro1">
          <table:table-cell table:style-name="ce8" table:formula="of:=IF([.B374]=&quot;&quot;;&quot;&quot;;&quot;Attributes_Primary_&quot;&amp;SUBSTITUTE([.B374];&quot; &quot;;&quot;&quot;))">
            <text:p/>
          </table:table-cell>
          <table:table-cell/>
        </table:table-row>
        <table:table-row table:style-name="ro1">
          <table:table-cell table:style-name="ce8" table:formula="of:=IF([.B375]=&quot;&quot;;&quot;&quot;;&quot;Attributes_Primary_&quot;&amp;SUBSTITUTE([.B375];&quot; &quot;;&quot;&quot;))">
            <text:p/>
          </table:table-cell>
          <table:table-cell/>
        </table:table-row>
        <table:table-row table:style-name="ro1">
          <table:table-cell table:style-name="ce8" table:formula="of:=IF([.B376]=&quot;&quot;;&quot;&quot;;&quot;Attributes_Primary_&quot;&amp;SUBSTITUTE([.B376];&quot; &quot;;&quot;&quot;))">
            <text:p/>
          </table:table-cell>
          <table:table-cell/>
        </table:table-row>
        <table:table-row table:style-name="ro1">
          <table:table-cell table:style-name="ce8" table:formula="of:=IF([.B377]=&quot;&quot;;&quot;&quot;;&quot;Attributes_Primary_&quot;&amp;SUBSTITUTE([.B377];&quot; &quot;;&quot;&quot;))">
            <text:p/>
          </table:table-cell>
          <table:table-cell/>
        </table:table-row>
        <table:table-row table:style-name="ro1">
          <table:table-cell table:style-name="ce8" table:formula="of:=IF([.B378]=&quot;&quot;;&quot;&quot;;&quot;Attributes_Primary_&quot;&amp;SUBSTITUTE([.B378];&quot; &quot;;&quot;&quot;))">
            <text:p/>
          </table:table-cell>
          <table:table-cell/>
        </table:table-row>
        <table:table-row table:style-name="ro1">
          <table:table-cell table:style-name="ce8" table:formula="of:=IF([.B379]=&quot;&quot;;&quot;&quot;;&quot;Attributes_Primary_&quot;&amp;SUBSTITUTE([.B379];&quot; &quot;;&quot;&quot;))">
            <text:p/>
          </table:table-cell>
          <table:table-cell/>
        </table:table-row>
        <table:table-row table:style-name="ro1">
          <table:table-cell table:style-name="ce8" table:formula="of:=IF([.B380]=&quot;&quot;;&quot;&quot;;&quot;Attributes_Primary_&quot;&amp;SUBSTITUTE([.B380];&quot; &quot;;&quot;&quot;))">
            <text:p/>
          </table:table-cell>
          <table:table-cell/>
        </table:table-row>
        <table:table-row table:style-name="ro1">
          <table:table-cell table:style-name="ce8" table:formula="of:=IF([.B381]=&quot;&quot;;&quot;&quot;;&quot;Attributes_Primary_&quot;&amp;SUBSTITUTE([.B381];&quot; &quot;;&quot;&quot;))">
            <text:p/>
          </table:table-cell>
          <table:table-cell/>
        </table:table-row>
        <table:table-row table:style-name="ro1">
          <table:table-cell table:style-name="ce8" table:formula="of:=IF([.B382]=&quot;&quot;;&quot;&quot;;&quot;Attributes_Primary_&quot;&amp;SUBSTITUTE([.B382];&quot; &quot;;&quot;&quot;))">
            <text:p/>
          </table:table-cell>
          <table:table-cell/>
        </table:table-row>
        <table:table-row table:style-name="ro1">
          <table:table-cell table:style-name="ce8" table:formula="of:=IF([.B383]=&quot;&quot;;&quot;&quot;;&quot;Attributes_Primary_&quot;&amp;SUBSTITUTE([.B383];&quot; &quot;;&quot;&quot;))">
            <text:p/>
          </table:table-cell>
          <table:table-cell/>
        </table:table-row>
        <table:table-row table:style-name="ro1">
          <table:table-cell table:style-name="ce8" table:formula="of:=IF([.B384]=&quot;&quot;;&quot;&quot;;&quot;Attributes_Primary_&quot;&amp;SUBSTITUTE([.B384];&quot; &quot;;&quot;&quot;))">
            <text:p/>
          </table:table-cell>
          <table:table-cell/>
        </table:table-row>
        <table:table-row table:style-name="ro1">
          <table:table-cell table:style-name="ce8" table:formula="of:=IF([.B385]=&quot;&quot;;&quot;&quot;;&quot;Attributes_Primary_&quot;&amp;SUBSTITUTE([.B385];&quot; &quot;;&quot;&quot;))">
            <text:p/>
          </table:table-cell>
          <table:table-cell/>
        </table:table-row>
        <table:table-row table:style-name="ro1">
          <table:table-cell table:style-name="ce8" table:formula="of:=IF([.B386]=&quot;&quot;;&quot;&quot;;&quot;Attributes_Primary_&quot;&amp;SUBSTITUTE([.B386];&quot; &quot;;&quot;&quot;))">
            <text:p/>
          </table:table-cell>
          <table:table-cell/>
        </table:table-row>
        <table:table-row table:style-name="ro1">
          <table:table-cell table:style-name="ce8" table:formula="of:=IF([.B387]=&quot;&quot;;&quot;&quot;;&quot;Attributes_Primary_&quot;&amp;SUBSTITUTE([.B387];&quot; &quot;;&quot;&quot;))">
            <text:p/>
          </table:table-cell>
          <table:table-cell/>
        </table:table-row>
        <table:table-row table:style-name="ro1">
          <table:table-cell table:style-name="ce8" table:formula="of:=IF([.B388]=&quot;&quot;;&quot;&quot;;&quot;Attributes_Primary_&quot;&amp;SUBSTITUTE([.B388];&quot; &quot;;&quot;&quot;))">
            <text:p/>
          </table:table-cell>
          <table:table-cell/>
        </table:table-row>
        <table:table-row table:style-name="ro1">
          <table:table-cell table:style-name="ce8" table:formula="of:=IF([.B389]=&quot;&quot;;&quot;&quot;;&quot;Attributes_Primary_&quot;&amp;SUBSTITUTE([.B389];&quot; &quot;;&quot;&quot;))">
            <text:p/>
          </table:table-cell>
          <table:table-cell/>
        </table:table-row>
        <table:table-row table:style-name="ro1">
          <table:table-cell table:style-name="ce8" table:formula="of:=IF([.B390]=&quot;&quot;;&quot;&quot;;&quot;Attributes_Primary_&quot;&amp;SUBSTITUTE([.B390];&quot; &quot;;&quot;&quot;))">
            <text:p/>
          </table:table-cell>
          <table:table-cell/>
        </table:table-row>
        <table:table-row table:style-name="ro1">
          <table:table-cell table:style-name="ce8" table:formula="of:=IF([.B391]=&quot;&quot;;&quot;&quot;;&quot;Attributes_Primary_&quot;&amp;SUBSTITUTE([.B391];&quot; &quot;;&quot;&quot;))">
            <text:p/>
          </table:table-cell>
          <table:table-cell/>
        </table:table-row>
        <table:table-row table:style-name="ro1">
          <table:table-cell table:style-name="ce8" table:formula="of:=IF([.B392]=&quot;&quot;;&quot;&quot;;&quot;Attributes_Primary_&quot;&amp;SUBSTITUTE([.B392];&quot; &quot;;&quot;&quot;))">
            <text:p/>
          </table:table-cell>
          <table:table-cell/>
        </table:table-row>
        <table:table-row table:style-name="ro1">
          <table:table-cell table:style-name="ce8" table:formula="of:=IF([.B393]=&quot;&quot;;&quot;&quot;;&quot;Attributes_Primary_&quot;&amp;SUBSTITUTE([.B393];&quot; &quot;;&quot;&quot;))">
            <text:p/>
          </table:table-cell>
          <table:table-cell/>
        </table:table-row>
        <table:table-row table:style-name="ro1">
          <table:table-cell table:style-name="ce8" table:formula="of:=IF([.B394]=&quot;&quot;;&quot;&quot;;&quot;Attributes_Primary_&quot;&amp;SUBSTITUTE([.B394];&quot; &quot;;&quot;&quot;))">
            <text:p/>
          </table:table-cell>
          <table:table-cell/>
        </table:table-row>
        <table:table-row table:style-name="ro1">
          <table:table-cell table:style-name="ce8" table:formula="of:=IF([.B395]=&quot;&quot;;&quot;&quot;;&quot;Attributes_Primary_&quot;&amp;SUBSTITUTE([.B395];&quot; &quot;;&quot;&quot;))">
            <text:p/>
          </table:table-cell>
          <table:table-cell/>
        </table:table-row>
        <table:table-row table:style-name="ro1">
          <table:table-cell table:style-name="ce8" table:formula="of:=IF([.B396]=&quot;&quot;;&quot;&quot;;&quot;Attributes_Primary_&quot;&amp;SUBSTITUTE([.B396];&quot; &quot;;&quot;&quot;))">
            <text:p/>
          </table:table-cell>
          <table:table-cell/>
        </table:table-row>
        <table:table-row table:style-name="ro1">
          <table:table-cell table:style-name="ce8" table:formula="of:=IF([.B397]=&quot;&quot;;&quot;&quot;;&quot;Attributes_Primary_&quot;&amp;SUBSTITUTE([.B397];&quot; &quot;;&quot;&quot;))">
            <text:p/>
          </table:table-cell>
          <table:table-cell/>
        </table:table-row>
        <table:table-row table:style-name="ro1">
          <table:table-cell table:style-name="ce8" table:formula="of:=IF([.B398]=&quot;&quot;;&quot;&quot;;&quot;Attributes_Primary_&quot;&amp;SUBSTITUTE([.B398];&quot; &quot;;&quot;&quot;))">
            <text:p/>
          </table:table-cell>
          <table:table-cell/>
        </table:table-row>
        <table:table-row table:style-name="ro1">
          <table:table-cell table:style-name="ce8" table:formula="of:=IF([.B399]=&quot;&quot;;&quot;&quot;;&quot;Attributes_Primary_&quot;&amp;SUBSTITUTE([.B399];&quot; &quot;;&quot;&quot;))">
            <text:p/>
          </table:table-cell>
          <table:table-cell/>
        </table:table-row>
        <table:table-row table:style-name="ro1">
          <table:table-cell table:style-name="ce8" table:formula="of:=IF([.B400]=&quot;&quot;;&quot;&quot;;&quot;Attributes_Primary_&quot;&amp;SUBSTITUTE([.B400];&quot; &quot;;&quot;&quot;))">
            <text:p/>
          </table:table-cell>
          <table:table-cell/>
        </table:table-row>
        <table:table-row table:style-name="ro1">
          <table:table-cell table:style-name="ce8" table:formula="of:=IF([.B401]=&quot;&quot;;&quot;&quot;;&quot;Attributes_Primary_&quot;&amp;SUBSTITUTE([.B401];&quot; &quot;;&quot;&quot;))">
            <text:p/>
          </table:table-cell>
          <table:table-cell/>
        </table:table-row>
        <table:table-row table:style-name="ro1">
          <table:table-cell table:style-name="ce8" table:formula="of:=IF([.B402]=&quot;&quot;;&quot;&quot;;&quot;Attributes_Primary_&quot;&amp;SUBSTITUTE([.B402];&quot; &quot;;&quot;&quot;))">
            <text:p/>
          </table:table-cell>
          <table:table-cell/>
        </table:table-row>
        <table:table-row table:style-name="ro1">
          <table:table-cell table:style-name="ce8" table:formula="of:=IF([.B403]=&quot;&quot;;&quot;&quot;;&quot;Attributes_Primary_&quot;&amp;SUBSTITUTE([.B403];&quot; &quot;;&quot;&quot;))">
            <text:p/>
          </table:table-cell>
          <table:table-cell/>
        </table:table-row>
        <table:table-row table:style-name="ro1">
          <table:table-cell table:style-name="ce8" table:formula="of:=IF([.B404]=&quot;&quot;;&quot;&quot;;&quot;Attributes_Primary_&quot;&amp;SUBSTITUTE([.B404];&quot; &quot;;&quot;&quot;))">
            <text:p/>
          </table:table-cell>
          <table:table-cell/>
        </table:table-row>
        <table:table-row table:style-name="ro1">
          <table:table-cell table:style-name="ce8" table:formula="of:=IF([.B405]=&quot;&quot;;&quot;&quot;;&quot;Attributes_Primary_&quot;&amp;SUBSTITUTE([.B405];&quot; &quot;;&quot;&quot;))">
            <text:p/>
          </table:table-cell>
          <table:table-cell/>
        </table:table-row>
        <table:table-row table:style-name="ro1">
          <table:table-cell table:style-name="ce8" table:formula="of:=IF([.B406]=&quot;&quot;;&quot;&quot;;&quot;Attributes_Primary_&quot;&amp;SUBSTITUTE([.B406];&quot; &quot;;&quot;&quot;))">
            <text:p/>
          </table:table-cell>
          <table:table-cell/>
        </table:table-row>
        <table:table-row table:style-name="ro1">
          <table:table-cell table:style-name="ce8" table:formula="of:=IF([.B407]=&quot;&quot;;&quot;&quot;;&quot;Attributes_Primary_&quot;&amp;SUBSTITUTE([.B407];&quot; &quot;;&quot;&quot;))">
            <text:p/>
          </table:table-cell>
          <table:table-cell/>
        </table:table-row>
        <table:table-row table:style-name="ro1">
          <table:table-cell table:style-name="ce8" table:formula="of:=IF([.B408]=&quot;&quot;;&quot;&quot;;&quot;Attributes_Primary_&quot;&amp;SUBSTITUTE([.B408];&quot; &quot;;&quot;&quot;))">
            <text:p/>
          </table:table-cell>
          <table:table-cell/>
        </table:table-row>
        <table:table-row table:style-name="ro1">
          <table:table-cell table:style-name="ce8" table:formula="of:=IF([.B409]=&quot;&quot;;&quot;&quot;;&quot;Attributes_Primary_&quot;&amp;SUBSTITUTE([.B409];&quot; &quot;;&quot;&quot;))">
            <text:p/>
          </table:table-cell>
          <table:table-cell/>
        </table:table-row>
        <table:table-row table:style-name="ro1">
          <table:table-cell table:style-name="ce8" table:formula="of:=IF([.B410]=&quot;&quot;;&quot;&quot;;&quot;Attributes_Primary_&quot;&amp;SUBSTITUTE([.B410];&quot; &quot;;&quot;&quot;))">
            <text:p/>
          </table:table-cell>
          <table:table-cell/>
        </table:table-row>
        <table:table-row table:style-name="ro1">
          <table:table-cell table:style-name="ce8" table:formula="of:=IF([.B411]=&quot;&quot;;&quot;&quot;;&quot;Attributes_Primary_&quot;&amp;SUBSTITUTE([.B411];&quot; &quot;;&quot;&quot;))">
            <text:p/>
          </table:table-cell>
          <table:table-cell/>
        </table:table-row>
        <table:table-row table:style-name="ro1">
          <table:table-cell table:style-name="ce8" table:formula="of:=IF([.B412]=&quot;&quot;;&quot;&quot;;&quot;Attributes_Primary_&quot;&amp;SUBSTITUTE([.B412];&quot; &quot;;&quot;&quot;))">
            <text:p/>
          </table:table-cell>
          <table:table-cell/>
        </table:table-row>
        <table:table-row table:style-name="ro1">
          <table:table-cell table:style-name="ce8" table:formula="of:=IF([.B413]=&quot;&quot;;&quot;&quot;;&quot;Attributes_Primary_&quot;&amp;SUBSTITUTE([.B413];&quot; &quot;;&quot;&quot;))">
            <text:p/>
          </table:table-cell>
          <table:table-cell/>
        </table:table-row>
        <table:table-row table:style-name="ro1">
          <table:table-cell table:style-name="ce8" table:formula="of:=IF([.B414]=&quot;&quot;;&quot;&quot;;&quot;Attributes_Primary_&quot;&amp;SUBSTITUTE([.B414];&quot; &quot;;&quot;&quot;))">
            <text:p/>
          </table:table-cell>
          <table:table-cell/>
        </table:table-row>
        <table:table-row table:style-name="ro1">
          <table:table-cell table:style-name="ce8" table:formula="of:=IF([.B415]=&quot;&quot;;&quot;&quot;;&quot;Attributes_Primary_&quot;&amp;SUBSTITUTE([.B415];&quot; &quot;;&quot;&quot;))">
            <text:p/>
          </table:table-cell>
          <table:table-cell/>
        </table:table-row>
        <table:table-row table:style-name="ro1">
          <table:table-cell table:style-name="ce8" table:formula="of:=IF([.B416]=&quot;&quot;;&quot;&quot;;&quot;Attributes_Primary_&quot;&amp;SUBSTITUTE([.B416];&quot; &quot;;&quot;&quot;))">
            <text:p/>
          </table:table-cell>
          <table:table-cell/>
        </table:table-row>
        <table:table-row table:style-name="ro1">
          <table:table-cell table:style-name="ce8" table:formula="of:=IF([.B417]=&quot;&quot;;&quot;&quot;;&quot;Attributes_Primary_&quot;&amp;SUBSTITUTE([.B417];&quot; &quot;;&quot;&quot;))">
            <text:p/>
          </table:table-cell>
          <table:table-cell/>
        </table:table-row>
        <table:table-row table:style-name="ro1">
          <table:table-cell table:style-name="ce8" table:formula="of:=IF([.B418]=&quot;&quot;;&quot;&quot;;&quot;Attributes_Primary_&quot;&amp;SUBSTITUTE([.B418];&quot; &quot;;&quot;&quot;))">
            <text:p/>
          </table:table-cell>
          <table:table-cell/>
        </table:table-row>
        <table:table-row table:style-name="ro1">
          <table:table-cell table:style-name="ce8" table:formula="of:=IF([.B419]=&quot;&quot;;&quot;&quot;;&quot;Attributes_Primary_&quot;&amp;SUBSTITUTE([.B419];&quot; &quot;;&quot;&quot;))">
            <text:p/>
          </table:table-cell>
          <table:table-cell/>
        </table:table-row>
        <table:table-row table:style-name="ro1">
          <table:table-cell table:style-name="ce8" table:formula="of:=IF([.B420]=&quot;&quot;;&quot;&quot;;&quot;Attributes_Primary_&quot;&amp;SUBSTITUTE([.B420];&quot; &quot;;&quot;&quot;))">
            <text:p/>
          </table:table-cell>
          <table:table-cell/>
        </table:table-row>
        <table:table-row table:style-name="ro1">
          <table:table-cell table:style-name="ce8" table:formula="of:=IF([.B421]=&quot;&quot;;&quot;&quot;;&quot;Attributes_Primary_&quot;&amp;SUBSTITUTE([.B421];&quot; &quot;;&quot;&quot;))">
            <text:p/>
          </table:table-cell>
          <table:table-cell/>
        </table:table-row>
        <table:table-row table:style-name="ro1">
          <table:table-cell table:style-name="ce8" table:formula="of:=IF([.B422]=&quot;&quot;;&quot;&quot;;&quot;Attributes_Primary_&quot;&amp;SUBSTITUTE([.B422];&quot; &quot;;&quot;&quot;))">
            <text:p/>
          </table:table-cell>
          <table:table-cell/>
        </table:table-row>
        <table:table-row table:style-name="ro1">
          <table:table-cell table:style-name="ce8" table:formula="of:=IF([.B423]=&quot;&quot;;&quot;&quot;;&quot;Attributes_Primary_&quot;&amp;SUBSTITUTE([.B423];&quot; &quot;;&quot;&quot;))">
            <text:p/>
          </table:table-cell>
          <table:table-cell/>
        </table:table-row>
        <table:table-row table:style-name="ro1">
          <table:table-cell table:style-name="ce8" table:formula="of:=IF([.B424]=&quot;&quot;;&quot;&quot;;&quot;Attributes_Primary_&quot;&amp;SUBSTITUTE([.B424];&quot; &quot;;&quot;&quot;))">
            <text:p/>
          </table:table-cell>
          <table:table-cell/>
        </table:table-row>
        <table:table-row table:style-name="ro1">
          <table:table-cell table:style-name="ce8" table:formula="of:=IF([.B425]=&quot;&quot;;&quot;&quot;;&quot;Attributes_Primary_&quot;&amp;SUBSTITUTE([.B425];&quot; &quot;;&quot;&quot;))">
            <text:p/>
          </table:table-cell>
          <table:table-cell/>
        </table:table-row>
        <table:table-row table:style-name="ro1">
          <table:table-cell table:style-name="ce8" table:formula="of:=IF([.B426]=&quot;&quot;;&quot;&quot;;&quot;Attributes_Primary_&quot;&amp;SUBSTITUTE([.B426];&quot; &quot;;&quot;&quot;))">
            <text:p/>
          </table:table-cell>
          <table:table-cell/>
        </table:table-row>
        <table:table-row table:style-name="ro1">
          <table:table-cell table:style-name="ce8" table:formula="of:=IF([.B427]=&quot;&quot;;&quot;&quot;;&quot;Attributes_Primary_&quot;&amp;SUBSTITUTE([.B427];&quot; &quot;;&quot;&quot;))">
            <text:p/>
          </table:table-cell>
          <table:table-cell/>
        </table:table-row>
        <table:table-row table:style-name="ro1">
          <table:table-cell table:style-name="ce8" table:formula="of:=IF([.B428]=&quot;&quot;;&quot;&quot;;&quot;Attributes_Primary_&quot;&amp;SUBSTITUTE([.B428];&quot; &quot;;&quot;&quot;))">
            <text:p/>
          </table:table-cell>
          <table:table-cell/>
        </table:table-row>
        <table:table-row table:style-name="ro1">
          <table:table-cell table:style-name="ce8" table:formula="of:=IF([.B429]=&quot;&quot;;&quot;&quot;;&quot;Attributes_Primary_&quot;&amp;SUBSTITUTE([.B429];&quot; &quot;;&quot;&quot;))">
            <text:p/>
          </table:table-cell>
          <table:table-cell/>
        </table:table-row>
        <table:table-row table:style-name="ro1">
          <table:table-cell table:style-name="ce8" table:formula="of:=IF([.B430]=&quot;&quot;;&quot;&quot;;&quot;Attributes_Primary_&quot;&amp;SUBSTITUTE([.B430];&quot; &quot;;&quot;&quot;))">
            <text:p/>
          </table:table-cell>
          <table:table-cell/>
        </table:table-row>
        <table:table-row table:style-name="ro1">
          <table:table-cell table:style-name="ce8" table:formula="of:=IF([.B431]=&quot;&quot;;&quot;&quot;;&quot;Attributes_Primary_&quot;&amp;SUBSTITUTE([.B431];&quot; &quot;;&quot;&quot;))">
            <text:p/>
          </table:table-cell>
          <table:table-cell/>
        </table:table-row>
        <table:table-row table:style-name="ro1">
          <table:table-cell table:style-name="ce8" table:formula="of:=IF([.B432]=&quot;&quot;;&quot;&quot;;&quot;Attributes_Primary_&quot;&amp;SUBSTITUTE([.B432];&quot; &quot;;&quot;&quot;))">
            <text:p/>
          </table:table-cell>
          <table:table-cell/>
        </table:table-row>
        <table:table-row table:style-name="ro1">
          <table:table-cell table:style-name="ce8" table:formula="of:=IF([.B433]=&quot;&quot;;&quot;&quot;;&quot;Attributes_Primary_&quot;&amp;SUBSTITUTE([.B433];&quot; &quot;;&quot;&quot;))">
            <text:p/>
          </table:table-cell>
          <table:table-cell/>
        </table:table-row>
        <table:table-row table:style-name="ro1">
          <table:table-cell table:style-name="ce8" table:formula="of:=IF([.B434]=&quot;&quot;;&quot;&quot;;&quot;Attributes_Primary_&quot;&amp;SUBSTITUTE([.B434];&quot; &quot;;&quot;&quot;))">
            <text:p/>
          </table:table-cell>
          <table:table-cell/>
        </table:table-row>
        <table:table-row table:style-name="ro1">
          <table:table-cell table:style-name="ce8" table:formula="of:=IF([.B435]=&quot;&quot;;&quot;&quot;;&quot;Attributes_Primary_&quot;&amp;SUBSTITUTE([.B435];&quot; &quot;;&quot;&quot;))">
            <text:p/>
          </table:table-cell>
          <table:table-cell/>
        </table:table-row>
        <table:table-row table:style-name="ro1">
          <table:table-cell table:style-name="ce8" table:formula="of:=IF([.B436]=&quot;&quot;;&quot;&quot;;&quot;Attributes_Primary_&quot;&amp;SUBSTITUTE([.B436];&quot; &quot;;&quot;&quot;))">
            <text:p/>
          </table:table-cell>
          <table:table-cell/>
        </table:table-row>
        <table:table-row table:style-name="ro1">
          <table:table-cell table:style-name="ce8" table:formula="of:=IF([.B437]=&quot;&quot;;&quot;&quot;;&quot;Attributes_Primary_&quot;&amp;SUBSTITUTE([.B437];&quot; &quot;;&quot;&quot;))">
            <text:p/>
          </table:table-cell>
          <table:table-cell/>
        </table:table-row>
        <table:table-row table:style-name="ro1">
          <table:table-cell table:style-name="ce8" table:formula="of:=IF([.B438]=&quot;&quot;;&quot;&quot;;&quot;Attributes_Primary_&quot;&amp;SUBSTITUTE([.B438];&quot; &quot;;&quot;&quot;))">
            <text:p/>
          </table:table-cell>
          <table:table-cell/>
        </table:table-row>
        <table:table-row table:style-name="ro1">
          <table:table-cell table:style-name="ce8" table:formula="of:=IF([.B439]=&quot;&quot;;&quot;&quot;;&quot;Attributes_Primary_&quot;&amp;SUBSTITUTE([.B439];&quot; &quot;;&quot;&quot;))">
            <text:p/>
          </table:table-cell>
          <table:table-cell/>
        </table:table-row>
        <table:table-row table:style-name="ro1">
          <table:table-cell table:style-name="ce8" table:formula="of:=IF([.B440]=&quot;&quot;;&quot;&quot;;&quot;Attributes_Primary_&quot;&amp;SUBSTITUTE([.B440];&quot; &quot;;&quot;&quot;))">
            <text:p/>
          </table:table-cell>
          <table:table-cell/>
        </table:table-row>
        <table:table-row table:style-name="ro1">
          <table:table-cell table:style-name="ce8" table:formula="of:=IF([.B441]=&quot;&quot;;&quot;&quot;;&quot;Attributes_Primary_&quot;&amp;SUBSTITUTE([.B441];&quot; &quot;;&quot;&quot;))">
            <text:p/>
          </table:table-cell>
          <table:table-cell/>
        </table:table-row>
        <table:table-row table:style-name="ro1">
          <table:table-cell table:style-name="ce8" table:formula="of:=IF([.B442]=&quot;&quot;;&quot;&quot;;&quot;Attributes_Primary_&quot;&amp;SUBSTITUTE([.B442];&quot; &quot;;&quot;&quot;))">
            <text:p/>
          </table:table-cell>
          <table:table-cell/>
        </table:table-row>
        <table:table-row table:style-name="ro1">
          <table:table-cell table:style-name="ce8" table:formula="of:=IF([.B443]=&quot;&quot;;&quot;&quot;;&quot;Attributes_Primary_&quot;&amp;SUBSTITUTE([.B443];&quot; &quot;;&quot;&quot;))">
            <text:p/>
          </table:table-cell>
          <table:table-cell/>
        </table:table-row>
        <table:table-row table:style-name="ro1">
          <table:table-cell table:style-name="ce8" table:formula="of:=IF([.B444]=&quot;&quot;;&quot;&quot;;&quot;Attributes_Primary_&quot;&amp;SUBSTITUTE([.B444];&quot; &quot;;&quot;&quot;))">
            <text:p/>
          </table:table-cell>
          <table:table-cell/>
        </table:table-row>
        <table:table-row table:style-name="ro1">
          <table:table-cell table:style-name="ce8" table:formula="of:=IF([.B445]=&quot;&quot;;&quot;&quot;;&quot;Attributes_Primary_&quot;&amp;SUBSTITUTE([.B445];&quot; &quot;;&quot;&quot;))">
            <text:p/>
          </table:table-cell>
          <table:table-cell/>
        </table:table-row>
        <table:table-row table:style-name="ro1">
          <table:table-cell table:style-name="ce8" table:formula="of:=IF([.B446]=&quot;&quot;;&quot;&quot;;&quot;Attributes_Primary_&quot;&amp;SUBSTITUTE([.B446];&quot; &quot;;&quot;&quot;))">
            <text:p/>
          </table:table-cell>
          <table:table-cell/>
        </table:table-row>
        <table:table-row table:style-name="ro1">
          <table:table-cell table:style-name="ce8" table:formula="of:=IF([.B447]=&quot;&quot;;&quot;&quot;;&quot;Attributes_Primary_&quot;&amp;SUBSTITUTE([.B447];&quot; &quot;;&quot;&quot;))">
            <text:p/>
          </table:table-cell>
          <table:table-cell/>
        </table:table-row>
        <table:table-row table:style-name="ro1">
          <table:table-cell table:style-name="ce8" table:formula="of:=IF([.B448]=&quot;&quot;;&quot;&quot;;&quot;Attributes_Primary_&quot;&amp;SUBSTITUTE([.B448];&quot; &quot;;&quot;&quot;))">
            <text:p/>
          </table:table-cell>
          <table:table-cell/>
        </table:table-row>
        <table:table-row table:style-name="ro1">
          <table:table-cell table:style-name="ce8" table:formula="of:=IF([.B449]=&quot;&quot;;&quot;&quot;;&quot;Attributes_Primary_&quot;&amp;SUBSTITUTE([.B449];&quot; &quot;;&quot;&quot;))">
            <text:p/>
          </table:table-cell>
          <table:table-cell/>
        </table:table-row>
        <table:table-row table:style-name="ro1">
          <table:table-cell table:style-name="ce8" table:formula="of:=IF([.B450]=&quot;&quot;;&quot;&quot;;&quot;Attributes_Primary_&quot;&amp;SUBSTITUTE([.B450];&quot; &quot;;&quot;&quot;))">
            <text:p/>
          </table:table-cell>
          <table:table-cell/>
        </table:table-row>
        <table:table-row table:style-name="ro1">
          <table:table-cell table:style-name="ce8" table:formula="of:=IF([.B451]=&quot;&quot;;&quot;&quot;;&quot;Attributes_Primary_&quot;&amp;SUBSTITUTE([.B451];&quot; &quot;;&quot;&quot;))">
            <text:p/>
          </table:table-cell>
          <table:table-cell/>
        </table:table-row>
        <table:table-row table:style-name="ro1">
          <table:table-cell table:style-name="ce8" table:formula="of:=IF([.B452]=&quot;&quot;;&quot;&quot;;&quot;Attributes_Primary_&quot;&amp;SUBSTITUTE([.B452];&quot; &quot;;&quot;&quot;))">
            <text:p/>
          </table:table-cell>
          <table:table-cell/>
        </table:table-row>
        <table:table-row table:style-name="ro1">
          <table:table-cell table:style-name="ce8" table:formula="of:=IF([.B453]=&quot;&quot;;&quot;&quot;;&quot;Attributes_Primary_&quot;&amp;SUBSTITUTE([.B453];&quot; &quot;;&quot;&quot;))">
            <text:p/>
          </table:table-cell>
          <table:table-cell/>
        </table:table-row>
        <table:table-row table:style-name="ro1">
          <table:table-cell table:style-name="ce8" table:formula="of:=IF([.B454]=&quot;&quot;;&quot;&quot;;&quot;Attributes_Primary_&quot;&amp;SUBSTITUTE([.B454];&quot; &quot;;&quot;&quot;))">
            <text:p/>
          </table:table-cell>
          <table:table-cell/>
        </table:table-row>
        <table:table-row table:style-name="ro1">
          <table:table-cell table:style-name="ce8" table:formula="of:=IF([.B455]=&quot;&quot;;&quot;&quot;;&quot;Attributes_Primary_&quot;&amp;SUBSTITUTE([.B455];&quot; &quot;;&quot;&quot;))">
            <text:p/>
          </table:table-cell>
          <table:table-cell/>
        </table:table-row>
        <table:table-row table:style-name="ro1">
          <table:table-cell table:style-name="ce8" table:formula="of:=IF([.B456]=&quot;&quot;;&quot;&quot;;&quot;Attributes_Primary_&quot;&amp;SUBSTITUTE([.B456];&quot; &quot;;&quot;&quot;))">
            <text:p/>
          </table:table-cell>
          <table:table-cell/>
        </table:table-row>
        <table:table-row table:style-name="ro1">
          <table:table-cell table:style-name="ce8" table:formula="of:=IF([.B457]=&quot;&quot;;&quot;&quot;;&quot;Attributes_Primary_&quot;&amp;SUBSTITUTE([.B457];&quot; &quot;;&quot;&quot;))">
            <text:p/>
          </table:table-cell>
          <table:table-cell/>
        </table:table-row>
        <table:table-row table:style-name="ro1">
          <table:table-cell table:style-name="ce8" table:formula="of:=IF([.B458]=&quot;&quot;;&quot;&quot;;&quot;Attributes_Primary_&quot;&amp;SUBSTITUTE([.B458];&quot; &quot;;&quot;&quot;))">
            <text:p/>
          </table:table-cell>
          <table:table-cell/>
        </table:table-row>
        <table:table-row table:style-name="ro1">
          <table:table-cell table:style-name="ce8" table:formula="of:=IF([.B459]=&quot;&quot;;&quot;&quot;;&quot;Attributes_Primary_&quot;&amp;SUBSTITUTE([.B459];&quot; &quot;;&quot;&quot;))">
            <text:p/>
          </table:table-cell>
          <table:table-cell/>
        </table:table-row>
        <table:table-row table:style-name="ro1">
          <table:table-cell table:style-name="ce8" table:formula="of:=IF([.B460]=&quot;&quot;;&quot;&quot;;&quot;Attributes_Primary_&quot;&amp;SUBSTITUTE([.B460];&quot; &quot;;&quot;&quot;))">
            <text:p/>
          </table:table-cell>
          <table:table-cell/>
        </table:table-row>
        <table:table-row table:style-name="ro1">
          <table:table-cell table:style-name="ce8" table:formula="of:=IF([.B461]=&quot;&quot;;&quot;&quot;;&quot;Attributes_Primary_&quot;&amp;SUBSTITUTE([.B461];&quot; &quot;;&quot;&quot;))">
            <text:p/>
          </table:table-cell>
          <table:table-cell/>
        </table:table-row>
        <table:table-row table:style-name="ro1">
          <table:table-cell table:style-name="ce8" table:formula="of:=IF([.B462]=&quot;&quot;;&quot;&quot;;&quot;Attributes_Primary_&quot;&amp;SUBSTITUTE([.B462];&quot; &quot;;&quot;&quot;))">
            <text:p/>
          </table:table-cell>
          <table:table-cell/>
        </table:table-row>
        <table:table-row table:style-name="ro1">
          <table:table-cell table:style-name="ce8" table:formula="of:=IF([.B463]=&quot;&quot;;&quot;&quot;;&quot;Attributes_Primary_&quot;&amp;SUBSTITUTE([.B463];&quot; &quot;;&quot;&quot;))">
            <text:p/>
          </table:table-cell>
          <table:table-cell/>
        </table:table-row>
        <table:table-row table:style-name="ro1">
          <table:table-cell table:style-name="ce8" table:formula="of:=IF([.B464]=&quot;&quot;;&quot;&quot;;&quot;Attributes_Primary_&quot;&amp;SUBSTITUTE([.B464];&quot; &quot;;&quot;&quot;))">
            <text:p/>
          </table:table-cell>
          <table:table-cell/>
        </table:table-row>
        <table:table-row table:style-name="ro1">
          <table:table-cell table:style-name="ce8" table:formula="of:=IF([.B465]=&quot;&quot;;&quot;&quot;;&quot;Attributes_Primary_&quot;&amp;SUBSTITUTE([.B465];&quot; &quot;;&quot;&quot;))">
            <text:p/>
          </table:table-cell>
          <table:table-cell/>
        </table:table-row>
        <table:table-row table:style-name="ro1">
          <table:table-cell table:style-name="ce8" table:formula="of:=IF([.B466]=&quot;&quot;;&quot;&quot;;&quot;Attributes_Primary_&quot;&amp;SUBSTITUTE([.B466];&quot; &quot;;&quot;&quot;))">
            <text:p/>
          </table:table-cell>
          <table:table-cell/>
        </table:table-row>
        <table:table-row table:style-name="ro1">
          <table:table-cell table:style-name="ce8" table:formula="of:=IF([.B467]=&quot;&quot;;&quot;&quot;;&quot;Attributes_Primary_&quot;&amp;SUBSTITUTE([.B467];&quot; &quot;;&quot;&quot;))">
            <text:p/>
          </table:table-cell>
          <table:table-cell/>
        </table:table-row>
        <table:table-row table:style-name="ro1">
          <table:table-cell table:style-name="ce8" table:formula="of:=IF([.B468]=&quot;&quot;;&quot;&quot;;&quot;Attributes_Primary_&quot;&amp;SUBSTITUTE([.B468];&quot; &quot;;&quot;&quot;))">
            <text:p/>
          </table:table-cell>
          <table:table-cell/>
        </table:table-row>
        <table:table-row table:style-name="ro1">
          <table:table-cell table:style-name="ce8" table:formula="of:=IF([.B469]=&quot;&quot;;&quot;&quot;;&quot;Attributes_Primary_&quot;&amp;SUBSTITUTE([.B469];&quot; &quot;;&quot;&quot;))">
            <text:p/>
          </table:table-cell>
          <table:table-cell/>
        </table:table-row>
        <table:table-row table:style-name="ro1">
          <table:table-cell table:style-name="ce8" table:formula="of:=IF([.B470]=&quot;&quot;;&quot;&quot;;&quot;Attributes_Primary_&quot;&amp;SUBSTITUTE([.B470];&quot; &quot;;&quot;&quot;))">
            <text:p/>
          </table:table-cell>
          <table:table-cell/>
        </table:table-row>
        <table:table-row table:style-name="ro1">
          <table:table-cell table:style-name="ce8" table:formula="of:=IF([.B471]=&quot;&quot;;&quot;&quot;;&quot;Attributes_Primary_&quot;&amp;SUBSTITUTE([.B471];&quot; &quot;;&quot;&quot;))">
            <text:p/>
          </table:table-cell>
          <table:table-cell/>
        </table:table-row>
        <table:table-row table:style-name="ro1">
          <table:table-cell table:style-name="ce8" table:formula="of:=IF([.B472]=&quot;&quot;;&quot;&quot;;&quot;Attributes_Primary_&quot;&amp;SUBSTITUTE([.B472];&quot; &quot;;&quot;&quot;))">
            <text:p/>
          </table:table-cell>
          <table:table-cell/>
        </table:table-row>
        <table:table-row table:style-name="ro1">
          <table:table-cell table:style-name="ce8" table:formula="of:=IF([.B473]=&quot;&quot;;&quot;&quot;;&quot;Attributes_Primary_&quot;&amp;SUBSTITUTE([.B473];&quot; &quot;;&quot;&quot;))">
            <text:p/>
          </table:table-cell>
          <table:table-cell/>
        </table:table-row>
        <table:table-row table:style-name="ro1">
          <table:table-cell table:style-name="ce8" table:formula="of:=IF([.B474]=&quot;&quot;;&quot;&quot;;&quot;Attributes_Primary_&quot;&amp;SUBSTITUTE([.B474];&quot; &quot;;&quot;&quot;))">
            <text:p/>
          </table:table-cell>
          <table:table-cell/>
        </table:table-row>
        <table:table-row table:style-name="ro1">
          <table:table-cell table:style-name="ce8" table:formula="of:=IF([.B475]=&quot;&quot;;&quot;&quot;;&quot;Attributes_Primary_&quot;&amp;SUBSTITUTE([.B475];&quot; &quot;;&quot;&quot;))">
            <text:p/>
          </table:table-cell>
          <table:table-cell/>
        </table:table-row>
        <table:table-row table:style-name="ro1">
          <table:table-cell table:style-name="ce8" table:formula="of:=IF([.B476]=&quot;&quot;;&quot;&quot;;&quot;Attributes_Primary_&quot;&amp;SUBSTITUTE([.B476];&quot; &quot;;&quot;&quot;))">
            <text:p/>
          </table:table-cell>
          <table:table-cell/>
        </table:table-row>
        <table:table-row table:style-name="ro1">
          <table:table-cell table:style-name="ce8" table:formula="of:=IF([.B477]=&quot;&quot;;&quot;&quot;;&quot;Attributes_Primary_&quot;&amp;SUBSTITUTE([.B477];&quot; &quot;;&quot;&quot;))">
            <text:p/>
          </table:table-cell>
          <table:table-cell/>
        </table:table-row>
        <table:table-row table:style-name="ro1">
          <table:table-cell table:style-name="ce8" table:formula="of:=IF([.B478]=&quot;&quot;;&quot;&quot;;&quot;Attributes_Primary_&quot;&amp;SUBSTITUTE([.B478];&quot; &quot;;&quot;&quot;))">
            <text:p/>
          </table:table-cell>
          <table:table-cell/>
        </table:table-row>
        <table:table-row table:style-name="ro1">
          <table:table-cell table:style-name="ce8" table:formula="of:=IF([.B479]=&quot;&quot;;&quot;&quot;;&quot;Attributes_Primary_&quot;&amp;SUBSTITUTE([.B479];&quot; &quot;;&quot;&quot;))">
            <text:p/>
          </table:table-cell>
          <table:table-cell/>
        </table:table-row>
        <table:table-row table:style-name="ro1">
          <table:table-cell table:style-name="ce8" table:formula="of:=IF([.B480]=&quot;&quot;;&quot;&quot;;&quot;Attributes_Primary_&quot;&amp;SUBSTITUTE([.B480];&quot; &quot;;&quot;&quot;))">
            <text:p/>
          </table:table-cell>
          <table:table-cell/>
        </table:table-row>
        <table:table-row table:style-name="ro1">
          <table:table-cell table:style-name="ce8" table:formula="of:=IF([.B481]=&quot;&quot;;&quot;&quot;;&quot;Attributes_Primary_&quot;&amp;SUBSTITUTE([.B481];&quot; &quot;;&quot;&quot;))">
            <text:p/>
          </table:table-cell>
          <table:table-cell/>
        </table:table-row>
        <table:table-row table:style-name="ro1">
          <table:table-cell table:style-name="ce8" table:formula="of:=IF([.B482]=&quot;&quot;;&quot;&quot;;&quot;Attributes_Primary_&quot;&amp;SUBSTITUTE([.B482];&quot; &quot;;&quot;&quot;))">
            <text:p/>
          </table:table-cell>
          <table:table-cell/>
        </table:table-row>
        <table:table-row table:style-name="ro1">
          <table:table-cell table:style-name="ce8" table:formula="of:=IF([.B483]=&quot;&quot;;&quot;&quot;;&quot;Attributes_Primary_&quot;&amp;SUBSTITUTE([.B483];&quot; &quot;;&quot;&quot;))">
            <text:p/>
          </table:table-cell>
          <table:table-cell/>
        </table:table-row>
        <table:table-row table:style-name="ro1">
          <table:table-cell table:style-name="ce8" table:formula="of:=IF([.B484]=&quot;&quot;;&quot;&quot;;&quot;Attributes_Primary_&quot;&amp;SUBSTITUTE([.B484];&quot; &quot;;&quot;&quot;))">
            <text:p/>
          </table:table-cell>
          <table:table-cell/>
        </table:table-row>
        <table:table-row table:style-name="ro1">
          <table:table-cell table:style-name="ce8" table:formula="of:=IF([.B485]=&quot;&quot;;&quot;&quot;;&quot;Attributes_Primary_&quot;&amp;SUBSTITUTE([.B485];&quot; &quot;;&quot;&quot;))">
            <text:p/>
          </table:table-cell>
          <table:table-cell/>
        </table:table-row>
        <table:table-row table:style-name="ro1">
          <table:table-cell table:style-name="ce8" table:formula="of:=IF([.B486]=&quot;&quot;;&quot;&quot;;&quot;Attributes_Primary_&quot;&amp;SUBSTITUTE([.B486];&quot; &quot;;&quot;&quot;))">
            <text:p/>
          </table:table-cell>
          <table:table-cell/>
        </table:table-row>
        <table:table-row table:style-name="ro1">
          <table:table-cell table:style-name="ce8" table:formula="of:=IF([.B487]=&quot;&quot;;&quot;&quot;;&quot;Attributes_Primary_&quot;&amp;SUBSTITUTE([.B487];&quot; &quot;;&quot;&quot;))">
            <text:p/>
          </table:table-cell>
          <table:table-cell/>
        </table:table-row>
        <table:table-row table:style-name="ro1">
          <table:table-cell table:style-name="ce8" table:formula="of:=IF([.B488]=&quot;&quot;;&quot;&quot;;&quot;Attributes_Primary_&quot;&amp;SUBSTITUTE([.B488];&quot; &quot;;&quot;&quot;))">
            <text:p/>
          </table:table-cell>
          <table:table-cell/>
        </table:table-row>
        <table:table-row table:style-name="ro1">
          <table:table-cell table:style-name="ce8" table:formula="of:=IF([.B489]=&quot;&quot;;&quot;&quot;;&quot;Attributes_Primary_&quot;&amp;SUBSTITUTE([.B489];&quot; &quot;;&quot;&quot;))">
            <text:p/>
          </table:table-cell>
          <table:table-cell/>
        </table:table-row>
        <table:table-row table:style-name="ro1">
          <table:table-cell table:style-name="ce8" table:formula="of:=IF([.B490]=&quot;&quot;;&quot;&quot;;&quot;Attributes_Primary_&quot;&amp;SUBSTITUTE([.B490];&quot; &quot;;&quot;&quot;))">
            <text:p/>
          </table:table-cell>
          <table:table-cell/>
        </table:table-row>
        <table:table-row table:style-name="ro1">
          <table:table-cell table:style-name="ce8" table:formula="of:=IF([.B491]=&quot;&quot;;&quot;&quot;;&quot;Attributes_Primary_&quot;&amp;SUBSTITUTE([.B491];&quot; &quot;;&quot;&quot;))">
            <text:p/>
          </table:table-cell>
          <table:table-cell/>
        </table:table-row>
        <table:table-row table:style-name="ro1">
          <table:table-cell table:style-name="ce8" table:formula="of:=IF([.B492]=&quot;&quot;;&quot;&quot;;&quot;Attributes_Primary_&quot;&amp;SUBSTITUTE([.B492];&quot; &quot;;&quot;&quot;))">
            <text:p/>
          </table:table-cell>
          <table:table-cell/>
        </table:table-row>
        <table:table-row table:style-name="ro1">
          <table:table-cell table:style-name="ce8" table:formula="of:=IF([.B493]=&quot;&quot;;&quot;&quot;;&quot;Attributes_Primary_&quot;&amp;SUBSTITUTE([.B493];&quot; &quot;;&quot;&quot;))">
            <text:p/>
          </table:table-cell>
          <table:table-cell/>
        </table:table-row>
        <table:table-row table:style-name="ro1">
          <table:table-cell table:style-name="ce8" table:formula="of:=IF([.B494]=&quot;&quot;;&quot;&quot;;&quot;Attributes_Primary_&quot;&amp;SUBSTITUTE([.B494];&quot; &quot;;&quot;&quot;))">
            <text:p/>
          </table:table-cell>
          <table:table-cell/>
        </table:table-row>
        <table:table-row table:style-name="ro1">
          <table:table-cell table:style-name="ce8" table:formula="of:=IF([.B495]=&quot;&quot;;&quot;&quot;;&quot;Attributes_Primary_&quot;&amp;SUBSTITUTE([.B495];&quot; &quot;;&quot;&quot;))">
            <text:p/>
          </table:table-cell>
          <table:table-cell/>
        </table:table-row>
        <table:table-row table:style-name="ro1">
          <table:table-cell table:style-name="ce8" table:formula="of:=IF([.B496]=&quot;&quot;;&quot;&quot;;&quot;Attributes_Primary_&quot;&amp;SUBSTITUTE([.B496];&quot; &quot;;&quot;&quot;))">
            <text:p/>
          </table:table-cell>
          <table:table-cell/>
        </table:table-row>
        <table:table-row table:style-name="ro1">
          <table:table-cell table:style-name="ce8" table:formula="of:=IF([.B497]=&quot;&quot;;&quot;&quot;;&quot;Attributes_Primary_&quot;&amp;SUBSTITUTE([.B497];&quot; &quot;;&quot;&quot;))">
            <text:p/>
          </table:table-cell>
          <table:table-cell/>
        </table:table-row>
        <table:table-row table:style-name="ro1">
          <table:table-cell table:style-name="ce8" table:formula="of:=IF([.B498]=&quot;&quot;;&quot;&quot;;&quot;Attributes_Primary_&quot;&amp;SUBSTITUTE([.B498];&quot; &quot;;&quot;&quot;))">
            <text:p/>
          </table:table-cell>
          <table:table-cell/>
        </table:table-row>
        <table:table-row table:style-name="ro1">
          <table:table-cell table:style-name="ce8" table:formula="of:=IF([.B499]=&quot;&quot;;&quot;&quot;;&quot;Attributes_Primary_&quot;&amp;SUBSTITUTE([.B499];&quot; &quot;;&quot;&quot;))">
            <text:p/>
          </table:table-cell>
          <table:table-cell/>
        </table:table-row>
        <table:table-row table:style-name="ro1">
          <table:table-cell table:style-name="ce8" table:formula="of:=IF([.B500]=&quot;&quot;;&quot;&quot;;&quot;Attributes_Primary_&quot;&amp;SUBSTITUTE([.B500];&quot; &quot;;&quot;&quot;))">
            <text:p/>
          </table:table-cell>
          <table:table-cell/>
        </table:table-row>
        <table:table-row table:style-name="ro1" table:number-rows-repeated="1048075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Primary | Descriptions" table:style-name="ta1">
        <table:table-column table:style-name="co1" table:default-cell-style-name="ce9"/>
        <table:table-column table:style-name="co2" table:default-cell-style-name="ce9"/>
        <table:table-row table:style-name="ro1">
          <table:table-cell table:style-name="ce7" office:value-type="string" calcext:value-type="string">
            <text:p>Key</text:p>
          </table:table-cell>
          <table:table-cell table:style-name="ce7" office:value-type="string" calcext:value-type="string">
            <text:p>SourceString</text:p>
          </table:table-cell>
        </table:table-row>
        <table:table-row table:style-name="ro1">
          <table:table-cell table:style-name="ce8" office:value-type="string" calcext:value-type="string">
            <text:p>Attributes_Primary_Strength</text:p>
          </table:table-cell>
          <table:table-cell office:value-type="string" calcext:value-type="string">
            <text:p>Increases Physical Damage.</text:p>
          </table:table-cell>
        </table:table-row>
        <table:table-row table:style-name="ro1">
          <table:table-cell table:style-name="ce8" office:value-type="string" calcext:value-type="string">
            <text:p>Attributes_Primary_Intelligence</text:p>
          </table:table-cell>
          <table:table-cell office:value-type="string" calcext:value-type="string">
            <text:p>Increases Magical Damage.</text:p>
          </table:table-cell>
        </table:table-row>
        <table:table-row table:style-name="ro1">
          <table:table-cell table:style-name="ce8" office:value-type="string" calcext:value-type="string">
            <text:p>Attributes_Primary_Resilience</text:p>
          </table:table-cell>
          <table:table-cell office:value-type="string" calcext:value-type="string">
            <text:p>Increases Armor and Armor Penetration.</text:p>
          </table:table-cell>
        </table:table-row>
        <table:table-row table:style-name="ro1">
          <table:table-cell table:style-name="ce8" office:value-type="string" calcext:value-type="string">
            <text:p>Attributes_Primary_Vigor</text:p>
          </table:table-cell>
          <table:table-cell office:value-type="string" calcext:value-type="string">
            <text:p>Increases health.</text:p>
          </table:table-cell>
        </table:table-row>
        <table:table-row table:style-name="ro1" table:number-rows-repeated="495">
          <table:table-cell table:style-name="ce8"/>
          <table:table-cell/>
        </table:table-row>
        <table:table-row table:style-name="ro1" table:number-rows-repeated="1048075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Secondary | Names" table:style-name="ta2">
        <table:table-column table:style-name="co1" table:default-cell-style-name="ce9"/>
        <table:table-column table:style-name="co2" table:default-cell-style-name="ce9"/>
        <table:table-row table:style-name="ro1">
          <table:table-cell table:style-name="ce7" office:value-type="string" calcext:value-type="string">
            <text:p>Key</text:p>
          </table:table-cell>
          <table:table-cell table:style-name="ce7" office:value-type="string" calcext:value-type="string">
            <text:p>SourceString</text:p>
          </table:table-cell>
        </table:table-row>
        <table:table-row table:style-name="ro1">
          <table:table-cell table:style-name="ce8" table:formula="of:=IF([.B2]=&quot;&quot;;&quot;&quot;;&quot;Attributes_Secondary_&quot;&amp;SUBSTITUTE([.B2];&quot; &quot;;&quot;&quot;))" office:value-type="string" office:string-value="Attributes_Secondary_Armor" calcext:value-type="string">
            <text:p>Attributes_Secondary_Armor</text:p>
          </table:table-cell>
          <table:table-cell office:value-type="string" calcext:value-type="string">
            <text:p>Armor</text:p>
          </table:table-cell>
        </table:table-row>
        <table:table-row table:style-name="ro1">
          <table:table-cell table:style-name="ce8" table:formula="of:=IF([.B3]=&quot;&quot;;&quot;&quot;;&quot;Attributes_Secondary_&quot;&amp;SUBSTITUTE([.B3];&quot; &quot;;&quot;&quot;))" office:value-type="string" office:string-value="Attributes_Secondary_ArmorPenetration" calcext:value-type="string">
            <text:p>Attributes_Secondary_ArmorPenetration</text:p>
          </table:table-cell>
          <table:table-cell office:value-type="string" calcext:value-type="string">
            <text:p>Armor Penetration</text:p>
          </table:table-cell>
        </table:table-row>
        <table:table-row table:style-name="ro1">
          <table:table-cell table:style-name="ce8" table:formula="of:=IF([.B4]=&quot;&quot;;&quot;&quot;;&quot;Attributes_Secondary_&quot;&amp;SUBSTITUTE([.B4];&quot; &quot;;&quot;&quot;))" office:value-type="string" office:string-value="Attributes_Secondary_BlockChance" calcext:value-type="string">
            <text:p>Attributes_Secondary_BlockChance</text:p>
          </table:table-cell>
          <table:table-cell office:value-type="string" calcext:value-type="string">
            <text:p>Block Chance</text:p>
          </table:table-cell>
        </table:table-row>
        <table:table-row table:style-name="ro1">
          <table:table-cell table:style-name="ce8" table:formula="of:=IF([.B5]=&quot;&quot;;&quot;&quot;;&quot;Attributes_Secondary_&quot;&amp;SUBSTITUTE([.B5];&quot; &quot;;&quot;&quot;))" office:value-type="string" office:string-value="Attributes_Secondary_CriticalHitChance" calcext:value-type="string">
            <text:p>Attributes_Secondary_CriticalHitChance</text:p>
          </table:table-cell>
          <table:table-cell office:value-type="string" calcext:value-type="string">
            <text:p>Critical Hit Chance</text:p>
          </table:table-cell>
        </table:table-row>
        <table:table-row table:style-name="ro1">
          <table:table-cell table:style-name="ce8" table:formula="of:=IF([.B6]=&quot;&quot;;&quot;&quot;;&quot;Attributes_Secondary_&quot;&amp;SUBSTITUTE([.B6];&quot; &quot;;&quot;&quot;))" office:value-type="string" office:string-value="Attributes_Secondary_CriticalHitDamage" calcext:value-type="string">
            <text:p>Attributes_Secondary_CriticalHitDamage</text:p>
          </table:table-cell>
          <table:table-cell office:value-type="string" calcext:value-type="string">
            <text:p>Critical Hit Damage</text:p>
          </table:table-cell>
        </table:table-row>
        <table:table-row table:style-name="ro1">
          <table:table-cell table:style-name="ce8" table:formula="of:=IF([.B7]=&quot;&quot;;&quot;&quot;;&quot;Attributes_Secondary_&quot;&amp;SUBSTITUTE([.B7];&quot; &quot;;&quot;&quot;))" office:value-type="string" office:string-value="Attributes_Secondary_CriticalHitResistance" calcext:value-type="string">
            <text:p>Attributes_Secondary_CriticalHitResistance</text:p>
          </table:table-cell>
          <table:table-cell office:value-type="string" calcext:value-type="string">
            <text:p>Critical Hit Resistance</text:p>
          </table:table-cell>
        </table:table-row>
        <table:table-row table:style-name="ro1">
          <table:table-cell table:style-name="ce8" table:formula="of:=IF([.B8]=&quot;&quot;;&quot;&quot;;&quot;Attributes_Secondary_&quot;&amp;SUBSTITUTE([.B8];&quot; &quot;;&quot;&quot;))" office:value-type="string" office:string-value="Attributes_Secondary_HealthRegeneration" calcext:value-type="string">
            <text:p>Attributes_Secondary_HealthRegeneration</text:p>
          </table:table-cell>
          <table:table-cell office:value-type="string" calcext:value-type="string">
            <text:p>Health Regeneration</text:p>
          </table:table-cell>
        </table:table-row>
        <table:table-row table:style-name="ro1">
          <table:table-cell table:style-name="ce8" table:formula="of:=IF([.B9]=&quot;&quot;;&quot;&quot;;&quot;Attributes_Secondary_&quot;&amp;SUBSTITUTE([.B9];&quot; &quot;;&quot;&quot;))" office:value-type="string" office:string-value="Attributes_Secondary_ManaRegeneration" calcext:value-type="string">
            <text:p>Attributes_Secondary_ManaRegeneration</text:p>
          </table:table-cell>
          <table:table-cell office:value-type="string" calcext:value-type="string">
            <text:p>Mana Regeneration</text:p>
          </table:table-cell>
        </table:table-row>
        <table:table-row table:style-name="ro1">
          <table:table-cell table:style-name="ce8" table:formula="of:=IF([.B10]=&quot;&quot;;&quot;&quot;;&quot;Attributes_Secondary_&quot;&amp;SUBSTITUTE([.B10];&quot; &quot;;&quot;&quot;))" office:value-type="string" office:string-value="Attributes_Secondary_MaxHealth" calcext:value-type="string">
            <text:p>Attributes_Secondary_MaxHealth</text:p>
          </table:table-cell>
          <table:table-cell office:value-type="string" calcext:value-type="string">
            <text:p>Max Health</text:p>
          </table:table-cell>
        </table:table-row>
        <table:table-row table:style-name="ro1">
          <table:table-cell table:style-name="ce8" table:formula="of:=IF([.B11]=&quot;&quot;;&quot;&quot;;&quot;Attributes_Secondary_&quot;&amp;SUBSTITUTE([.B11];&quot; &quot;;&quot;&quot;))" office:value-type="string" office:string-value="Attributes_Secondary_MaxMana" calcext:value-type="string">
            <text:p>Attributes_Secondary_MaxMana</text:p>
          </table:table-cell>
          <table:table-cell office:value-type="string" calcext:value-type="string">
            <text:p>Max Mana</text:p>
          </table:table-cell>
        </table:table-row>
        <table:table-row table:style-name="ro1">
          <table:table-cell table:style-name="ce8" table:formula="of:=IF([.B12]=&quot;&quot;;&quot;&quot;;&quot;Attributes_Secondary_&quot;&amp;SUBSTITUTE([.B12];&quot; &quot;;&quot;&quot;))">
            <text:p/>
          </table:table-cell>
          <table:table-cell/>
        </table:table-row>
        <table:table-row table:style-name="ro1">
          <table:table-cell table:style-name="ce8" table:formula="of:=IF([.B13]=&quot;&quot;;&quot;&quot;;&quot;Attributes_Secondary_&quot;&amp;SUBSTITUTE([.B13];&quot; &quot;;&quot;&quot;))">
            <text:p/>
          </table:table-cell>
          <table:table-cell/>
        </table:table-row>
        <table:table-row table:style-name="ro1">
          <table:table-cell table:style-name="ce8" table:formula="of:=IF([.B14]=&quot;&quot;;&quot;&quot;;&quot;Attributes_Secondary_&quot;&amp;SUBSTITUTE([.B14];&quot; &quot;;&quot;&quot;))">
            <text:p/>
          </table:table-cell>
          <table:table-cell/>
        </table:table-row>
        <table:table-row table:style-name="ro1">
          <table:table-cell table:style-name="ce8" table:formula="of:=IF([.B15]=&quot;&quot;;&quot;&quot;;&quot;Attributes_Secondary_&quot;&amp;SUBSTITUTE([.B15];&quot; &quot;;&quot;&quot;))">
            <text:p/>
          </table:table-cell>
          <table:table-cell/>
        </table:table-row>
        <table:table-row table:style-name="ro1">
          <table:table-cell table:style-name="ce8" table:formula="of:=IF([.B16]=&quot;&quot;;&quot;&quot;;&quot;Attributes_Secondary_&quot;&amp;SUBSTITUTE([.B16];&quot; &quot;;&quot;&quot;))">
            <text:p/>
          </table:table-cell>
          <table:table-cell/>
        </table:table-row>
        <table:table-row table:style-name="ro1">
          <table:table-cell table:style-name="ce8" table:formula="of:=IF([.B17]=&quot;&quot;;&quot;&quot;;&quot;Attributes_Secondary_&quot;&amp;SUBSTITUTE([.B17];&quot; &quot;;&quot;&quot;))">
            <text:p/>
          </table:table-cell>
          <table:table-cell/>
        </table:table-row>
        <table:table-row table:style-name="ro1">
          <table:table-cell table:style-name="ce8" table:formula="of:=IF([.B18]=&quot;&quot;;&quot;&quot;;&quot;Attributes_Secondary_&quot;&amp;SUBSTITUTE([.B18];&quot; &quot;;&quot;&quot;))">
            <text:p/>
          </table:table-cell>
          <table:table-cell/>
        </table:table-row>
        <table:table-row table:style-name="ro1">
          <table:table-cell table:style-name="ce8" table:formula="of:=IF([.B19]=&quot;&quot;;&quot;&quot;;&quot;Attributes_Secondary_&quot;&amp;SUBSTITUTE([.B19];&quot; &quot;;&quot;&quot;))">
            <text:p/>
          </table:table-cell>
          <table:table-cell/>
        </table:table-row>
        <table:table-row table:style-name="ro1">
          <table:table-cell table:style-name="ce8" table:formula="of:=IF([.B20]=&quot;&quot;;&quot;&quot;;&quot;Attributes_Secondary_&quot;&amp;SUBSTITUTE([.B20];&quot; &quot;;&quot;&quot;))">
            <text:p/>
          </table:table-cell>
          <table:table-cell/>
        </table:table-row>
        <table:table-row table:style-name="ro1">
          <table:table-cell table:style-name="ce8" table:formula="of:=IF([.B21]=&quot;&quot;;&quot;&quot;;&quot;Attributes_Secondary_&quot;&amp;SUBSTITUTE([.B21];&quot; &quot;;&quot;&quot;))">
            <text:p/>
          </table:table-cell>
          <table:table-cell/>
        </table:table-row>
        <table:table-row table:style-name="ro1">
          <table:table-cell table:style-name="ce8" table:formula="of:=IF([.B22]=&quot;&quot;;&quot;&quot;;&quot;Attributes_Secondary_&quot;&amp;SUBSTITUTE([.B22];&quot; &quot;;&quot;&quot;))">
            <text:p/>
          </table:table-cell>
          <table:table-cell/>
        </table:table-row>
        <table:table-row table:style-name="ro1">
          <table:table-cell table:style-name="ce8" table:formula="of:=IF([.B23]=&quot;&quot;;&quot;&quot;;&quot;Attributes_Secondary_&quot;&amp;SUBSTITUTE([.B23];&quot; &quot;;&quot;&quot;))">
            <text:p/>
          </table:table-cell>
          <table:table-cell/>
        </table:table-row>
        <table:table-row table:style-name="ro1">
          <table:table-cell table:style-name="ce8" table:formula="of:=IF([.B24]=&quot;&quot;;&quot;&quot;;&quot;Attributes_Secondary_&quot;&amp;SUBSTITUTE([.B24];&quot; &quot;;&quot;&quot;))">
            <text:p/>
          </table:table-cell>
          <table:table-cell/>
        </table:table-row>
        <table:table-row table:style-name="ro1">
          <table:table-cell table:style-name="ce8" table:formula="of:=IF([.B25]=&quot;&quot;;&quot;&quot;;&quot;Attributes_Secondary_&quot;&amp;SUBSTITUTE([.B25];&quot; &quot;;&quot;&quot;))">
            <text:p/>
          </table:table-cell>
          <table:table-cell/>
        </table:table-row>
        <table:table-row table:style-name="ro1">
          <table:table-cell table:style-name="ce8" table:formula="of:=IF([.B26]=&quot;&quot;;&quot;&quot;;&quot;Attributes_Secondary_&quot;&amp;SUBSTITUTE([.B26];&quot; &quot;;&quot;&quot;))">
            <text:p/>
          </table:table-cell>
          <table:table-cell/>
        </table:table-row>
        <table:table-row table:style-name="ro1">
          <table:table-cell table:style-name="ce8" table:formula="of:=IF([.B27]=&quot;&quot;;&quot;&quot;;&quot;Attributes_Secondary_&quot;&amp;SUBSTITUTE([.B27];&quot; &quot;;&quot;&quot;))">
            <text:p/>
          </table:table-cell>
          <table:table-cell/>
        </table:table-row>
        <table:table-row table:style-name="ro1">
          <table:table-cell table:style-name="ce8" table:formula="of:=IF([.B28]=&quot;&quot;;&quot;&quot;;&quot;Attributes_Secondary_&quot;&amp;SUBSTITUTE([.B28];&quot; &quot;;&quot;&quot;))">
            <text:p/>
          </table:table-cell>
          <table:table-cell/>
        </table:table-row>
        <table:table-row table:style-name="ro1">
          <table:table-cell table:style-name="ce8" table:formula="of:=IF([.B29]=&quot;&quot;;&quot;&quot;;&quot;Attributes_Secondary_&quot;&amp;SUBSTITUTE([.B29];&quot; &quot;;&quot;&quot;))">
            <text:p/>
          </table:table-cell>
          <table:table-cell/>
        </table:table-row>
        <table:table-row table:style-name="ro1">
          <table:table-cell table:style-name="ce8" table:formula="of:=IF([.B30]=&quot;&quot;;&quot;&quot;;&quot;Attributes_Secondary_&quot;&amp;SUBSTITUTE([.B30];&quot; &quot;;&quot;&quot;))">
            <text:p/>
          </table:table-cell>
          <table:table-cell/>
        </table:table-row>
        <table:table-row table:style-name="ro1">
          <table:table-cell table:style-name="ce8" table:formula="of:=IF([.B31]=&quot;&quot;;&quot;&quot;;&quot;Attributes_Secondary_&quot;&amp;SUBSTITUTE([.B31];&quot; &quot;;&quot;&quot;))">
            <text:p/>
          </table:table-cell>
          <table:table-cell/>
        </table:table-row>
        <table:table-row table:style-name="ro1">
          <table:table-cell table:style-name="ce8" table:formula="of:=IF([.B32]=&quot;&quot;;&quot;&quot;;&quot;Attributes_Secondary_&quot;&amp;SUBSTITUTE([.B32];&quot; &quot;;&quot;&quot;))">
            <text:p/>
          </table:table-cell>
          <table:table-cell/>
        </table:table-row>
        <table:table-row table:style-name="ro1">
          <table:table-cell table:style-name="ce8" table:formula="of:=IF([.B33]=&quot;&quot;;&quot;&quot;;&quot;Attributes_Secondary_&quot;&amp;SUBSTITUTE([.B33];&quot; &quot;;&quot;&quot;))">
            <text:p/>
          </table:table-cell>
          <table:table-cell/>
        </table:table-row>
        <table:table-row table:style-name="ro1">
          <table:table-cell table:style-name="ce8" table:formula="of:=IF([.B34]=&quot;&quot;;&quot;&quot;;&quot;Attributes_Secondary_&quot;&amp;SUBSTITUTE([.B34];&quot; &quot;;&quot;&quot;))">
            <text:p/>
          </table:table-cell>
          <table:table-cell/>
        </table:table-row>
        <table:table-row table:style-name="ro1">
          <table:table-cell table:style-name="ce8" table:formula="of:=IF([.B35]=&quot;&quot;;&quot;&quot;;&quot;Attributes_Secondary_&quot;&amp;SUBSTITUTE([.B35];&quot; &quot;;&quot;&quot;))">
            <text:p/>
          </table:table-cell>
          <table:table-cell/>
        </table:table-row>
        <table:table-row table:style-name="ro1">
          <table:table-cell table:style-name="ce8" table:formula="of:=IF([.B36]=&quot;&quot;;&quot;&quot;;&quot;Attributes_Secondary_&quot;&amp;SUBSTITUTE([.B36];&quot; &quot;;&quot;&quot;))">
            <text:p/>
          </table:table-cell>
          <table:table-cell/>
        </table:table-row>
        <table:table-row table:style-name="ro1">
          <table:table-cell table:style-name="ce8" table:formula="of:=IF([.B37]=&quot;&quot;;&quot;&quot;;&quot;Attributes_Secondary_&quot;&amp;SUBSTITUTE([.B37];&quot; &quot;;&quot;&quot;))">
            <text:p/>
          </table:table-cell>
          <table:table-cell/>
        </table:table-row>
        <table:table-row table:style-name="ro1">
          <table:table-cell table:style-name="ce8" table:formula="of:=IF([.B38]=&quot;&quot;;&quot;&quot;;&quot;Attributes_Secondary_&quot;&amp;SUBSTITUTE([.B38];&quot; &quot;;&quot;&quot;))">
            <text:p/>
          </table:table-cell>
          <table:table-cell/>
        </table:table-row>
        <table:table-row table:style-name="ro1">
          <table:table-cell table:style-name="ce8" table:formula="of:=IF([.B39]=&quot;&quot;;&quot;&quot;;&quot;Attributes_Secondary_&quot;&amp;SUBSTITUTE([.B39];&quot; &quot;;&quot;&quot;))">
            <text:p/>
          </table:table-cell>
          <table:table-cell/>
        </table:table-row>
        <table:table-row table:style-name="ro1">
          <table:table-cell table:style-name="ce8" table:formula="of:=IF([.B40]=&quot;&quot;;&quot;&quot;;&quot;Attributes_Secondary_&quot;&amp;SUBSTITUTE([.B40];&quot; &quot;;&quot;&quot;))">
            <text:p/>
          </table:table-cell>
          <table:table-cell/>
        </table:table-row>
        <table:table-row table:style-name="ro1">
          <table:table-cell table:style-name="ce8" table:formula="of:=IF([.B41]=&quot;&quot;;&quot;&quot;;&quot;Attributes_Secondary_&quot;&amp;SUBSTITUTE([.B41];&quot; &quot;;&quot;&quot;))">
            <text:p/>
          </table:table-cell>
          <table:table-cell/>
        </table:table-row>
        <table:table-row table:style-name="ro1">
          <table:table-cell table:style-name="ce8" table:formula="of:=IF([.B42]=&quot;&quot;;&quot;&quot;;&quot;Attributes_Secondary_&quot;&amp;SUBSTITUTE([.B42];&quot; &quot;;&quot;&quot;))">
            <text:p/>
          </table:table-cell>
          <table:table-cell/>
        </table:table-row>
        <table:table-row table:style-name="ro1">
          <table:table-cell table:style-name="ce8" table:formula="of:=IF([.B43]=&quot;&quot;;&quot;&quot;;&quot;Attributes_Secondary_&quot;&amp;SUBSTITUTE([.B43];&quot; &quot;;&quot;&quot;))">
            <text:p/>
          </table:table-cell>
          <table:table-cell/>
        </table:table-row>
        <table:table-row table:style-name="ro1">
          <table:table-cell table:style-name="ce8" table:formula="of:=IF([.B44]=&quot;&quot;;&quot;&quot;;&quot;Attributes_Secondary_&quot;&amp;SUBSTITUTE([.B44];&quot; &quot;;&quot;&quot;))">
            <text:p/>
          </table:table-cell>
          <table:table-cell/>
        </table:table-row>
        <table:table-row table:style-name="ro1">
          <table:table-cell table:style-name="ce8" table:formula="of:=IF([.B45]=&quot;&quot;;&quot;&quot;;&quot;Attributes_Secondary_&quot;&amp;SUBSTITUTE([.B45];&quot; &quot;;&quot;&quot;))">
            <text:p/>
          </table:table-cell>
          <table:table-cell/>
        </table:table-row>
        <table:table-row table:style-name="ro1">
          <table:table-cell table:style-name="ce8" table:formula="of:=IF([.B46]=&quot;&quot;;&quot;&quot;;&quot;Attributes_Secondary_&quot;&amp;SUBSTITUTE([.B46];&quot; &quot;;&quot;&quot;))">
            <text:p/>
          </table:table-cell>
          <table:table-cell/>
        </table:table-row>
        <table:table-row table:style-name="ro1">
          <table:table-cell table:style-name="ce8" table:formula="of:=IF([.B47]=&quot;&quot;;&quot;&quot;;&quot;Attributes_Secondary_&quot;&amp;SUBSTITUTE([.B47];&quot; &quot;;&quot;&quot;))">
            <text:p/>
          </table:table-cell>
          <table:table-cell/>
        </table:table-row>
        <table:table-row table:style-name="ro1">
          <table:table-cell table:style-name="ce8" table:formula="of:=IF([.B48]=&quot;&quot;;&quot;&quot;;&quot;Attributes_Secondary_&quot;&amp;SUBSTITUTE([.B48];&quot; &quot;;&quot;&quot;))">
            <text:p/>
          </table:table-cell>
          <table:table-cell/>
        </table:table-row>
        <table:table-row table:style-name="ro1">
          <table:table-cell table:style-name="ce8" table:formula="of:=IF([.B49]=&quot;&quot;;&quot;&quot;;&quot;Attributes_Secondary_&quot;&amp;SUBSTITUTE([.B49];&quot; &quot;;&quot;&quot;))">
            <text:p/>
          </table:table-cell>
          <table:table-cell/>
        </table:table-row>
        <table:table-row table:style-name="ro1">
          <table:table-cell table:style-name="ce8" table:formula="of:=IF([.B50]=&quot;&quot;;&quot;&quot;;&quot;Attributes_Secondary_&quot;&amp;SUBSTITUTE([.B50];&quot; &quot;;&quot;&quot;))">
            <text:p/>
          </table:table-cell>
          <table:table-cell/>
        </table:table-row>
        <table:table-row table:style-name="ro1">
          <table:table-cell table:style-name="ce8" table:formula="of:=IF([.B51]=&quot;&quot;;&quot;&quot;;&quot;Attributes_Secondary_&quot;&amp;SUBSTITUTE([.B51];&quot; &quot;;&quot;&quot;))">
            <text:p/>
          </table:table-cell>
          <table:table-cell/>
        </table:table-row>
        <table:table-row table:style-name="ro1">
          <table:table-cell table:style-name="ce8" table:formula="of:=IF([.B52]=&quot;&quot;;&quot;&quot;;&quot;Attributes_Secondary_&quot;&amp;SUBSTITUTE([.B52];&quot; &quot;;&quot;&quot;))">
            <text:p/>
          </table:table-cell>
          <table:table-cell/>
        </table:table-row>
        <table:table-row table:style-name="ro1">
          <table:table-cell table:style-name="ce8" table:formula="of:=IF([.B53]=&quot;&quot;;&quot;&quot;;&quot;Attributes_Secondary_&quot;&amp;SUBSTITUTE([.B53];&quot; &quot;;&quot;&quot;))">
            <text:p/>
          </table:table-cell>
          <table:table-cell/>
        </table:table-row>
        <table:table-row table:style-name="ro1">
          <table:table-cell table:style-name="ce8" table:formula="of:=IF([.B54]=&quot;&quot;;&quot;&quot;;&quot;Attributes_Secondary_&quot;&amp;SUBSTITUTE([.B54];&quot; &quot;;&quot;&quot;))">
            <text:p/>
          </table:table-cell>
          <table:table-cell/>
        </table:table-row>
        <table:table-row table:style-name="ro1">
          <table:table-cell table:style-name="ce8" table:formula="of:=IF([.B55]=&quot;&quot;;&quot;&quot;;&quot;Attributes_Secondary_&quot;&amp;SUBSTITUTE([.B55];&quot; &quot;;&quot;&quot;))">
            <text:p/>
          </table:table-cell>
          <table:table-cell/>
        </table:table-row>
        <table:table-row table:style-name="ro1">
          <table:table-cell table:style-name="ce8" table:formula="of:=IF([.B56]=&quot;&quot;;&quot;&quot;;&quot;Attributes_Secondary_&quot;&amp;SUBSTITUTE([.B56];&quot; &quot;;&quot;&quot;))">
            <text:p/>
          </table:table-cell>
          <table:table-cell/>
        </table:table-row>
        <table:table-row table:style-name="ro1">
          <table:table-cell table:style-name="ce8" table:formula="of:=IF([.B57]=&quot;&quot;;&quot;&quot;;&quot;Attributes_Secondary_&quot;&amp;SUBSTITUTE([.B57];&quot; &quot;;&quot;&quot;))">
            <text:p/>
          </table:table-cell>
          <table:table-cell/>
        </table:table-row>
        <table:table-row table:style-name="ro1">
          <table:table-cell table:style-name="ce8" table:formula="of:=IF([.B58]=&quot;&quot;;&quot;&quot;;&quot;Attributes_Secondary_&quot;&amp;SUBSTITUTE([.B58];&quot; &quot;;&quot;&quot;))">
            <text:p/>
          </table:table-cell>
          <table:table-cell/>
        </table:table-row>
        <table:table-row table:style-name="ro1">
          <table:table-cell table:style-name="ce8" table:formula="of:=IF([.B59]=&quot;&quot;;&quot;&quot;;&quot;Attributes_Secondary_&quot;&amp;SUBSTITUTE([.B59];&quot; &quot;;&quot;&quot;))">
            <text:p/>
          </table:table-cell>
          <table:table-cell/>
        </table:table-row>
        <table:table-row table:style-name="ro1">
          <table:table-cell table:style-name="ce8" table:formula="of:=IF([.B60]=&quot;&quot;;&quot;&quot;;&quot;Attributes_Secondary_&quot;&amp;SUBSTITUTE([.B60];&quot; &quot;;&quot;&quot;))">
            <text:p/>
          </table:table-cell>
          <table:table-cell/>
        </table:table-row>
        <table:table-row table:style-name="ro1">
          <table:table-cell table:style-name="ce8" table:formula="of:=IF([.B61]=&quot;&quot;;&quot;&quot;;&quot;Attributes_Secondary_&quot;&amp;SUBSTITUTE([.B61];&quot; &quot;;&quot;&quot;))">
            <text:p/>
          </table:table-cell>
          <table:table-cell/>
        </table:table-row>
        <table:table-row table:style-name="ro1">
          <table:table-cell table:style-name="ce8" table:formula="of:=IF([.B62]=&quot;&quot;;&quot;&quot;;&quot;Attributes_Secondary_&quot;&amp;SUBSTITUTE([.B62];&quot; &quot;;&quot;&quot;))">
            <text:p/>
          </table:table-cell>
          <table:table-cell/>
        </table:table-row>
        <table:table-row table:style-name="ro1">
          <table:table-cell table:style-name="ce8" table:formula="of:=IF([.B63]=&quot;&quot;;&quot;&quot;;&quot;Attributes_Secondary_&quot;&amp;SUBSTITUTE([.B63];&quot; &quot;;&quot;&quot;))">
            <text:p/>
          </table:table-cell>
          <table:table-cell/>
        </table:table-row>
        <table:table-row table:style-name="ro1">
          <table:table-cell table:style-name="ce8" table:formula="of:=IF([.B64]=&quot;&quot;;&quot;&quot;;&quot;Attributes_Secondary_&quot;&amp;SUBSTITUTE([.B64];&quot; &quot;;&quot;&quot;))">
            <text:p/>
          </table:table-cell>
          <table:table-cell/>
        </table:table-row>
        <table:table-row table:style-name="ro1">
          <table:table-cell table:style-name="ce8" table:formula="of:=IF([.B65]=&quot;&quot;;&quot;&quot;;&quot;Attributes_Secondary_&quot;&amp;SUBSTITUTE([.B65];&quot; &quot;;&quot;&quot;))">
            <text:p/>
          </table:table-cell>
          <table:table-cell/>
        </table:table-row>
        <table:table-row table:style-name="ro1">
          <table:table-cell table:style-name="ce8" table:formula="of:=IF([.B66]=&quot;&quot;;&quot;&quot;;&quot;Attributes_Secondary_&quot;&amp;SUBSTITUTE([.B66];&quot; &quot;;&quot;&quot;))">
            <text:p/>
          </table:table-cell>
          <table:table-cell/>
        </table:table-row>
        <table:table-row table:style-name="ro1">
          <table:table-cell table:style-name="ce8" table:formula="of:=IF([.B67]=&quot;&quot;;&quot;&quot;;&quot;Attributes_Secondary_&quot;&amp;SUBSTITUTE([.B67];&quot; &quot;;&quot;&quot;))">
            <text:p/>
          </table:table-cell>
          <table:table-cell/>
        </table:table-row>
        <table:table-row table:style-name="ro1">
          <table:table-cell table:style-name="ce8" table:formula="of:=IF([.B68]=&quot;&quot;;&quot;&quot;;&quot;Attributes_Secondary_&quot;&amp;SUBSTITUTE([.B68];&quot; &quot;;&quot;&quot;))">
            <text:p/>
          </table:table-cell>
          <table:table-cell/>
        </table:table-row>
        <table:table-row table:style-name="ro1">
          <table:table-cell table:style-name="ce8" table:formula="of:=IF([.B69]=&quot;&quot;;&quot;&quot;;&quot;Attributes_Secondary_&quot;&amp;SUBSTITUTE([.B69];&quot; &quot;;&quot;&quot;))">
            <text:p/>
          </table:table-cell>
          <table:table-cell/>
        </table:table-row>
        <table:table-row table:style-name="ro1">
          <table:table-cell table:style-name="ce8" table:formula="of:=IF([.B70]=&quot;&quot;;&quot;&quot;;&quot;Attributes_Secondary_&quot;&amp;SUBSTITUTE([.B70];&quot; &quot;;&quot;&quot;))">
            <text:p/>
          </table:table-cell>
          <table:table-cell/>
        </table:table-row>
        <table:table-row table:style-name="ro1">
          <table:table-cell table:style-name="ce8" table:formula="of:=IF([.B71]=&quot;&quot;;&quot;&quot;;&quot;Attributes_Secondary_&quot;&amp;SUBSTITUTE([.B71];&quot; &quot;;&quot;&quot;))">
            <text:p/>
          </table:table-cell>
          <table:table-cell/>
        </table:table-row>
        <table:table-row table:style-name="ro1">
          <table:table-cell table:style-name="ce8" table:formula="of:=IF([.B72]=&quot;&quot;;&quot;&quot;;&quot;Attributes_Secondary_&quot;&amp;SUBSTITUTE([.B72];&quot; &quot;;&quot;&quot;))">
            <text:p/>
          </table:table-cell>
          <table:table-cell/>
        </table:table-row>
        <table:table-row table:style-name="ro1">
          <table:table-cell table:style-name="ce8" table:formula="of:=IF([.B73]=&quot;&quot;;&quot;&quot;;&quot;Attributes_Secondary_&quot;&amp;SUBSTITUTE([.B73];&quot; &quot;;&quot;&quot;))">
            <text:p/>
          </table:table-cell>
          <table:table-cell/>
        </table:table-row>
        <table:table-row table:style-name="ro1">
          <table:table-cell table:style-name="ce8" table:formula="of:=IF([.B74]=&quot;&quot;;&quot;&quot;;&quot;Attributes_Secondary_&quot;&amp;SUBSTITUTE([.B74];&quot; &quot;;&quot;&quot;))">
            <text:p/>
          </table:table-cell>
          <table:table-cell/>
        </table:table-row>
        <table:table-row table:style-name="ro1">
          <table:table-cell table:style-name="ce8" table:formula="of:=IF([.B75]=&quot;&quot;;&quot;&quot;;&quot;Attributes_Secondary_&quot;&amp;SUBSTITUTE([.B75];&quot; &quot;;&quot;&quot;))">
            <text:p/>
          </table:table-cell>
          <table:table-cell/>
        </table:table-row>
        <table:table-row table:style-name="ro1">
          <table:table-cell table:style-name="ce8" table:formula="of:=IF([.B76]=&quot;&quot;;&quot;&quot;;&quot;Attributes_Secondary_&quot;&amp;SUBSTITUTE([.B76];&quot; &quot;;&quot;&quot;))">
            <text:p/>
          </table:table-cell>
          <table:table-cell/>
        </table:table-row>
        <table:table-row table:style-name="ro1">
          <table:table-cell table:style-name="ce8" table:formula="of:=IF([.B77]=&quot;&quot;;&quot;&quot;;&quot;Attributes_Secondary_&quot;&amp;SUBSTITUTE([.B77];&quot; &quot;;&quot;&quot;))">
            <text:p/>
          </table:table-cell>
          <table:table-cell/>
        </table:table-row>
        <table:table-row table:style-name="ro1">
          <table:table-cell table:style-name="ce8" table:formula="of:=IF([.B78]=&quot;&quot;;&quot;&quot;;&quot;Attributes_Secondary_&quot;&amp;SUBSTITUTE([.B78];&quot; &quot;;&quot;&quot;))">
            <text:p/>
          </table:table-cell>
          <table:table-cell/>
        </table:table-row>
        <table:table-row table:style-name="ro1">
          <table:table-cell table:style-name="ce8" table:formula="of:=IF([.B79]=&quot;&quot;;&quot;&quot;;&quot;Attributes_Secondary_&quot;&amp;SUBSTITUTE([.B79];&quot; &quot;;&quot;&quot;))">
            <text:p/>
          </table:table-cell>
          <table:table-cell/>
        </table:table-row>
        <table:table-row table:style-name="ro1">
          <table:table-cell table:style-name="ce8" table:formula="of:=IF([.B80]=&quot;&quot;;&quot;&quot;;&quot;Attributes_Secondary_&quot;&amp;SUBSTITUTE([.B80];&quot; &quot;;&quot;&quot;))">
            <text:p/>
          </table:table-cell>
          <table:table-cell/>
        </table:table-row>
        <table:table-row table:style-name="ro1">
          <table:table-cell table:style-name="ce8" table:formula="of:=IF([.B81]=&quot;&quot;;&quot;&quot;;&quot;Attributes_Secondary_&quot;&amp;SUBSTITUTE([.B81];&quot; &quot;;&quot;&quot;))">
            <text:p/>
          </table:table-cell>
          <table:table-cell/>
        </table:table-row>
        <table:table-row table:style-name="ro1">
          <table:table-cell table:style-name="ce8" table:formula="of:=IF([.B82]=&quot;&quot;;&quot;&quot;;&quot;Attributes_Secondary_&quot;&amp;SUBSTITUTE([.B82];&quot; &quot;;&quot;&quot;))">
            <text:p/>
          </table:table-cell>
          <table:table-cell/>
        </table:table-row>
        <table:table-row table:style-name="ro1">
          <table:table-cell table:style-name="ce8" table:formula="of:=IF([.B83]=&quot;&quot;;&quot;&quot;;&quot;Attributes_Secondary_&quot;&amp;SUBSTITUTE([.B83];&quot; &quot;;&quot;&quot;))">
            <text:p/>
          </table:table-cell>
          <table:table-cell/>
        </table:table-row>
        <table:table-row table:style-name="ro1">
          <table:table-cell table:style-name="ce8" table:formula="of:=IF([.B84]=&quot;&quot;;&quot;&quot;;&quot;Attributes_Secondary_&quot;&amp;SUBSTITUTE([.B84];&quot; &quot;;&quot;&quot;))">
            <text:p/>
          </table:table-cell>
          <table:table-cell/>
        </table:table-row>
        <table:table-row table:style-name="ro1">
          <table:table-cell table:style-name="ce8" table:formula="of:=IF([.B85]=&quot;&quot;;&quot;&quot;;&quot;Attributes_Secondary_&quot;&amp;SUBSTITUTE([.B85];&quot; &quot;;&quot;&quot;))">
            <text:p/>
          </table:table-cell>
          <table:table-cell/>
        </table:table-row>
        <table:table-row table:style-name="ro1">
          <table:table-cell table:style-name="ce8" table:formula="of:=IF([.B86]=&quot;&quot;;&quot;&quot;;&quot;Attributes_Secondary_&quot;&amp;SUBSTITUTE([.B86];&quot; &quot;;&quot;&quot;))">
            <text:p/>
          </table:table-cell>
          <table:table-cell/>
        </table:table-row>
        <table:table-row table:style-name="ro1">
          <table:table-cell table:style-name="ce8" table:formula="of:=IF([.B87]=&quot;&quot;;&quot;&quot;;&quot;Attributes_Secondary_&quot;&amp;SUBSTITUTE([.B87];&quot; &quot;;&quot;&quot;))">
            <text:p/>
          </table:table-cell>
          <table:table-cell/>
        </table:table-row>
        <table:table-row table:style-name="ro1">
          <table:table-cell table:style-name="ce8" table:formula="of:=IF([.B88]=&quot;&quot;;&quot;&quot;;&quot;Attributes_Secondary_&quot;&amp;SUBSTITUTE([.B88];&quot; &quot;;&quot;&quot;))">
            <text:p/>
          </table:table-cell>
          <table:table-cell/>
        </table:table-row>
        <table:table-row table:style-name="ro1">
          <table:table-cell table:style-name="ce8" table:formula="of:=IF([.B89]=&quot;&quot;;&quot;&quot;;&quot;Attributes_Secondary_&quot;&amp;SUBSTITUTE([.B89];&quot; &quot;;&quot;&quot;))">
            <text:p/>
          </table:table-cell>
          <table:table-cell/>
        </table:table-row>
        <table:table-row table:style-name="ro1">
          <table:table-cell table:style-name="ce8" table:formula="of:=IF([.B90]=&quot;&quot;;&quot;&quot;;&quot;Attributes_Secondary_&quot;&amp;SUBSTITUTE([.B90];&quot; &quot;;&quot;&quot;))">
            <text:p/>
          </table:table-cell>
          <table:table-cell/>
        </table:table-row>
        <table:table-row table:style-name="ro1">
          <table:table-cell table:style-name="ce8" table:formula="of:=IF([.B91]=&quot;&quot;;&quot;&quot;;&quot;Attributes_Secondary_&quot;&amp;SUBSTITUTE([.B91];&quot; &quot;;&quot;&quot;))">
            <text:p/>
          </table:table-cell>
          <table:table-cell/>
        </table:table-row>
        <table:table-row table:style-name="ro1">
          <table:table-cell table:style-name="ce8" table:formula="of:=IF([.B92]=&quot;&quot;;&quot;&quot;;&quot;Attributes_Secondary_&quot;&amp;SUBSTITUTE([.B92];&quot; &quot;;&quot;&quot;))">
            <text:p/>
          </table:table-cell>
          <table:table-cell/>
        </table:table-row>
        <table:table-row table:style-name="ro1">
          <table:table-cell table:style-name="ce8" table:formula="of:=IF([.B93]=&quot;&quot;;&quot;&quot;;&quot;Attributes_Secondary_&quot;&amp;SUBSTITUTE([.B93];&quot; &quot;;&quot;&quot;))">
            <text:p/>
          </table:table-cell>
          <table:table-cell/>
        </table:table-row>
        <table:table-row table:style-name="ro1">
          <table:table-cell table:style-name="ce8" table:formula="of:=IF([.B94]=&quot;&quot;;&quot;&quot;;&quot;Attributes_Secondary_&quot;&amp;SUBSTITUTE([.B94];&quot; &quot;;&quot;&quot;))">
            <text:p/>
          </table:table-cell>
          <table:table-cell/>
        </table:table-row>
        <table:table-row table:style-name="ro1">
          <table:table-cell table:style-name="ce8" table:formula="of:=IF([.B95]=&quot;&quot;;&quot;&quot;;&quot;Attributes_Secondary_&quot;&amp;SUBSTITUTE([.B95];&quot; &quot;;&quot;&quot;))">
            <text:p/>
          </table:table-cell>
          <table:table-cell/>
        </table:table-row>
        <table:table-row table:style-name="ro1">
          <table:table-cell table:style-name="ce8" table:formula="of:=IF([.B96]=&quot;&quot;;&quot;&quot;;&quot;Attributes_Secondary_&quot;&amp;SUBSTITUTE([.B96];&quot; &quot;;&quot;&quot;))">
            <text:p/>
          </table:table-cell>
          <table:table-cell/>
        </table:table-row>
        <table:table-row table:style-name="ro1">
          <table:table-cell table:style-name="ce8" table:formula="of:=IF([.B97]=&quot;&quot;;&quot;&quot;;&quot;Attributes_Secondary_&quot;&amp;SUBSTITUTE([.B97];&quot; &quot;;&quot;&quot;))">
            <text:p/>
          </table:table-cell>
          <table:table-cell/>
        </table:table-row>
        <table:table-row table:style-name="ro1">
          <table:table-cell table:style-name="ce8" table:formula="of:=IF([.B98]=&quot;&quot;;&quot;&quot;;&quot;Attributes_Secondary_&quot;&amp;SUBSTITUTE([.B98];&quot; &quot;;&quot;&quot;))">
            <text:p/>
          </table:table-cell>
          <table:table-cell/>
        </table:table-row>
        <table:table-row table:style-name="ro1">
          <table:table-cell table:style-name="ce8" table:formula="of:=IF([.B99]=&quot;&quot;;&quot;&quot;;&quot;Attributes_Secondary_&quot;&amp;SUBSTITUTE([.B99];&quot; &quot;;&quot;&quot;))">
            <text:p/>
          </table:table-cell>
          <table:table-cell/>
        </table:table-row>
        <table:table-row table:style-name="ro1">
          <table:table-cell table:style-name="ce8" table:formula="of:=IF([.B100]=&quot;&quot;;&quot;&quot;;&quot;Attributes_Secondary_&quot;&amp;SUBSTITUTE([.B100];&quot; &quot;;&quot;&quot;))">
            <text:p/>
          </table:table-cell>
          <table:table-cell/>
        </table:table-row>
        <table:table-row table:style-name="ro1">
          <table:table-cell table:style-name="ce8" table:formula="of:=IF([.B101]=&quot;&quot;;&quot;&quot;;&quot;Attributes_Secondary_&quot;&amp;SUBSTITUTE([.B101];&quot; &quot;;&quot;&quot;))">
            <text:p/>
          </table:table-cell>
          <table:table-cell/>
        </table:table-row>
        <table:table-row table:style-name="ro1">
          <table:table-cell table:style-name="ce8" table:formula="of:=IF([.B102]=&quot;&quot;;&quot;&quot;;&quot;Attributes_Secondary_&quot;&amp;SUBSTITUTE([.B102];&quot; &quot;;&quot;&quot;))">
            <text:p/>
          </table:table-cell>
          <table:table-cell/>
        </table:table-row>
        <table:table-row table:style-name="ro1">
          <table:table-cell table:style-name="ce8" table:formula="of:=IF([.B103]=&quot;&quot;;&quot;&quot;;&quot;Attributes_Secondary_&quot;&amp;SUBSTITUTE([.B103];&quot; &quot;;&quot;&quot;))">
            <text:p/>
          </table:table-cell>
          <table:table-cell/>
        </table:table-row>
        <table:table-row table:style-name="ro1">
          <table:table-cell table:style-name="ce8" table:formula="of:=IF([.B104]=&quot;&quot;;&quot;&quot;;&quot;Attributes_Secondary_&quot;&amp;SUBSTITUTE([.B104];&quot; &quot;;&quot;&quot;))">
            <text:p/>
          </table:table-cell>
          <table:table-cell/>
        </table:table-row>
        <table:table-row table:style-name="ro1">
          <table:table-cell table:style-name="ce8" table:formula="of:=IF([.B105]=&quot;&quot;;&quot;&quot;;&quot;Attributes_Secondary_&quot;&amp;SUBSTITUTE([.B105];&quot; &quot;;&quot;&quot;))">
            <text:p/>
          </table:table-cell>
          <table:table-cell/>
        </table:table-row>
        <table:table-row table:style-name="ro1">
          <table:table-cell table:style-name="ce8" table:formula="of:=IF([.B106]=&quot;&quot;;&quot;&quot;;&quot;Attributes_Secondary_&quot;&amp;SUBSTITUTE([.B106];&quot; &quot;;&quot;&quot;))">
            <text:p/>
          </table:table-cell>
          <table:table-cell/>
        </table:table-row>
        <table:table-row table:style-name="ro1">
          <table:table-cell table:style-name="ce8" table:formula="of:=IF([.B107]=&quot;&quot;;&quot;&quot;;&quot;Attributes_Secondary_&quot;&amp;SUBSTITUTE([.B107];&quot; &quot;;&quot;&quot;))">
            <text:p/>
          </table:table-cell>
          <table:table-cell/>
        </table:table-row>
        <table:table-row table:style-name="ro1">
          <table:table-cell table:style-name="ce8" table:formula="of:=IF([.B108]=&quot;&quot;;&quot;&quot;;&quot;Attributes_Secondary_&quot;&amp;SUBSTITUTE([.B108];&quot; &quot;;&quot;&quot;))">
            <text:p/>
          </table:table-cell>
          <table:table-cell/>
        </table:table-row>
        <table:table-row table:style-name="ro1">
          <table:table-cell table:style-name="ce8" table:formula="of:=IF([.B109]=&quot;&quot;;&quot;&quot;;&quot;Attributes_Secondary_&quot;&amp;SUBSTITUTE([.B109];&quot; &quot;;&quot;&quot;))">
            <text:p/>
          </table:table-cell>
          <table:table-cell/>
        </table:table-row>
        <table:table-row table:style-name="ro1">
          <table:table-cell table:style-name="ce8" table:formula="of:=IF([.B110]=&quot;&quot;;&quot;&quot;;&quot;Attributes_Secondary_&quot;&amp;SUBSTITUTE([.B110];&quot; &quot;;&quot;&quot;))">
            <text:p/>
          </table:table-cell>
          <table:table-cell/>
        </table:table-row>
        <table:table-row table:style-name="ro1">
          <table:table-cell table:style-name="ce8" table:formula="of:=IF([.B111]=&quot;&quot;;&quot;&quot;;&quot;Attributes_Secondary_&quot;&amp;SUBSTITUTE([.B111];&quot; &quot;;&quot;&quot;))">
            <text:p/>
          </table:table-cell>
          <table:table-cell/>
        </table:table-row>
        <table:table-row table:style-name="ro1">
          <table:table-cell table:style-name="ce8" table:formula="of:=IF([.B112]=&quot;&quot;;&quot;&quot;;&quot;Attributes_Secondary_&quot;&amp;SUBSTITUTE([.B112];&quot; &quot;;&quot;&quot;))">
            <text:p/>
          </table:table-cell>
          <table:table-cell/>
        </table:table-row>
        <table:table-row table:style-name="ro1">
          <table:table-cell table:style-name="ce8" table:formula="of:=IF([.B113]=&quot;&quot;;&quot;&quot;;&quot;Attributes_Secondary_&quot;&amp;SUBSTITUTE([.B113];&quot; &quot;;&quot;&quot;))">
            <text:p/>
          </table:table-cell>
          <table:table-cell/>
        </table:table-row>
        <table:table-row table:style-name="ro1">
          <table:table-cell table:style-name="ce8" table:formula="of:=IF([.B114]=&quot;&quot;;&quot;&quot;;&quot;Attributes_Secondary_&quot;&amp;SUBSTITUTE([.B114];&quot; &quot;;&quot;&quot;))">
            <text:p/>
          </table:table-cell>
          <table:table-cell/>
        </table:table-row>
        <table:table-row table:style-name="ro1">
          <table:table-cell table:style-name="ce8" table:formula="of:=IF([.B115]=&quot;&quot;;&quot;&quot;;&quot;Attributes_Secondary_&quot;&amp;SUBSTITUTE([.B115];&quot; &quot;;&quot;&quot;))">
            <text:p/>
          </table:table-cell>
          <table:table-cell/>
        </table:table-row>
        <table:table-row table:style-name="ro1">
          <table:table-cell table:style-name="ce8" table:formula="of:=IF([.B116]=&quot;&quot;;&quot;&quot;;&quot;Attributes_Secondary_&quot;&amp;SUBSTITUTE([.B116];&quot; &quot;;&quot;&quot;))">
            <text:p/>
          </table:table-cell>
          <table:table-cell/>
        </table:table-row>
        <table:table-row table:style-name="ro1">
          <table:table-cell table:style-name="ce8" table:formula="of:=IF([.B117]=&quot;&quot;;&quot;&quot;;&quot;Attributes_Secondary_&quot;&amp;SUBSTITUTE([.B117];&quot; &quot;;&quot;&quot;))">
            <text:p/>
          </table:table-cell>
          <table:table-cell/>
        </table:table-row>
        <table:table-row table:style-name="ro1">
          <table:table-cell table:style-name="ce8" table:formula="of:=IF([.B118]=&quot;&quot;;&quot;&quot;;&quot;Attributes_Secondary_&quot;&amp;SUBSTITUTE([.B118];&quot; &quot;;&quot;&quot;))">
            <text:p/>
          </table:table-cell>
          <table:table-cell/>
        </table:table-row>
        <table:table-row table:style-name="ro1">
          <table:table-cell table:style-name="ce8" table:formula="of:=IF([.B119]=&quot;&quot;;&quot;&quot;;&quot;Attributes_Secondary_&quot;&amp;SUBSTITUTE([.B119];&quot; &quot;;&quot;&quot;))">
            <text:p/>
          </table:table-cell>
          <table:table-cell/>
        </table:table-row>
        <table:table-row table:style-name="ro1">
          <table:table-cell table:style-name="ce8" table:formula="of:=IF([.B120]=&quot;&quot;;&quot;&quot;;&quot;Attributes_Secondary_&quot;&amp;SUBSTITUTE([.B120];&quot; &quot;;&quot;&quot;))">
            <text:p/>
          </table:table-cell>
          <table:table-cell/>
        </table:table-row>
        <table:table-row table:style-name="ro1">
          <table:table-cell table:style-name="ce8" table:formula="of:=IF([.B121]=&quot;&quot;;&quot;&quot;;&quot;Attributes_Secondary_&quot;&amp;SUBSTITUTE([.B121];&quot; &quot;;&quot;&quot;))">
            <text:p/>
          </table:table-cell>
          <table:table-cell/>
        </table:table-row>
        <table:table-row table:style-name="ro1">
          <table:table-cell table:style-name="ce8" table:formula="of:=IF([.B122]=&quot;&quot;;&quot;&quot;;&quot;Attributes_Secondary_&quot;&amp;SUBSTITUTE([.B122];&quot; &quot;;&quot;&quot;))">
            <text:p/>
          </table:table-cell>
          <table:table-cell/>
        </table:table-row>
        <table:table-row table:style-name="ro1">
          <table:table-cell table:style-name="ce8" table:formula="of:=IF([.B123]=&quot;&quot;;&quot;&quot;;&quot;Attributes_Secondary_&quot;&amp;SUBSTITUTE([.B123];&quot; &quot;;&quot;&quot;))">
            <text:p/>
          </table:table-cell>
          <table:table-cell/>
        </table:table-row>
        <table:table-row table:style-name="ro1">
          <table:table-cell table:style-name="ce8" table:formula="of:=IF([.B124]=&quot;&quot;;&quot;&quot;;&quot;Attributes_Secondary_&quot;&amp;SUBSTITUTE([.B124];&quot; &quot;;&quot;&quot;))">
            <text:p/>
          </table:table-cell>
          <table:table-cell/>
        </table:table-row>
        <table:table-row table:style-name="ro1">
          <table:table-cell table:style-name="ce8" table:formula="of:=IF([.B125]=&quot;&quot;;&quot;&quot;;&quot;Attributes_Secondary_&quot;&amp;SUBSTITUTE([.B125];&quot; &quot;;&quot;&quot;))">
            <text:p/>
          </table:table-cell>
          <table:table-cell/>
        </table:table-row>
        <table:table-row table:style-name="ro1">
          <table:table-cell table:style-name="ce8" table:formula="of:=IF([.B126]=&quot;&quot;;&quot;&quot;;&quot;Attributes_Secondary_&quot;&amp;SUBSTITUTE([.B126];&quot; &quot;;&quot;&quot;))">
            <text:p/>
          </table:table-cell>
          <table:table-cell/>
        </table:table-row>
        <table:table-row table:style-name="ro1">
          <table:table-cell table:style-name="ce8" table:formula="of:=IF([.B127]=&quot;&quot;;&quot;&quot;;&quot;Attributes_Secondary_&quot;&amp;SUBSTITUTE([.B127];&quot; &quot;;&quot;&quot;))">
            <text:p/>
          </table:table-cell>
          <table:table-cell/>
        </table:table-row>
        <table:table-row table:style-name="ro1">
          <table:table-cell table:style-name="ce8" table:formula="of:=IF([.B128]=&quot;&quot;;&quot;&quot;;&quot;Attributes_Secondary_&quot;&amp;SUBSTITUTE([.B128];&quot; &quot;;&quot;&quot;))">
            <text:p/>
          </table:table-cell>
          <table:table-cell/>
        </table:table-row>
        <table:table-row table:style-name="ro1">
          <table:table-cell table:style-name="ce8" table:formula="of:=IF([.B129]=&quot;&quot;;&quot;&quot;;&quot;Attributes_Secondary_&quot;&amp;SUBSTITUTE([.B129];&quot; &quot;;&quot;&quot;))">
            <text:p/>
          </table:table-cell>
          <table:table-cell/>
        </table:table-row>
        <table:table-row table:style-name="ro1">
          <table:table-cell table:style-name="ce8" table:formula="of:=IF([.B130]=&quot;&quot;;&quot;&quot;;&quot;Attributes_Secondary_&quot;&amp;SUBSTITUTE([.B130];&quot; &quot;;&quot;&quot;))">
            <text:p/>
          </table:table-cell>
          <table:table-cell/>
        </table:table-row>
        <table:table-row table:style-name="ro1">
          <table:table-cell table:style-name="ce8" table:formula="of:=IF([.B131]=&quot;&quot;;&quot;&quot;;&quot;Attributes_Secondary_&quot;&amp;SUBSTITUTE([.B131];&quot; &quot;;&quot;&quot;))">
            <text:p/>
          </table:table-cell>
          <table:table-cell/>
        </table:table-row>
        <table:table-row table:style-name="ro1">
          <table:table-cell table:style-name="ce8" table:formula="of:=IF([.B132]=&quot;&quot;;&quot;&quot;;&quot;Attributes_Secondary_&quot;&amp;SUBSTITUTE([.B132];&quot; &quot;;&quot;&quot;))">
            <text:p/>
          </table:table-cell>
          <table:table-cell/>
        </table:table-row>
        <table:table-row table:style-name="ro1">
          <table:table-cell table:style-name="ce8" table:formula="of:=IF([.B133]=&quot;&quot;;&quot;&quot;;&quot;Attributes_Secondary_&quot;&amp;SUBSTITUTE([.B133];&quot; &quot;;&quot;&quot;))">
            <text:p/>
          </table:table-cell>
          <table:table-cell/>
        </table:table-row>
        <table:table-row table:style-name="ro1">
          <table:table-cell table:style-name="ce8" table:formula="of:=IF([.B134]=&quot;&quot;;&quot;&quot;;&quot;Attributes_Secondary_&quot;&amp;SUBSTITUTE([.B134];&quot; &quot;;&quot;&quot;))">
            <text:p/>
          </table:table-cell>
          <table:table-cell/>
        </table:table-row>
        <table:table-row table:style-name="ro1">
          <table:table-cell table:style-name="ce8" table:formula="of:=IF([.B135]=&quot;&quot;;&quot;&quot;;&quot;Attributes_Secondary_&quot;&amp;SUBSTITUTE([.B135];&quot; &quot;;&quot;&quot;))">
            <text:p/>
          </table:table-cell>
          <table:table-cell/>
        </table:table-row>
        <table:table-row table:style-name="ro1">
          <table:table-cell table:style-name="ce8" table:formula="of:=IF([.B136]=&quot;&quot;;&quot;&quot;;&quot;Attributes_Secondary_&quot;&amp;SUBSTITUTE([.B136];&quot; &quot;;&quot;&quot;))">
            <text:p/>
          </table:table-cell>
          <table:table-cell/>
        </table:table-row>
        <table:table-row table:style-name="ro1">
          <table:table-cell table:style-name="ce8" table:formula="of:=IF([.B137]=&quot;&quot;;&quot;&quot;;&quot;Attributes_Secondary_&quot;&amp;SUBSTITUTE([.B137];&quot; &quot;;&quot;&quot;))">
            <text:p/>
          </table:table-cell>
          <table:table-cell/>
        </table:table-row>
        <table:table-row table:style-name="ro1">
          <table:table-cell table:style-name="ce8" table:formula="of:=IF([.B138]=&quot;&quot;;&quot;&quot;;&quot;Attributes_Secondary_&quot;&amp;SUBSTITUTE([.B138];&quot; &quot;;&quot;&quot;))">
            <text:p/>
          </table:table-cell>
          <table:table-cell/>
        </table:table-row>
        <table:table-row table:style-name="ro1">
          <table:table-cell table:style-name="ce8" table:formula="of:=IF([.B139]=&quot;&quot;;&quot;&quot;;&quot;Attributes_Secondary_&quot;&amp;SUBSTITUTE([.B139];&quot; &quot;;&quot;&quot;))">
            <text:p/>
          </table:table-cell>
          <table:table-cell/>
        </table:table-row>
        <table:table-row table:style-name="ro1">
          <table:table-cell table:style-name="ce8" table:formula="of:=IF([.B140]=&quot;&quot;;&quot;&quot;;&quot;Attributes_Secondary_&quot;&amp;SUBSTITUTE([.B140];&quot; &quot;;&quot;&quot;))">
            <text:p/>
          </table:table-cell>
          <table:table-cell/>
        </table:table-row>
        <table:table-row table:style-name="ro1">
          <table:table-cell table:style-name="ce8" table:formula="of:=IF([.B141]=&quot;&quot;;&quot;&quot;;&quot;Attributes_Secondary_&quot;&amp;SUBSTITUTE([.B141];&quot; &quot;;&quot;&quot;))">
            <text:p/>
          </table:table-cell>
          <table:table-cell/>
        </table:table-row>
        <table:table-row table:style-name="ro1">
          <table:table-cell table:style-name="ce8" table:formula="of:=IF([.B142]=&quot;&quot;;&quot;&quot;;&quot;Attributes_Secondary_&quot;&amp;SUBSTITUTE([.B142];&quot; &quot;;&quot;&quot;))">
            <text:p/>
          </table:table-cell>
          <table:table-cell/>
        </table:table-row>
        <table:table-row table:style-name="ro1">
          <table:table-cell table:style-name="ce8" table:formula="of:=IF([.B143]=&quot;&quot;;&quot;&quot;;&quot;Attributes_Secondary_&quot;&amp;SUBSTITUTE([.B143];&quot; &quot;;&quot;&quot;))">
            <text:p/>
          </table:table-cell>
          <table:table-cell/>
        </table:table-row>
        <table:table-row table:style-name="ro1">
          <table:table-cell table:style-name="ce8" table:formula="of:=IF([.B144]=&quot;&quot;;&quot;&quot;;&quot;Attributes_Secondary_&quot;&amp;SUBSTITUTE([.B144];&quot; &quot;;&quot;&quot;))">
            <text:p/>
          </table:table-cell>
          <table:table-cell/>
        </table:table-row>
        <table:table-row table:style-name="ro1">
          <table:table-cell table:style-name="ce8" table:formula="of:=IF([.B145]=&quot;&quot;;&quot;&quot;;&quot;Attributes_Secondary_&quot;&amp;SUBSTITUTE([.B145];&quot; &quot;;&quot;&quot;))">
            <text:p/>
          </table:table-cell>
          <table:table-cell/>
        </table:table-row>
        <table:table-row table:style-name="ro1">
          <table:table-cell table:style-name="ce8" table:formula="of:=IF([.B146]=&quot;&quot;;&quot;&quot;;&quot;Attributes_Secondary_&quot;&amp;SUBSTITUTE([.B146];&quot; &quot;;&quot;&quot;))">
            <text:p/>
          </table:table-cell>
          <table:table-cell/>
        </table:table-row>
        <table:table-row table:style-name="ro1">
          <table:table-cell table:style-name="ce8" table:formula="of:=IF([.B147]=&quot;&quot;;&quot;&quot;;&quot;Attributes_Secondary_&quot;&amp;SUBSTITUTE([.B147];&quot; &quot;;&quot;&quot;))">
            <text:p/>
          </table:table-cell>
          <table:table-cell/>
        </table:table-row>
        <table:table-row table:style-name="ro1">
          <table:table-cell table:style-name="ce8" table:formula="of:=IF([.B148]=&quot;&quot;;&quot;&quot;;&quot;Attributes_Secondary_&quot;&amp;SUBSTITUTE([.B148];&quot; &quot;;&quot;&quot;))">
            <text:p/>
          </table:table-cell>
          <table:table-cell/>
        </table:table-row>
        <table:table-row table:style-name="ro1">
          <table:table-cell table:style-name="ce8" table:formula="of:=IF([.B149]=&quot;&quot;;&quot;&quot;;&quot;Attributes_Secondary_&quot;&amp;SUBSTITUTE([.B149];&quot; &quot;;&quot;&quot;))">
            <text:p/>
          </table:table-cell>
          <table:table-cell/>
        </table:table-row>
        <table:table-row table:style-name="ro1">
          <table:table-cell table:style-name="ce8" table:formula="of:=IF([.B150]=&quot;&quot;;&quot;&quot;;&quot;Attributes_Secondary_&quot;&amp;SUBSTITUTE([.B150];&quot; &quot;;&quot;&quot;))">
            <text:p/>
          </table:table-cell>
          <table:table-cell/>
        </table:table-row>
        <table:table-row table:style-name="ro1">
          <table:table-cell table:style-name="ce8" table:formula="of:=IF([.B151]=&quot;&quot;;&quot;&quot;;&quot;Attributes_Secondary_&quot;&amp;SUBSTITUTE([.B151];&quot; &quot;;&quot;&quot;))">
            <text:p/>
          </table:table-cell>
          <table:table-cell/>
        </table:table-row>
        <table:table-row table:style-name="ro1">
          <table:table-cell table:style-name="ce8" table:formula="of:=IF([.B152]=&quot;&quot;;&quot;&quot;;&quot;Attributes_Secondary_&quot;&amp;SUBSTITUTE([.B152];&quot; &quot;;&quot;&quot;))">
            <text:p/>
          </table:table-cell>
          <table:table-cell/>
        </table:table-row>
        <table:table-row table:style-name="ro1">
          <table:table-cell table:style-name="ce8" table:formula="of:=IF([.B153]=&quot;&quot;;&quot;&quot;;&quot;Attributes_Secondary_&quot;&amp;SUBSTITUTE([.B153];&quot; &quot;;&quot;&quot;))">
            <text:p/>
          </table:table-cell>
          <table:table-cell/>
        </table:table-row>
        <table:table-row table:style-name="ro1">
          <table:table-cell table:style-name="ce8" table:formula="of:=IF([.B154]=&quot;&quot;;&quot;&quot;;&quot;Attributes_Secondary_&quot;&amp;SUBSTITUTE([.B154];&quot; &quot;;&quot;&quot;))">
            <text:p/>
          </table:table-cell>
          <table:table-cell/>
        </table:table-row>
        <table:table-row table:style-name="ro1">
          <table:table-cell table:style-name="ce8" table:formula="of:=IF([.B155]=&quot;&quot;;&quot;&quot;;&quot;Attributes_Secondary_&quot;&amp;SUBSTITUTE([.B155];&quot; &quot;;&quot;&quot;))">
            <text:p/>
          </table:table-cell>
          <table:table-cell/>
        </table:table-row>
        <table:table-row table:style-name="ro1">
          <table:table-cell table:style-name="ce8" table:formula="of:=IF([.B156]=&quot;&quot;;&quot;&quot;;&quot;Attributes_Secondary_&quot;&amp;SUBSTITUTE([.B156];&quot; &quot;;&quot;&quot;))">
            <text:p/>
          </table:table-cell>
          <table:table-cell/>
        </table:table-row>
        <table:table-row table:style-name="ro1">
          <table:table-cell table:style-name="ce8" table:formula="of:=IF([.B157]=&quot;&quot;;&quot;&quot;;&quot;Attributes_Secondary_&quot;&amp;SUBSTITUTE([.B157];&quot; &quot;;&quot;&quot;))">
            <text:p/>
          </table:table-cell>
          <table:table-cell/>
        </table:table-row>
        <table:table-row table:style-name="ro1">
          <table:table-cell table:style-name="ce8" table:formula="of:=IF([.B158]=&quot;&quot;;&quot;&quot;;&quot;Attributes_Secondary_&quot;&amp;SUBSTITUTE([.B158];&quot; &quot;;&quot;&quot;))">
            <text:p/>
          </table:table-cell>
          <table:table-cell/>
        </table:table-row>
        <table:table-row table:style-name="ro1">
          <table:table-cell table:style-name="ce8" table:formula="of:=IF([.B159]=&quot;&quot;;&quot;&quot;;&quot;Attributes_Secondary_&quot;&amp;SUBSTITUTE([.B159];&quot; &quot;;&quot;&quot;))">
            <text:p/>
          </table:table-cell>
          <table:table-cell/>
        </table:table-row>
        <table:table-row table:style-name="ro1">
          <table:table-cell table:style-name="ce8" table:formula="of:=IF([.B160]=&quot;&quot;;&quot;&quot;;&quot;Attributes_Secondary_&quot;&amp;SUBSTITUTE([.B160];&quot; &quot;;&quot;&quot;))">
            <text:p/>
          </table:table-cell>
          <table:table-cell/>
        </table:table-row>
        <table:table-row table:style-name="ro1">
          <table:table-cell table:style-name="ce8" table:formula="of:=IF([.B161]=&quot;&quot;;&quot;&quot;;&quot;Attributes_Secondary_&quot;&amp;SUBSTITUTE([.B161];&quot; &quot;;&quot;&quot;))">
            <text:p/>
          </table:table-cell>
          <table:table-cell/>
        </table:table-row>
        <table:table-row table:style-name="ro1">
          <table:table-cell table:style-name="ce8" table:formula="of:=IF([.B162]=&quot;&quot;;&quot;&quot;;&quot;Attributes_Secondary_&quot;&amp;SUBSTITUTE([.B162];&quot; &quot;;&quot;&quot;))">
            <text:p/>
          </table:table-cell>
          <table:table-cell/>
        </table:table-row>
        <table:table-row table:style-name="ro1">
          <table:table-cell table:style-name="ce8" table:formula="of:=IF([.B163]=&quot;&quot;;&quot;&quot;;&quot;Attributes_Secondary_&quot;&amp;SUBSTITUTE([.B163];&quot; &quot;;&quot;&quot;))">
            <text:p/>
          </table:table-cell>
          <table:table-cell/>
        </table:table-row>
        <table:table-row table:style-name="ro1">
          <table:table-cell table:style-name="ce8" table:formula="of:=IF([.B164]=&quot;&quot;;&quot;&quot;;&quot;Attributes_Secondary_&quot;&amp;SUBSTITUTE([.B164];&quot; &quot;;&quot;&quot;))">
            <text:p/>
          </table:table-cell>
          <table:table-cell/>
        </table:table-row>
        <table:table-row table:style-name="ro1">
          <table:table-cell table:style-name="ce8" table:formula="of:=IF([.B165]=&quot;&quot;;&quot;&quot;;&quot;Attributes_Secondary_&quot;&amp;SUBSTITUTE([.B165];&quot; &quot;;&quot;&quot;))">
            <text:p/>
          </table:table-cell>
          <table:table-cell/>
        </table:table-row>
        <table:table-row table:style-name="ro1">
          <table:table-cell table:style-name="ce8" table:formula="of:=IF([.B166]=&quot;&quot;;&quot;&quot;;&quot;Attributes_Secondary_&quot;&amp;SUBSTITUTE([.B166];&quot; &quot;;&quot;&quot;))">
            <text:p/>
          </table:table-cell>
          <table:table-cell/>
        </table:table-row>
        <table:table-row table:style-name="ro1">
          <table:table-cell table:style-name="ce8" table:formula="of:=IF([.B167]=&quot;&quot;;&quot;&quot;;&quot;Attributes_Secondary_&quot;&amp;SUBSTITUTE([.B167];&quot; &quot;;&quot;&quot;))">
            <text:p/>
          </table:table-cell>
          <table:table-cell/>
        </table:table-row>
        <table:table-row table:style-name="ro1">
          <table:table-cell table:style-name="ce8" table:formula="of:=IF([.B168]=&quot;&quot;;&quot;&quot;;&quot;Attributes_Secondary_&quot;&amp;SUBSTITUTE([.B168];&quot; &quot;;&quot;&quot;))">
            <text:p/>
          </table:table-cell>
          <table:table-cell/>
        </table:table-row>
        <table:table-row table:style-name="ro1">
          <table:table-cell table:style-name="ce8" table:formula="of:=IF([.B169]=&quot;&quot;;&quot;&quot;;&quot;Attributes_Secondary_&quot;&amp;SUBSTITUTE([.B169];&quot; &quot;;&quot;&quot;))">
            <text:p/>
          </table:table-cell>
          <table:table-cell/>
        </table:table-row>
        <table:table-row table:style-name="ro1">
          <table:table-cell table:style-name="ce8" table:formula="of:=IF([.B170]=&quot;&quot;;&quot;&quot;;&quot;Attributes_Secondary_&quot;&amp;SUBSTITUTE([.B170];&quot; &quot;;&quot;&quot;))">
            <text:p/>
          </table:table-cell>
          <table:table-cell/>
        </table:table-row>
        <table:table-row table:style-name="ro1">
          <table:table-cell table:style-name="ce8" table:formula="of:=IF([.B171]=&quot;&quot;;&quot;&quot;;&quot;Attributes_Secondary_&quot;&amp;SUBSTITUTE([.B171];&quot; &quot;;&quot;&quot;))">
            <text:p/>
          </table:table-cell>
          <table:table-cell/>
        </table:table-row>
        <table:table-row table:style-name="ro1">
          <table:table-cell table:style-name="ce8" table:formula="of:=IF([.B172]=&quot;&quot;;&quot;&quot;;&quot;Attributes_Secondary_&quot;&amp;SUBSTITUTE([.B172];&quot; &quot;;&quot;&quot;))">
            <text:p/>
          </table:table-cell>
          <table:table-cell/>
        </table:table-row>
        <table:table-row table:style-name="ro1">
          <table:table-cell table:style-name="ce8" table:formula="of:=IF([.B173]=&quot;&quot;;&quot;&quot;;&quot;Attributes_Secondary_&quot;&amp;SUBSTITUTE([.B173];&quot; &quot;;&quot;&quot;))">
            <text:p/>
          </table:table-cell>
          <table:table-cell/>
        </table:table-row>
        <table:table-row table:style-name="ro1">
          <table:table-cell table:style-name="ce8" table:formula="of:=IF([.B174]=&quot;&quot;;&quot;&quot;;&quot;Attributes_Secondary_&quot;&amp;SUBSTITUTE([.B174];&quot; &quot;;&quot;&quot;))">
            <text:p/>
          </table:table-cell>
          <table:table-cell/>
        </table:table-row>
        <table:table-row table:style-name="ro1">
          <table:table-cell table:style-name="ce8" table:formula="of:=IF([.B175]=&quot;&quot;;&quot;&quot;;&quot;Attributes_Secondary_&quot;&amp;SUBSTITUTE([.B175];&quot; &quot;;&quot;&quot;))">
            <text:p/>
          </table:table-cell>
          <table:table-cell/>
        </table:table-row>
        <table:table-row table:style-name="ro1">
          <table:table-cell table:style-name="ce8" table:formula="of:=IF([.B176]=&quot;&quot;;&quot;&quot;;&quot;Attributes_Secondary_&quot;&amp;SUBSTITUTE([.B176];&quot; &quot;;&quot;&quot;))">
            <text:p/>
          </table:table-cell>
          <table:table-cell/>
        </table:table-row>
        <table:table-row table:style-name="ro1">
          <table:table-cell table:style-name="ce8" table:formula="of:=IF([.B177]=&quot;&quot;;&quot;&quot;;&quot;Attributes_Secondary_&quot;&amp;SUBSTITUTE([.B177];&quot; &quot;;&quot;&quot;))">
            <text:p/>
          </table:table-cell>
          <table:table-cell/>
        </table:table-row>
        <table:table-row table:style-name="ro1">
          <table:table-cell table:style-name="ce8" table:formula="of:=IF([.B178]=&quot;&quot;;&quot;&quot;;&quot;Attributes_Secondary_&quot;&amp;SUBSTITUTE([.B178];&quot; &quot;;&quot;&quot;))">
            <text:p/>
          </table:table-cell>
          <table:table-cell/>
        </table:table-row>
        <table:table-row table:style-name="ro1">
          <table:table-cell table:style-name="ce8" table:formula="of:=IF([.B179]=&quot;&quot;;&quot;&quot;;&quot;Attributes_Secondary_&quot;&amp;SUBSTITUTE([.B179];&quot; &quot;;&quot;&quot;))">
            <text:p/>
          </table:table-cell>
          <table:table-cell/>
        </table:table-row>
        <table:table-row table:style-name="ro1">
          <table:table-cell table:style-name="ce8" table:formula="of:=IF([.B180]=&quot;&quot;;&quot;&quot;;&quot;Attributes_Secondary_&quot;&amp;SUBSTITUTE([.B180];&quot; &quot;;&quot;&quot;))">
            <text:p/>
          </table:table-cell>
          <table:table-cell/>
        </table:table-row>
        <table:table-row table:style-name="ro1">
          <table:table-cell table:style-name="ce8" table:formula="of:=IF([.B181]=&quot;&quot;;&quot;&quot;;&quot;Attributes_Secondary_&quot;&amp;SUBSTITUTE([.B181];&quot; &quot;;&quot;&quot;))">
            <text:p/>
          </table:table-cell>
          <table:table-cell/>
        </table:table-row>
        <table:table-row table:style-name="ro1">
          <table:table-cell table:style-name="ce8" table:formula="of:=IF([.B182]=&quot;&quot;;&quot;&quot;;&quot;Attributes_Secondary_&quot;&amp;SUBSTITUTE([.B182];&quot; &quot;;&quot;&quot;))">
            <text:p/>
          </table:table-cell>
          <table:table-cell/>
        </table:table-row>
        <table:table-row table:style-name="ro1">
          <table:table-cell table:style-name="ce8" table:formula="of:=IF([.B183]=&quot;&quot;;&quot;&quot;;&quot;Attributes_Secondary_&quot;&amp;SUBSTITUTE([.B183];&quot; &quot;;&quot;&quot;))">
            <text:p/>
          </table:table-cell>
          <table:table-cell/>
        </table:table-row>
        <table:table-row table:style-name="ro1">
          <table:table-cell table:style-name="ce8" table:formula="of:=IF([.B184]=&quot;&quot;;&quot;&quot;;&quot;Attributes_Secondary_&quot;&amp;SUBSTITUTE([.B184];&quot; &quot;;&quot;&quot;))">
            <text:p/>
          </table:table-cell>
          <table:table-cell/>
        </table:table-row>
        <table:table-row table:style-name="ro1">
          <table:table-cell table:style-name="ce8" table:formula="of:=IF([.B185]=&quot;&quot;;&quot;&quot;;&quot;Attributes_Secondary_&quot;&amp;SUBSTITUTE([.B185];&quot; &quot;;&quot;&quot;))">
            <text:p/>
          </table:table-cell>
          <table:table-cell/>
        </table:table-row>
        <table:table-row table:style-name="ro1">
          <table:table-cell table:style-name="ce8" table:formula="of:=IF([.B186]=&quot;&quot;;&quot;&quot;;&quot;Attributes_Secondary_&quot;&amp;SUBSTITUTE([.B186];&quot; &quot;;&quot;&quot;))">
            <text:p/>
          </table:table-cell>
          <table:table-cell/>
        </table:table-row>
        <table:table-row table:style-name="ro1">
          <table:table-cell table:style-name="ce8" table:formula="of:=IF([.B187]=&quot;&quot;;&quot;&quot;;&quot;Attributes_Secondary_&quot;&amp;SUBSTITUTE([.B187];&quot; &quot;;&quot;&quot;))">
            <text:p/>
          </table:table-cell>
          <table:table-cell/>
        </table:table-row>
        <table:table-row table:style-name="ro1">
          <table:table-cell table:style-name="ce8" table:formula="of:=IF([.B188]=&quot;&quot;;&quot;&quot;;&quot;Attributes_Secondary_&quot;&amp;SUBSTITUTE([.B188];&quot; &quot;;&quot;&quot;))">
            <text:p/>
          </table:table-cell>
          <table:table-cell/>
        </table:table-row>
        <table:table-row table:style-name="ro1">
          <table:table-cell table:style-name="ce8" table:formula="of:=IF([.B189]=&quot;&quot;;&quot;&quot;;&quot;Attributes_Secondary_&quot;&amp;SUBSTITUTE([.B189];&quot; &quot;;&quot;&quot;))">
            <text:p/>
          </table:table-cell>
          <table:table-cell/>
        </table:table-row>
        <table:table-row table:style-name="ro1">
          <table:table-cell table:style-name="ce8" table:formula="of:=IF([.B190]=&quot;&quot;;&quot;&quot;;&quot;Attributes_Secondary_&quot;&amp;SUBSTITUTE([.B190];&quot; &quot;;&quot;&quot;))">
            <text:p/>
          </table:table-cell>
          <table:table-cell/>
        </table:table-row>
        <table:table-row table:style-name="ro1">
          <table:table-cell table:style-name="ce8" table:formula="of:=IF([.B191]=&quot;&quot;;&quot;&quot;;&quot;Attributes_Secondary_&quot;&amp;SUBSTITUTE([.B191];&quot; &quot;;&quot;&quot;))">
            <text:p/>
          </table:table-cell>
          <table:table-cell/>
        </table:table-row>
        <table:table-row table:style-name="ro1">
          <table:table-cell table:style-name="ce8" table:formula="of:=IF([.B192]=&quot;&quot;;&quot;&quot;;&quot;Attributes_Secondary_&quot;&amp;SUBSTITUTE([.B192];&quot; &quot;;&quot;&quot;))">
            <text:p/>
          </table:table-cell>
          <table:table-cell/>
        </table:table-row>
        <table:table-row table:style-name="ro1">
          <table:table-cell table:style-name="ce8" table:formula="of:=IF([.B193]=&quot;&quot;;&quot;&quot;;&quot;Attributes_Secondary_&quot;&amp;SUBSTITUTE([.B193];&quot; &quot;;&quot;&quot;))">
            <text:p/>
          </table:table-cell>
          <table:table-cell/>
        </table:table-row>
        <table:table-row table:style-name="ro1">
          <table:table-cell table:style-name="ce8" table:formula="of:=IF([.B194]=&quot;&quot;;&quot;&quot;;&quot;Attributes_Secondary_&quot;&amp;SUBSTITUTE([.B194];&quot; &quot;;&quot;&quot;))">
            <text:p/>
          </table:table-cell>
          <table:table-cell/>
        </table:table-row>
        <table:table-row table:style-name="ro1">
          <table:table-cell table:style-name="ce8" table:formula="of:=IF([.B195]=&quot;&quot;;&quot;&quot;;&quot;Attributes_Secondary_&quot;&amp;SUBSTITUTE([.B195];&quot; &quot;;&quot;&quot;))">
            <text:p/>
          </table:table-cell>
          <table:table-cell/>
        </table:table-row>
        <table:table-row table:style-name="ro1">
          <table:table-cell table:style-name="ce8" table:formula="of:=IF([.B196]=&quot;&quot;;&quot;&quot;;&quot;Attributes_Secondary_&quot;&amp;SUBSTITUTE([.B196];&quot; &quot;;&quot;&quot;))">
            <text:p/>
          </table:table-cell>
          <table:table-cell/>
        </table:table-row>
        <table:table-row table:style-name="ro1">
          <table:table-cell table:style-name="ce8" table:formula="of:=IF([.B197]=&quot;&quot;;&quot;&quot;;&quot;Attributes_Secondary_&quot;&amp;SUBSTITUTE([.B197];&quot; &quot;;&quot;&quot;))">
            <text:p/>
          </table:table-cell>
          <table:table-cell/>
        </table:table-row>
        <table:table-row table:style-name="ro1">
          <table:table-cell table:style-name="ce8" table:formula="of:=IF([.B198]=&quot;&quot;;&quot;&quot;;&quot;Attributes_Secondary_&quot;&amp;SUBSTITUTE([.B198];&quot; &quot;;&quot;&quot;))">
            <text:p/>
          </table:table-cell>
          <table:table-cell/>
        </table:table-row>
        <table:table-row table:style-name="ro1">
          <table:table-cell table:style-name="ce8" table:formula="of:=IF([.B199]=&quot;&quot;;&quot;&quot;;&quot;Attributes_Secondary_&quot;&amp;SUBSTITUTE([.B199];&quot; &quot;;&quot;&quot;))">
            <text:p/>
          </table:table-cell>
          <table:table-cell/>
        </table:table-row>
        <table:table-row table:style-name="ro1">
          <table:table-cell table:style-name="ce8" table:formula="of:=IF([.B200]=&quot;&quot;;&quot;&quot;;&quot;Attributes_Secondary_&quot;&amp;SUBSTITUTE([.B200];&quot; &quot;;&quot;&quot;))">
            <text:p/>
          </table:table-cell>
          <table:table-cell/>
        </table:table-row>
        <table:table-row table:style-name="ro1">
          <table:table-cell table:style-name="ce8" table:formula="of:=IF([.B201]=&quot;&quot;;&quot;&quot;;&quot;Attributes_Secondary_&quot;&amp;SUBSTITUTE([.B201];&quot; &quot;;&quot;&quot;))">
            <text:p/>
          </table:table-cell>
          <table:table-cell/>
        </table:table-row>
        <table:table-row table:style-name="ro1">
          <table:table-cell table:style-name="ce8" table:formula="of:=IF([.B202]=&quot;&quot;;&quot;&quot;;&quot;Attributes_Secondary_&quot;&amp;SUBSTITUTE([.B202];&quot; &quot;;&quot;&quot;))">
            <text:p/>
          </table:table-cell>
          <table:table-cell/>
        </table:table-row>
        <table:table-row table:style-name="ro1">
          <table:table-cell table:style-name="ce8" table:formula="of:=IF([.B203]=&quot;&quot;;&quot;&quot;;&quot;Attributes_Secondary_&quot;&amp;SUBSTITUTE([.B203];&quot; &quot;;&quot;&quot;))">
            <text:p/>
          </table:table-cell>
          <table:table-cell/>
        </table:table-row>
        <table:table-row table:style-name="ro1">
          <table:table-cell table:style-name="ce8" table:formula="of:=IF([.B204]=&quot;&quot;;&quot;&quot;;&quot;Attributes_Secondary_&quot;&amp;SUBSTITUTE([.B204];&quot; &quot;;&quot;&quot;))">
            <text:p/>
          </table:table-cell>
          <table:table-cell/>
        </table:table-row>
        <table:table-row table:style-name="ro1">
          <table:table-cell table:style-name="ce8" table:formula="of:=IF([.B205]=&quot;&quot;;&quot;&quot;;&quot;Attributes_Secondary_&quot;&amp;SUBSTITUTE([.B205];&quot; &quot;;&quot;&quot;))">
            <text:p/>
          </table:table-cell>
          <table:table-cell/>
        </table:table-row>
        <table:table-row table:style-name="ro1">
          <table:table-cell table:style-name="ce8" table:formula="of:=IF([.B206]=&quot;&quot;;&quot;&quot;;&quot;Attributes_Secondary_&quot;&amp;SUBSTITUTE([.B206];&quot; &quot;;&quot;&quot;))">
            <text:p/>
          </table:table-cell>
          <table:table-cell/>
        </table:table-row>
        <table:table-row table:style-name="ro1">
          <table:table-cell table:style-name="ce8" table:formula="of:=IF([.B207]=&quot;&quot;;&quot;&quot;;&quot;Attributes_Secondary_&quot;&amp;SUBSTITUTE([.B207];&quot; &quot;;&quot;&quot;))">
            <text:p/>
          </table:table-cell>
          <table:table-cell/>
        </table:table-row>
        <table:table-row table:style-name="ro1">
          <table:table-cell table:style-name="ce8" table:formula="of:=IF([.B208]=&quot;&quot;;&quot;&quot;;&quot;Attributes_Secondary_&quot;&amp;SUBSTITUTE([.B208];&quot; &quot;;&quot;&quot;))">
            <text:p/>
          </table:table-cell>
          <table:table-cell/>
        </table:table-row>
        <table:table-row table:style-name="ro1">
          <table:table-cell table:style-name="ce8" table:formula="of:=IF([.B209]=&quot;&quot;;&quot;&quot;;&quot;Attributes_Secondary_&quot;&amp;SUBSTITUTE([.B209];&quot; &quot;;&quot;&quot;))">
            <text:p/>
          </table:table-cell>
          <table:table-cell/>
        </table:table-row>
        <table:table-row table:style-name="ro1">
          <table:table-cell table:style-name="ce8" table:formula="of:=IF([.B210]=&quot;&quot;;&quot;&quot;;&quot;Attributes_Secondary_&quot;&amp;SUBSTITUTE([.B210];&quot; &quot;;&quot;&quot;))">
            <text:p/>
          </table:table-cell>
          <table:table-cell/>
        </table:table-row>
        <table:table-row table:style-name="ro1">
          <table:table-cell table:style-name="ce8" table:formula="of:=IF([.B211]=&quot;&quot;;&quot;&quot;;&quot;Attributes_Secondary_&quot;&amp;SUBSTITUTE([.B211];&quot; &quot;;&quot;&quot;))">
            <text:p/>
          </table:table-cell>
          <table:table-cell/>
        </table:table-row>
        <table:table-row table:style-name="ro1">
          <table:table-cell table:style-name="ce8" table:formula="of:=IF([.B212]=&quot;&quot;;&quot;&quot;;&quot;Attributes_Secondary_&quot;&amp;SUBSTITUTE([.B212];&quot; &quot;;&quot;&quot;))">
            <text:p/>
          </table:table-cell>
          <table:table-cell/>
        </table:table-row>
        <table:table-row table:style-name="ro1">
          <table:table-cell table:style-name="ce8" table:formula="of:=IF([.B213]=&quot;&quot;;&quot;&quot;;&quot;Attributes_Secondary_&quot;&amp;SUBSTITUTE([.B213];&quot; &quot;;&quot;&quot;))">
            <text:p/>
          </table:table-cell>
          <table:table-cell/>
        </table:table-row>
        <table:table-row table:style-name="ro1">
          <table:table-cell table:style-name="ce8" table:formula="of:=IF([.B214]=&quot;&quot;;&quot;&quot;;&quot;Attributes_Secondary_&quot;&amp;SUBSTITUTE([.B214];&quot; &quot;;&quot;&quot;))">
            <text:p/>
          </table:table-cell>
          <table:table-cell/>
        </table:table-row>
        <table:table-row table:style-name="ro1">
          <table:table-cell table:style-name="ce8" table:formula="of:=IF([.B215]=&quot;&quot;;&quot;&quot;;&quot;Attributes_Secondary_&quot;&amp;SUBSTITUTE([.B215];&quot; &quot;;&quot;&quot;))">
            <text:p/>
          </table:table-cell>
          <table:table-cell/>
        </table:table-row>
        <table:table-row table:style-name="ro1">
          <table:table-cell table:style-name="ce8" table:formula="of:=IF([.B216]=&quot;&quot;;&quot;&quot;;&quot;Attributes_Secondary_&quot;&amp;SUBSTITUTE([.B216];&quot; &quot;;&quot;&quot;))">
            <text:p/>
          </table:table-cell>
          <table:table-cell/>
        </table:table-row>
        <table:table-row table:style-name="ro1">
          <table:table-cell table:style-name="ce8" table:formula="of:=IF([.B217]=&quot;&quot;;&quot;&quot;;&quot;Attributes_Secondary_&quot;&amp;SUBSTITUTE([.B217];&quot; &quot;;&quot;&quot;))">
            <text:p/>
          </table:table-cell>
          <table:table-cell/>
        </table:table-row>
        <table:table-row table:style-name="ro1">
          <table:table-cell table:style-name="ce8" table:formula="of:=IF([.B218]=&quot;&quot;;&quot;&quot;;&quot;Attributes_Secondary_&quot;&amp;SUBSTITUTE([.B218];&quot; &quot;;&quot;&quot;))">
            <text:p/>
          </table:table-cell>
          <table:table-cell/>
        </table:table-row>
        <table:table-row table:style-name="ro1">
          <table:table-cell table:style-name="ce8" table:formula="of:=IF([.B219]=&quot;&quot;;&quot;&quot;;&quot;Attributes_Secondary_&quot;&amp;SUBSTITUTE([.B219];&quot; &quot;;&quot;&quot;))">
            <text:p/>
          </table:table-cell>
          <table:table-cell/>
        </table:table-row>
        <table:table-row table:style-name="ro1">
          <table:table-cell table:style-name="ce8" table:formula="of:=IF([.B220]=&quot;&quot;;&quot;&quot;;&quot;Attributes_Secondary_&quot;&amp;SUBSTITUTE([.B220];&quot; &quot;;&quot;&quot;))">
            <text:p/>
          </table:table-cell>
          <table:table-cell/>
        </table:table-row>
        <table:table-row table:style-name="ro1">
          <table:table-cell table:style-name="ce8" table:formula="of:=IF([.B221]=&quot;&quot;;&quot;&quot;;&quot;Attributes_Secondary_&quot;&amp;SUBSTITUTE([.B221];&quot; &quot;;&quot;&quot;))">
            <text:p/>
          </table:table-cell>
          <table:table-cell/>
        </table:table-row>
        <table:table-row table:style-name="ro1">
          <table:table-cell table:style-name="ce8" table:formula="of:=IF([.B222]=&quot;&quot;;&quot;&quot;;&quot;Attributes_Secondary_&quot;&amp;SUBSTITUTE([.B222];&quot; &quot;;&quot;&quot;))">
            <text:p/>
          </table:table-cell>
          <table:table-cell/>
        </table:table-row>
        <table:table-row table:style-name="ro1">
          <table:table-cell table:style-name="ce8" table:formula="of:=IF([.B223]=&quot;&quot;;&quot;&quot;;&quot;Attributes_Secondary_&quot;&amp;SUBSTITUTE([.B223];&quot; &quot;;&quot;&quot;))">
            <text:p/>
          </table:table-cell>
          <table:table-cell/>
        </table:table-row>
        <table:table-row table:style-name="ro1">
          <table:table-cell table:style-name="ce8" table:formula="of:=IF([.B224]=&quot;&quot;;&quot;&quot;;&quot;Attributes_Secondary_&quot;&amp;SUBSTITUTE([.B224];&quot; &quot;;&quot;&quot;))">
            <text:p/>
          </table:table-cell>
          <table:table-cell/>
        </table:table-row>
        <table:table-row table:style-name="ro1">
          <table:table-cell table:style-name="ce8" table:formula="of:=IF([.B225]=&quot;&quot;;&quot;&quot;;&quot;Attributes_Secondary_&quot;&amp;SUBSTITUTE([.B225];&quot; &quot;;&quot;&quot;))">
            <text:p/>
          </table:table-cell>
          <table:table-cell/>
        </table:table-row>
        <table:table-row table:style-name="ro1">
          <table:table-cell table:style-name="ce8" table:formula="of:=IF([.B226]=&quot;&quot;;&quot;&quot;;&quot;Attributes_Secondary_&quot;&amp;SUBSTITUTE([.B226];&quot; &quot;;&quot;&quot;))">
            <text:p/>
          </table:table-cell>
          <table:table-cell/>
        </table:table-row>
        <table:table-row table:style-name="ro1">
          <table:table-cell table:style-name="ce8" table:formula="of:=IF([.B227]=&quot;&quot;;&quot;&quot;;&quot;Attributes_Secondary_&quot;&amp;SUBSTITUTE([.B227];&quot; &quot;;&quot;&quot;))">
            <text:p/>
          </table:table-cell>
          <table:table-cell/>
        </table:table-row>
        <table:table-row table:style-name="ro1">
          <table:table-cell table:style-name="ce8" table:formula="of:=IF([.B228]=&quot;&quot;;&quot;&quot;;&quot;Attributes_Secondary_&quot;&amp;SUBSTITUTE([.B228];&quot; &quot;;&quot;&quot;))">
            <text:p/>
          </table:table-cell>
          <table:table-cell/>
        </table:table-row>
        <table:table-row table:style-name="ro1">
          <table:table-cell table:style-name="ce8" table:formula="of:=IF([.B229]=&quot;&quot;;&quot;&quot;;&quot;Attributes_Secondary_&quot;&amp;SUBSTITUTE([.B229];&quot; &quot;;&quot;&quot;))">
            <text:p/>
          </table:table-cell>
          <table:table-cell/>
        </table:table-row>
        <table:table-row table:style-name="ro1">
          <table:table-cell table:style-name="ce8" table:formula="of:=IF([.B230]=&quot;&quot;;&quot;&quot;;&quot;Attributes_Secondary_&quot;&amp;SUBSTITUTE([.B230];&quot; &quot;;&quot;&quot;))">
            <text:p/>
          </table:table-cell>
          <table:table-cell/>
        </table:table-row>
        <table:table-row table:style-name="ro1">
          <table:table-cell table:style-name="ce8" table:formula="of:=IF([.B231]=&quot;&quot;;&quot;&quot;;&quot;Attributes_Secondary_&quot;&amp;SUBSTITUTE([.B231];&quot; &quot;;&quot;&quot;))">
            <text:p/>
          </table:table-cell>
          <table:table-cell/>
        </table:table-row>
        <table:table-row table:style-name="ro1">
          <table:table-cell table:style-name="ce8" table:formula="of:=IF([.B232]=&quot;&quot;;&quot;&quot;;&quot;Attributes_Secondary_&quot;&amp;SUBSTITUTE([.B232];&quot; &quot;;&quot;&quot;))">
            <text:p/>
          </table:table-cell>
          <table:table-cell/>
        </table:table-row>
        <table:table-row table:style-name="ro1">
          <table:table-cell table:style-name="ce8" table:formula="of:=IF([.B233]=&quot;&quot;;&quot;&quot;;&quot;Attributes_Secondary_&quot;&amp;SUBSTITUTE([.B233];&quot; &quot;;&quot;&quot;))">
            <text:p/>
          </table:table-cell>
          <table:table-cell/>
        </table:table-row>
        <table:table-row table:style-name="ro1">
          <table:table-cell table:style-name="ce8" table:formula="of:=IF([.B234]=&quot;&quot;;&quot;&quot;;&quot;Attributes_Secondary_&quot;&amp;SUBSTITUTE([.B234];&quot; &quot;;&quot;&quot;))">
            <text:p/>
          </table:table-cell>
          <table:table-cell/>
        </table:table-row>
        <table:table-row table:style-name="ro1">
          <table:table-cell table:style-name="ce8" table:formula="of:=IF([.B235]=&quot;&quot;;&quot;&quot;;&quot;Attributes_Secondary_&quot;&amp;SUBSTITUTE([.B235];&quot; &quot;;&quot;&quot;))">
            <text:p/>
          </table:table-cell>
          <table:table-cell/>
        </table:table-row>
        <table:table-row table:style-name="ro1">
          <table:table-cell table:style-name="ce8" table:formula="of:=IF([.B236]=&quot;&quot;;&quot;&quot;;&quot;Attributes_Secondary_&quot;&amp;SUBSTITUTE([.B236];&quot; &quot;;&quot;&quot;))">
            <text:p/>
          </table:table-cell>
          <table:table-cell/>
        </table:table-row>
        <table:table-row table:style-name="ro1">
          <table:table-cell table:style-name="ce8" table:formula="of:=IF([.B237]=&quot;&quot;;&quot;&quot;;&quot;Attributes_Secondary_&quot;&amp;SUBSTITUTE([.B237];&quot; &quot;;&quot;&quot;))">
            <text:p/>
          </table:table-cell>
          <table:table-cell/>
        </table:table-row>
        <table:table-row table:style-name="ro1">
          <table:table-cell table:style-name="ce8" table:formula="of:=IF([.B238]=&quot;&quot;;&quot;&quot;;&quot;Attributes_Secondary_&quot;&amp;SUBSTITUTE([.B238];&quot; &quot;;&quot;&quot;))">
            <text:p/>
          </table:table-cell>
          <table:table-cell/>
        </table:table-row>
        <table:table-row table:style-name="ro1">
          <table:table-cell table:style-name="ce8" table:formula="of:=IF([.B239]=&quot;&quot;;&quot;&quot;;&quot;Attributes_Secondary_&quot;&amp;SUBSTITUTE([.B239];&quot; &quot;;&quot;&quot;))">
            <text:p/>
          </table:table-cell>
          <table:table-cell/>
        </table:table-row>
        <table:table-row table:style-name="ro1">
          <table:table-cell table:style-name="ce8" table:formula="of:=IF([.B240]=&quot;&quot;;&quot;&quot;;&quot;Attributes_Secondary_&quot;&amp;SUBSTITUTE([.B240];&quot; &quot;;&quot;&quot;))">
            <text:p/>
          </table:table-cell>
          <table:table-cell/>
        </table:table-row>
        <table:table-row table:style-name="ro1">
          <table:table-cell table:style-name="ce8" table:formula="of:=IF([.B241]=&quot;&quot;;&quot;&quot;;&quot;Attributes_Secondary_&quot;&amp;SUBSTITUTE([.B241];&quot; &quot;;&quot;&quot;))">
            <text:p/>
          </table:table-cell>
          <table:table-cell/>
        </table:table-row>
        <table:table-row table:style-name="ro1">
          <table:table-cell table:style-name="ce8" table:formula="of:=IF([.B242]=&quot;&quot;;&quot;&quot;;&quot;Attributes_Secondary_&quot;&amp;SUBSTITUTE([.B242];&quot; &quot;;&quot;&quot;))">
            <text:p/>
          </table:table-cell>
          <table:table-cell/>
        </table:table-row>
        <table:table-row table:style-name="ro1">
          <table:table-cell table:style-name="ce8" table:formula="of:=IF([.B243]=&quot;&quot;;&quot;&quot;;&quot;Attributes_Secondary_&quot;&amp;SUBSTITUTE([.B243];&quot; &quot;;&quot;&quot;))">
            <text:p/>
          </table:table-cell>
          <table:table-cell/>
        </table:table-row>
        <table:table-row table:style-name="ro1">
          <table:table-cell table:style-name="ce8" table:formula="of:=IF([.B244]=&quot;&quot;;&quot;&quot;;&quot;Attributes_Secondary_&quot;&amp;SUBSTITUTE([.B244];&quot; &quot;;&quot;&quot;))">
            <text:p/>
          </table:table-cell>
          <table:table-cell/>
        </table:table-row>
        <table:table-row table:style-name="ro1">
          <table:table-cell table:style-name="ce8" table:formula="of:=IF([.B245]=&quot;&quot;;&quot;&quot;;&quot;Attributes_Secondary_&quot;&amp;SUBSTITUTE([.B245];&quot; &quot;;&quot;&quot;))">
            <text:p/>
          </table:table-cell>
          <table:table-cell/>
        </table:table-row>
        <table:table-row table:style-name="ro1">
          <table:table-cell table:style-name="ce8" table:formula="of:=IF([.B246]=&quot;&quot;;&quot;&quot;;&quot;Attributes_Secondary_&quot;&amp;SUBSTITUTE([.B246];&quot; &quot;;&quot;&quot;))">
            <text:p/>
          </table:table-cell>
          <table:table-cell/>
        </table:table-row>
        <table:table-row table:style-name="ro1">
          <table:table-cell table:style-name="ce8" table:formula="of:=IF([.B247]=&quot;&quot;;&quot;&quot;;&quot;Attributes_Secondary_&quot;&amp;SUBSTITUTE([.B247];&quot; &quot;;&quot;&quot;))">
            <text:p/>
          </table:table-cell>
          <table:table-cell/>
        </table:table-row>
        <table:table-row table:style-name="ro1">
          <table:table-cell table:style-name="ce8" table:formula="of:=IF([.B248]=&quot;&quot;;&quot;&quot;;&quot;Attributes_Secondary_&quot;&amp;SUBSTITUTE([.B248];&quot; &quot;;&quot;&quot;))">
            <text:p/>
          </table:table-cell>
          <table:table-cell/>
        </table:table-row>
        <table:table-row table:style-name="ro1">
          <table:table-cell table:style-name="ce8" table:formula="of:=IF([.B249]=&quot;&quot;;&quot;&quot;;&quot;Attributes_Secondary_&quot;&amp;SUBSTITUTE([.B249];&quot; &quot;;&quot;&quot;))">
            <text:p/>
          </table:table-cell>
          <table:table-cell/>
        </table:table-row>
        <table:table-row table:style-name="ro1">
          <table:table-cell table:style-name="ce8" table:formula="of:=IF([.B250]=&quot;&quot;;&quot;&quot;;&quot;Attributes_Secondary_&quot;&amp;SUBSTITUTE([.B250];&quot; &quot;;&quot;&quot;))">
            <text:p/>
          </table:table-cell>
          <table:table-cell/>
        </table:table-row>
        <table:table-row table:style-name="ro1">
          <table:table-cell table:style-name="ce8" table:formula="of:=IF([.B251]=&quot;&quot;;&quot;&quot;;&quot;Attributes_Secondary_&quot;&amp;SUBSTITUTE([.B251];&quot; &quot;;&quot;&quot;))">
            <text:p/>
          </table:table-cell>
          <table:table-cell/>
        </table:table-row>
        <table:table-row table:style-name="ro1">
          <table:table-cell table:style-name="ce8" table:formula="of:=IF([.B252]=&quot;&quot;;&quot;&quot;;&quot;Attributes_Secondary_&quot;&amp;SUBSTITUTE([.B252];&quot; &quot;;&quot;&quot;))">
            <text:p/>
          </table:table-cell>
          <table:table-cell/>
        </table:table-row>
        <table:table-row table:style-name="ro1">
          <table:table-cell table:style-name="ce8" table:formula="of:=IF([.B253]=&quot;&quot;;&quot;&quot;;&quot;Attributes_Secondary_&quot;&amp;SUBSTITUTE([.B253];&quot; &quot;;&quot;&quot;))">
            <text:p/>
          </table:table-cell>
          <table:table-cell/>
        </table:table-row>
        <table:table-row table:style-name="ro1">
          <table:table-cell table:style-name="ce8" table:formula="of:=IF([.B254]=&quot;&quot;;&quot;&quot;;&quot;Attributes_Secondary_&quot;&amp;SUBSTITUTE([.B254];&quot; &quot;;&quot;&quot;))">
            <text:p/>
          </table:table-cell>
          <table:table-cell/>
        </table:table-row>
        <table:table-row table:style-name="ro1">
          <table:table-cell table:style-name="ce8" table:formula="of:=IF([.B255]=&quot;&quot;;&quot;&quot;;&quot;Attributes_Secondary_&quot;&amp;SUBSTITUTE([.B255];&quot; &quot;;&quot;&quot;))">
            <text:p/>
          </table:table-cell>
          <table:table-cell/>
        </table:table-row>
        <table:table-row table:style-name="ro1">
          <table:table-cell table:style-name="ce8" table:formula="of:=IF([.B256]=&quot;&quot;;&quot;&quot;;&quot;Attributes_Secondary_&quot;&amp;SUBSTITUTE([.B256];&quot; &quot;;&quot;&quot;))">
            <text:p/>
          </table:table-cell>
          <table:table-cell/>
        </table:table-row>
        <table:table-row table:style-name="ro1">
          <table:table-cell table:style-name="ce8" table:formula="of:=IF([.B257]=&quot;&quot;;&quot;&quot;;&quot;Attributes_Secondary_&quot;&amp;SUBSTITUTE([.B257];&quot; &quot;;&quot;&quot;))">
            <text:p/>
          </table:table-cell>
          <table:table-cell/>
        </table:table-row>
        <table:table-row table:style-name="ro1">
          <table:table-cell table:style-name="ce8" table:formula="of:=IF([.B258]=&quot;&quot;;&quot;&quot;;&quot;Attributes_Secondary_&quot;&amp;SUBSTITUTE([.B258];&quot; &quot;;&quot;&quot;))">
            <text:p/>
          </table:table-cell>
          <table:table-cell/>
        </table:table-row>
        <table:table-row table:style-name="ro1">
          <table:table-cell table:style-name="ce8" table:formula="of:=IF([.B259]=&quot;&quot;;&quot;&quot;;&quot;Attributes_Secondary_&quot;&amp;SUBSTITUTE([.B259];&quot; &quot;;&quot;&quot;))">
            <text:p/>
          </table:table-cell>
          <table:table-cell/>
        </table:table-row>
        <table:table-row table:style-name="ro1">
          <table:table-cell table:style-name="ce8" table:formula="of:=IF([.B260]=&quot;&quot;;&quot;&quot;;&quot;Attributes_Secondary_&quot;&amp;SUBSTITUTE([.B260];&quot; &quot;;&quot;&quot;))">
            <text:p/>
          </table:table-cell>
          <table:table-cell/>
        </table:table-row>
        <table:table-row table:style-name="ro1">
          <table:table-cell table:style-name="ce8" table:formula="of:=IF([.B261]=&quot;&quot;;&quot;&quot;;&quot;Attributes_Secondary_&quot;&amp;SUBSTITUTE([.B261];&quot; &quot;;&quot;&quot;))">
            <text:p/>
          </table:table-cell>
          <table:table-cell/>
        </table:table-row>
        <table:table-row table:style-name="ro1">
          <table:table-cell table:style-name="ce8" table:formula="of:=IF([.B262]=&quot;&quot;;&quot;&quot;;&quot;Attributes_Secondary_&quot;&amp;SUBSTITUTE([.B262];&quot; &quot;;&quot;&quot;))">
            <text:p/>
          </table:table-cell>
          <table:table-cell/>
        </table:table-row>
        <table:table-row table:style-name="ro1">
          <table:table-cell table:style-name="ce8" table:formula="of:=IF([.B263]=&quot;&quot;;&quot;&quot;;&quot;Attributes_Secondary_&quot;&amp;SUBSTITUTE([.B263];&quot; &quot;;&quot;&quot;))">
            <text:p/>
          </table:table-cell>
          <table:table-cell/>
        </table:table-row>
        <table:table-row table:style-name="ro1">
          <table:table-cell table:style-name="ce8" table:formula="of:=IF([.B264]=&quot;&quot;;&quot;&quot;;&quot;Attributes_Secondary_&quot;&amp;SUBSTITUTE([.B264];&quot; &quot;;&quot;&quot;))">
            <text:p/>
          </table:table-cell>
          <table:table-cell/>
        </table:table-row>
        <table:table-row table:style-name="ro1">
          <table:table-cell table:style-name="ce8" table:formula="of:=IF([.B265]=&quot;&quot;;&quot;&quot;;&quot;Attributes_Secondary_&quot;&amp;SUBSTITUTE([.B265];&quot; &quot;;&quot;&quot;))">
            <text:p/>
          </table:table-cell>
          <table:table-cell/>
        </table:table-row>
        <table:table-row table:style-name="ro1">
          <table:table-cell table:style-name="ce8" table:formula="of:=IF([.B266]=&quot;&quot;;&quot;&quot;;&quot;Attributes_Secondary_&quot;&amp;SUBSTITUTE([.B266];&quot; &quot;;&quot;&quot;))">
            <text:p/>
          </table:table-cell>
          <table:table-cell/>
        </table:table-row>
        <table:table-row table:style-name="ro1">
          <table:table-cell table:style-name="ce8" table:formula="of:=IF([.B267]=&quot;&quot;;&quot;&quot;;&quot;Attributes_Secondary_&quot;&amp;SUBSTITUTE([.B267];&quot; &quot;;&quot;&quot;))">
            <text:p/>
          </table:table-cell>
          <table:table-cell/>
        </table:table-row>
        <table:table-row table:style-name="ro1">
          <table:table-cell table:style-name="ce8" table:formula="of:=IF([.B268]=&quot;&quot;;&quot;&quot;;&quot;Attributes_Secondary_&quot;&amp;SUBSTITUTE([.B268];&quot; &quot;;&quot;&quot;))">
            <text:p/>
          </table:table-cell>
          <table:table-cell/>
        </table:table-row>
        <table:table-row table:style-name="ro1">
          <table:table-cell table:style-name="ce8" table:formula="of:=IF([.B269]=&quot;&quot;;&quot;&quot;;&quot;Attributes_Secondary_&quot;&amp;SUBSTITUTE([.B269];&quot; &quot;;&quot;&quot;))">
            <text:p/>
          </table:table-cell>
          <table:table-cell/>
        </table:table-row>
        <table:table-row table:style-name="ro1">
          <table:table-cell table:style-name="ce8" table:formula="of:=IF([.B270]=&quot;&quot;;&quot;&quot;;&quot;Attributes_Secondary_&quot;&amp;SUBSTITUTE([.B270];&quot; &quot;;&quot;&quot;))">
            <text:p/>
          </table:table-cell>
          <table:table-cell/>
        </table:table-row>
        <table:table-row table:style-name="ro1">
          <table:table-cell table:style-name="ce8" table:formula="of:=IF([.B271]=&quot;&quot;;&quot;&quot;;&quot;Attributes_Secondary_&quot;&amp;SUBSTITUTE([.B271];&quot; &quot;;&quot;&quot;))">
            <text:p/>
          </table:table-cell>
          <table:table-cell/>
        </table:table-row>
        <table:table-row table:style-name="ro1">
          <table:table-cell table:style-name="ce8" table:formula="of:=IF([.B272]=&quot;&quot;;&quot;&quot;;&quot;Attributes_Secondary_&quot;&amp;SUBSTITUTE([.B272];&quot; &quot;;&quot;&quot;))">
            <text:p/>
          </table:table-cell>
          <table:table-cell/>
        </table:table-row>
        <table:table-row table:style-name="ro1">
          <table:table-cell table:style-name="ce8" table:formula="of:=IF([.B273]=&quot;&quot;;&quot;&quot;;&quot;Attributes_Secondary_&quot;&amp;SUBSTITUTE([.B273];&quot; &quot;;&quot;&quot;))">
            <text:p/>
          </table:table-cell>
          <table:table-cell/>
        </table:table-row>
        <table:table-row table:style-name="ro1">
          <table:table-cell table:style-name="ce8" table:formula="of:=IF([.B274]=&quot;&quot;;&quot;&quot;;&quot;Attributes_Secondary_&quot;&amp;SUBSTITUTE([.B274];&quot; &quot;;&quot;&quot;))">
            <text:p/>
          </table:table-cell>
          <table:table-cell/>
        </table:table-row>
        <table:table-row table:style-name="ro1">
          <table:table-cell table:style-name="ce8" table:formula="of:=IF([.B275]=&quot;&quot;;&quot;&quot;;&quot;Attributes_Secondary_&quot;&amp;SUBSTITUTE([.B275];&quot; &quot;;&quot;&quot;))">
            <text:p/>
          </table:table-cell>
          <table:table-cell/>
        </table:table-row>
        <table:table-row table:style-name="ro1">
          <table:table-cell table:style-name="ce8" table:formula="of:=IF([.B276]=&quot;&quot;;&quot;&quot;;&quot;Attributes_Secondary_&quot;&amp;SUBSTITUTE([.B276];&quot; &quot;;&quot;&quot;))">
            <text:p/>
          </table:table-cell>
          <table:table-cell/>
        </table:table-row>
        <table:table-row table:style-name="ro1">
          <table:table-cell table:style-name="ce8" table:formula="of:=IF([.B277]=&quot;&quot;;&quot;&quot;;&quot;Attributes_Secondary_&quot;&amp;SUBSTITUTE([.B277];&quot; &quot;;&quot;&quot;))">
            <text:p/>
          </table:table-cell>
          <table:table-cell/>
        </table:table-row>
        <table:table-row table:style-name="ro1">
          <table:table-cell table:style-name="ce8" table:formula="of:=IF([.B278]=&quot;&quot;;&quot;&quot;;&quot;Attributes_Secondary_&quot;&amp;SUBSTITUTE([.B278];&quot; &quot;;&quot;&quot;))">
            <text:p/>
          </table:table-cell>
          <table:table-cell/>
        </table:table-row>
        <table:table-row table:style-name="ro1">
          <table:table-cell table:style-name="ce8" table:formula="of:=IF([.B279]=&quot;&quot;;&quot;&quot;;&quot;Attributes_Secondary_&quot;&amp;SUBSTITUTE([.B279];&quot; &quot;;&quot;&quot;))">
            <text:p/>
          </table:table-cell>
          <table:table-cell/>
        </table:table-row>
        <table:table-row table:style-name="ro1">
          <table:table-cell table:style-name="ce8" table:formula="of:=IF([.B280]=&quot;&quot;;&quot;&quot;;&quot;Attributes_Secondary_&quot;&amp;SUBSTITUTE([.B280];&quot; &quot;;&quot;&quot;))">
            <text:p/>
          </table:table-cell>
          <table:table-cell/>
        </table:table-row>
        <table:table-row table:style-name="ro1">
          <table:table-cell table:style-name="ce8" table:formula="of:=IF([.B281]=&quot;&quot;;&quot;&quot;;&quot;Attributes_Secondary_&quot;&amp;SUBSTITUTE([.B281];&quot; &quot;;&quot;&quot;))">
            <text:p/>
          </table:table-cell>
          <table:table-cell/>
        </table:table-row>
        <table:table-row table:style-name="ro1">
          <table:table-cell table:style-name="ce8" table:formula="of:=IF([.B282]=&quot;&quot;;&quot;&quot;;&quot;Attributes_Secondary_&quot;&amp;SUBSTITUTE([.B282];&quot; &quot;;&quot;&quot;))">
            <text:p/>
          </table:table-cell>
          <table:table-cell/>
        </table:table-row>
        <table:table-row table:style-name="ro1">
          <table:table-cell table:style-name="ce8" table:formula="of:=IF([.B283]=&quot;&quot;;&quot;&quot;;&quot;Attributes_Secondary_&quot;&amp;SUBSTITUTE([.B283];&quot; &quot;;&quot;&quot;))">
            <text:p/>
          </table:table-cell>
          <table:table-cell/>
        </table:table-row>
        <table:table-row table:style-name="ro1">
          <table:table-cell table:style-name="ce8" table:formula="of:=IF([.B284]=&quot;&quot;;&quot;&quot;;&quot;Attributes_Secondary_&quot;&amp;SUBSTITUTE([.B284];&quot; &quot;;&quot;&quot;))">
            <text:p/>
          </table:table-cell>
          <table:table-cell/>
        </table:table-row>
        <table:table-row table:style-name="ro1">
          <table:table-cell table:style-name="ce8" table:formula="of:=IF([.B285]=&quot;&quot;;&quot;&quot;;&quot;Attributes_Secondary_&quot;&amp;SUBSTITUTE([.B285];&quot; &quot;;&quot;&quot;))">
            <text:p/>
          </table:table-cell>
          <table:table-cell/>
        </table:table-row>
        <table:table-row table:style-name="ro1">
          <table:table-cell table:style-name="ce8" table:formula="of:=IF([.B286]=&quot;&quot;;&quot;&quot;;&quot;Attributes_Secondary_&quot;&amp;SUBSTITUTE([.B286];&quot; &quot;;&quot;&quot;))">
            <text:p/>
          </table:table-cell>
          <table:table-cell/>
        </table:table-row>
        <table:table-row table:style-name="ro1">
          <table:table-cell table:style-name="ce8" table:formula="of:=IF([.B287]=&quot;&quot;;&quot;&quot;;&quot;Attributes_Secondary_&quot;&amp;SUBSTITUTE([.B287];&quot; &quot;;&quot;&quot;))">
            <text:p/>
          </table:table-cell>
          <table:table-cell/>
        </table:table-row>
        <table:table-row table:style-name="ro1">
          <table:table-cell table:style-name="ce8" table:formula="of:=IF([.B288]=&quot;&quot;;&quot;&quot;;&quot;Attributes_Secondary_&quot;&amp;SUBSTITUTE([.B288];&quot; &quot;;&quot;&quot;))">
            <text:p/>
          </table:table-cell>
          <table:table-cell/>
        </table:table-row>
        <table:table-row table:style-name="ro1">
          <table:table-cell table:style-name="ce8" table:formula="of:=IF([.B289]=&quot;&quot;;&quot;&quot;;&quot;Attributes_Secondary_&quot;&amp;SUBSTITUTE([.B289];&quot; &quot;;&quot;&quot;))">
            <text:p/>
          </table:table-cell>
          <table:table-cell/>
        </table:table-row>
        <table:table-row table:style-name="ro1">
          <table:table-cell table:style-name="ce8" table:formula="of:=IF([.B290]=&quot;&quot;;&quot;&quot;;&quot;Attributes_Secondary_&quot;&amp;SUBSTITUTE([.B290];&quot; &quot;;&quot;&quot;))">
            <text:p/>
          </table:table-cell>
          <table:table-cell/>
        </table:table-row>
        <table:table-row table:style-name="ro1">
          <table:table-cell table:style-name="ce8" table:formula="of:=IF([.B291]=&quot;&quot;;&quot;&quot;;&quot;Attributes_Secondary_&quot;&amp;SUBSTITUTE([.B291];&quot; &quot;;&quot;&quot;))">
            <text:p/>
          </table:table-cell>
          <table:table-cell/>
        </table:table-row>
        <table:table-row table:style-name="ro1">
          <table:table-cell table:style-name="ce8" table:formula="of:=IF([.B292]=&quot;&quot;;&quot;&quot;;&quot;Attributes_Secondary_&quot;&amp;SUBSTITUTE([.B292];&quot; &quot;;&quot;&quot;))">
            <text:p/>
          </table:table-cell>
          <table:table-cell/>
        </table:table-row>
        <table:table-row table:style-name="ro1">
          <table:table-cell table:style-name="ce8" table:formula="of:=IF([.B293]=&quot;&quot;;&quot;&quot;;&quot;Attributes_Secondary_&quot;&amp;SUBSTITUTE([.B293];&quot; &quot;;&quot;&quot;))">
            <text:p/>
          </table:table-cell>
          <table:table-cell/>
        </table:table-row>
        <table:table-row table:style-name="ro1">
          <table:table-cell table:style-name="ce8" table:formula="of:=IF([.B294]=&quot;&quot;;&quot;&quot;;&quot;Attributes_Secondary_&quot;&amp;SUBSTITUTE([.B294];&quot; &quot;;&quot;&quot;))">
            <text:p/>
          </table:table-cell>
          <table:table-cell/>
        </table:table-row>
        <table:table-row table:style-name="ro1">
          <table:table-cell table:style-name="ce8" table:formula="of:=IF([.B295]=&quot;&quot;;&quot;&quot;;&quot;Attributes_Secondary_&quot;&amp;SUBSTITUTE([.B295];&quot; &quot;;&quot;&quot;))">
            <text:p/>
          </table:table-cell>
          <table:table-cell/>
        </table:table-row>
        <table:table-row table:style-name="ro1">
          <table:table-cell table:style-name="ce8" table:formula="of:=IF([.B296]=&quot;&quot;;&quot;&quot;;&quot;Attributes_Secondary_&quot;&amp;SUBSTITUTE([.B296];&quot; &quot;;&quot;&quot;))">
            <text:p/>
          </table:table-cell>
          <table:table-cell/>
        </table:table-row>
        <table:table-row table:style-name="ro1">
          <table:table-cell table:style-name="ce8" table:formula="of:=IF([.B297]=&quot;&quot;;&quot;&quot;;&quot;Attributes_Secondary_&quot;&amp;SUBSTITUTE([.B297];&quot; &quot;;&quot;&quot;))">
            <text:p/>
          </table:table-cell>
          <table:table-cell/>
        </table:table-row>
        <table:table-row table:style-name="ro1">
          <table:table-cell table:style-name="ce8" table:formula="of:=IF([.B298]=&quot;&quot;;&quot;&quot;;&quot;Attributes_Secondary_&quot;&amp;SUBSTITUTE([.B298];&quot; &quot;;&quot;&quot;))">
            <text:p/>
          </table:table-cell>
          <table:table-cell/>
        </table:table-row>
        <table:table-row table:style-name="ro1">
          <table:table-cell table:style-name="ce8" table:formula="of:=IF([.B299]=&quot;&quot;;&quot;&quot;;&quot;Attributes_Secondary_&quot;&amp;SUBSTITUTE([.B299];&quot; &quot;;&quot;&quot;))">
            <text:p/>
          </table:table-cell>
          <table:table-cell/>
        </table:table-row>
        <table:table-row table:style-name="ro1">
          <table:table-cell table:style-name="ce8" table:formula="of:=IF([.B300]=&quot;&quot;;&quot;&quot;;&quot;Attributes_Secondary_&quot;&amp;SUBSTITUTE([.B300];&quot; &quot;;&quot;&quot;))">
            <text:p/>
          </table:table-cell>
          <table:table-cell/>
        </table:table-row>
        <table:table-row table:style-name="ro1">
          <table:table-cell table:style-name="ce8" table:formula="of:=IF([.B301]=&quot;&quot;;&quot;&quot;;&quot;Attributes_Secondary_&quot;&amp;SUBSTITUTE([.B301];&quot; &quot;;&quot;&quot;))">
            <text:p/>
          </table:table-cell>
          <table:table-cell/>
        </table:table-row>
        <table:table-row table:style-name="ro1">
          <table:table-cell table:style-name="ce8" table:formula="of:=IF([.B302]=&quot;&quot;;&quot;&quot;;&quot;Attributes_Secondary_&quot;&amp;SUBSTITUTE([.B302];&quot; &quot;;&quot;&quot;))">
            <text:p/>
          </table:table-cell>
          <table:table-cell/>
        </table:table-row>
        <table:table-row table:style-name="ro1">
          <table:table-cell table:style-name="ce8" table:formula="of:=IF([.B303]=&quot;&quot;;&quot;&quot;;&quot;Attributes_Secondary_&quot;&amp;SUBSTITUTE([.B303];&quot; &quot;;&quot;&quot;))">
            <text:p/>
          </table:table-cell>
          <table:table-cell/>
        </table:table-row>
        <table:table-row table:style-name="ro1">
          <table:table-cell table:style-name="ce8" table:formula="of:=IF([.B304]=&quot;&quot;;&quot;&quot;;&quot;Attributes_Secondary_&quot;&amp;SUBSTITUTE([.B304];&quot; &quot;;&quot;&quot;))">
            <text:p/>
          </table:table-cell>
          <table:table-cell/>
        </table:table-row>
        <table:table-row table:style-name="ro1">
          <table:table-cell table:style-name="ce8" table:formula="of:=IF([.B305]=&quot;&quot;;&quot;&quot;;&quot;Attributes_Secondary_&quot;&amp;SUBSTITUTE([.B305];&quot; &quot;;&quot;&quot;))">
            <text:p/>
          </table:table-cell>
          <table:table-cell/>
        </table:table-row>
        <table:table-row table:style-name="ro1">
          <table:table-cell table:style-name="ce8" table:formula="of:=IF([.B306]=&quot;&quot;;&quot;&quot;;&quot;Attributes_Secondary_&quot;&amp;SUBSTITUTE([.B306];&quot; &quot;;&quot;&quot;))">
            <text:p/>
          </table:table-cell>
          <table:table-cell/>
        </table:table-row>
        <table:table-row table:style-name="ro1">
          <table:table-cell table:style-name="ce8" table:formula="of:=IF([.B307]=&quot;&quot;;&quot;&quot;;&quot;Attributes_Secondary_&quot;&amp;SUBSTITUTE([.B307];&quot; &quot;;&quot;&quot;))">
            <text:p/>
          </table:table-cell>
          <table:table-cell/>
        </table:table-row>
        <table:table-row table:style-name="ro1">
          <table:table-cell table:style-name="ce8" table:formula="of:=IF([.B308]=&quot;&quot;;&quot;&quot;;&quot;Attributes_Secondary_&quot;&amp;SUBSTITUTE([.B308];&quot; &quot;;&quot;&quot;))">
            <text:p/>
          </table:table-cell>
          <table:table-cell/>
        </table:table-row>
        <table:table-row table:style-name="ro1">
          <table:table-cell table:style-name="ce8" table:formula="of:=IF([.B309]=&quot;&quot;;&quot;&quot;;&quot;Attributes_Secondary_&quot;&amp;SUBSTITUTE([.B309];&quot; &quot;;&quot;&quot;))">
            <text:p/>
          </table:table-cell>
          <table:table-cell/>
        </table:table-row>
        <table:table-row table:style-name="ro1">
          <table:table-cell table:style-name="ce8" table:formula="of:=IF([.B310]=&quot;&quot;;&quot;&quot;;&quot;Attributes_Secondary_&quot;&amp;SUBSTITUTE([.B310];&quot; &quot;;&quot;&quot;))">
            <text:p/>
          </table:table-cell>
          <table:table-cell/>
        </table:table-row>
        <table:table-row table:style-name="ro1">
          <table:table-cell table:style-name="ce8" table:formula="of:=IF([.B311]=&quot;&quot;;&quot;&quot;;&quot;Attributes_Secondary_&quot;&amp;SUBSTITUTE([.B311];&quot; &quot;;&quot;&quot;))">
            <text:p/>
          </table:table-cell>
          <table:table-cell/>
        </table:table-row>
        <table:table-row table:style-name="ro1">
          <table:table-cell table:style-name="ce8" table:formula="of:=IF([.B312]=&quot;&quot;;&quot;&quot;;&quot;Attributes_Secondary_&quot;&amp;SUBSTITUTE([.B312];&quot; &quot;;&quot;&quot;))">
            <text:p/>
          </table:table-cell>
          <table:table-cell/>
        </table:table-row>
        <table:table-row table:style-name="ro1">
          <table:table-cell table:style-name="ce8" table:formula="of:=IF([.B313]=&quot;&quot;;&quot;&quot;;&quot;Attributes_Secondary_&quot;&amp;SUBSTITUTE([.B313];&quot; &quot;;&quot;&quot;))">
            <text:p/>
          </table:table-cell>
          <table:table-cell/>
        </table:table-row>
        <table:table-row table:style-name="ro1">
          <table:table-cell table:style-name="ce8" table:formula="of:=IF([.B314]=&quot;&quot;;&quot;&quot;;&quot;Attributes_Secondary_&quot;&amp;SUBSTITUTE([.B314];&quot; &quot;;&quot;&quot;))">
            <text:p/>
          </table:table-cell>
          <table:table-cell/>
        </table:table-row>
        <table:table-row table:style-name="ro1">
          <table:table-cell table:style-name="ce8" table:formula="of:=IF([.B315]=&quot;&quot;;&quot;&quot;;&quot;Attributes_Secondary_&quot;&amp;SUBSTITUTE([.B315];&quot; &quot;;&quot;&quot;))">
            <text:p/>
          </table:table-cell>
          <table:table-cell/>
        </table:table-row>
        <table:table-row table:style-name="ro1">
          <table:table-cell table:style-name="ce8" table:formula="of:=IF([.B316]=&quot;&quot;;&quot;&quot;;&quot;Attributes_Secondary_&quot;&amp;SUBSTITUTE([.B316];&quot; &quot;;&quot;&quot;))">
            <text:p/>
          </table:table-cell>
          <table:table-cell/>
        </table:table-row>
        <table:table-row table:style-name="ro1">
          <table:table-cell table:style-name="ce8" table:formula="of:=IF([.B317]=&quot;&quot;;&quot;&quot;;&quot;Attributes_Secondary_&quot;&amp;SUBSTITUTE([.B317];&quot; &quot;;&quot;&quot;))">
            <text:p/>
          </table:table-cell>
          <table:table-cell/>
        </table:table-row>
        <table:table-row table:style-name="ro1">
          <table:table-cell table:style-name="ce8" table:formula="of:=IF([.B318]=&quot;&quot;;&quot;&quot;;&quot;Attributes_Secondary_&quot;&amp;SUBSTITUTE([.B318];&quot; &quot;;&quot;&quot;))">
            <text:p/>
          </table:table-cell>
          <table:table-cell/>
        </table:table-row>
        <table:table-row table:style-name="ro1">
          <table:table-cell table:style-name="ce8" table:formula="of:=IF([.B319]=&quot;&quot;;&quot;&quot;;&quot;Attributes_Secondary_&quot;&amp;SUBSTITUTE([.B319];&quot; &quot;;&quot;&quot;))">
            <text:p/>
          </table:table-cell>
          <table:table-cell/>
        </table:table-row>
        <table:table-row table:style-name="ro1">
          <table:table-cell table:style-name="ce8" table:formula="of:=IF([.B320]=&quot;&quot;;&quot;&quot;;&quot;Attributes_Secondary_&quot;&amp;SUBSTITUTE([.B320];&quot; &quot;;&quot;&quot;))">
            <text:p/>
          </table:table-cell>
          <table:table-cell/>
        </table:table-row>
        <table:table-row table:style-name="ro1">
          <table:table-cell table:style-name="ce8" table:formula="of:=IF([.B321]=&quot;&quot;;&quot;&quot;;&quot;Attributes_Secondary_&quot;&amp;SUBSTITUTE([.B321];&quot; &quot;;&quot;&quot;))">
            <text:p/>
          </table:table-cell>
          <table:table-cell/>
        </table:table-row>
        <table:table-row table:style-name="ro1">
          <table:table-cell table:style-name="ce8" table:formula="of:=IF([.B322]=&quot;&quot;;&quot;&quot;;&quot;Attributes_Secondary_&quot;&amp;SUBSTITUTE([.B322];&quot; &quot;;&quot;&quot;))">
            <text:p/>
          </table:table-cell>
          <table:table-cell/>
        </table:table-row>
        <table:table-row table:style-name="ro1">
          <table:table-cell table:style-name="ce8" table:formula="of:=IF([.B323]=&quot;&quot;;&quot;&quot;;&quot;Attributes_Secondary_&quot;&amp;SUBSTITUTE([.B323];&quot; &quot;;&quot;&quot;))">
            <text:p/>
          </table:table-cell>
          <table:table-cell/>
        </table:table-row>
        <table:table-row table:style-name="ro1">
          <table:table-cell table:style-name="ce8" table:formula="of:=IF([.B324]=&quot;&quot;;&quot;&quot;;&quot;Attributes_Secondary_&quot;&amp;SUBSTITUTE([.B324];&quot; &quot;;&quot;&quot;))">
            <text:p/>
          </table:table-cell>
          <table:table-cell/>
        </table:table-row>
        <table:table-row table:style-name="ro1">
          <table:table-cell table:style-name="ce8" table:formula="of:=IF([.B325]=&quot;&quot;;&quot;&quot;;&quot;Attributes_Secondary_&quot;&amp;SUBSTITUTE([.B325];&quot; &quot;;&quot;&quot;))">
            <text:p/>
          </table:table-cell>
          <table:table-cell/>
        </table:table-row>
        <table:table-row table:style-name="ro1">
          <table:table-cell table:style-name="ce8" table:formula="of:=IF([.B326]=&quot;&quot;;&quot;&quot;;&quot;Attributes_Secondary_&quot;&amp;SUBSTITUTE([.B326];&quot; &quot;;&quot;&quot;))">
            <text:p/>
          </table:table-cell>
          <table:table-cell/>
        </table:table-row>
        <table:table-row table:style-name="ro1">
          <table:table-cell table:style-name="ce8" table:formula="of:=IF([.B327]=&quot;&quot;;&quot;&quot;;&quot;Attributes_Secondary_&quot;&amp;SUBSTITUTE([.B327];&quot; &quot;;&quot;&quot;))">
            <text:p/>
          </table:table-cell>
          <table:table-cell/>
        </table:table-row>
        <table:table-row table:style-name="ro1">
          <table:table-cell table:style-name="ce8" table:formula="of:=IF([.B328]=&quot;&quot;;&quot;&quot;;&quot;Attributes_Secondary_&quot;&amp;SUBSTITUTE([.B328];&quot; &quot;;&quot;&quot;))">
            <text:p/>
          </table:table-cell>
          <table:table-cell/>
        </table:table-row>
        <table:table-row table:style-name="ro1">
          <table:table-cell table:style-name="ce8" table:formula="of:=IF([.B329]=&quot;&quot;;&quot;&quot;;&quot;Attributes_Secondary_&quot;&amp;SUBSTITUTE([.B329];&quot; &quot;;&quot;&quot;))">
            <text:p/>
          </table:table-cell>
          <table:table-cell/>
        </table:table-row>
        <table:table-row table:style-name="ro1">
          <table:table-cell table:style-name="ce8" table:formula="of:=IF([.B330]=&quot;&quot;;&quot;&quot;;&quot;Attributes_Secondary_&quot;&amp;SUBSTITUTE([.B330];&quot; &quot;;&quot;&quot;))">
            <text:p/>
          </table:table-cell>
          <table:table-cell/>
        </table:table-row>
        <table:table-row table:style-name="ro1">
          <table:table-cell table:style-name="ce8" table:formula="of:=IF([.B331]=&quot;&quot;;&quot;&quot;;&quot;Attributes_Secondary_&quot;&amp;SUBSTITUTE([.B331];&quot; &quot;;&quot;&quot;))">
            <text:p/>
          </table:table-cell>
          <table:table-cell/>
        </table:table-row>
        <table:table-row table:style-name="ro1">
          <table:table-cell table:style-name="ce8" table:formula="of:=IF([.B332]=&quot;&quot;;&quot;&quot;;&quot;Attributes_Secondary_&quot;&amp;SUBSTITUTE([.B332];&quot; &quot;;&quot;&quot;))">
            <text:p/>
          </table:table-cell>
          <table:table-cell/>
        </table:table-row>
        <table:table-row table:style-name="ro1">
          <table:table-cell table:style-name="ce8" table:formula="of:=IF([.B333]=&quot;&quot;;&quot;&quot;;&quot;Attributes_Secondary_&quot;&amp;SUBSTITUTE([.B333];&quot; &quot;;&quot;&quot;))">
            <text:p/>
          </table:table-cell>
          <table:table-cell/>
        </table:table-row>
        <table:table-row table:style-name="ro1">
          <table:table-cell table:style-name="ce8" table:formula="of:=IF([.B334]=&quot;&quot;;&quot;&quot;;&quot;Attributes_Secondary_&quot;&amp;SUBSTITUTE([.B334];&quot; &quot;;&quot;&quot;))">
            <text:p/>
          </table:table-cell>
          <table:table-cell/>
        </table:table-row>
        <table:table-row table:style-name="ro1">
          <table:table-cell table:style-name="ce8" table:formula="of:=IF([.B335]=&quot;&quot;;&quot;&quot;;&quot;Attributes_Secondary_&quot;&amp;SUBSTITUTE([.B335];&quot; &quot;;&quot;&quot;))">
            <text:p/>
          </table:table-cell>
          <table:table-cell/>
        </table:table-row>
        <table:table-row table:style-name="ro1">
          <table:table-cell table:style-name="ce8" table:formula="of:=IF([.B336]=&quot;&quot;;&quot;&quot;;&quot;Attributes_Secondary_&quot;&amp;SUBSTITUTE([.B336];&quot; &quot;;&quot;&quot;))">
            <text:p/>
          </table:table-cell>
          <table:table-cell/>
        </table:table-row>
        <table:table-row table:style-name="ro1">
          <table:table-cell table:style-name="ce8" table:formula="of:=IF([.B337]=&quot;&quot;;&quot;&quot;;&quot;Attributes_Secondary_&quot;&amp;SUBSTITUTE([.B337];&quot; &quot;;&quot;&quot;))">
            <text:p/>
          </table:table-cell>
          <table:table-cell/>
        </table:table-row>
        <table:table-row table:style-name="ro1">
          <table:table-cell table:style-name="ce8" table:formula="of:=IF([.B338]=&quot;&quot;;&quot;&quot;;&quot;Attributes_Secondary_&quot;&amp;SUBSTITUTE([.B338];&quot; &quot;;&quot;&quot;))">
            <text:p/>
          </table:table-cell>
          <table:table-cell/>
        </table:table-row>
        <table:table-row table:style-name="ro1">
          <table:table-cell table:style-name="ce8" table:formula="of:=IF([.B339]=&quot;&quot;;&quot;&quot;;&quot;Attributes_Secondary_&quot;&amp;SUBSTITUTE([.B339];&quot; &quot;;&quot;&quot;))">
            <text:p/>
          </table:table-cell>
          <table:table-cell/>
        </table:table-row>
        <table:table-row table:style-name="ro1">
          <table:table-cell table:style-name="ce8" table:formula="of:=IF([.B340]=&quot;&quot;;&quot;&quot;;&quot;Attributes_Secondary_&quot;&amp;SUBSTITUTE([.B340];&quot; &quot;;&quot;&quot;))">
            <text:p/>
          </table:table-cell>
          <table:table-cell/>
        </table:table-row>
        <table:table-row table:style-name="ro1">
          <table:table-cell table:style-name="ce8" table:formula="of:=IF([.B341]=&quot;&quot;;&quot;&quot;;&quot;Attributes_Secondary_&quot;&amp;SUBSTITUTE([.B341];&quot; &quot;;&quot;&quot;))">
            <text:p/>
          </table:table-cell>
          <table:table-cell/>
        </table:table-row>
        <table:table-row table:style-name="ro1">
          <table:table-cell table:style-name="ce8" table:formula="of:=IF([.B342]=&quot;&quot;;&quot;&quot;;&quot;Attributes_Secondary_&quot;&amp;SUBSTITUTE([.B342];&quot; &quot;;&quot;&quot;))">
            <text:p/>
          </table:table-cell>
          <table:table-cell/>
        </table:table-row>
        <table:table-row table:style-name="ro1">
          <table:table-cell table:style-name="ce8" table:formula="of:=IF([.B343]=&quot;&quot;;&quot;&quot;;&quot;Attributes_Secondary_&quot;&amp;SUBSTITUTE([.B343];&quot; &quot;;&quot;&quot;))">
            <text:p/>
          </table:table-cell>
          <table:table-cell/>
        </table:table-row>
        <table:table-row table:style-name="ro1">
          <table:table-cell table:style-name="ce8" table:formula="of:=IF([.B344]=&quot;&quot;;&quot;&quot;;&quot;Attributes_Secondary_&quot;&amp;SUBSTITUTE([.B344];&quot; &quot;;&quot;&quot;))">
            <text:p/>
          </table:table-cell>
          <table:table-cell/>
        </table:table-row>
        <table:table-row table:style-name="ro1">
          <table:table-cell table:style-name="ce8" table:formula="of:=IF([.B345]=&quot;&quot;;&quot;&quot;;&quot;Attributes_Secondary_&quot;&amp;SUBSTITUTE([.B345];&quot; &quot;;&quot;&quot;))">
            <text:p/>
          </table:table-cell>
          <table:table-cell/>
        </table:table-row>
        <table:table-row table:style-name="ro1">
          <table:table-cell table:style-name="ce8" table:formula="of:=IF([.B346]=&quot;&quot;;&quot;&quot;;&quot;Attributes_Secondary_&quot;&amp;SUBSTITUTE([.B346];&quot; &quot;;&quot;&quot;))">
            <text:p/>
          </table:table-cell>
          <table:table-cell/>
        </table:table-row>
        <table:table-row table:style-name="ro1">
          <table:table-cell table:style-name="ce8" table:formula="of:=IF([.B347]=&quot;&quot;;&quot;&quot;;&quot;Attributes_Secondary_&quot;&amp;SUBSTITUTE([.B347];&quot; &quot;;&quot;&quot;))">
            <text:p/>
          </table:table-cell>
          <table:table-cell/>
        </table:table-row>
        <table:table-row table:style-name="ro1">
          <table:table-cell table:style-name="ce8" table:formula="of:=IF([.B348]=&quot;&quot;;&quot;&quot;;&quot;Attributes_Secondary_&quot;&amp;SUBSTITUTE([.B348];&quot; &quot;;&quot;&quot;))">
            <text:p/>
          </table:table-cell>
          <table:table-cell/>
        </table:table-row>
        <table:table-row table:style-name="ro1">
          <table:table-cell table:style-name="ce8" table:formula="of:=IF([.B349]=&quot;&quot;;&quot;&quot;;&quot;Attributes_Secondary_&quot;&amp;SUBSTITUTE([.B349];&quot; &quot;;&quot;&quot;))">
            <text:p/>
          </table:table-cell>
          <table:table-cell/>
        </table:table-row>
        <table:table-row table:style-name="ro1">
          <table:table-cell table:style-name="ce8" table:formula="of:=IF([.B350]=&quot;&quot;;&quot;&quot;;&quot;Attributes_Secondary_&quot;&amp;SUBSTITUTE([.B350];&quot; &quot;;&quot;&quot;))">
            <text:p/>
          </table:table-cell>
          <table:table-cell/>
        </table:table-row>
        <table:table-row table:style-name="ro1">
          <table:table-cell table:style-name="ce8" table:formula="of:=IF([.B351]=&quot;&quot;;&quot;&quot;;&quot;Attributes_Secondary_&quot;&amp;SUBSTITUTE([.B351];&quot; &quot;;&quot;&quot;))">
            <text:p/>
          </table:table-cell>
          <table:table-cell/>
        </table:table-row>
        <table:table-row table:style-name="ro1">
          <table:table-cell table:style-name="ce8" table:formula="of:=IF([.B352]=&quot;&quot;;&quot;&quot;;&quot;Attributes_Secondary_&quot;&amp;SUBSTITUTE([.B352];&quot; &quot;;&quot;&quot;))">
            <text:p/>
          </table:table-cell>
          <table:table-cell/>
        </table:table-row>
        <table:table-row table:style-name="ro1">
          <table:table-cell table:style-name="ce8" table:formula="of:=IF([.B353]=&quot;&quot;;&quot;&quot;;&quot;Attributes_Secondary_&quot;&amp;SUBSTITUTE([.B353];&quot; &quot;;&quot;&quot;))">
            <text:p/>
          </table:table-cell>
          <table:table-cell/>
        </table:table-row>
        <table:table-row table:style-name="ro1">
          <table:table-cell table:style-name="ce8" table:formula="of:=IF([.B354]=&quot;&quot;;&quot;&quot;;&quot;Attributes_Secondary_&quot;&amp;SUBSTITUTE([.B354];&quot; &quot;;&quot;&quot;))">
            <text:p/>
          </table:table-cell>
          <table:table-cell/>
        </table:table-row>
        <table:table-row table:style-name="ro1">
          <table:table-cell table:style-name="ce8" table:formula="of:=IF([.B355]=&quot;&quot;;&quot;&quot;;&quot;Attributes_Secondary_&quot;&amp;SUBSTITUTE([.B355];&quot; &quot;;&quot;&quot;))">
            <text:p/>
          </table:table-cell>
          <table:table-cell/>
        </table:table-row>
        <table:table-row table:style-name="ro1">
          <table:table-cell table:style-name="ce8" table:formula="of:=IF([.B356]=&quot;&quot;;&quot;&quot;;&quot;Attributes_Secondary_&quot;&amp;SUBSTITUTE([.B356];&quot; &quot;;&quot;&quot;))">
            <text:p/>
          </table:table-cell>
          <table:table-cell/>
        </table:table-row>
        <table:table-row table:style-name="ro1">
          <table:table-cell table:style-name="ce8" table:formula="of:=IF([.B357]=&quot;&quot;;&quot;&quot;;&quot;Attributes_Secondary_&quot;&amp;SUBSTITUTE([.B357];&quot; &quot;;&quot;&quot;))">
            <text:p/>
          </table:table-cell>
          <table:table-cell/>
        </table:table-row>
        <table:table-row table:style-name="ro1">
          <table:table-cell table:style-name="ce8" table:formula="of:=IF([.B358]=&quot;&quot;;&quot;&quot;;&quot;Attributes_Secondary_&quot;&amp;SUBSTITUTE([.B358];&quot; &quot;;&quot;&quot;))">
            <text:p/>
          </table:table-cell>
          <table:table-cell/>
        </table:table-row>
        <table:table-row table:style-name="ro1">
          <table:table-cell table:style-name="ce8" table:formula="of:=IF([.B359]=&quot;&quot;;&quot;&quot;;&quot;Attributes_Secondary_&quot;&amp;SUBSTITUTE([.B359];&quot; &quot;;&quot;&quot;))">
            <text:p/>
          </table:table-cell>
          <table:table-cell/>
        </table:table-row>
        <table:table-row table:style-name="ro1">
          <table:table-cell table:style-name="ce8" table:formula="of:=IF([.B360]=&quot;&quot;;&quot;&quot;;&quot;Attributes_Secondary_&quot;&amp;SUBSTITUTE([.B360];&quot; &quot;;&quot;&quot;))">
            <text:p/>
          </table:table-cell>
          <table:table-cell/>
        </table:table-row>
        <table:table-row table:style-name="ro1">
          <table:table-cell table:style-name="ce8" table:formula="of:=IF([.B361]=&quot;&quot;;&quot;&quot;;&quot;Attributes_Secondary_&quot;&amp;SUBSTITUTE([.B361];&quot; &quot;;&quot;&quot;))">
            <text:p/>
          </table:table-cell>
          <table:table-cell/>
        </table:table-row>
        <table:table-row table:style-name="ro1">
          <table:table-cell table:style-name="ce8" table:formula="of:=IF([.B362]=&quot;&quot;;&quot;&quot;;&quot;Attributes_Secondary_&quot;&amp;SUBSTITUTE([.B362];&quot; &quot;;&quot;&quot;))">
            <text:p/>
          </table:table-cell>
          <table:table-cell/>
        </table:table-row>
        <table:table-row table:style-name="ro1">
          <table:table-cell table:style-name="ce8" table:formula="of:=IF([.B363]=&quot;&quot;;&quot;&quot;;&quot;Attributes_Secondary_&quot;&amp;SUBSTITUTE([.B363];&quot; &quot;;&quot;&quot;))">
            <text:p/>
          </table:table-cell>
          <table:table-cell/>
        </table:table-row>
        <table:table-row table:style-name="ro1">
          <table:table-cell table:style-name="ce8" table:formula="of:=IF([.B364]=&quot;&quot;;&quot;&quot;;&quot;Attributes_Secondary_&quot;&amp;SUBSTITUTE([.B364];&quot; &quot;;&quot;&quot;))">
            <text:p/>
          </table:table-cell>
          <table:table-cell/>
        </table:table-row>
        <table:table-row table:style-name="ro1">
          <table:table-cell table:style-name="ce8" table:formula="of:=IF([.B365]=&quot;&quot;;&quot;&quot;;&quot;Attributes_Secondary_&quot;&amp;SUBSTITUTE([.B365];&quot; &quot;;&quot;&quot;))">
            <text:p/>
          </table:table-cell>
          <table:table-cell/>
        </table:table-row>
        <table:table-row table:style-name="ro1">
          <table:table-cell table:style-name="ce8" table:formula="of:=IF([.B366]=&quot;&quot;;&quot;&quot;;&quot;Attributes_Secondary_&quot;&amp;SUBSTITUTE([.B366];&quot; &quot;;&quot;&quot;))">
            <text:p/>
          </table:table-cell>
          <table:table-cell/>
        </table:table-row>
        <table:table-row table:style-name="ro1">
          <table:table-cell table:style-name="ce8" table:formula="of:=IF([.B367]=&quot;&quot;;&quot;&quot;;&quot;Attributes_Secondary_&quot;&amp;SUBSTITUTE([.B367];&quot; &quot;;&quot;&quot;))">
            <text:p/>
          </table:table-cell>
          <table:table-cell/>
        </table:table-row>
        <table:table-row table:style-name="ro1">
          <table:table-cell table:style-name="ce8" table:formula="of:=IF([.B368]=&quot;&quot;;&quot;&quot;;&quot;Attributes_Secondary_&quot;&amp;SUBSTITUTE([.B368];&quot; &quot;;&quot;&quot;))">
            <text:p/>
          </table:table-cell>
          <table:table-cell/>
        </table:table-row>
        <table:table-row table:style-name="ro1">
          <table:table-cell table:style-name="ce8" table:formula="of:=IF([.B369]=&quot;&quot;;&quot;&quot;;&quot;Attributes_Secondary_&quot;&amp;SUBSTITUTE([.B369];&quot; &quot;;&quot;&quot;))">
            <text:p/>
          </table:table-cell>
          <table:table-cell/>
        </table:table-row>
        <table:table-row table:style-name="ro1">
          <table:table-cell table:style-name="ce8" table:formula="of:=IF([.B370]=&quot;&quot;;&quot;&quot;;&quot;Attributes_Secondary_&quot;&amp;SUBSTITUTE([.B370];&quot; &quot;;&quot;&quot;))">
            <text:p/>
          </table:table-cell>
          <table:table-cell/>
        </table:table-row>
        <table:table-row table:style-name="ro1">
          <table:table-cell table:style-name="ce8" table:formula="of:=IF([.B371]=&quot;&quot;;&quot;&quot;;&quot;Attributes_Secondary_&quot;&amp;SUBSTITUTE([.B371];&quot; &quot;;&quot;&quot;))">
            <text:p/>
          </table:table-cell>
          <table:table-cell/>
        </table:table-row>
        <table:table-row table:style-name="ro1">
          <table:table-cell table:style-name="ce8" table:formula="of:=IF([.B372]=&quot;&quot;;&quot;&quot;;&quot;Attributes_Secondary_&quot;&amp;SUBSTITUTE([.B372];&quot; &quot;;&quot;&quot;))">
            <text:p/>
          </table:table-cell>
          <table:table-cell/>
        </table:table-row>
        <table:table-row table:style-name="ro1">
          <table:table-cell table:style-name="ce8" table:formula="of:=IF([.B373]=&quot;&quot;;&quot;&quot;;&quot;Attributes_Secondary_&quot;&amp;SUBSTITUTE([.B373];&quot; &quot;;&quot;&quot;))">
            <text:p/>
          </table:table-cell>
          <table:table-cell/>
        </table:table-row>
        <table:table-row table:style-name="ro1">
          <table:table-cell table:style-name="ce8" table:formula="of:=IF([.B374]=&quot;&quot;;&quot;&quot;;&quot;Attributes_Secondary_&quot;&amp;SUBSTITUTE([.B374];&quot; &quot;;&quot;&quot;))">
            <text:p/>
          </table:table-cell>
          <table:table-cell/>
        </table:table-row>
        <table:table-row table:style-name="ro1">
          <table:table-cell table:style-name="ce8" table:formula="of:=IF([.B375]=&quot;&quot;;&quot;&quot;;&quot;Attributes_Secondary_&quot;&amp;SUBSTITUTE([.B375];&quot; &quot;;&quot;&quot;))">
            <text:p/>
          </table:table-cell>
          <table:table-cell/>
        </table:table-row>
        <table:table-row table:style-name="ro1">
          <table:table-cell table:style-name="ce8" table:formula="of:=IF([.B376]=&quot;&quot;;&quot;&quot;;&quot;Attributes_Secondary_&quot;&amp;SUBSTITUTE([.B376];&quot; &quot;;&quot;&quot;))">
            <text:p/>
          </table:table-cell>
          <table:table-cell/>
        </table:table-row>
        <table:table-row table:style-name="ro1">
          <table:table-cell table:style-name="ce8" table:formula="of:=IF([.B377]=&quot;&quot;;&quot;&quot;;&quot;Attributes_Secondary_&quot;&amp;SUBSTITUTE([.B377];&quot; &quot;;&quot;&quot;))">
            <text:p/>
          </table:table-cell>
          <table:table-cell/>
        </table:table-row>
        <table:table-row table:style-name="ro1">
          <table:table-cell table:style-name="ce8" table:formula="of:=IF([.B378]=&quot;&quot;;&quot;&quot;;&quot;Attributes_Secondary_&quot;&amp;SUBSTITUTE([.B378];&quot; &quot;;&quot;&quot;))">
            <text:p/>
          </table:table-cell>
          <table:table-cell/>
        </table:table-row>
        <table:table-row table:style-name="ro1">
          <table:table-cell table:style-name="ce8" table:formula="of:=IF([.B379]=&quot;&quot;;&quot;&quot;;&quot;Attributes_Secondary_&quot;&amp;SUBSTITUTE([.B379];&quot; &quot;;&quot;&quot;))">
            <text:p/>
          </table:table-cell>
          <table:table-cell/>
        </table:table-row>
        <table:table-row table:style-name="ro1">
          <table:table-cell table:style-name="ce8" table:formula="of:=IF([.B380]=&quot;&quot;;&quot;&quot;;&quot;Attributes_Secondary_&quot;&amp;SUBSTITUTE([.B380];&quot; &quot;;&quot;&quot;))">
            <text:p/>
          </table:table-cell>
          <table:table-cell/>
        </table:table-row>
        <table:table-row table:style-name="ro1">
          <table:table-cell table:style-name="ce8" table:formula="of:=IF([.B381]=&quot;&quot;;&quot;&quot;;&quot;Attributes_Secondary_&quot;&amp;SUBSTITUTE([.B381];&quot; &quot;;&quot;&quot;))">
            <text:p/>
          </table:table-cell>
          <table:table-cell/>
        </table:table-row>
        <table:table-row table:style-name="ro1">
          <table:table-cell table:style-name="ce8" table:formula="of:=IF([.B382]=&quot;&quot;;&quot;&quot;;&quot;Attributes_Secondary_&quot;&amp;SUBSTITUTE([.B382];&quot; &quot;;&quot;&quot;))">
            <text:p/>
          </table:table-cell>
          <table:table-cell/>
        </table:table-row>
        <table:table-row table:style-name="ro1">
          <table:table-cell table:style-name="ce8" table:formula="of:=IF([.B383]=&quot;&quot;;&quot;&quot;;&quot;Attributes_Secondary_&quot;&amp;SUBSTITUTE([.B383];&quot; &quot;;&quot;&quot;))">
            <text:p/>
          </table:table-cell>
          <table:table-cell/>
        </table:table-row>
        <table:table-row table:style-name="ro1">
          <table:table-cell table:style-name="ce8" table:formula="of:=IF([.B384]=&quot;&quot;;&quot;&quot;;&quot;Attributes_Secondary_&quot;&amp;SUBSTITUTE([.B384];&quot; &quot;;&quot;&quot;))">
            <text:p/>
          </table:table-cell>
          <table:table-cell/>
        </table:table-row>
        <table:table-row table:style-name="ro1">
          <table:table-cell table:style-name="ce8" table:formula="of:=IF([.B385]=&quot;&quot;;&quot;&quot;;&quot;Attributes_Secondary_&quot;&amp;SUBSTITUTE([.B385];&quot; &quot;;&quot;&quot;))">
            <text:p/>
          </table:table-cell>
          <table:table-cell/>
        </table:table-row>
        <table:table-row table:style-name="ro1">
          <table:table-cell table:style-name="ce8" table:formula="of:=IF([.B386]=&quot;&quot;;&quot;&quot;;&quot;Attributes_Secondary_&quot;&amp;SUBSTITUTE([.B386];&quot; &quot;;&quot;&quot;))">
            <text:p/>
          </table:table-cell>
          <table:table-cell/>
        </table:table-row>
        <table:table-row table:style-name="ro1">
          <table:table-cell table:style-name="ce8" table:formula="of:=IF([.B387]=&quot;&quot;;&quot;&quot;;&quot;Attributes_Secondary_&quot;&amp;SUBSTITUTE([.B387];&quot; &quot;;&quot;&quot;))">
            <text:p/>
          </table:table-cell>
          <table:table-cell/>
        </table:table-row>
        <table:table-row table:style-name="ro1">
          <table:table-cell table:style-name="ce8" table:formula="of:=IF([.B388]=&quot;&quot;;&quot;&quot;;&quot;Attributes_Secondary_&quot;&amp;SUBSTITUTE([.B388];&quot; &quot;;&quot;&quot;))">
            <text:p/>
          </table:table-cell>
          <table:table-cell/>
        </table:table-row>
        <table:table-row table:style-name="ro1">
          <table:table-cell table:style-name="ce8" table:formula="of:=IF([.B389]=&quot;&quot;;&quot;&quot;;&quot;Attributes_Secondary_&quot;&amp;SUBSTITUTE([.B389];&quot; &quot;;&quot;&quot;))">
            <text:p/>
          </table:table-cell>
          <table:table-cell/>
        </table:table-row>
        <table:table-row table:style-name="ro1">
          <table:table-cell table:style-name="ce8" table:formula="of:=IF([.B390]=&quot;&quot;;&quot;&quot;;&quot;Attributes_Secondary_&quot;&amp;SUBSTITUTE([.B390];&quot; &quot;;&quot;&quot;))">
            <text:p/>
          </table:table-cell>
          <table:table-cell/>
        </table:table-row>
        <table:table-row table:style-name="ro1">
          <table:table-cell table:style-name="ce8" table:formula="of:=IF([.B391]=&quot;&quot;;&quot;&quot;;&quot;Attributes_Secondary_&quot;&amp;SUBSTITUTE([.B391];&quot; &quot;;&quot;&quot;))">
            <text:p/>
          </table:table-cell>
          <table:table-cell/>
        </table:table-row>
        <table:table-row table:style-name="ro1">
          <table:table-cell table:style-name="ce8" table:formula="of:=IF([.B392]=&quot;&quot;;&quot;&quot;;&quot;Attributes_Secondary_&quot;&amp;SUBSTITUTE([.B392];&quot; &quot;;&quot;&quot;))">
            <text:p/>
          </table:table-cell>
          <table:table-cell/>
        </table:table-row>
        <table:table-row table:style-name="ro1">
          <table:table-cell table:style-name="ce8" table:formula="of:=IF([.B393]=&quot;&quot;;&quot;&quot;;&quot;Attributes_Secondary_&quot;&amp;SUBSTITUTE([.B393];&quot; &quot;;&quot;&quot;))">
            <text:p/>
          </table:table-cell>
          <table:table-cell/>
        </table:table-row>
        <table:table-row table:style-name="ro1">
          <table:table-cell table:style-name="ce8" table:formula="of:=IF([.B394]=&quot;&quot;;&quot;&quot;;&quot;Attributes_Secondary_&quot;&amp;SUBSTITUTE([.B394];&quot; &quot;;&quot;&quot;))">
            <text:p/>
          </table:table-cell>
          <table:table-cell/>
        </table:table-row>
        <table:table-row table:style-name="ro1">
          <table:table-cell table:style-name="ce8" table:formula="of:=IF([.B395]=&quot;&quot;;&quot;&quot;;&quot;Attributes_Secondary_&quot;&amp;SUBSTITUTE([.B395];&quot; &quot;;&quot;&quot;))">
            <text:p/>
          </table:table-cell>
          <table:table-cell/>
        </table:table-row>
        <table:table-row table:style-name="ro1">
          <table:table-cell table:style-name="ce8" table:formula="of:=IF([.B396]=&quot;&quot;;&quot;&quot;;&quot;Attributes_Secondary_&quot;&amp;SUBSTITUTE([.B396];&quot; &quot;;&quot;&quot;))">
            <text:p/>
          </table:table-cell>
          <table:table-cell/>
        </table:table-row>
        <table:table-row table:style-name="ro1">
          <table:table-cell table:style-name="ce8" table:formula="of:=IF([.B397]=&quot;&quot;;&quot;&quot;;&quot;Attributes_Secondary_&quot;&amp;SUBSTITUTE([.B397];&quot; &quot;;&quot;&quot;))">
            <text:p/>
          </table:table-cell>
          <table:table-cell/>
        </table:table-row>
        <table:table-row table:style-name="ro1">
          <table:table-cell table:style-name="ce8" table:formula="of:=IF([.B398]=&quot;&quot;;&quot;&quot;;&quot;Attributes_Secondary_&quot;&amp;SUBSTITUTE([.B398];&quot; &quot;;&quot;&quot;))">
            <text:p/>
          </table:table-cell>
          <table:table-cell/>
        </table:table-row>
        <table:table-row table:style-name="ro1">
          <table:table-cell table:style-name="ce8" table:formula="of:=IF([.B399]=&quot;&quot;;&quot;&quot;;&quot;Attributes_Secondary_&quot;&amp;SUBSTITUTE([.B399];&quot; &quot;;&quot;&quot;))">
            <text:p/>
          </table:table-cell>
          <table:table-cell/>
        </table:table-row>
        <table:table-row table:style-name="ro1">
          <table:table-cell table:style-name="ce8" table:formula="of:=IF([.B400]=&quot;&quot;;&quot;&quot;;&quot;Attributes_Secondary_&quot;&amp;SUBSTITUTE([.B400];&quot; &quot;;&quot;&quot;))">
            <text:p/>
          </table:table-cell>
          <table:table-cell/>
        </table:table-row>
        <table:table-row table:style-name="ro1">
          <table:table-cell table:style-name="ce8" table:formula="of:=IF([.B401]=&quot;&quot;;&quot;&quot;;&quot;Attributes_Secondary_&quot;&amp;SUBSTITUTE([.B401];&quot; &quot;;&quot;&quot;))">
            <text:p/>
          </table:table-cell>
          <table:table-cell/>
        </table:table-row>
        <table:table-row table:style-name="ro1">
          <table:table-cell table:style-name="ce8" table:formula="of:=IF([.B402]=&quot;&quot;;&quot;&quot;;&quot;Attributes_Secondary_&quot;&amp;SUBSTITUTE([.B402];&quot; &quot;;&quot;&quot;))">
            <text:p/>
          </table:table-cell>
          <table:table-cell/>
        </table:table-row>
        <table:table-row table:style-name="ro1">
          <table:table-cell table:style-name="ce8" table:formula="of:=IF([.B403]=&quot;&quot;;&quot;&quot;;&quot;Attributes_Secondary_&quot;&amp;SUBSTITUTE([.B403];&quot; &quot;;&quot;&quot;))">
            <text:p/>
          </table:table-cell>
          <table:table-cell/>
        </table:table-row>
        <table:table-row table:style-name="ro1">
          <table:table-cell table:style-name="ce8" table:formula="of:=IF([.B404]=&quot;&quot;;&quot;&quot;;&quot;Attributes_Secondary_&quot;&amp;SUBSTITUTE([.B404];&quot; &quot;;&quot;&quot;))">
            <text:p/>
          </table:table-cell>
          <table:table-cell/>
        </table:table-row>
        <table:table-row table:style-name="ro1">
          <table:table-cell table:style-name="ce8" table:formula="of:=IF([.B405]=&quot;&quot;;&quot;&quot;;&quot;Attributes_Secondary_&quot;&amp;SUBSTITUTE([.B405];&quot; &quot;;&quot;&quot;))">
            <text:p/>
          </table:table-cell>
          <table:table-cell/>
        </table:table-row>
        <table:table-row table:style-name="ro1">
          <table:table-cell table:style-name="ce8" table:formula="of:=IF([.B406]=&quot;&quot;;&quot;&quot;;&quot;Attributes_Secondary_&quot;&amp;SUBSTITUTE([.B406];&quot; &quot;;&quot;&quot;))">
            <text:p/>
          </table:table-cell>
          <table:table-cell/>
        </table:table-row>
        <table:table-row table:style-name="ro1">
          <table:table-cell table:style-name="ce8" table:formula="of:=IF([.B407]=&quot;&quot;;&quot;&quot;;&quot;Attributes_Secondary_&quot;&amp;SUBSTITUTE([.B407];&quot; &quot;;&quot;&quot;))">
            <text:p/>
          </table:table-cell>
          <table:table-cell/>
        </table:table-row>
        <table:table-row table:style-name="ro1">
          <table:table-cell table:style-name="ce8" table:formula="of:=IF([.B408]=&quot;&quot;;&quot;&quot;;&quot;Attributes_Secondary_&quot;&amp;SUBSTITUTE([.B408];&quot; &quot;;&quot;&quot;))">
            <text:p/>
          </table:table-cell>
          <table:table-cell/>
        </table:table-row>
        <table:table-row table:style-name="ro1">
          <table:table-cell table:style-name="ce8" table:formula="of:=IF([.B409]=&quot;&quot;;&quot;&quot;;&quot;Attributes_Secondary_&quot;&amp;SUBSTITUTE([.B409];&quot; &quot;;&quot;&quot;))">
            <text:p/>
          </table:table-cell>
          <table:table-cell/>
        </table:table-row>
        <table:table-row table:style-name="ro1">
          <table:table-cell table:style-name="ce8" table:formula="of:=IF([.B410]=&quot;&quot;;&quot;&quot;;&quot;Attributes_Secondary_&quot;&amp;SUBSTITUTE([.B410];&quot; &quot;;&quot;&quot;))">
            <text:p/>
          </table:table-cell>
          <table:table-cell/>
        </table:table-row>
        <table:table-row table:style-name="ro1">
          <table:table-cell table:style-name="ce8" table:formula="of:=IF([.B411]=&quot;&quot;;&quot;&quot;;&quot;Attributes_Secondary_&quot;&amp;SUBSTITUTE([.B411];&quot; &quot;;&quot;&quot;))">
            <text:p/>
          </table:table-cell>
          <table:table-cell/>
        </table:table-row>
        <table:table-row table:style-name="ro1">
          <table:table-cell table:style-name="ce8" table:formula="of:=IF([.B412]=&quot;&quot;;&quot;&quot;;&quot;Attributes_Secondary_&quot;&amp;SUBSTITUTE([.B412];&quot; &quot;;&quot;&quot;))">
            <text:p/>
          </table:table-cell>
          <table:table-cell/>
        </table:table-row>
        <table:table-row table:style-name="ro1">
          <table:table-cell table:style-name="ce8" table:formula="of:=IF([.B413]=&quot;&quot;;&quot;&quot;;&quot;Attributes_Secondary_&quot;&amp;SUBSTITUTE([.B413];&quot; &quot;;&quot;&quot;))">
            <text:p/>
          </table:table-cell>
          <table:table-cell/>
        </table:table-row>
        <table:table-row table:style-name="ro1">
          <table:table-cell table:style-name="ce8" table:formula="of:=IF([.B414]=&quot;&quot;;&quot;&quot;;&quot;Attributes_Secondary_&quot;&amp;SUBSTITUTE([.B414];&quot; &quot;;&quot;&quot;))">
            <text:p/>
          </table:table-cell>
          <table:table-cell/>
        </table:table-row>
        <table:table-row table:style-name="ro1">
          <table:table-cell table:style-name="ce8" table:formula="of:=IF([.B415]=&quot;&quot;;&quot;&quot;;&quot;Attributes_Secondary_&quot;&amp;SUBSTITUTE([.B415];&quot; &quot;;&quot;&quot;))">
            <text:p/>
          </table:table-cell>
          <table:table-cell/>
        </table:table-row>
        <table:table-row table:style-name="ro1">
          <table:table-cell table:style-name="ce8" table:formula="of:=IF([.B416]=&quot;&quot;;&quot;&quot;;&quot;Attributes_Secondary_&quot;&amp;SUBSTITUTE([.B416];&quot; &quot;;&quot;&quot;))">
            <text:p/>
          </table:table-cell>
          <table:table-cell/>
        </table:table-row>
        <table:table-row table:style-name="ro1">
          <table:table-cell table:style-name="ce8" table:formula="of:=IF([.B417]=&quot;&quot;;&quot;&quot;;&quot;Attributes_Secondary_&quot;&amp;SUBSTITUTE([.B417];&quot; &quot;;&quot;&quot;))">
            <text:p/>
          </table:table-cell>
          <table:table-cell/>
        </table:table-row>
        <table:table-row table:style-name="ro1">
          <table:table-cell table:style-name="ce8" table:formula="of:=IF([.B418]=&quot;&quot;;&quot;&quot;;&quot;Attributes_Secondary_&quot;&amp;SUBSTITUTE([.B418];&quot; &quot;;&quot;&quot;))">
            <text:p/>
          </table:table-cell>
          <table:table-cell/>
        </table:table-row>
        <table:table-row table:style-name="ro1">
          <table:table-cell table:style-name="ce8" table:formula="of:=IF([.B419]=&quot;&quot;;&quot;&quot;;&quot;Attributes_Secondary_&quot;&amp;SUBSTITUTE([.B419];&quot; &quot;;&quot;&quot;))">
            <text:p/>
          </table:table-cell>
          <table:table-cell/>
        </table:table-row>
        <table:table-row table:style-name="ro1">
          <table:table-cell table:style-name="ce8" table:formula="of:=IF([.B420]=&quot;&quot;;&quot;&quot;;&quot;Attributes_Secondary_&quot;&amp;SUBSTITUTE([.B420];&quot; &quot;;&quot;&quot;))">
            <text:p/>
          </table:table-cell>
          <table:table-cell/>
        </table:table-row>
        <table:table-row table:style-name="ro1">
          <table:table-cell table:style-name="ce8" table:formula="of:=IF([.B421]=&quot;&quot;;&quot;&quot;;&quot;Attributes_Secondary_&quot;&amp;SUBSTITUTE([.B421];&quot; &quot;;&quot;&quot;))">
            <text:p/>
          </table:table-cell>
          <table:table-cell/>
        </table:table-row>
        <table:table-row table:style-name="ro1">
          <table:table-cell table:style-name="ce8" table:formula="of:=IF([.B422]=&quot;&quot;;&quot;&quot;;&quot;Attributes_Secondary_&quot;&amp;SUBSTITUTE([.B422];&quot; &quot;;&quot;&quot;))">
            <text:p/>
          </table:table-cell>
          <table:table-cell/>
        </table:table-row>
        <table:table-row table:style-name="ro1">
          <table:table-cell table:style-name="ce8" table:formula="of:=IF([.B423]=&quot;&quot;;&quot;&quot;;&quot;Attributes_Secondary_&quot;&amp;SUBSTITUTE([.B423];&quot; &quot;;&quot;&quot;))">
            <text:p/>
          </table:table-cell>
          <table:table-cell/>
        </table:table-row>
        <table:table-row table:style-name="ro1">
          <table:table-cell table:style-name="ce8" table:formula="of:=IF([.B424]=&quot;&quot;;&quot;&quot;;&quot;Attributes_Secondary_&quot;&amp;SUBSTITUTE([.B424];&quot; &quot;;&quot;&quot;))">
            <text:p/>
          </table:table-cell>
          <table:table-cell/>
        </table:table-row>
        <table:table-row table:style-name="ro1">
          <table:table-cell table:style-name="ce8" table:formula="of:=IF([.B425]=&quot;&quot;;&quot;&quot;;&quot;Attributes_Secondary_&quot;&amp;SUBSTITUTE([.B425];&quot; &quot;;&quot;&quot;))">
            <text:p/>
          </table:table-cell>
          <table:table-cell/>
        </table:table-row>
        <table:table-row table:style-name="ro1">
          <table:table-cell table:style-name="ce8" table:formula="of:=IF([.B426]=&quot;&quot;;&quot;&quot;;&quot;Attributes_Secondary_&quot;&amp;SUBSTITUTE([.B426];&quot; &quot;;&quot;&quot;))">
            <text:p/>
          </table:table-cell>
          <table:table-cell/>
        </table:table-row>
        <table:table-row table:style-name="ro1">
          <table:table-cell table:style-name="ce8" table:formula="of:=IF([.B427]=&quot;&quot;;&quot;&quot;;&quot;Attributes_Secondary_&quot;&amp;SUBSTITUTE([.B427];&quot; &quot;;&quot;&quot;))">
            <text:p/>
          </table:table-cell>
          <table:table-cell/>
        </table:table-row>
        <table:table-row table:style-name="ro1">
          <table:table-cell table:style-name="ce8" table:formula="of:=IF([.B428]=&quot;&quot;;&quot;&quot;;&quot;Attributes_Secondary_&quot;&amp;SUBSTITUTE([.B428];&quot; &quot;;&quot;&quot;))">
            <text:p/>
          </table:table-cell>
          <table:table-cell/>
        </table:table-row>
        <table:table-row table:style-name="ro1">
          <table:table-cell table:style-name="ce8" table:formula="of:=IF([.B429]=&quot;&quot;;&quot;&quot;;&quot;Attributes_Secondary_&quot;&amp;SUBSTITUTE([.B429];&quot; &quot;;&quot;&quot;))">
            <text:p/>
          </table:table-cell>
          <table:table-cell/>
        </table:table-row>
        <table:table-row table:style-name="ro1">
          <table:table-cell table:style-name="ce8" table:formula="of:=IF([.B430]=&quot;&quot;;&quot;&quot;;&quot;Attributes_Secondary_&quot;&amp;SUBSTITUTE([.B430];&quot; &quot;;&quot;&quot;))">
            <text:p/>
          </table:table-cell>
          <table:table-cell/>
        </table:table-row>
        <table:table-row table:style-name="ro1">
          <table:table-cell table:style-name="ce8" table:formula="of:=IF([.B431]=&quot;&quot;;&quot;&quot;;&quot;Attributes_Secondary_&quot;&amp;SUBSTITUTE([.B431];&quot; &quot;;&quot;&quot;))">
            <text:p/>
          </table:table-cell>
          <table:table-cell/>
        </table:table-row>
        <table:table-row table:style-name="ro1">
          <table:table-cell table:style-name="ce8" table:formula="of:=IF([.B432]=&quot;&quot;;&quot;&quot;;&quot;Attributes_Secondary_&quot;&amp;SUBSTITUTE([.B432];&quot; &quot;;&quot;&quot;))">
            <text:p/>
          </table:table-cell>
          <table:table-cell/>
        </table:table-row>
        <table:table-row table:style-name="ro1">
          <table:table-cell table:style-name="ce8" table:formula="of:=IF([.B433]=&quot;&quot;;&quot;&quot;;&quot;Attributes_Secondary_&quot;&amp;SUBSTITUTE([.B433];&quot; &quot;;&quot;&quot;))">
            <text:p/>
          </table:table-cell>
          <table:table-cell/>
        </table:table-row>
        <table:table-row table:style-name="ro1">
          <table:table-cell table:style-name="ce8" table:formula="of:=IF([.B434]=&quot;&quot;;&quot;&quot;;&quot;Attributes_Secondary_&quot;&amp;SUBSTITUTE([.B434];&quot; &quot;;&quot;&quot;))">
            <text:p/>
          </table:table-cell>
          <table:table-cell/>
        </table:table-row>
        <table:table-row table:style-name="ro1">
          <table:table-cell table:style-name="ce8" table:formula="of:=IF([.B435]=&quot;&quot;;&quot;&quot;;&quot;Attributes_Secondary_&quot;&amp;SUBSTITUTE([.B435];&quot; &quot;;&quot;&quot;))">
            <text:p/>
          </table:table-cell>
          <table:table-cell/>
        </table:table-row>
        <table:table-row table:style-name="ro1">
          <table:table-cell table:style-name="ce8" table:formula="of:=IF([.B436]=&quot;&quot;;&quot;&quot;;&quot;Attributes_Secondary_&quot;&amp;SUBSTITUTE([.B436];&quot; &quot;;&quot;&quot;))">
            <text:p/>
          </table:table-cell>
          <table:table-cell/>
        </table:table-row>
        <table:table-row table:style-name="ro1">
          <table:table-cell table:style-name="ce8" table:formula="of:=IF([.B437]=&quot;&quot;;&quot;&quot;;&quot;Attributes_Secondary_&quot;&amp;SUBSTITUTE([.B437];&quot; &quot;;&quot;&quot;))">
            <text:p/>
          </table:table-cell>
          <table:table-cell/>
        </table:table-row>
        <table:table-row table:style-name="ro1">
          <table:table-cell table:style-name="ce8" table:formula="of:=IF([.B438]=&quot;&quot;;&quot;&quot;;&quot;Attributes_Secondary_&quot;&amp;SUBSTITUTE([.B438];&quot; &quot;;&quot;&quot;))">
            <text:p/>
          </table:table-cell>
          <table:table-cell/>
        </table:table-row>
        <table:table-row table:style-name="ro1">
          <table:table-cell table:style-name="ce8" table:formula="of:=IF([.B439]=&quot;&quot;;&quot;&quot;;&quot;Attributes_Secondary_&quot;&amp;SUBSTITUTE([.B439];&quot; &quot;;&quot;&quot;))">
            <text:p/>
          </table:table-cell>
          <table:table-cell/>
        </table:table-row>
        <table:table-row table:style-name="ro1">
          <table:table-cell table:style-name="ce8" table:formula="of:=IF([.B440]=&quot;&quot;;&quot;&quot;;&quot;Attributes_Secondary_&quot;&amp;SUBSTITUTE([.B440];&quot; &quot;;&quot;&quot;))">
            <text:p/>
          </table:table-cell>
          <table:table-cell/>
        </table:table-row>
        <table:table-row table:style-name="ro1">
          <table:table-cell table:style-name="ce8" table:formula="of:=IF([.B441]=&quot;&quot;;&quot;&quot;;&quot;Attributes_Secondary_&quot;&amp;SUBSTITUTE([.B441];&quot; &quot;;&quot;&quot;))">
            <text:p/>
          </table:table-cell>
          <table:table-cell/>
        </table:table-row>
        <table:table-row table:style-name="ro1">
          <table:table-cell table:style-name="ce8" table:formula="of:=IF([.B442]=&quot;&quot;;&quot;&quot;;&quot;Attributes_Secondary_&quot;&amp;SUBSTITUTE([.B442];&quot; &quot;;&quot;&quot;))">
            <text:p/>
          </table:table-cell>
          <table:table-cell/>
        </table:table-row>
        <table:table-row table:style-name="ro1">
          <table:table-cell table:style-name="ce8" table:formula="of:=IF([.B443]=&quot;&quot;;&quot;&quot;;&quot;Attributes_Secondary_&quot;&amp;SUBSTITUTE([.B443];&quot; &quot;;&quot;&quot;))">
            <text:p/>
          </table:table-cell>
          <table:table-cell/>
        </table:table-row>
        <table:table-row table:style-name="ro1">
          <table:table-cell table:style-name="ce8" table:formula="of:=IF([.B444]=&quot;&quot;;&quot;&quot;;&quot;Attributes_Secondary_&quot;&amp;SUBSTITUTE([.B444];&quot; &quot;;&quot;&quot;))">
            <text:p/>
          </table:table-cell>
          <table:table-cell/>
        </table:table-row>
        <table:table-row table:style-name="ro1">
          <table:table-cell table:style-name="ce8" table:formula="of:=IF([.B445]=&quot;&quot;;&quot;&quot;;&quot;Attributes_Secondary_&quot;&amp;SUBSTITUTE([.B445];&quot; &quot;;&quot;&quot;))">
            <text:p/>
          </table:table-cell>
          <table:table-cell/>
        </table:table-row>
        <table:table-row table:style-name="ro1">
          <table:table-cell table:style-name="ce8" table:formula="of:=IF([.B446]=&quot;&quot;;&quot;&quot;;&quot;Attributes_Secondary_&quot;&amp;SUBSTITUTE([.B446];&quot; &quot;;&quot;&quot;))">
            <text:p/>
          </table:table-cell>
          <table:table-cell/>
        </table:table-row>
        <table:table-row table:style-name="ro1">
          <table:table-cell table:style-name="ce8" table:formula="of:=IF([.B447]=&quot;&quot;;&quot;&quot;;&quot;Attributes_Secondary_&quot;&amp;SUBSTITUTE([.B447];&quot; &quot;;&quot;&quot;))">
            <text:p/>
          </table:table-cell>
          <table:table-cell/>
        </table:table-row>
        <table:table-row table:style-name="ro1">
          <table:table-cell table:style-name="ce8" table:formula="of:=IF([.B448]=&quot;&quot;;&quot;&quot;;&quot;Attributes_Secondary_&quot;&amp;SUBSTITUTE([.B448];&quot; &quot;;&quot;&quot;))">
            <text:p/>
          </table:table-cell>
          <table:table-cell/>
        </table:table-row>
        <table:table-row table:style-name="ro1">
          <table:table-cell table:style-name="ce8" table:formula="of:=IF([.B449]=&quot;&quot;;&quot;&quot;;&quot;Attributes_Secondary_&quot;&amp;SUBSTITUTE([.B449];&quot; &quot;;&quot;&quot;))">
            <text:p/>
          </table:table-cell>
          <table:table-cell/>
        </table:table-row>
        <table:table-row table:style-name="ro1">
          <table:table-cell table:style-name="ce8" table:formula="of:=IF([.B450]=&quot;&quot;;&quot;&quot;;&quot;Attributes_Secondary_&quot;&amp;SUBSTITUTE([.B450];&quot; &quot;;&quot;&quot;))">
            <text:p/>
          </table:table-cell>
          <table:table-cell/>
        </table:table-row>
        <table:table-row table:style-name="ro1">
          <table:table-cell table:style-name="ce8" table:formula="of:=IF([.B451]=&quot;&quot;;&quot;&quot;;&quot;Attributes_Secondary_&quot;&amp;SUBSTITUTE([.B451];&quot; &quot;;&quot;&quot;))">
            <text:p/>
          </table:table-cell>
          <table:table-cell/>
        </table:table-row>
        <table:table-row table:style-name="ro1">
          <table:table-cell table:style-name="ce8" table:formula="of:=IF([.B452]=&quot;&quot;;&quot;&quot;;&quot;Attributes_Secondary_&quot;&amp;SUBSTITUTE([.B452];&quot; &quot;;&quot;&quot;))">
            <text:p/>
          </table:table-cell>
          <table:table-cell/>
        </table:table-row>
        <table:table-row table:style-name="ro1">
          <table:table-cell table:style-name="ce8" table:formula="of:=IF([.B453]=&quot;&quot;;&quot;&quot;;&quot;Attributes_Secondary_&quot;&amp;SUBSTITUTE([.B453];&quot; &quot;;&quot;&quot;))">
            <text:p/>
          </table:table-cell>
          <table:table-cell/>
        </table:table-row>
        <table:table-row table:style-name="ro1">
          <table:table-cell table:style-name="ce8" table:formula="of:=IF([.B454]=&quot;&quot;;&quot;&quot;;&quot;Attributes_Secondary_&quot;&amp;SUBSTITUTE([.B454];&quot; &quot;;&quot;&quot;))">
            <text:p/>
          </table:table-cell>
          <table:table-cell/>
        </table:table-row>
        <table:table-row table:style-name="ro1">
          <table:table-cell table:style-name="ce8" table:formula="of:=IF([.B455]=&quot;&quot;;&quot;&quot;;&quot;Attributes_Secondary_&quot;&amp;SUBSTITUTE([.B455];&quot; &quot;;&quot;&quot;))">
            <text:p/>
          </table:table-cell>
          <table:table-cell/>
        </table:table-row>
        <table:table-row table:style-name="ro1">
          <table:table-cell table:style-name="ce8" table:formula="of:=IF([.B456]=&quot;&quot;;&quot;&quot;;&quot;Attributes_Secondary_&quot;&amp;SUBSTITUTE([.B456];&quot; &quot;;&quot;&quot;))">
            <text:p/>
          </table:table-cell>
          <table:table-cell/>
        </table:table-row>
        <table:table-row table:style-name="ro1">
          <table:table-cell table:style-name="ce8" table:formula="of:=IF([.B457]=&quot;&quot;;&quot;&quot;;&quot;Attributes_Secondary_&quot;&amp;SUBSTITUTE([.B457];&quot; &quot;;&quot;&quot;))">
            <text:p/>
          </table:table-cell>
          <table:table-cell/>
        </table:table-row>
        <table:table-row table:style-name="ro1">
          <table:table-cell table:style-name="ce8" table:formula="of:=IF([.B458]=&quot;&quot;;&quot;&quot;;&quot;Attributes_Secondary_&quot;&amp;SUBSTITUTE([.B458];&quot; &quot;;&quot;&quot;))">
            <text:p/>
          </table:table-cell>
          <table:table-cell/>
        </table:table-row>
        <table:table-row table:style-name="ro1">
          <table:table-cell table:style-name="ce8" table:formula="of:=IF([.B459]=&quot;&quot;;&quot;&quot;;&quot;Attributes_Secondary_&quot;&amp;SUBSTITUTE([.B459];&quot; &quot;;&quot;&quot;))">
            <text:p/>
          </table:table-cell>
          <table:table-cell/>
        </table:table-row>
        <table:table-row table:style-name="ro1">
          <table:table-cell table:style-name="ce8" table:formula="of:=IF([.B460]=&quot;&quot;;&quot;&quot;;&quot;Attributes_Secondary_&quot;&amp;SUBSTITUTE([.B460];&quot; &quot;;&quot;&quot;))">
            <text:p/>
          </table:table-cell>
          <table:table-cell/>
        </table:table-row>
        <table:table-row table:style-name="ro1">
          <table:table-cell table:style-name="ce8" table:formula="of:=IF([.B461]=&quot;&quot;;&quot;&quot;;&quot;Attributes_Secondary_&quot;&amp;SUBSTITUTE([.B461];&quot; &quot;;&quot;&quot;))">
            <text:p/>
          </table:table-cell>
          <table:table-cell/>
        </table:table-row>
        <table:table-row table:style-name="ro1">
          <table:table-cell table:style-name="ce8" table:formula="of:=IF([.B462]=&quot;&quot;;&quot;&quot;;&quot;Attributes_Secondary_&quot;&amp;SUBSTITUTE([.B462];&quot; &quot;;&quot;&quot;))">
            <text:p/>
          </table:table-cell>
          <table:table-cell/>
        </table:table-row>
        <table:table-row table:style-name="ro1">
          <table:table-cell table:style-name="ce8" table:formula="of:=IF([.B463]=&quot;&quot;;&quot;&quot;;&quot;Attributes_Secondary_&quot;&amp;SUBSTITUTE([.B463];&quot; &quot;;&quot;&quot;))">
            <text:p/>
          </table:table-cell>
          <table:table-cell/>
        </table:table-row>
        <table:table-row table:style-name="ro1">
          <table:table-cell table:style-name="ce8" table:formula="of:=IF([.B464]=&quot;&quot;;&quot;&quot;;&quot;Attributes_Secondary_&quot;&amp;SUBSTITUTE([.B464];&quot; &quot;;&quot;&quot;))">
            <text:p/>
          </table:table-cell>
          <table:table-cell/>
        </table:table-row>
        <table:table-row table:style-name="ro1">
          <table:table-cell table:style-name="ce8" table:formula="of:=IF([.B465]=&quot;&quot;;&quot;&quot;;&quot;Attributes_Secondary_&quot;&amp;SUBSTITUTE([.B465];&quot; &quot;;&quot;&quot;))">
            <text:p/>
          </table:table-cell>
          <table:table-cell/>
        </table:table-row>
        <table:table-row table:style-name="ro1">
          <table:table-cell table:style-name="ce8" table:formula="of:=IF([.B466]=&quot;&quot;;&quot;&quot;;&quot;Attributes_Secondary_&quot;&amp;SUBSTITUTE([.B466];&quot; &quot;;&quot;&quot;))">
            <text:p/>
          </table:table-cell>
          <table:table-cell/>
        </table:table-row>
        <table:table-row table:style-name="ro1">
          <table:table-cell table:style-name="ce8" table:formula="of:=IF([.B467]=&quot;&quot;;&quot;&quot;;&quot;Attributes_Secondary_&quot;&amp;SUBSTITUTE([.B467];&quot; &quot;;&quot;&quot;))">
            <text:p/>
          </table:table-cell>
          <table:table-cell/>
        </table:table-row>
        <table:table-row table:style-name="ro1">
          <table:table-cell table:style-name="ce8" table:formula="of:=IF([.B468]=&quot;&quot;;&quot;&quot;;&quot;Attributes_Secondary_&quot;&amp;SUBSTITUTE([.B468];&quot; &quot;;&quot;&quot;))">
            <text:p/>
          </table:table-cell>
          <table:table-cell/>
        </table:table-row>
        <table:table-row table:style-name="ro1">
          <table:table-cell table:style-name="ce8" table:formula="of:=IF([.B469]=&quot;&quot;;&quot;&quot;;&quot;Attributes_Secondary_&quot;&amp;SUBSTITUTE([.B469];&quot; &quot;;&quot;&quot;))">
            <text:p/>
          </table:table-cell>
          <table:table-cell/>
        </table:table-row>
        <table:table-row table:style-name="ro1">
          <table:table-cell table:style-name="ce8" table:formula="of:=IF([.B470]=&quot;&quot;;&quot;&quot;;&quot;Attributes_Secondary_&quot;&amp;SUBSTITUTE([.B470];&quot; &quot;;&quot;&quot;))">
            <text:p/>
          </table:table-cell>
          <table:table-cell/>
        </table:table-row>
        <table:table-row table:style-name="ro1">
          <table:table-cell table:style-name="ce8" table:formula="of:=IF([.B471]=&quot;&quot;;&quot;&quot;;&quot;Attributes_Secondary_&quot;&amp;SUBSTITUTE([.B471];&quot; &quot;;&quot;&quot;))">
            <text:p/>
          </table:table-cell>
          <table:table-cell/>
        </table:table-row>
        <table:table-row table:style-name="ro1">
          <table:table-cell table:style-name="ce8" table:formula="of:=IF([.B472]=&quot;&quot;;&quot;&quot;;&quot;Attributes_Secondary_&quot;&amp;SUBSTITUTE([.B472];&quot; &quot;;&quot;&quot;))">
            <text:p/>
          </table:table-cell>
          <table:table-cell/>
        </table:table-row>
        <table:table-row table:style-name="ro1">
          <table:table-cell table:style-name="ce8" table:formula="of:=IF([.B473]=&quot;&quot;;&quot;&quot;;&quot;Attributes_Secondary_&quot;&amp;SUBSTITUTE([.B473];&quot; &quot;;&quot;&quot;))">
            <text:p/>
          </table:table-cell>
          <table:table-cell/>
        </table:table-row>
        <table:table-row table:style-name="ro1">
          <table:table-cell table:style-name="ce8" table:formula="of:=IF([.B474]=&quot;&quot;;&quot;&quot;;&quot;Attributes_Secondary_&quot;&amp;SUBSTITUTE([.B474];&quot; &quot;;&quot;&quot;))">
            <text:p/>
          </table:table-cell>
          <table:table-cell/>
        </table:table-row>
        <table:table-row table:style-name="ro1">
          <table:table-cell table:style-name="ce8" table:formula="of:=IF([.B475]=&quot;&quot;;&quot;&quot;;&quot;Attributes_Secondary_&quot;&amp;SUBSTITUTE([.B475];&quot; &quot;;&quot;&quot;))">
            <text:p/>
          </table:table-cell>
          <table:table-cell/>
        </table:table-row>
        <table:table-row table:style-name="ro1">
          <table:table-cell table:style-name="ce8" table:formula="of:=IF([.B476]=&quot;&quot;;&quot;&quot;;&quot;Attributes_Secondary_&quot;&amp;SUBSTITUTE([.B476];&quot; &quot;;&quot;&quot;))">
            <text:p/>
          </table:table-cell>
          <table:table-cell/>
        </table:table-row>
        <table:table-row table:style-name="ro1">
          <table:table-cell table:style-name="ce8" table:formula="of:=IF([.B477]=&quot;&quot;;&quot;&quot;;&quot;Attributes_Secondary_&quot;&amp;SUBSTITUTE([.B477];&quot; &quot;;&quot;&quot;))">
            <text:p/>
          </table:table-cell>
          <table:table-cell/>
        </table:table-row>
        <table:table-row table:style-name="ro1">
          <table:table-cell table:style-name="ce8" table:formula="of:=IF([.B478]=&quot;&quot;;&quot;&quot;;&quot;Attributes_Secondary_&quot;&amp;SUBSTITUTE([.B478];&quot; &quot;;&quot;&quot;))">
            <text:p/>
          </table:table-cell>
          <table:table-cell/>
        </table:table-row>
        <table:table-row table:style-name="ro1">
          <table:table-cell table:style-name="ce8" table:formula="of:=IF([.B479]=&quot;&quot;;&quot;&quot;;&quot;Attributes_Secondary_&quot;&amp;SUBSTITUTE([.B479];&quot; &quot;;&quot;&quot;))">
            <text:p/>
          </table:table-cell>
          <table:table-cell/>
        </table:table-row>
        <table:table-row table:style-name="ro1">
          <table:table-cell table:style-name="ce8" table:formula="of:=IF([.B480]=&quot;&quot;;&quot;&quot;;&quot;Attributes_Secondary_&quot;&amp;SUBSTITUTE([.B480];&quot; &quot;;&quot;&quot;))">
            <text:p/>
          </table:table-cell>
          <table:table-cell/>
        </table:table-row>
        <table:table-row table:style-name="ro1">
          <table:table-cell table:style-name="ce8" table:formula="of:=IF([.B481]=&quot;&quot;;&quot;&quot;;&quot;Attributes_Secondary_&quot;&amp;SUBSTITUTE([.B481];&quot; &quot;;&quot;&quot;))">
            <text:p/>
          </table:table-cell>
          <table:table-cell/>
        </table:table-row>
        <table:table-row table:style-name="ro1">
          <table:table-cell table:style-name="ce8" table:formula="of:=IF([.B482]=&quot;&quot;;&quot;&quot;;&quot;Attributes_Secondary_&quot;&amp;SUBSTITUTE([.B482];&quot; &quot;;&quot;&quot;))">
            <text:p/>
          </table:table-cell>
          <table:table-cell/>
        </table:table-row>
        <table:table-row table:style-name="ro1">
          <table:table-cell table:style-name="ce8" table:formula="of:=IF([.B483]=&quot;&quot;;&quot;&quot;;&quot;Attributes_Secondary_&quot;&amp;SUBSTITUTE([.B483];&quot; &quot;;&quot;&quot;))">
            <text:p/>
          </table:table-cell>
          <table:table-cell/>
        </table:table-row>
        <table:table-row table:style-name="ro1">
          <table:table-cell table:style-name="ce8" table:formula="of:=IF([.B484]=&quot;&quot;;&quot;&quot;;&quot;Attributes_Secondary_&quot;&amp;SUBSTITUTE([.B484];&quot; &quot;;&quot;&quot;))">
            <text:p/>
          </table:table-cell>
          <table:table-cell/>
        </table:table-row>
        <table:table-row table:style-name="ro1">
          <table:table-cell table:style-name="ce8" table:formula="of:=IF([.B485]=&quot;&quot;;&quot;&quot;;&quot;Attributes_Secondary_&quot;&amp;SUBSTITUTE([.B485];&quot; &quot;;&quot;&quot;))">
            <text:p/>
          </table:table-cell>
          <table:table-cell/>
        </table:table-row>
        <table:table-row table:style-name="ro1">
          <table:table-cell table:style-name="ce8" table:formula="of:=IF([.B486]=&quot;&quot;;&quot;&quot;;&quot;Attributes_Secondary_&quot;&amp;SUBSTITUTE([.B486];&quot; &quot;;&quot;&quot;))">
            <text:p/>
          </table:table-cell>
          <table:table-cell/>
        </table:table-row>
        <table:table-row table:style-name="ro1">
          <table:table-cell table:style-name="ce8" table:formula="of:=IF([.B487]=&quot;&quot;;&quot;&quot;;&quot;Attributes_Secondary_&quot;&amp;SUBSTITUTE([.B487];&quot; &quot;;&quot;&quot;))">
            <text:p/>
          </table:table-cell>
          <table:table-cell/>
        </table:table-row>
        <table:table-row table:style-name="ro1">
          <table:table-cell table:style-name="ce8" table:formula="of:=IF([.B488]=&quot;&quot;;&quot;&quot;;&quot;Attributes_Secondary_&quot;&amp;SUBSTITUTE([.B488];&quot; &quot;;&quot;&quot;))">
            <text:p/>
          </table:table-cell>
          <table:table-cell/>
        </table:table-row>
        <table:table-row table:style-name="ro1">
          <table:table-cell table:style-name="ce8" table:formula="of:=IF([.B489]=&quot;&quot;;&quot;&quot;;&quot;Attributes_Secondary_&quot;&amp;SUBSTITUTE([.B489];&quot; &quot;;&quot;&quot;))">
            <text:p/>
          </table:table-cell>
          <table:table-cell/>
        </table:table-row>
        <table:table-row table:style-name="ro1">
          <table:table-cell table:style-name="ce8" table:formula="of:=IF([.B490]=&quot;&quot;;&quot;&quot;;&quot;Attributes_Secondary_&quot;&amp;SUBSTITUTE([.B490];&quot; &quot;;&quot;&quot;))">
            <text:p/>
          </table:table-cell>
          <table:table-cell/>
        </table:table-row>
        <table:table-row table:style-name="ro1">
          <table:table-cell table:style-name="ce8" table:formula="of:=IF([.B491]=&quot;&quot;;&quot;&quot;;&quot;Attributes_Secondary_&quot;&amp;SUBSTITUTE([.B491];&quot; &quot;;&quot;&quot;))">
            <text:p/>
          </table:table-cell>
          <table:table-cell/>
        </table:table-row>
        <table:table-row table:style-name="ro1">
          <table:table-cell table:style-name="ce8" table:formula="of:=IF([.B492]=&quot;&quot;;&quot;&quot;;&quot;Attributes_Secondary_&quot;&amp;SUBSTITUTE([.B492];&quot; &quot;;&quot;&quot;))">
            <text:p/>
          </table:table-cell>
          <table:table-cell/>
        </table:table-row>
        <table:table-row table:style-name="ro1">
          <table:table-cell table:style-name="ce8" table:formula="of:=IF([.B493]=&quot;&quot;;&quot;&quot;;&quot;Attributes_Secondary_&quot;&amp;SUBSTITUTE([.B493];&quot; &quot;;&quot;&quot;))">
            <text:p/>
          </table:table-cell>
          <table:table-cell/>
        </table:table-row>
        <table:table-row table:style-name="ro1">
          <table:table-cell table:style-name="ce8" table:formula="of:=IF([.B494]=&quot;&quot;;&quot;&quot;;&quot;Attributes_Secondary_&quot;&amp;SUBSTITUTE([.B494];&quot; &quot;;&quot;&quot;))">
            <text:p/>
          </table:table-cell>
          <table:table-cell/>
        </table:table-row>
        <table:table-row table:style-name="ro1">
          <table:table-cell table:style-name="ce8" table:formula="of:=IF([.B495]=&quot;&quot;;&quot;&quot;;&quot;Attributes_Secondary_&quot;&amp;SUBSTITUTE([.B495];&quot; &quot;;&quot;&quot;))">
            <text:p/>
          </table:table-cell>
          <table:table-cell/>
        </table:table-row>
        <table:table-row table:style-name="ro1">
          <table:table-cell table:style-name="ce8" table:formula="of:=IF([.B496]=&quot;&quot;;&quot;&quot;;&quot;Attributes_Secondary_&quot;&amp;SUBSTITUTE([.B496];&quot; &quot;;&quot;&quot;))">
            <text:p/>
          </table:table-cell>
          <table:table-cell/>
        </table:table-row>
        <table:table-row table:style-name="ro1">
          <table:table-cell table:style-name="ce8" table:formula="of:=IF([.B497]=&quot;&quot;;&quot;&quot;;&quot;Attributes_Secondary_&quot;&amp;SUBSTITUTE([.B497];&quot; &quot;;&quot;&quot;))">
            <text:p/>
          </table:table-cell>
          <table:table-cell/>
        </table:table-row>
        <table:table-row table:style-name="ro1">
          <table:table-cell table:style-name="ce8" table:formula="of:=IF([.B498]=&quot;&quot;;&quot;&quot;;&quot;Attributes_Secondary_&quot;&amp;SUBSTITUTE([.B498];&quot; &quot;;&quot;&quot;))">
            <text:p/>
          </table:table-cell>
          <table:table-cell/>
        </table:table-row>
        <table:table-row table:style-name="ro1">
          <table:table-cell table:style-name="ce8" table:formula="of:=IF([.B499]=&quot;&quot;;&quot;&quot;;&quot;Attributes_Secondary_&quot;&amp;SUBSTITUTE([.B499];&quot; &quot;;&quot;&quot;))">
            <text:p/>
          </table:table-cell>
          <table:table-cell/>
        </table:table-row>
        <table:table-row table:style-name="ro1">
          <table:table-cell table:style-name="ce8" table:formula="of:=IF([.B500]=&quot;&quot;;&quot;&quot;;&quot;Attributes_Secondary_&quot;&amp;SUBSTITUTE([.B500];&quot; &quot;;&quot;&quot;))">
            <text:p/>
          </table:table-cell>
          <table:table-cell/>
        </table:table-row>
        <table:table-row table:style-name="ro1" table:number-rows-repeated="1048075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Secondary | Descriptions" table:style-name="ta2">
        <table:table-column table:style-name="co1" table:default-cell-style-name="ce9"/>
        <table:table-column table:style-name="co2" table:default-cell-style-name="ce9"/>
        <table:table-row table:style-name="ro1">
          <table:table-cell table:style-name="ce7" office:value-type="string" calcext:value-type="string">
            <text:p>Key</text:p>
          </table:table-cell>
          <table:table-cell table:style-name="ce7" office:value-type="string" calcext:value-type="string">
            <text:p>SourceString</text:p>
          </table:table-cell>
        </table:table-row>
        <table:table-row table:style-name="ro1">
          <table:table-cell table:style-name="ce8" office:value-type="string" calcext:value-type="string">
            <text:p>Attributes_Secondary_Armor</text:p>
          </table:table-cell>
          <table:table-cell office:value-type="string" calcext:value-type="string">
            <text:p>Reduces Damage Taken, improves Block Chance.</text:p>
          </table:table-cell>
        </table:table-row>
        <table:table-row table:style-name="ro1">
          <table:table-cell table:style-name="ce8" office:value-type="string" calcext:value-type="string">
            <text:p><text:span text:style-name="T2">Attributes_Secondary</text:span>_ArmorPenetration</text:p>
          </table:table-cell>
          <table:table-cell office:value-type="string" calcext:value-type="string">
            <text:p>Ignored Percentage of Enemy Armor, Increases Critical Hit Chance.</text:p>
          </table:table-cell>
        </table:table-row>
        <table:table-row table:style-name="ro1">
          <table:table-cell table:style-name="ce8" office:value-type="string" calcext:value-type="string">
            <text:p><text:span text:style-name="T2">Attributes_Secondary</text:span>_BlockChance</text:p>
          </table:table-cell>
          <table:table-cell office:value-type="string" calcext:value-type="string">
            <text:p>Chance to cut incoming damage in half.</text:p>
          </table:table-cell>
        </table:table-row>
        <table:table-row table:style-name="ro1">
          <table:table-cell table:style-name="ce8" office:value-type="string" calcext:value-type="string">
            <text:p><text:span text:style-name="T2">Attributes_Secondary</text:span>_CriticalHitChance</text:p>
          </table:table-cell>
          <table:table-cell office:value-type="string" calcext:value-type="string">
            <text:p>Chance to Double Damage Plus Critical Hit Bonus</text:p>
          </table:table-cell>
        </table:table-row>
        <table:table-row table:style-name="ro1">
          <table:table-cell table:style-name="ce8" office:value-type="string" calcext:value-type="string">
            <text:p>Attributes_Secondary_CriticalHitDamage</text:p>
          </table:table-cell>
          <table:table-cell office:value-type="string" calcext:value-type="string">
            <text:p>Bonus Damage added when a Critical Hit is Scored.</text:p>
          </table:table-cell>
        </table:table-row>
        <table:table-row table:style-name="ro1">
          <table:table-cell table:style-name="ce8" office:value-type="string" calcext:value-type="string">
            <text:p>Attributes_Secondary_CriticalHitResistance</text:p>
          </table:table-cell>
          <table:table-cell office:value-type="string" calcext:value-type="string">
            <text:p>Reduces Critical Hit Chance of Attacking Enemies.</text:p>
          </table:table-cell>
        </table:table-row>
        <table:table-row table:style-name="ro1">
          <table:table-cell table:style-name="ce8" office:value-type="string" calcext:value-type="string">
            <text:p>Attributes_Secondary_HealthRegeneration</text:p>
          </table:table-cell>
          <table:table-cell office:value-type="string" calcext:value-type="string">
            <text:p>Amount of Health Regenerated every time.</text:p>
          </table:table-cell>
        </table:table-row>
        <table:table-row table:style-name="ro1">
          <table:table-cell table:style-name="ce8" office:value-type="string" calcext:value-type="string">
            <text:p>Attributes_Secondary_ManaRegeneration</text:p>
          </table:table-cell>
          <table:table-cell office:value-type="string" calcext:value-type="string">
            <text:p>Amount of Mana Regenerated every time.</text:p>
          </table:table-cell>
        </table:table-row>
        <table:table-row table:style-name="ro1">
          <table:table-cell table:style-name="ce8" office:value-type="string" calcext:value-type="string">
            <text:p>Attributes_Secondary_MaxHealth</text:p>
          </table:table-cell>
          <table:table-cell office:value-type="string" calcext:value-type="string">
            <text:p>Maximum amount of Health Obtainable.</text:p>
          </table:table-cell>
        </table:table-row>
        <table:table-row table:style-name="ro1">
          <table:table-cell table:style-name="ce8" office:value-type="string" calcext:value-type="string">
            <text:p>Attributes_Secondary_MaxMana</text:p>
          </table:table-cell>
          <table:table-cell office:value-type="string" calcext:value-type="string">
            <text:p>Maximum amount of Mana Obtainable.</text:p>
          </table:table-cell>
        </table:table-row>
        <table:table-row table:style-name="ro1" table:number-rows-repeated="489">
          <table:table-cell table:style-name="ce8"/>
          <table:table-cell/>
        </table:table-row>
        <table:table-row table:style-name="ro1" table:number-rows-repeated="1048075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Vital | Names" table:style-name="ta3">
        <table:table-column table:style-name="co1" table:default-cell-style-name="ce9"/>
        <table:table-column table:style-name="co4" table:default-cell-style-name="ce9"/>
        <table:table-row table:style-name="ro1">
          <table:table-cell table:style-name="ce7" office:value-type="string" calcext:value-type="string">
            <text:p>Key</text:p>
          </table:table-cell>
          <table:table-cell table:style-name="ce7" office:value-type="string" calcext:value-type="string">
            <text:p>SourceString</text:p>
          </table:table-cell>
        </table:table-row>
        <table:table-row table:style-name="ro1">
          <table:table-cell table:style-name="ce8" table:formula="of:=IF([.B2]=&quot;&quot;;&quot;&quot;;&quot;Attributes_Vital_&quot;&amp;SUBSTITUTE([.B2];&quot; &quot;;&quot;&quot;))" office:value-type="string" office:string-value="Attributes_Vital_Health" calcext:value-type="string">
            <text:p>Attributes_Vital_Health</text:p>
          </table:table-cell>
          <table:table-cell office:value-type="string" calcext:value-type="string">
            <text:p>Health</text:p>
          </table:table-cell>
        </table:table-row>
        <table:table-row table:style-name="ro1">
          <table:table-cell table:style-name="ce8" table:formula="of:=IF([.B3]=&quot;&quot;;&quot;&quot;;&quot;Attributes_Vital_&quot;&amp;SUBSTITUTE([.B3];&quot; &quot;;&quot;&quot;))" office:value-type="string" office:string-value="Attributes_Vital_Mana" calcext:value-type="string">
            <text:p>Attributes_Vital_Mana</text:p>
          </table:table-cell>
          <table:table-cell office:value-type="string" calcext:value-type="string">
            <text:p>Mana</text:p>
          </table:table-cell>
        </table:table-row>
        <table:table-row table:style-name="ro1">
          <table:table-cell table:style-name="ce8" table:formula="of:=IF([.B4]=&quot;&quot;;&quot;&quot;;&quot;Attributes_Vital_&quot;&amp;SUBSTITUTE([.B4];&quot; &quot;;&quot;&quot;))">
            <text:p/>
          </table:table-cell>
          <table:table-cell/>
        </table:table-row>
        <table:table-row table:style-name="ro1">
          <table:table-cell table:style-name="ce8" table:formula="of:=IF([.B5]=&quot;&quot;;&quot;&quot;;&quot;Attributes_Vital_&quot;&amp;SUBSTITUTE([.B5];&quot; &quot;;&quot;&quot;))">
            <text:p/>
          </table:table-cell>
          <table:table-cell/>
        </table:table-row>
        <table:table-row table:style-name="ro1">
          <table:table-cell table:style-name="ce8" table:formula="of:=IF([.B6]=&quot;&quot;;&quot;&quot;;&quot;Attributes_Vital_&quot;&amp;SUBSTITUTE([.B6];&quot; &quot;;&quot;&quot;))">
            <text:p/>
          </table:table-cell>
          <table:table-cell/>
        </table:table-row>
        <table:table-row table:style-name="ro1">
          <table:table-cell table:style-name="ce8" table:formula="of:=IF([.B7]=&quot;&quot;;&quot;&quot;;&quot;Attributes_Vital_&quot;&amp;SUBSTITUTE([.B7];&quot; &quot;;&quot;&quot;))">
            <text:p/>
          </table:table-cell>
          <table:table-cell/>
        </table:table-row>
        <table:table-row table:style-name="ro1">
          <table:table-cell table:style-name="ce8" table:formula="of:=IF([.B8]=&quot;&quot;;&quot;&quot;;&quot;Attributes_Vital_&quot;&amp;SUBSTITUTE([.B8];&quot; &quot;;&quot;&quot;))">
            <text:p/>
          </table:table-cell>
          <table:table-cell/>
        </table:table-row>
        <table:table-row table:style-name="ro1">
          <table:table-cell table:style-name="ce8" table:formula="of:=IF([.B9]=&quot;&quot;;&quot;&quot;;&quot;Attributes_Vital_&quot;&amp;SUBSTITUTE([.B9];&quot; &quot;;&quot;&quot;))">
            <text:p/>
          </table:table-cell>
          <table:table-cell/>
        </table:table-row>
        <table:table-row table:style-name="ro1">
          <table:table-cell table:style-name="ce8" table:formula="of:=IF([.B10]=&quot;&quot;;&quot;&quot;;&quot;Attributes_Vital_&quot;&amp;SUBSTITUTE([.B10];&quot; &quot;;&quot;&quot;))">
            <text:p/>
          </table:table-cell>
          <table:table-cell/>
        </table:table-row>
        <table:table-row table:style-name="ro1">
          <table:table-cell table:style-name="ce8" table:formula="of:=IF([.B11]=&quot;&quot;;&quot;&quot;;&quot;Attributes_Vital_&quot;&amp;SUBSTITUTE([.B11];&quot; &quot;;&quot;&quot;))">
            <text:p/>
          </table:table-cell>
          <table:table-cell/>
        </table:table-row>
        <table:table-row table:style-name="ro1">
          <table:table-cell table:style-name="ce8" table:formula="of:=IF([.B12]=&quot;&quot;;&quot;&quot;;&quot;Attributes_Vital_&quot;&amp;SUBSTITUTE([.B12];&quot; &quot;;&quot;&quot;))">
            <text:p/>
          </table:table-cell>
          <table:table-cell/>
        </table:table-row>
        <table:table-row table:style-name="ro1">
          <table:table-cell table:style-name="ce8" table:formula="of:=IF([.B13]=&quot;&quot;;&quot;&quot;;&quot;Attributes_Vital_&quot;&amp;SUBSTITUTE([.B13];&quot; &quot;;&quot;&quot;))">
            <text:p/>
          </table:table-cell>
          <table:table-cell/>
        </table:table-row>
        <table:table-row table:style-name="ro1">
          <table:table-cell table:style-name="ce8" table:formula="of:=IF([.B14]=&quot;&quot;;&quot;&quot;;&quot;Attributes_Vital_&quot;&amp;SUBSTITUTE([.B14];&quot; &quot;;&quot;&quot;))">
            <text:p/>
          </table:table-cell>
          <table:table-cell/>
        </table:table-row>
        <table:table-row table:style-name="ro1">
          <table:table-cell table:style-name="ce8" table:formula="of:=IF([.B15]=&quot;&quot;;&quot;&quot;;&quot;Attributes_Vital_&quot;&amp;SUBSTITUTE([.B15];&quot; &quot;;&quot;&quot;))">
            <text:p/>
          </table:table-cell>
          <table:table-cell/>
        </table:table-row>
        <table:table-row table:style-name="ro1">
          <table:table-cell table:style-name="ce8" table:formula="of:=IF([.B16]=&quot;&quot;;&quot;&quot;;&quot;Attributes_Vital_&quot;&amp;SUBSTITUTE([.B16];&quot; &quot;;&quot;&quot;))">
            <text:p/>
          </table:table-cell>
          <table:table-cell/>
        </table:table-row>
        <table:table-row table:style-name="ro1">
          <table:table-cell table:style-name="ce8" table:formula="of:=IF([.B17]=&quot;&quot;;&quot;&quot;;&quot;Attributes_Vital_&quot;&amp;SUBSTITUTE([.B17];&quot; &quot;;&quot;&quot;))">
            <text:p/>
          </table:table-cell>
          <table:table-cell/>
        </table:table-row>
        <table:table-row table:style-name="ro1">
          <table:table-cell table:style-name="ce8" table:formula="of:=IF([.B18]=&quot;&quot;;&quot;&quot;;&quot;Attributes_Vital_&quot;&amp;SUBSTITUTE([.B18];&quot; &quot;;&quot;&quot;))">
            <text:p/>
          </table:table-cell>
          <table:table-cell/>
        </table:table-row>
        <table:table-row table:style-name="ro1">
          <table:table-cell table:style-name="ce8" table:formula="of:=IF([.B19]=&quot;&quot;;&quot;&quot;;&quot;Attributes_Vital_&quot;&amp;SUBSTITUTE([.B19];&quot; &quot;;&quot;&quot;))">
            <text:p/>
          </table:table-cell>
          <table:table-cell/>
        </table:table-row>
        <table:table-row table:style-name="ro1">
          <table:table-cell table:style-name="ce8" table:formula="of:=IF([.B20]=&quot;&quot;;&quot;&quot;;&quot;Attributes_Vital_&quot;&amp;SUBSTITUTE([.B20];&quot; &quot;;&quot;&quot;))">
            <text:p/>
          </table:table-cell>
          <table:table-cell/>
        </table:table-row>
        <table:table-row table:style-name="ro1">
          <table:table-cell table:style-name="ce8" table:formula="of:=IF([.B21]=&quot;&quot;;&quot;&quot;;&quot;Attributes_Vital_&quot;&amp;SUBSTITUTE([.B21];&quot; &quot;;&quot;&quot;))">
            <text:p/>
          </table:table-cell>
          <table:table-cell/>
        </table:table-row>
        <table:table-row table:style-name="ro1">
          <table:table-cell table:style-name="ce8" table:formula="of:=IF([.B22]=&quot;&quot;;&quot;&quot;;&quot;Attributes_Vital_&quot;&amp;SUBSTITUTE([.B22];&quot; &quot;;&quot;&quot;))">
            <text:p/>
          </table:table-cell>
          <table:table-cell/>
        </table:table-row>
        <table:table-row table:style-name="ro1">
          <table:table-cell table:style-name="ce8" table:formula="of:=IF([.B23]=&quot;&quot;;&quot;&quot;;&quot;Attributes_Vital_&quot;&amp;SUBSTITUTE([.B23];&quot; &quot;;&quot;&quot;))">
            <text:p/>
          </table:table-cell>
          <table:table-cell/>
        </table:table-row>
        <table:table-row table:style-name="ro1">
          <table:table-cell table:style-name="ce8" table:formula="of:=IF([.B24]=&quot;&quot;;&quot;&quot;;&quot;Attributes_Vital_&quot;&amp;SUBSTITUTE([.B24];&quot; &quot;;&quot;&quot;))">
            <text:p/>
          </table:table-cell>
          <table:table-cell/>
        </table:table-row>
        <table:table-row table:style-name="ro1">
          <table:table-cell table:style-name="ce8" table:formula="of:=IF([.B25]=&quot;&quot;;&quot;&quot;;&quot;Attributes_Vital_&quot;&amp;SUBSTITUTE([.B25];&quot; &quot;;&quot;&quot;))">
            <text:p/>
          </table:table-cell>
          <table:table-cell/>
        </table:table-row>
        <table:table-row table:style-name="ro1">
          <table:table-cell table:style-name="ce8" table:formula="of:=IF([.B26]=&quot;&quot;;&quot;&quot;;&quot;Attributes_Vital_&quot;&amp;SUBSTITUTE([.B26];&quot; &quot;;&quot;&quot;))">
            <text:p/>
          </table:table-cell>
          <table:table-cell/>
        </table:table-row>
        <table:table-row table:style-name="ro1">
          <table:table-cell table:style-name="ce8" table:formula="of:=IF([.B27]=&quot;&quot;;&quot;&quot;;&quot;Attributes_Vital_&quot;&amp;SUBSTITUTE([.B27];&quot; &quot;;&quot;&quot;))">
            <text:p/>
          </table:table-cell>
          <table:table-cell/>
        </table:table-row>
        <table:table-row table:style-name="ro1">
          <table:table-cell table:style-name="ce8" table:formula="of:=IF([.B28]=&quot;&quot;;&quot;&quot;;&quot;Attributes_Vital_&quot;&amp;SUBSTITUTE([.B28];&quot; &quot;;&quot;&quot;))">
            <text:p/>
          </table:table-cell>
          <table:table-cell/>
        </table:table-row>
        <table:table-row table:style-name="ro1">
          <table:table-cell table:style-name="ce8" table:formula="of:=IF([.B29]=&quot;&quot;;&quot;&quot;;&quot;Attributes_Vital_&quot;&amp;SUBSTITUTE([.B29];&quot; &quot;;&quot;&quot;))">
            <text:p/>
          </table:table-cell>
          <table:table-cell/>
        </table:table-row>
        <table:table-row table:style-name="ro1">
          <table:table-cell table:style-name="ce8" table:formula="of:=IF([.B30]=&quot;&quot;;&quot;&quot;;&quot;Attributes_Vital_&quot;&amp;SUBSTITUTE([.B30];&quot; &quot;;&quot;&quot;))">
            <text:p/>
          </table:table-cell>
          <table:table-cell/>
        </table:table-row>
        <table:table-row table:style-name="ro1">
          <table:table-cell table:style-name="ce8" table:formula="of:=IF([.B31]=&quot;&quot;;&quot;&quot;;&quot;Attributes_Vital_&quot;&amp;SUBSTITUTE([.B31];&quot; &quot;;&quot;&quot;))">
            <text:p/>
          </table:table-cell>
          <table:table-cell/>
        </table:table-row>
        <table:table-row table:style-name="ro1">
          <table:table-cell table:style-name="ce8" table:formula="of:=IF([.B32]=&quot;&quot;;&quot;&quot;;&quot;Attributes_Vital_&quot;&amp;SUBSTITUTE([.B32];&quot; &quot;;&quot;&quot;))">
            <text:p/>
          </table:table-cell>
          <table:table-cell/>
        </table:table-row>
        <table:table-row table:style-name="ro1">
          <table:table-cell table:style-name="ce8" table:formula="of:=IF([.B33]=&quot;&quot;;&quot;&quot;;&quot;Attributes_Vital_&quot;&amp;SUBSTITUTE([.B33];&quot; &quot;;&quot;&quot;))">
            <text:p/>
          </table:table-cell>
          <table:table-cell/>
        </table:table-row>
        <table:table-row table:style-name="ro1">
          <table:table-cell table:style-name="ce8" table:formula="of:=IF([.B34]=&quot;&quot;;&quot;&quot;;&quot;Attributes_Vital_&quot;&amp;SUBSTITUTE([.B34];&quot; &quot;;&quot;&quot;))">
            <text:p/>
          </table:table-cell>
          <table:table-cell/>
        </table:table-row>
        <table:table-row table:style-name="ro1">
          <table:table-cell table:style-name="ce8" table:formula="of:=IF([.B35]=&quot;&quot;;&quot;&quot;;&quot;Attributes_Vital_&quot;&amp;SUBSTITUTE([.B35];&quot; &quot;;&quot;&quot;))">
            <text:p/>
          </table:table-cell>
          <table:table-cell/>
        </table:table-row>
        <table:table-row table:style-name="ro1">
          <table:table-cell table:style-name="ce8" table:formula="of:=IF([.B36]=&quot;&quot;;&quot;&quot;;&quot;Attributes_Vital_&quot;&amp;SUBSTITUTE([.B36];&quot; &quot;;&quot;&quot;))">
            <text:p/>
          </table:table-cell>
          <table:table-cell/>
        </table:table-row>
        <table:table-row table:style-name="ro1">
          <table:table-cell table:style-name="ce8" table:formula="of:=IF([.B37]=&quot;&quot;;&quot;&quot;;&quot;Attributes_Vital_&quot;&amp;SUBSTITUTE([.B37];&quot; &quot;;&quot;&quot;))">
            <text:p/>
          </table:table-cell>
          <table:table-cell/>
        </table:table-row>
        <table:table-row table:style-name="ro1">
          <table:table-cell table:style-name="ce8" table:formula="of:=IF([.B38]=&quot;&quot;;&quot;&quot;;&quot;Attributes_Vital_&quot;&amp;SUBSTITUTE([.B38];&quot; &quot;;&quot;&quot;))">
            <text:p/>
          </table:table-cell>
          <table:table-cell/>
        </table:table-row>
        <table:table-row table:style-name="ro1">
          <table:table-cell table:style-name="ce8" table:formula="of:=IF([.B39]=&quot;&quot;;&quot;&quot;;&quot;Attributes_Vital_&quot;&amp;SUBSTITUTE([.B39];&quot; &quot;;&quot;&quot;))">
            <text:p/>
          </table:table-cell>
          <table:table-cell/>
        </table:table-row>
        <table:table-row table:style-name="ro1">
          <table:table-cell table:style-name="ce8" table:formula="of:=IF([.B40]=&quot;&quot;;&quot;&quot;;&quot;Attributes_Vital_&quot;&amp;SUBSTITUTE([.B40];&quot; &quot;;&quot;&quot;))">
            <text:p/>
          </table:table-cell>
          <table:table-cell/>
        </table:table-row>
        <table:table-row table:style-name="ro1">
          <table:table-cell table:style-name="ce8" table:formula="of:=IF([.B41]=&quot;&quot;;&quot;&quot;;&quot;Attributes_Vital_&quot;&amp;SUBSTITUTE([.B41];&quot; &quot;;&quot;&quot;))">
            <text:p/>
          </table:table-cell>
          <table:table-cell/>
        </table:table-row>
        <table:table-row table:style-name="ro1">
          <table:table-cell table:style-name="ce8" table:formula="of:=IF([.B42]=&quot;&quot;;&quot;&quot;;&quot;Attributes_Vital_&quot;&amp;SUBSTITUTE([.B42];&quot; &quot;;&quot;&quot;))">
            <text:p/>
          </table:table-cell>
          <table:table-cell/>
        </table:table-row>
        <table:table-row table:style-name="ro1">
          <table:table-cell table:style-name="ce8" table:formula="of:=IF([.B43]=&quot;&quot;;&quot;&quot;;&quot;Attributes_Vital_&quot;&amp;SUBSTITUTE([.B43];&quot; &quot;;&quot;&quot;))">
            <text:p/>
          </table:table-cell>
          <table:table-cell/>
        </table:table-row>
        <table:table-row table:style-name="ro1">
          <table:table-cell table:style-name="ce8" table:formula="of:=IF([.B44]=&quot;&quot;;&quot;&quot;;&quot;Attributes_Vital_&quot;&amp;SUBSTITUTE([.B44];&quot; &quot;;&quot;&quot;))">
            <text:p/>
          </table:table-cell>
          <table:table-cell/>
        </table:table-row>
        <table:table-row table:style-name="ro1">
          <table:table-cell table:style-name="ce8" table:formula="of:=IF([.B45]=&quot;&quot;;&quot;&quot;;&quot;Attributes_Vital_&quot;&amp;SUBSTITUTE([.B45];&quot; &quot;;&quot;&quot;))">
            <text:p/>
          </table:table-cell>
          <table:table-cell/>
        </table:table-row>
        <table:table-row table:style-name="ro1">
          <table:table-cell table:style-name="ce8" table:formula="of:=IF([.B46]=&quot;&quot;;&quot;&quot;;&quot;Attributes_Vital_&quot;&amp;SUBSTITUTE([.B46];&quot; &quot;;&quot;&quot;))">
            <text:p/>
          </table:table-cell>
          <table:table-cell/>
        </table:table-row>
        <table:table-row table:style-name="ro1">
          <table:table-cell table:style-name="ce8" table:formula="of:=IF([.B47]=&quot;&quot;;&quot;&quot;;&quot;Attributes_Vital_&quot;&amp;SUBSTITUTE([.B47];&quot; &quot;;&quot;&quot;))">
            <text:p/>
          </table:table-cell>
          <table:table-cell/>
        </table:table-row>
        <table:table-row table:style-name="ro1">
          <table:table-cell table:style-name="ce8" table:formula="of:=IF([.B48]=&quot;&quot;;&quot;&quot;;&quot;Attributes_Vital_&quot;&amp;SUBSTITUTE([.B48];&quot; &quot;;&quot;&quot;))">
            <text:p/>
          </table:table-cell>
          <table:table-cell/>
        </table:table-row>
        <table:table-row table:style-name="ro1">
          <table:table-cell table:style-name="ce8" table:formula="of:=IF([.B49]=&quot;&quot;;&quot;&quot;;&quot;Attributes_Vital_&quot;&amp;SUBSTITUTE([.B49];&quot; &quot;;&quot;&quot;))">
            <text:p/>
          </table:table-cell>
          <table:table-cell/>
        </table:table-row>
        <table:table-row table:style-name="ro1">
          <table:table-cell table:style-name="ce8" table:formula="of:=IF([.B50]=&quot;&quot;;&quot;&quot;;&quot;Attributes_Vital_&quot;&amp;SUBSTITUTE([.B50];&quot; &quot;;&quot;&quot;))">
            <text:p/>
          </table:table-cell>
          <table:table-cell/>
        </table:table-row>
        <table:table-row table:style-name="ro1">
          <table:table-cell table:style-name="ce8" table:formula="of:=IF([.B51]=&quot;&quot;;&quot;&quot;;&quot;Attributes_Vital_&quot;&amp;SUBSTITUTE([.B51];&quot; &quot;;&quot;&quot;))">
            <text:p/>
          </table:table-cell>
          <table:table-cell/>
        </table:table-row>
        <table:table-row table:style-name="ro1">
          <table:table-cell table:style-name="ce8" table:formula="of:=IF([.B52]=&quot;&quot;;&quot;&quot;;&quot;Attributes_Vital_&quot;&amp;SUBSTITUTE([.B52];&quot; &quot;;&quot;&quot;))">
            <text:p/>
          </table:table-cell>
          <table:table-cell/>
        </table:table-row>
        <table:table-row table:style-name="ro1">
          <table:table-cell table:style-name="ce8" table:formula="of:=IF([.B53]=&quot;&quot;;&quot;&quot;;&quot;Attributes_Vital_&quot;&amp;SUBSTITUTE([.B53];&quot; &quot;;&quot;&quot;))">
            <text:p/>
          </table:table-cell>
          <table:table-cell/>
        </table:table-row>
        <table:table-row table:style-name="ro1">
          <table:table-cell table:style-name="ce8" table:formula="of:=IF([.B54]=&quot;&quot;;&quot;&quot;;&quot;Attributes_Vital_&quot;&amp;SUBSTITUTE([.B54];&quot; &quot;;&quot;&quot;))">
            <text:p/>
          </table:table-cell>
          <table:table-cell/>
        </table:table-row>
        <table:table-row table:style-name="ro1">
          <table:table-cell table:style-name="ce8" table:formula="of:=IF([.B55]=&quot;&quot;;&quot;&quot;;&quot;Attributes_Vital_&quot;&amp;SUBSTITUTE([.B55];&quot; &quot;;&quot;&quot;))">
            <text:p/>
          </table:table-cell>
          <table:table-cell/>
        </table:table-row>
        <table:table-row table:style-name="ro1">
          <table:table-cell table:style-name="ce8" table:formula="of:=IF([.B56]=&quot;&quot;;&quot;&quot;;&quot;Attributes_Vital_&quot;&amp;SUBSTITUTE([.B56];&quot; &quot;;&quot;&quot;))">
            <text:p/>
          </table:table-cell>
          <table:table-cell/>
        </table:table-row>
        <table:table-row table:style-name="ro1">
          <table:table-cell table:style-name="ce8" table:formula="of:=IF([.B57]=&quot;&quot;;&quot;&quot;;&quot;Attributes_Vital_&quot;&amp;SUBSTITUTE([.B57];&quot; &quot;;&quot;&quot;))">
            <text:p/>
          </table:table-cell>
          <table:table-cell/>
        </table:table-row>
        <table:table-row table:style-name="ro1">
          <table:table-cell table:style-name="ce8" table:formula="of:=IF([.B58]=&quot;&quot;;&quot;&quot;;&quot;Attributes_Vital_&quot;&amp;SUBSTITUTE([.B58];&quot; &quot;;&quot;&quot;))">
            <text:p/>
          </table:table-cell>
          <table:table-cell/>
        </table:table-row>
        <table:table-row table:style-name="ro1">
          <table:table-cell table:style-name="ce8" table:formula="of:=IF([.B59]=&quot;&quot;;&quot;&quot;;&quot;Attributes_Vital_&quot;&amp;SUBSTITUTE([.B59];&quot; &quot;;&quot;&quot;))">
            <text:p/>
          </table:table-cell>
          <table:table-cell/>
        </table:table-row>
        <table:table-row table:style-name="ro1">
          <table:table-cell table:style-name="ce8" table:formula="of:=IF([.B60]=&quot;&quot;;&quot;&quot;;&quot;Attributes_Vital_&quot;&amp;SUBSTITUTE([.B60];&quot; &quot;;&quot;&quot;))">
            <text:p/>
          </table:table-cell>
          <table:table-cell/>
        </table:table-row>
        <table:table-row table:style-name="ro1">
          <table:table-cell table:style-name="ce8" table:formula="of:=IF([.B61]=&quot;&quot;;&quot;&quot;;&quot;Attributes_Vital_&quot;&amp;SUBSTITUTE([.B61];&quot; &quot;;&quot;&quot;))">
            <text:p/>
          </table:table-cell>
          <table:table-cell/>
        </table:table-row>
        <table:table-row table:style-name="ro1">
          <table:table-cell table:style-name="ce8" table:formula="of:=IF([.B62]=&quot;&quot;;&quot;&quot;;&quot;Attributes_Vital_&quot;&amp;SUBSTITUTE([.B62];&quot; &quot;;&quot;&quot;))">
            <text:p/>
          </table:table-cell>
          <table:table-cell/>
        </table:table-row>
        <table:table-row table:style-name="ro1">
          <table:table-cell table:style-name="ce8" table:formula="of:=IF([.B63]=&quot;&quot;;&quot;&quot;;&quot;Attributes_Vital_&quot;&amp;SUBSTITUTE([.B63];&quot; &quot;;&quot;&quot;))">
            <text:p/>
          </table:table-cell>
          <table:table-cell/>
        </table:table-row>
        <table:table-row table:style-name="ro1">
          <table:table-cell table:style-name="ce8" table:formula="of:=IF([.B64]=&quot;&quot;;&quot;&quot;;&quot;Attributes_Vital_&quot;&amp;SUBSTITUTE([.B64];&quot; &quot;;&quot;&quot;))">
            <text:p/>
          </table:table-cell>
          <table:table-cell/>
        </table:table-row>
        <table:table-row table:style-name="ro1">
          <table:table-cell table:style-name="ce8" table:formula="of:=IF([.B65]=&quot;&quot;;&quot;&quot;;&quot;Attributes_Vital_&quot;&amp;SUBSTITUTE([.B65];&quot; &quot;;&quot;&quot;))">
            <text:p/>
          </table:table-cell>
          <table:table-cell/>
        </table:table-row>
        <table:table-row table:style-name="ro1">
          <table:table-cell table:style-name="ce8" table:formula="of:=IF([.B66]=&quot;&quot;;&quot;&quot;;&quot;Attributes_Vital_&quot;&amp;SUBSTITUTE([.B66];&quot; &quot;;&quot;&quot;))">
            <text:p/>
          </table:table-cell>
          <table:table-cell/>
        </table:table-row>
        <table:table-row table:style-name="ro1">
          <table:table-cell table:style-name="ce8" table:formula="of:=IF([.B67]=&quot;&quot;;&quot;&quot;;&quot;Attributes_Vital_&quot;&amp;SUBSTITUTE([.B67];&quot; &quot;;&quot;&quot;))">
            <text:p/>
          </table:table-cell>
          <table:table-cell/>
        </table:table-row>
        <table:table-row table:style-name="ro1">
          <table:table-cell table:style-name="ce8" table:formula="of:=IF([.B68]=&quot;&quot;;&quot;&quot;;&quot;Attributes_Vital_&quot;&amp;SUBSTITUTE([.B68];&quot; &quot;;&quot;&quot;))">
            <text:p/>
          </table:table-cell>
          <table:table-cell/>
        </table:table-row>
        <table:table-row table:style-name="ro1">
          <table:table-cell table:style-name="ce8" table:formula="of:=IF([.B69]=&quot;&quot;;&quot;&quot;;&quot;Attributes_Vital_&quot;&amp;SUBSTITUTE([.B69];&quot; &quot;;&quot;&quot;))">
            <text:p/>
          </table:table-cell>
          <table:table-cell/>
        </table:table-row>
        <table:table-row table:style-name="ro1">
          <table:table-cell table:style-name="ce8" table:formula="of:=IF([.B70]=&quot;&quot;;&quot;&quot;;&quot;Attributes_Vital_&quot;&amp;SUBSTITUTE([.B70];&quot; &quot;;&quot;&quot;))">
            <text:p/>
          </table:table-cell>
          <table:table-cell/>
        </table:table-row>
        <table:table-row table:style-name="ro1">
          <table:table-cell table:style-name="ce8" table:formula="of:=IF([.B71]=&quot;&quot;;&quot;&quot;;&quot;Attributes_Vital_&quot;&amp;SUBSTITUTE([.B71];&quot; &quot;;&quot;&quot;))">
            <text:p/>
          </table:table-cell>
          <table:table-cell/>
        </table:table-row>
        <table:table-row table:style-name="ro1">
          <table:table-cell table:style-name="ce8" table:formula="of:=IF([.B72]=&quot;&quot;;&quot;&quot;;&quot;Attributes_Vital_&quot;&amp;SUBSTITUTE([.B72];&quot; &quot;;&quot;&quot;))">
            <text:p/>
          </table:table-cell>
          <table:table-cell/>
        </table:table-row>
        <table:table-row table:style-name="ro1">
          <table:table-cell table:style-name="ce8" table:formula="of:=IF([.B73]=&quot;&quot;;&quot;&quot;;&quot;Attributes_Vital_&quot;&amp;SUBSTITUTE([.B73];&quot; &quot;;&quot;&quot;))">
            <text:p/>
          </table:table-cell>
          <table:table-cell/>
        </table:table-row>
        <table:table-row table:style-name="ro1">
          <table:table-cell table:style-name="ce8" table:formula="of:=IF([.B74]=&quot;&quot;;&quot;&quot;;&quot;Attributes_Vital_&quot;&amp;SUBSTITUTE([.B74];&quot; &quot;;&quot;&quot;))">
            <text:p/>
          </table:table-cell>
          <table:table-cell/>
        </table:table-row>
        <table:table-row table:style-name="ro1">
          <table:table-cell table:style-name="ce8" table:formula="of:=IF([.B75]=&quot;&quot;;&quot;&quot;;&quot;Attributes_Vital_&quot;&amp;SUBSTITUTE([.B75];&quot; &quot;;&quot;&quot;))">
            <text:p/>
          </table:table-cell>
          <table:table-cell/>
        </table:table-row>
        <table:table-row table:style-name="ro1">
          <table:table-cell table:style-name="ce8" table:formula="of:=IF([.B76]=&quot;&quot;;&quot;&quot;;&quot;Attributes_Vital_&quot;&amp;SUBSTITUTE([.B76];&quot; &quot;;&quot;&quot;))">
            <text:p/>
          </table:table-cell>
          <table:table-cell/>
        </table:table-row>
        <table:table-row table:style-name="ro1">
          <table:table-cell table:style-name="ce8" table:formula="of:=IF([.B77]=&quot;&quot;;&quot;&quot;;&quot;Attributes_Vital_&quot;&amp;SUBSTITUTE([.B77];&quot; &quot;;&quot;&quot;))">
            <text:p/>
          </table:table-cell>
          <table:table-cell/>
        </table:table-row>
        <table:table-row table:style-name="ro1">
          <table:table-cell table:style-name="ce8" table:formula="of:=IF([.B78]=&quot;&quot;;&quot;&quot;;&quot;Attributes_Vital_&quot;&amp;SUBSTITUTE([.B78];&quot; &quot;;&quot;&quot;))">
            <text:p/>
          </table:table-cell>
          <table:table-cell/>
        </table:table-row>
        <table:table-row table:style-name="ro1">
          <table:table-cell table:style-name="ce8" table:formula="of:=IF([.B79]=&quot;&quot;;&quot;&quot;;&quot;Attributes_Vital_&quot;&amp;SUBSTITUTE([.B79];&quot; &quot;;&quot;&quot;))">
            <text:p/>
          </table:table-cell>
          <table:table-cell/>
        </table:table-row>
        <table:table-row table:style-name="ro1">
          <table:table-cell table:style-name="ce8" table:formula="of:=IF([.B80]=&quot;&quot;;&quot;&quot;;&quot;Attributes_Vital_&quot;&amp;SUBSTITUTE([.B80];&quot; &quot;;&quot;&quot;))">
            <text:p/>
          </table:table-cell>
          <table:table-cell/>
        </table:table-row>
        <table:table-row table:style-name="ro1">
          <table:table-cell table:style-name="ce8" table:formula="of:=IF([.B81]=&quot;&quot;;&quot;&quot;;&quot;Attributes_Vital_&quot;&amp;SUBSTITUTE([.B81];&quot; &quot;;&quot;&quot;))">
            <text:p/>
          </table:table-cell>
          <table:table-cell/>
        </table:table-row>
        <table:table-row table:style-name="ro1">
          <table:table-cell table:style-name="ce8" table:formula="of:=IF([.B82]=&quot;&quot;;&quot;&quot;;&quot;Attributes_Vital_&quot;&amp;SUBSTITUTE([.B82];&quot; &quot;;&quot;&quot;))">
            <text:p/>
          </table:table-cell>
          <table:table-cell/>
        </table:table-row>
        <table:table-row table:style-name="ro1">
          <table:table-cell table:style-name="ce8" table:formula="of:=IF([.B83]=&quot;&quot;;&quot;&quot;;&quot;Attributes_Vital_&quot;&amp;SUBSTITUTE([.B83];&quot; &quot;;&quot;&quot;))">
            <text:p/>
          </table:table-cell>
          <table:table-cell/>
        </table:table-row>
        <table:table-row table:style-name="ro1">
          <table:table-cell table:style-name="ce8" table:formula="of:=IF([.B84]=&quot;&quot;;&quot;&quot;;&quot;Attributes_Vital_&quot;&amp;SUBSTITUTE([.B84];&quot; &quot;;&quot;&quot;))">
            <text:p/>
          </table:table-cell>
          <table:table-cell/>
        </table:table-row>
        <table:table-row table:style-name="ro1">
          <table:table-cell table:style-name="ce8" table:formula="of:=IF([.B85]=&quot;&quot;;&quot;&quot;;&quot;Attributes_Vital_&quot;&amp;SUBSTITUTE([.B85];&quot; &quot;;&quot;&quot;))">
            <text:p/>
          </table:table-cell>
          <table:table-cell/>
        </table:table-row>
        <table:table-row table:style-name="ro1">
          <table:table-cell table:style-name="ce8" table:formula="of:=IF([.B86]=&quot;&quot;;&quot;&quot;;&quot;Attributes_Vital_&quot;&amp;SUBSTITUTE([.B86];&quot; &quot;;&quot;&quot;))">
            <text:p/>
          </table:table-cell>
          <table:table-cell/>
        </table:table-row>
        <table:table-row table:style-name="ro1">
          <table:table-cell table:style-name="ce8" table:formula="of:=IF([.B87]=&quot;&quot;;&quot;&quot;;&quot;Attributes_Vital_&quot;&amp;SUBSTITUTE([.B87];&quot; &quot;;&quot;&quot;))">
            <text:p/>
          </table:table-cell>
          <table:table-cell/>
        </table:table-row>
        <table:table-row table:style-name="ro1">
          <table:table-cell table:style-name="ce8" table:formula="of:=IF([.B88]=&quot;&quot;;&quot;&quot;;&quot;Attributes_Vital_&quot;&amp;SUBSTITUTE([.B88];&quot; &quot;;&quot;&quot;))">
            <text:p/>
          </table:table-cell>
          <table:table-cell/>
        </table:table-row>
        <table:table-row table:style-name="ro1">
          <table:table-cell table:style-name="ce8" table:formula="of:=IF([.B89]=&quot;&quot;;&quot;&quot;;&quot;Attributes_Vital_&quot;&amp;SUBSTITUTE([.B89];&quot; &quot;;&quot;&quot;))">
            <text:p/>
          </table:table-cell>
          <table:table-cell/>
        </table:table-row>
        <table:table-row table:style-name="ro1">
          <table:table-cell table:style-name="ce8" table:formula="of:=IF([.B90]=&quot;&quot;;&quot;&quot;;&quot;Attributes_Vital_&quot;&amp;SUBSTITUTE([.B90];&quot; &quot;;&quot;&quot;))">
            <text:p/>
          </table:table-cell>
          <table:table-cell/>
        </table:table-row>
        <table:table-row table:style-name="ro1">
          <table:table-cell table:style-name="ce8" table:formula="of:=IF([.B91]=&quot;&quot;;&quot;&quot;;&quot;Attributes_Vital_&quot;&amp;SUBSTITUTE([.B91];&quot; &quot;;&quot;&quot;))">
            <text:p/>
          </table:table-cell>
          <table:table-cell/>
        </table:table-row>
        <table:table-row table:style-name="ro1">
          <table:table-cell table:style-name="ce8" table:formula="of:=IF([.B92]=&quot;&quot;;&quot;&quot;;&quot;Attributes_Vital_&quot;&amp;SUBSTITUTE([.B92];&quot; &quot;;&quot;&quot;))">
            <text:p/>
          </table:table-cell>
          <table:table-cell/>
        </table:table-row>
        <table:table-row table:style-name="ro1">
          <table:table-cell table:style-name="ce8" table:formula="of:=IF([.B93]=&quot;&quot;;&quot;&quot;;&quot;Attributes_Vital_&quot;&amp;SUBSTITUTE([.B93];&quot; &quot;;&quot;&quot;))">
            <text:p/>
          </table:table-cell>
          <table:table-cell/>
        </table:table-row>
        <table:table-row table:style-name="ro1">
          <table:table-cell table:style-name="ce8" table:formula="of:=IF([.B94]=&quot;&quot;;&quot;&quot;;&quot;Attributes_Vital_&quot;&amp;SUBSTITUTE([.B94];&quot; &quot;;&quot;&quot;))">
            <text:p/>
          </table:table-cell>
          <table:table-cell/>
        </table:table-row>
        <table:table-row table:style-name="ro1">
          <table:table-cell table:style-name="ce8" table:formula="of:=IF([.B95]=&quot;&quot;;&quot;&quot;;&quot;Attributes_Vital_&quot;&amp;SUBSTITUTE([.B95];&quot; &quot;;&quot;&quot;))">
            <text:p/>
          </table:table-cell>
          <table:table-cell/>
        </table:table-row>
        <table:table-row table:style-name="ro1">
          <table:table-cell table:style-name="ce8" table:formula="of:=IF([.B96]=&quot;&quot;;&quot;&quot;;&quot;Attributes_Vital_&quot;&amp;SUBSTITUTE([.B96];&quot; &quot;;&quot;&quot;))">
            <text:p/>
          </table:table-cell>
          <table:table-cell/>
        </table:table-row>
        <table:table-row table:style-name="ro1">
          <table:table-cell table:style-name="ce8" table:formula="of:=IF([.B97]=&quot;&quot;;&quot;&quot;;&quot;Attributes_Vital_&quot;&amp;SUBSTITUTE([.B97];&quot; &quot;;&quot;&quot;))">
            <text:p/>
          </table:table-cell>
          <table:table-cell/>
        </table:table-row>
        <table:table-row table:style-name="ro1">
          <table:table-cell table:style-name="ce8" table:formula="of:=IF([.B98]=&quot;&quot;;&quot;&quot;;&quot;Attributes_Vital_&quot;&amp;SUBSTITUTE([.B98];&quot; &quot;;&quot;&quot;))">
            <text:p/>
          </table:table-cell>
          <table:table-cell/>
        </table:table-row>
        <table:table-row table:style-name="ro1">
          <table:table-cell table:style-name="ce8" table:formula="of:=IF([.B99]=&quot;&quot;;&quot;&quot;;&quot;Attributes_Vital_&quot;&amp;SUBSTITUTE([.B99];&quot; &quot;;&quot;&quot;))">
            <text:p/>
          </table:table-cell>
          <table:table-cell/>
        </table:table-row>
        <table:table-row table:style-name="ro1">
          <table:table-cell table:style-name="ce8" table:formula="of:=IF([.B100]=&quot;&quot;;&quot;&quot;;&quot;Attributes_Vital_&quot;&amp;SUBSTITUTE([.B100];&quot; &quot;;&quot;&quot;))">
            <text:p/>
          </table:table-cell>
          <table:table-cell/>
        </table:table-row>
        <table:table-row table:style-name="ro1">
          <table:table-cell table:style-name="ce8" table:formula="of:=IF([.B101]=&quot;&quot;;&quot;&quot;;&quot;Attributes_Vital_&quot;&amp;SUBSTITUTE([.B101];&quot; &quot;;&quot;&quot;))">
            <text:p/>
          </table:table-cell>
          <table:table-cell/>
        </table:table-row>
        <table:table-row table:style-name="ro1">
          <table:table-cell table:style-name="ce8" table:formula="of:=IF([.B102]=&quot;&quot;;&quot;&quot;;&quot;Attributes_Vital_&quot;&amp;SUBSTITUTE([.B102];&quot; &quot;;&quot;&quot;))">
            <text:p/>
          </table:table-cell>
          <table:table-cell/>
        </table:table-row>
        <table:table-row table:style-name="ro1">
          <table:table-cell table:style-name="ce8" table:formula="of:=IF([.B103]=&quot;&quot;;&quot;&quot;;&quot;Attributes_Vital_&quot;&amp;SUBSTITUTE([.B103];&quot; &quot;;&quot;&quot;))">
            <text:p/>
          </table:table-cell>
          <table:table-cell/>
        </table:table-row>
        <table:table-row table:style-name="ro1">
          <table:table-cell table:style-name="ce8" table:formula="of:=IF([.B104]=&quot;&quot;;&quot;&quot;;&quot;Attributes_Vital_&quot;&amp;SUBSTITUTE([.B104];&quot; &quot;;&quot;&quot;))">
            <text:p/>
          </table:table-cell>
          <table:table-cell/>
        </table:table-row>
        <table:table-row table:style-name="ro1">
          <table:table-cell table:style-name="ce8" table:formula="of:=IF([.B105]=&quot;&quot;;&quot;&quot;;&quot;Attributes_Vital_&quot;&amp;SUBSTITUTE([.B105];&quot; &quot;;&quot;&quot;))">
            <text:p/>
          </table:table-cell>
          <table:table-cell/>
        </table:table-row>
        <table:table-row table:style-name="ro1">
          <table:table-cell table:style-name="ce8" table:formula="of:=IF([.B106]=&quot;&quot;;&quot;&quot;;&quot;Attributes_Vital_&quot;&amp;SUBSTITUTE([.B106];&quot; &quot;;&quot;&quot;))">
            <text:p/>
          </table:table-cell>
          <table:table-cell/>
        </table:table-row>
        <table:table-row table:style-name="ro1">
          <table:table-cell table:style-name="ce8" table:formula="of:=IF([.B107]=&quot;&quot;;&quot;&quot;;&quot;Attributes_Vital_&quot;&amp;SUBSTITUTE([.B107];&quot; &quot;;&quot;&quot;))">
            <text:p/>
          </table:table-cell>
          <table:table-cell/>
        </table:table-row>
        <table:table-row table:style-name="ro1">
          <table:table-cell table:style-name="ce8" table:formula="of:=IF([.B108]=&quot;&quot;;&quot;&quot;;&quot;Attributes_Vital_&quot;&amp;SUBSTITUTE([.B108];&quot; &quot;;&quot;&quot;))">
            <text:p/>
          </table:table-cell>
          <table:table-cell/>
        </table:table-row>
        <table:table-row table:style-name="ro1">
          <table:table-cell table:style-name="ce8" table:formula="of:=IF([.B109]=&quot;&quot;;&quot;&quot;;&quot;Attributes_Vital_&quot;&amp;SUBSTITUTE([.B109];&quot; &quot;;&quot;&quot;))">
            <text:p/>
          </table:table-cell>
          <table:table-cell/>
        </table:table-row>
        <table:table-row table:style-name="ro1">
          <table:table-cell table:style-name="ce8" table:formula="of:=IF([.B110]=&quot;&quot;;&quot;&quot;;&quot;Attributes_Vital_&quot;&amp;SUBSTITUTE([.B110];&quot; &quot;;&quot;&quot;))">
            <text:p/>
          </table:table-cell>
          <table:table-cell/>
        </table:table-row>
        <table:table-row table:style-name="ro1">
          <table:table-cell table:style-name="ce8" table:formula="of:=IF([.B111]=&quot;&quot;;&quot;&quot;;&quot;Attributes_Vital_&quot;&amp;SUBSTITUTE([.B111];&quot; &quot;;&quot;&quot;))">
            <text:p/>
          </table:table-cell>
          <table:table-cell/>
        </table:table-row>
        <table:table-row table:style-name="ro1">
          <table:table-cell table:style-name="ce8" table:formula="of:=IF([.B112]=&quot;&quot;;&quot;&quot;;&quot;Attributes_Vital_&quot;&amp;SUBSTITUTE([.B112];&quot; &quot;;&quot;&quot;))">
            <text:p/>
          </table:table-cell>
          <table:table-cell/>
        </table:table-row>
        <table:table-row table:style-name="ro1">
          <table:table-cell table:style-name="ce8" table:formula="of:=IF([.B113]=&quot;&quot;;&quot;&quot;;&quot;Attributes_Vital_&quot;&amp;SUBSTITUTE([.B113];&quot; &quot;;&quot;&quot;))">
            <text:p/>
          </table:table-cell>
          <table:table-cell/>
        </table:table-row>
        <table:table-row table:style-name="ro1">
          <table:table-cell table:style-name="ce8" table:formula="of:=IF([.B114]=&quot;&quot;;&quot;&quot;;&quot;Attributes_Vital_&quot;&amp;SUBSTITUTE([.B114];&quot; &quot;;&quot;&quot;))">
            <text:p/>
          </table:table-cell>
          <table:table-cell/>
        </table:table-row>
        <table:table-row table:style-name="ro1">
          <table:table-cell table:style-name="ce8" table:formula="of:=IF([.B115]=&quot;&quot;;&quot;&quot;;&quot;Attributes_Vital_&quot;&amp;SUBSTITUTE([.B115];&quot; &quot;;&quot;&quot;))">
            <text:p/>
          </table:table-cell>
          <table:table-cell/>
        </table:table-row>
        <table:table-row table:style-name="ro1">
          <table:table-cell table:style-name="ce8" table:formula="of:=IF([.B116]=&quot;&quot;;&quot;&quot;;&quot;Attributes_Vital_&quot;&amp;SUBSTITUTE([.B116];&quot; &quot;;&quot;&quot;))">
            <text:p/>
          </table:table-cell>
          <table:table-cell/>
        </table:table-row>
        <table:table-row table:style-name="ro1">
          <table:table-cell table:style-name="ce8" table:formula="of:=IF([.B117]=&quot;&quot;;&quot;&quot;;&quot;Attributes_Vital_&quot;&amp;SUBSTITUTE([.B117];&quot; &quot;;&quot;&quot;))">
            <text:p/>
          </table:table-cell>
          <table:table-cell/>
        </table:table-row>
        <table:table-row table:style-name="ro1">
          <table:table-cell table:style-name="ce8" table:formula="of:=IF([.B118]=&quot;&quot;;&quot;&quot;;&quot;Attributes_Vital_&quot;&amp;SUBSTITUTE([.B118];&quot; &quot;;&quot;&quot;))">
            <text:p/>
          </table:table-cell>
          <table:table-cell/>
        </table:table-row>
        <table:table-row table:style-name="ro1">
          <table:table-cell table:style-name="ce8" table:formula="of:=IF([.B119]=&quot;&quot;;&quot;&quot;;&quot;Attributes_Vital_&quot;&amp;SUBSTITUTE([.B119];&quot; &quot;;&quot;&quot;))">
            <text:p/>
          </table:table-cell>
          <table:table-cell/>
        </table:table-row>
        <table:table-row table:style-name="ro1">
          <table:table-cell table:style-name="ce8" table:formula="of:=IF([.B120]=&quot;&quot;;&quot;&quot;;&quot;Attributes_Vital_&quot;&amp;SUBSTITUTE([.B120];&quot; &quot;;&quot;&quot;))">
            <text:p/>
          </table:table-cell>
          <table:table-cell/>
        </table:table-row>
        <table:table-row table:style-name="ro1">
          <table:table-cell table:style-name="ce8" table:formula="of:=IF([.B121]=&quot;&quot;;&quot;&quot;;&quot;Attributes_Vital_&quot;&amp;SUBSTITUTE([.B121];&quot; &quot;;&quot;&quot;))">
            <text:p/>
          </table:table-cell>
          <table:table-cell/>
        </table:table-row>
        <table:table-row table:style-name="ro1">
          <table:table-cell table:style-name="ce8" table:formula="of:=IF([.B122]=&quot;&quot;;&quot;&quot;;&quot;Attributes_Vital_&quot;&amp;SUBSTITUTE([.B122];&quot; &quot;;&quot;&quot;))">
            <text:p/>
          </table:table-cell>
          <table:table-cell/>
        </table:table-row>
        <table:table-row table:style-name="ro1">
          <table:table-cell table:style-name="ce8" table:formula="of:=IF([.B123]=&quot;&quot;;&quot;&quot;;&quot;Attributes_Vital_&quot;&amp;SUBSTITUTE([.B123];&quot; &quot;;&quot;&quot;))">
            <text:p/>
          </table:table-cell>
          <table:table-cell/>
        </table:table-row>
        <table:table-row table:style-name="ro1">
          <table:table-cell table:style-name="ce8" table:formula="of:=IF([.B124]=&quot;&quot;;&quot;&quot;;&quot;Attributes_Vital_&quot;&amp;SUBSTITUTE([.B124];&quot; &quot;;&quot;&quot;))">
            <text:p/>
          </table:table-cell>
          <table:table-cell/>
        </table:table-row>
        <table:table-row table:style-name="ro1">
          <table:table-cell table:style-name="ce8" table:formula="of:=IF([.B125]=&quot;&quot;;&quot;&quot;;&quot;Attributes_Vital_&quot;&amp;SUBSTITUTE([.B125];&quot; &quot;;&quot;&quot;))">
            <text:p/>
          </table:table-cell>
          <table:table-cell/>
        </table:table-row>
        <table:table-row table:style-name="ro1">
          <table:table-cell table:style-name="ce8" table:formula="of:=IF([.B126]=&quot;&quot;;&quot;&quot;;&quot;Attributes_Vital_&quot;&amp;SUBSTITUTE([.B126];&quot; &quot;;&quot;&quot;))">
            <text:p/>
          </table:table-cell>
          <table:table-cell/>
        </table:table-row>
        <table:table-row table:style-name="ro1">
          <table:table-cell table:style-name="ce8" table:formula="of:=IF([.B127]=&quot;&quot;;&quot;&quot;;&quot;Attributes_Vital_&quot;&amp;SUBSTITUTE([.B127];&quot; &quot;;&quot;&quot;))">
            <text:p/>
          </table:table-cell>
          <table:table-cell/>
        </table:table-row>
        <table:table-row table:style-name="ro1">
          <table:table-cell table:style-name="ce8" table:formula="of:=IF([.B128]=&quot;&quot;;&quot;&quot;;&quot;Attributes_Vital_&quot;&amp;SUBSTITUTE([.B128];&quot; &quot;;&quot;&quot;))">
            <text:p/>
          </table:table-cell>
          <table:table-cell/>
        </table:table-row>
        <table:table-row table:style-name="ro1">
          <table:table-cell table:style-name="ce8" table:formula="of:=IF([.B129]=&quot;&quot;;&quot;&quot;;&quot;Attributes_Vital_&quot;&amp;SUBSTITUTE([.B129];&quot; &quot;;&quot;&quot;))">
            <text:p/>
          </table:table-cell>
          <table:table-cell/>
        </table:table-row>
        <table:table-row table:style-name="ro1">
          <table:table-cell table:style-name="ce8" table:formula="of:=IF([.B130]=&quot;&quot;;&quot;&quot;;&quot;Attributes_Vital_&quot;&amp;SUBSTITUTE([.B130];&quot; &quot;;&quot;&quot;))">
            <text:p/>
          </table:table-cell>
          <table:table-cell/>
        </table:table-row>
        <table:table-row table:style-name="ro1">
          <table:table-cell table:style-name="ce8" table:formula="of:=IF([.B131]=&quot;&quot;;&quot;&quot;;&quot;Attributes_Vital_&quot;&amp;SUBSTITUTE([.B131];&quot; &quot;;&quot;&quot;))">
            <text:p/>
          </table:table-cell>
          <table:table-cell/>
        </table:table-row>
        <table:table-row table:style-name="ro1">
          <table:table-cell table:style-name="ce8" table:formula="of:=IF([.B132]=&quot;&quot;;&quot;&quot;;&quot;Attributes_Vital_&quot;&amp;SUBSTITUTE([.B132];&quot; &quot;;&quot;&quot;))">
            <text:p/>
          </table:table-cell>
          <table:table-cell/>
        </table:table-row>
        <table:table-row table:style-name="ro1">
          <table:table-cell table:style-name="ce8" table:formula="of:=IF([.B133]=&quot;&quot;;&quot;&quot;;&quot;Attributes_Vital_&quot;&amp;SUBSTITUTE([.B133];&quot; &quot;;&quot;&quot;))">
            <text:p/>
          </table:table-cell>
          <table:table-cell/>
        </table:table-row>
        <table:table-row table:style-name="ro1">
          <table:table-cell table:style-name="ce8" table:formula="of:=IF([.B134]=&quot;&quot;;&quot;&quot;;&quot;Attributes_Vital_&quot;&amp;SUBSTITUTE([.B134];&quot; &quot;;&quot;&quot;))">
            <text:p/>
          </table:table-cell>
          <table:table-cell/>
        </table:table-row>
        <table:table-row table:style-name="ro1">
          <table:table-cell table:style-name="ce8" table:formula="of:=IF([.B135]=&quot;&quot;;&quot;&quot;;&quot;Attributes_Vital_&quot;&amp;SUBSTITUTE([.B135];&quot; &quot;;&quot;&quot;))">
            <text:p/>
          </table:table-cell>
          <table:table-cell/>
        </table:table-row>
        <table:table-row table:style-name="ro1">
          <table:table-cell table:style-name="ce8" table:formula="of:=IF([.B136]=&quot;&quot;;&quot;&quot;;&quot;Attributes_Vital_&quot;&amp;SUBSTITUTE([.B136];&quot; &quot;;&quot;&quot;))">
            <text:p/>
          </table:table-cell>
          <table:table-cell/>
        </table:table-row>
        <table:table-row table:style-name="ro1">
          <table:table-cell table:style-name="ce8" table:formula="of:=IF([.B137]=&quot;&quot;;&quot;&quot;;&quot;Attributes_Vital_&quot;&amp;SUBSTITUTE([.B137];&quot; &quot;;&quot;&quot;))">
            <text:p/>
          </table:table-cell>
          <table:table-cell/>
        </table:table-row>
        <table:table-row table:style-name="ro1">
          <table:table-cell table:style-name="ce8" table:formula="of:=IF([.B138]=&quot;&quot;;&quot;&quot;;&quot;Attributes_Vital_&quot;&amp;SUBSTITUTE([.B138];&quot; &quot;;&quot;&quot;))">
            <text:p/>
          </table:table-cell>
          <table:table-cell/>
        </table:table-row>
        <table:table-row table:style-name="ro1">
          <table:table-cell table:style-name="ce8" table:formula="of:=IF([.B139]=&quot;&quot;;&quot;&quot;;&quot;Attributes_Vital_&quot;&amp;SUBSTITUTE([.B139];&quot; &quot;;&quot;&quot;))">
            <text:p/>
          </table:table-cell>
          <table:table-cell/>
        </table:table-row>
        <table:table-row table:style-name="ro1">
          <table:table-cell table:style-name="ce8" table:formula="of:=IF([.B140]=&quot;&quot;;&quot;&quot;;&quot;Attributes_Vital_&quot;&amp;SUBSTITUTE([.B140];&quot; &quot;;&quot;&quot;))">
            <text:p/>
          </table:table-cell>
          <table:table-cell/>
        </table:table-row>
        <table:table-row table:style-name="ro1">
          <table:table-cell table:style-name="ce8" table:formula="of:=IF([.B141]=&quot;&quot;;&quot;&quot;;&quot;Attributes_Vital_&quot;&amp;SUBSTITUTE([.B141];&quot; &quot;;&quot;&quot;))">
            <text:p/>
          </table:table-cell>
          <table:table-cell/>
        </table:table-row>
        <table:table-row table:style-name="ro1">
          <table:table-cell table:style-name="ce8" table:formula="of:=IF([.B142]=&quot;&quot;;&quot;&quot;;&quot;Attributes_Vital_&quot;&amp;SUBSTITUTE([.B142];&quot; &quot;;&quot;&quot;))">
            <text:p/>
          </table:table-cell>
          <table:table-cell/>
        </table:table-row>
        <table:table-row table:style-name="ro1">
          <table:table-cell table:style-name="ce8" table:formula="of:=IF([.B143]=&quot;&quot;;&quot;&quot;;&quot;Attributes_Vital_&quot;&amp;SUBSTITUTE([.B143];&quot; &quot;;&quot;&quot;))">
            <text:p/>
          </table:table-cell>
          <table:table-cell/>
        </table:table-row>
        <table:table-row table:style-name="ro1">
          <table:table-cell table:style-name="ce8" table:formula="of:=IF([.B144]=&quot;&quot;;&quot;&quot;;&quot;Attributes_Vital_&quot;&amp;SUBSTITUTE([.B144];&quot; &quot;;&quot;&quot;))">
            <text:p/>
          </table:table-cell>
          <table:table-cell/>
        </table:table-row>
        <table:table-row table:style-name="ro1">
          <table:table-cell table:style-name="ce8" table:formula="of:=IF([.B145]=&quot;&quot;;&quot;&quot;;&quot;Attributes_Vital_&quot;&amp;SUBSTITUTE([.B145];&quot; &quot;;&quot;&quot;))">
            <text:p/>
          </table:table-cell>
          <table:table-cell/>
        </table:table-row>
        <table:table-row table:style-name="ro1">
          <table:table-cell table:style-name="ce8" table:formula="of:=IF([.B146]=&quot;&quot;;&quot;&quot;;&quot;Attributes_Vital_&quot;&amp;SUBSTITUTE([.B146];&quot; &quot;;&quot;&quot;))">
            <text:p/>
          </table:table-cell>
          <table:table-cell/>
        </table:table-row>
        <table:table-row table:style-name="ro1">
          <table:table-cell table:style-name="ce8" table:formula="of:=IF([.B147]=&quot;&quot;;&quot;&quot;;&quot;Attributes_Vital_&quot;&amp;SUBSTITUTE([.B147];&quot; &quot;;&quot;&quot;))">
            <text:p/>
          </table:table-cell>
          <table:table-cell/>
        </table:table-row>
        <table:table-row table:style-name="ro1">
          <table:table-cell table:style-name="ce8" table:formula="of:=IF([.B148]=&quot;&quot;;&quot;&quot;;&quot;Attributes_Vital_&quot;&amp;SUBSTITUTE([.B148];&quot; &quot;;&quot;&quot;))">
            <text:p/>
          </table:table-cell>
          <table:table-cell/>
        </table:table-row>
        <table:table-row table:style-name="ro1">
          <table:table-cell table:style-name="ce8" table:formula="of:=IF([.B149]=&quot;&quot;;&quot;&quot;;&quot;Attributes_Vital_&quot;&amp;SUBSTITUTE([.B149];&quot; &quot;;&quot;&quot;))">
            <text:p/>
          </table:table-cell>
          <table:table-cell/>
        </table:table-row>
        <table:table-row table:style-name="ro1">
          <table:table-cell table:style-name="ce8" table:formula="of:=IF([.B150]=&quot;&quot;;&quot;&quot;;&quot;Attributes_Vital_&quot;&amp;SUBSTITUTE([.B150];&quot; &quot;;&quot;&quot;))">
            <text:p/>
          </table:table-cell>
          <table:table-cell/>
        </table:table-row>
        <table:table-row table:style-name="ro1">
          <table:table-cell table:style-name="ce8" table:formula="of:=IF([.B151]=&quot;&quot;;&quot;&quot;;&quot;Attributes_Vital_&quot;&amp;SUBSTITUTE([.B151];&quot; &quot;;&quot;&quot;))">
            <text:p/>
          </table:table-cell>
          <table:table-cell/>
        </table:table-row>
        <table:table-row table:style-name="ro1">
          <table:table-cell table:style-name="ce8" table:formula="of:=IF([.B152]=&quot;&quot;;&quot;&quot;;&quot;Attributes_Vital_&quot;&amp;SUBSTITUTE([.B152];&quot; &quot;;&quot;&quot;))">
            <text:p/>
          </table:table-cell>
          <table:table-cell/>
        </table:table-row>
        <table:table-row table:style-name="ro1">
          <table:table-cell table:style-name="ce8" table:formula="of:=IF([.B153]=&quot;&quot;;&quot;&quot;;&quot;Attributes_Vital_&quot;&amp;SUBSTITUTE([.B153];&quot; &quot;;&quot;&quot;))">
            <text:p/>
          </table:table-cell>
          <table:table-cell/>
        </table:table-row>
        <table:table-row table:style-name="ro1">
          <table:table-cell table:style-name="ce8" table:formula="of:=IF([.B154]=&quot;&quot;;&quot;&quot;;&quot;Attributes_Vital_&quot;&amp;SUBSTITUTE([.B154];&quot; &quot;;&quot;&quot;))">
            <text:p/>
          </table:table-cell>
          <table:table-cell/>
        </table:table-row>
        <table:table-row table:style-name="ro1">
          <table:table-cell table:style-name="ce8" table:formula="of:=IF([.B155]=&quot;&quot;;&quot;&quot;;&quot;Attributes_Vital_&quot;&amp;SUBSTITUTE([.B155];&quot; &quot;;&quot;&quot;))">
            <text:p/>
          </table:table-cell>
          <table:table-cell/>
        </table:table-row>
        <table:table-row table:style-name="ro1">
          <table:table-cell table:style-name="ce8" table:formula="of:=IF([.B156]=&quot;&quot;;&quot;&quot;;&quot;Attributes_Vital_&quot;&amp;SUBSTITUTE([.B156];&quot; &quot;;&quot;&quot;))">
            <text:p/>
          </table:table-cell>
          <table:table-cell/>
        </table:table-row>
        <table:table-row table:style-name="ro1">
          <table:table-cell table:style-name="ce8" table:formula="of:=IF([.B157]=&quot;&quot;;&quot;&quot;;&quot;Attributes_Vital_&quot;&amp;SUBSTITUTE([.B157];&quot; &quot;;&quot;&quot;))">
            <text:p/>
          </table:table-cell>
          <table:table-cell/>
        </table:table-row>
        <table:table-row table:style-name="ro1">
          <table:table-cell table:style-name="ce8" table:formula="of:=IF([.B158]=&quot;&quot;;&quot;&quot;;&quot;Attributes_Vital_&quot;&amp;SUBSTITUTE([.B158];&quot; &quot;;&quot;&quot;))">
            <text:p/>
          </table:table-cell>
          <table:table-cell/>
        </table:table-row>
        <table:table-row table:style-name="ro1">
          <table:table-cell table:style-name="ce8" table:formula="of:=IF([.B159]=&quot;&quot;;&quot;&quot;;&quot;Attributes_Vital_&quot;&amp;SUBSTITUTE([.B159];&quot; &quot;;&quot;&quot;))">
            <text:p/>
          </table:table-cell>
          <table:table-cell/>
        </table:table-row>
        <table:table-row table:style-name="ro1">
          <table:table-cell table:style-name="ce8" table:formula="of:=IF([.B160]=&quot;&quot;;&quot;&quot;;&quot;Attributes_Vital_&quot;&amp;SUBSTITUTE([.B160];&quot; &quot;;&quot;&quot;))">
            <text:p/>
          </table:table-cell>
          <table:table-cell/>
        </table:table-row>
        <table:table-row table:style-name="ro1">
          <table:table-cell table:style-name="ce8" table:formula="of:=IF([.B161]=&quot;&quot;;&quot;&quot;;&quot;Attributes_Vital_&quot;&amp;SUBSTITUTE([.B161];&quot; &quot;;&quot;&quot;))">
            <text:p/>
          </table:table-cell>
          <table:table-cell/>
        </table:table-row>
        <table:table-row table:style-name="ro1">
          <table:table-cell table:style-name="ce8" table:formula="of:=IF([.B162]=&quot;&quot;;&quot;&quot;;&quot;Attributes_Vital_&quot;&amp;SUBSTITUTE([.B162];&quot; &quot;;&quot;&quot;))">
            <text:p/>
          </table:table-cell>
          <table:table-cell/>
        </table:table-row>
        <table:table-row table:style-name="ro1">
          <table:table-cell table:style-name="ce8" table:formula="of:=IF([.B163]=&quot;&quot;;&quot;&quot;;&quot;Attributes_Vital_&quot;&amp;SUBSTITUTE([.B163];&quot; &quot;;&quot;&quot;))">
            <text:p/>
          </table:table-cell>
          <table:table-cell/>
        </table:table-row>
        <table:table-row table:style-name="ro1">
          <table:table-cell table:style-name="ce8" table:formula="of:=IF([.B164]=&quot;&quot;;&quot;&quot;;&quot;Attributes_Vital_&quot;&amp;SUBSTITUTE([.B164];&quot; &quot;;&quot;&quot;))">
            <text:p/>
          </table:table-cell>
          <table:table-cell/>
        </table:table-row>
        <table:table-row table:style-name="ro1">
          <table:table-cell table:style-name="ce8" table:formula="of:=IF([.B165]=&quot;&quot;;&quot;&quot;;&quot;Attributes_Vital_&quot;&amp;SUBSTITUTE([.B165];&quot; &quot;;&quot;&quot;))">
            <text:p/>
          </table:table-cell>
          <table:table-cell/>
        </table:table-row>
        <table:table-row table:style-name="ro1">
          <table:table-cell table:style-name="ce8" table:formula="of:=IF([.B166]=&quot;&quot;;&quot;&quot;;&quot;Attributes_Vital_&quot;&amp;SUBSTITUTE([.B166];&quot; &quot;;&quot;&quot;))">
            <text:p/>
          </table:table-cell>
          <table:table-cell/>
        </table:table-row>
        <table:table-row table:style-name="ro1">
          <table:table-cell table:style-name="ce8" table:formula="of:=IF([.B167]=&quot;&quot;;&quot;&quot;;&quot;Attributes_Vital_&quot;&amp;SUBSTITUTE([.B167];&quot; &quot;;&quot;&quot;))">
            <text:p/>
          </table:table-cell>
          <table:table-cell/>
        </table:table-row>
        <table:table-row table:style-name="ro1">
          <table:table-cell table:style-name="ce8" table:formula="of:=IF([.B168]=&quot;&quot;;&quot;&quot;;&quot;Attributes_Vital_&quot;&amp;SUBSTITUTE([.B168];&quot; &quot;;&quot;&quot;))">
            <text:p/>
          </table:table-cell>
          <table:table-cell/>
        </table:table-row>
        <table:table-row table:style-name="ro1">
          <table:table-cell table:style-name="ce8" table:formula="of:=IF([.B169]=&quot;&quot;;&quot;&quot;;&quot;Attributes_Vital_&quot;&amp;SUBSTITUTE([.B169];&quot; &quot;;&quot;&quot;))">
            <text:p/>
          </table:table-cell>
          <table:table-cell/>
        </table:table-row>
        <table:table-row table:style-name="ro1">
          <table:table-cell table:style-name="ce8" table:formula="of:=IF([.B170]=&quot;&quot;;&quot;&quot;;&quot;Attributes_Vital_&quot;&amp;SUBSTITUTE([.B170];&quot; &quot;;&quot;&quot;))">
            <text:p/>
          </table:table-cell>
          <table:table-cell/>
        </table:table-row>
        <table:table-row table:style-name="ro1">
          <table:table-cell table:style-name="ce8" table:formula="of:=IF([.B171]=&quot;&quot;;&quot;&quot;;&quot;Attributes_Vital_&quot;&amp;SUBSTITUTE([.B171];&quot; &quot;;&quot;&quot;))">
            <text:p/>
          </table:table-cell>
          <table:table-cell/>
        </table:table-row>
        <table:table-row table:style-name="ro1">
          <table:table-cell table:style-name="ce8" table:formula="of:=IF([.B172]=&quot;&quot;;&quot;&quot;;&quot;Attributes_Vital_&quot;&amp;SUBSTITUTE([.B172];&quot; &quot;;&quot;&quot;))">
            <text:p/>
          </table:table-cell>
          <table:table-cell/>
        </table:table-row>
        <table:table-row table:style-name="ro1">
          <table:table-cell table:style-name="ce8" table:formula="of:=IF([.B173]=&quot;&quot;;&quot;&quot;;&quot;Attributes_Vital_&quot;&amp;SUBSTITUTE([.B173];&quot; &quot;;&quot;&quot;))">
            <text:p/>
          </table:table-cell>
          <table:table-cell/>
        </table:table-row>
        <table:table-row table:style-name="ro1">
          <table:table-cell table:style-name="ce8" table:formula="of:=IF([.B174]=&quot;&quot;;&quot;&quot;;&quot;Attributes_Vital_&quot;&amp;SUBSTITUTE([.B174];&quot; &quot;;&quot;&quot;))">
            <text:p/>
          </table:table-cell>
          <table:table-cell/>
        </table:table-row>
        <table:table-row table:style-name="ro1">
          <table:table-cell table:style-name="ce8" table:formula="of:=IF([.B175]=&quot;&quot;;&quot;&quot;;&quot;Attributes_Vital_&quot;&amp;SUBSTITUTE([.B175];&quot; &quot;;&quot;&quot;))">
            <text:p/>
          </table:table-cell>
          <table:table-cell/>
        </table:table-row>
        <table:table-row table:style-name="ro1">
          <table:table-cell table:style-name="ce8" table:formula="of:=IF([.B176]=&quot;&quot;;&quot;&quot;;&quot;Attributes_Vital_&quot;&amp;SUBSTITUTE([.B176];&quot; &quot;;&quot;&quot;))">
            <text:p/>
          </table:table-cell>
          <table:table-cell/>
        </table:table-row>
        <table:table-row table:style-name="ro1">
          <table:table-cell table:style-name="ce8" table:formula="of:=IF([.B177]=&quot;&quot;;&quot;&quot;;&quot;Attributes_Vital_&quot;&amp;SUBSTITUTE([.B177];&quot; &quot;;&quot;&quot;))">
            <text:p/>
          </table:table-cell>
          <table:table-cell/>
        </table:table-row>
        <table:table-row table:style-name="ro1">
          <table:table-cell table:style-name="ce8" table:formula="of:=IF([.B178]=&quot;&quot;;&quot;&quot;;&quot;Attributes_Vital_&quot;&amp;SUBSTITUTE([.B178];&quot; &quot;;&quot;&quot;))">
            <text:p/>
          </table:table-cell>
          <table:table-cell/>
        </table:table-row>
        <table:table-row table:style-name="ro1">
          <table:table-cell table:style-name="ce8" table:formula="of:=IF([.B179]=&quot;&quot;;&quot;&quot;;&quot;Attributes_Vital_&quot;&amp;SUBSTITUTE([.B179];&quot; &quot;;&quot;&quot;))">
            <text:p/>
          </table:table-cell>
          <table:table-cell/>
        </table:table-row>
        <table:table-row table:style-name="ro1">
          <table:table-cell table:style-name="ce8" table:formula="of:=IF([.B180]=&quot;&quot;;&quot;&quot;;&quot;Attributes_Vital_&quot;&amp;SUBSTITUTE([.B180];&quot; &quot;;&quot;&quot;))">
            <text:p/>
          </table:table-cell>
          <table:table-cell/>
        </table:table-row>
        <table:table-row table:style-name="ro1">
          <table:table-cell table:style-name="ce8" table:formula="of:=IF([.B181]=&quot;&quot;;&quot;&quot;;&quot;Attributes_Vital_&quot;&amp;SUBSTITUTE([.B181];&quot; &quot;;&quot;&quot;))">
            <text:p/>
          </table:table-cell>
          <table:table-cell/>
        </table:table-row>
        <table:table-row table:style-name="ro1">
          <table:table-cell table:style-name="ce8" table:formula="of:=IF([.B182]=&quot;&quot;;&quot;&quot;;&quot;Attributes_Vital_&quot;&amp;SUBSTITUTE([.B182];&quot; &quot;;&quot;&quot;))">
            <text:p/>
          </table:table-cell>
          <table:table-cell/>
        </table:table-row>
        <table:table-row table:style-name="ro1">
          <table:table-cell table:style-name="ce8" table:formula="of:=IF([.B183]=&quot;&quot;;&quot;&quot;;&quot;Attributes_Vital_&quot;&amp;SUBSTITUTE([.B183];&quot; &quot;;&quot;&quot;))">
            <text:p/>
          </table:table-cell>
          <table:table-cell/>
        </table:table-row>
        <table:table-row table:style-name="ro1">
          <table:table-cell table:style-name="ce8" table:formula="of:=IF([.B184]=&quot;&quot;;&quot;&quot;;&quot;Attributes_Vital_&quot;&amp;SUBSTITUTE([.B184];&quot; &quot;;&quot;&quot;))">
            <text:p/>
          </table:table-cell>
          <table:table-cell/>
        </table:table-row>
        <table:table-row table:style-name="ro1">
          <table:table-cell table:style-name="ce8" table:formula="of:=IF([.B185]=&quot;&quot;;&quot;&quot;;&quot;Attributes_Vital_&quot;&amp;SUBSTITUTE([.B185];&quot; &quot;;&quot;&quot;))">
            <text:p/>
          </table:table-cell>
          <table:table-cell/>
        </table:table-row>
        <table:table-row table:style-name="ro1">
          <table:table-cell table:style-name="ce8" table:formula="of:=IF([.B186]=&quot;&quot;;&quot;&quot;;&quot;Attributes_Vital_&quot;&amp;SUBSTITUTE([.B186];&quot; &quot;;&quot;&quot;))">
            <text:p/>
          </table:table-cell>
          <table:table-cell/>
        </table:table-row>
        <table:table-row table:style-name="ro1">
          <table:table-cell table:style-name="ce8" table:formula="of:=IF([.B187]=&quot;&quot;;&quot;&quot;;&quot;Attributes_Vital_&quot;&amp;SUBSTITUTE([.B187];&quot; &quot;;&quot;&quot;))">
            <text:p/>
          </table:table-cell>
          <table:table-cell/>
        </table:table-row>
        <table:table-row table:style-name="ro1">
          <table:table-cell table:style-name="ce8" table:formula="of:=IF([.B188]=&quot;&quot;;&quot;&quot;;&quot;Attributes_Vital_&quot;&amp;SUBSTITUTE([.B188];&quot; &quot;;&quot;&quot;))">
            <text:p/>
          </table:table-cell>
          <table:table-cell/>
        </table:table-row>
        <table:table-row table:style-name="ro1">
          <table:table-cell table:style-name="ce8" table:formula="of:=IF([.B189]=&quot;&quot;;&quot;&quot;;&quot;Attributes_Vital_&quot;&amp;SUBSTITUTE([.B189];&quot; &quot;;&quot;&quot;))">
            <text:p/>
          </table:table-cell>
          <table:table-cell/>
        </table:table-row>
        <table:table-row table:style-name="ro1">
          <table:table-cell table:style-name="ce8" table:formula="of:=IF([.B190]=&quot;&quot;;&quot;&quot;;&quot;Attributes_Vital_&quot;&amp;SUBSTITUTE([.B190];&quot; &quot;;&quot;&quot;))">
            <text:p/>
          </table:table-cell>
          <table:table-cell/>
        </table:table-row>
        <table:table-row table:style-name="ro1">
          <table:table-cell table:style-name="ce8" table:formula="of:=IF([.B191]=&quot;&quot;;&quot;&quot;;&quot;Attributes_Vital_&quot;&amp;SUBSTITUTE([.B191];&quot; &quot;;&quot;&quot;))">
            <text:p/>
          </table:table-cell>
          <table:table-cell/>
        </table:table-row>
        <table:table-row table:style-name="ro1">
          <table:table-cell table:style-name="ce8" table:formula="of:=IF([.B192]=&quot;&quot;;&quot;&quot;;&quot;Attributes_Vital_&quot;&amp;SUBSTITUTE([.B192];&quot; &quot;;&quot;&quot;))">
            <text:p/>
          </table:table-cell>
          <table:table-cell/>
        </table:table-row>
        <table:table-row table:style-name="ro1">
          <table:table-cell table:style-name="ce8" table:formula="of:=IF([.B193]=&quot;&quot;;&quot;&quot;;&quot;Attributes_Vital_&quot;&amp;SUBSTITUTE([.B193];&quot; &quot;;&quot;&quot;))">
            <text:p/>
          </table:table-cell>
          <table:table-cell/>
        </table:table-row>
        <table:table-row table:style-name="ro1">
          <table:table-cell table:style-name="ce8" table:formula="of:=IF([.B194]=&quot;&quot;;&quot;&quot;;&quot;Attributes_Vital_&quot;&amp;SUBSTITUTE([.B194];&quot; &quot;;&quot;&quot;))">
            <text:p/>
          </table:table-cell>
          <table:table-cell/>
        </table:table-row>
        <table:table-row table:style-name="ro1">
          <table:table-cell table:style-name="ce8" table:formula="of:=IF([.B195]=&quot;&quot;;&quot;&quot;;&quot;Attributes_Vital_&quot;&amp;SUBSTITUTE([.B195];&quot; &quot;;&quot;&quot;))">
            <text:p/>
          </table:table-cell>
          <table:table-cell/>
        </table:table-row>
        <table:table-row table:style-name="ro1">
          <table:table-cell table:style-name="ce8" table:formula="of:=IF([.B196]=&quot;&quot;;&quot;&quot;;&quot;Attributes_Vital_&quot;&amp;SUBSTITUTE([.B196];&quot; &quot;;&quot;&quot;))">
            <text:p/>
          </table:table-cell>
          <table:table-cell/>
        </table:table-row>
        <table:table-row table:style-name="ro1">
          <table:table-cell table:style-name="ce8" table:formula="of:=IF([.B197]=&quot;&quot;;&quot;&quot;;&quot;Attributes_Vital_&quot;&amp;SUBSTITUTE([.B197];&quot; &quot;;&quot;&quot;))">
            <text:p/>
          </table:table-cell>
          <table:table-cell/>
        </table:table-row>
        <table:table-row table:style-name="ro1">
          <table:table-cell table:style-name="ce8" table:formula="of:=IF([.B198]=&quot;&quot;;&quot;&quot;;&quot;Attributes_Vital_&quot;&amp;SUBSTITUTE([.B198];&quot; &quot;;&quot;&quot;))">
            <text:p/>
          </table:table-cell>
          <table:table-cell/>
        </table:table-row>
        <table:table-row table:style-name="ro1">
          <table:table-cell table:style-name="ce8" table:formula="of:=IF([.B199]=&quot;&quot;;&quot;&quot;;&quot;Attributes_Vital_&quot;&amp;SUBSTITUTE([.B199];&quot; &quot;;&quot;&quot;))">
            <text:p/>
          </table:table-cell>
          <table:table-cell/>
        </table:table-row>
        <table:table-row table:style-name="ro1">
          <table:table-cell table:style-name="ce8" table:formula="of:=IF([.B200]=&quot;&quot;;&quot;&quot;;&quot;Attributes_Vital_&quot;&amp;SUBSTITUTE([.B200];&quot; &quot;;&quot;&quot;))">
            <text:p/>
          </table:table-cell>
          <table:table-cell/>
        </table:table-row>
        <table:table-row table:style-name="ro1">
          <table:table-cell table:style-name="ce8" table:formula="of:=IF([.B201]=&quot;&quot;;&quot;&quot;;&quot;Attributes_Vital_&quot;&amp;SUBSTITUTE([.B201];&quot; &quot;;&quot;&quot;))">
            <text:p/>
          </table:table-cell>
          <table:table-cell/>
        </table:table-row>
        <table:table-row table:style-name="ro1">
          <table:table-cell table:style-name="ce8" table:formula="of:=IF([.B202]=&quot;&quot;;&quot;&quot;;&quot;Attributes_Vital_&quot;&amp;SUBSTITUTE([.B202];&quot; &quot;;&quot;&quot;))">
            <text:p/>
          </table:table-cell>
          <table:table-cell/>
        </table:table-row>
        <table:table-row table:style-name="ro1">
          <table:table-cell table:style-name="ce8" table:formula="of:=IF([.B203]=&quot;&quot;;&quot;&quot;;&quot;Attributes_Vital_&quot;&amp;SUBSTITUTE([.B203];&quot; &quot;;&quot;&quot;))">
            <text:p/>
          </table:table-cell>
          <table:table-cell/>
        </table:table-row>
        <table:table-row table:style-name="ro1">
          <table:table-cell table:style-name="ce8" table:formula="of:=IF([.B204]=&quot;&quot;;&quot;&quot;;&quot;Attributes_Vital_&quot;&amp;SUBSTITUTE([.B204];&quot; &quot;;&quot;&quot;))">
            <text:p/>
          </table:table-cell>
          <table:table-cell/>
        </table:table-row>
        <table:table-row table:style-name="ro1">
          <table:table-cell table:style-name="ce8" table:formula="of:=IF([.B205]=&quot;&quot;;&quot;&quot;;&quot;Attributes_Vital_&quot;&amp;SUBSTITUTE([.B205];&quot; &quot;;&quot;&quot;))">
            <text:p/>
          </table:table-cell>
          <table:table-cell/>
        </table:table-row>
        <table:table-row table:style-name="ro1">
          <table:table-cell table:style-name="ce8" table:formula="of:=IF([.B206]=&quot;&quot;;&quot;&quot;;&quot;Attributes_Vital_&quot;&amp;SUBSTITUTE([.B206];&quot; &quot;;&quot;&quot;))">
            <text:p/>
          </table:table-cell>
          <table:table-cell/>
        </table:table-row>
        <table:table-row table:style-name="ro1">
          <table:table-cell table:style-name="ce8" table:formula="of:=IF([.B207]=&quot;&quot;;&quot;&quot;;&quot;Attributes_Vital_&quot;&amp;SUBSTITUTE([.B207];&quot; &quot;;&quot;&quot;))">
            <text:p/>
          </table:table-cell>
          <table:table-cell/>
        </table:table-row>
        <table:table-row table:style-name="ro1">
          <table:table-cell table:style-name="ce8" table:formula="of:=IF([.B208]=&quot;&quot;;&quot;&quot;;&quot;Attributes_Vital_&quot;&amp;SUBSTITUTE([.B208];&quot; &quot;;&quot;&quot;))">
            <text:p/>
          </table:table-cell>
          <table:table-cell/>
        </table:table-row>
        <table:table-row table:style-name="ro1">
          <table:table-cell table:style-name="ce8" table:formula="of:=IF([.B209]=&quot;&quot;;&quot;&quot;;&quot;Attributes_Vital_&quot;&amp;SUBSTITUTE([.B209];&quot; &quot;;&quot;&quot;))">
            <text:p/>
          </table:table-cell>
          <table:table-cell/>
        </table:table-row>
        <table:table-row table:style-name="ro1">
          <table:table-cell table:style-name="ce8" table:formula="of:=IF([.B210]=&quot;&quot;;&quot;&quot;;&quot;Attributes_Vital_&quot;&amp;SUBSTITUTE([.B210];&quot; &quot;;&quot;&quot;))">
            <text:p/>
          </table:table-cell>
          <table:table-cell/>
        </table:table-row>
        <table:table-row table:style-name="ro1">
          <table:table-cell table:style-name="ce8" table:formula="of:=IF([.B211]=&quot;&quot;;&quot;&quot;;&quot;Attributes_Vital_&quot;&amp;SUBSTITUTE([.B211];&quot; &quot;;&quot;&quot;))">
            <text:p/>
          </table:table-cell>
          <table:table-cell/>
        </table:table-row>
        <table:table-row table:style-name="ro1">
          <table:table-cell table:style-name="ce8" table:formula="of:=IF([.B212]=&quot;&quot;;&quot;&quot;;&quot;Attributes_Vital_&quot;&amp;SUBSTITUTE([.B212];&quot; &quot;;&quot;&quot;))">
            <text:p/>
          </table:table-cell>
          <table:table-cell/>
        </table:table-row>
        <table:table-row table:style-name="ro1">
          <table:table-cell table:style-name="ce8" table:formula="of:=IF([.B213]=&quot;&quot;;&quot;&quot;;&quot;Attributes_Vital_&quot;&amp;SUBSTITUTE([.B213];&quot; &quot;;&quot;&quot;))">
            <text:p/>
          </table:table-cell>
          <table:table-cell/>
        </table:table-row>
        <table:table-row table:style-name="ro1">
          <table:table-cell table:style-name="ce8" table:formula="of:=IF([.B214]=&quot;&quot;;&quot;&quot;;&quot;Attributes_Vital_&quot;&amp;SUBSTITUTE([.B214];&quot; &quot;;&quot;&quot;))">
            <text:p/>
          </table:table-cell>
          <table:table-cell/>
        </table:table-row>
        <table:table-row table:style-name="ro1">
          <table:table-cell table:style-name="ce8" table:formula="of:=IF([.B215]=&quot;&quot;;&quot;&quot;;&quot;Attributes_Vital_&quot;&amp;SUBSTITUTE([.B215];&quot; &quot;;&quot;&quot;))">
            <text:p/>
          </table:table-cell>
          <table:table-cell/>
        </table:table-row>
        <table:table-row table:style-name="ro1">
          <table:table-cell table:style-name="ce8" table:formula="of:=IF([.B216]=&quot;&quot;;&quot;&quot;;&quot;Attributes_Vital_&quot;&amp;SUBSTITUTE([.B216];&quot; &quot;;&quot;&quot;))">
            <text:p/>
          </table:table-cell>
          <table:table-cell/>
        </table:table-row>
        <table:table-row table:style-name="ro1">
          <table:table-cell table:style-name="ce8" table:formula="of:=IF([.B217]=&quot;&quot;;&quot;&quot;;&quot;Attributes_Vital_&quot;&amp;SUBSTITUTE([.B217];&quot; &quot;;&quot;&quot;))">
            <text:p/>
          </table:table-cell>
          <table:table-cell/>
        </table:table-row>
        <table:table-row table:style-name="ro1">
          <table:table-cell table:style-name="ce8" table:formula="of:=IF([.B218]=&quot;&quot;;&quot;&quot;;&quot;Attributes_Vital_&quot;&amp;SUBSTITUTE([.B218];&quot; &quot;;&quot;&quot;))">
            <text:p/>
          </table:table-cell>
          <table:table-cell/>
        </table:table-row>
        <table:table-row table:style-name="ro1">
          <table:table-cell table:style-name="ce8" table:formula="of:=IF([.B219]=&quot;&quot;;&quot;&quot;;&quot;Attributes_Vital_&quot;&amp;SUBSTITUTE([.B219];&quot; &quot;;&quot;&quot;))">
            <text:p/>
          </table:table-cell>
          <table:table-cell/>
        </table:table-row>
        <table:table-row table:style-name="ro1">
          <table:table-cell table:style-name="ce8" table:formula="of:=IF([.B220]=&quot;&quot;;&quot;&quot;;&quot;Attributes_Vital_&quot;&amp;SUBSTITUTE([.B220];&quot; &quot;;&quot;&quot;))">
            <text:p/>
          </table:table-cell>
          <table:table-cell/>
        </table:table-row>
        <table:table-row table:style-name="ro1">
          <table:table-cell table:style-name="ce8" table:formula="of:=IF([.B221]=&quot;&quot;;&quot;&quot;;&quot;Attributes_Vital_&quot;&amp;SUBSTITUTE([.B221];&quot; &quot;;&quot;&quot;))">
            <text:p/>
          </table:table-cell>
          <table:table-cell/>
        </table:table-row>
        <table:table-row table:style-name="ro1">
          <table:table-cell table:style-name="ce8" table:formula="of:=IF([.B222]=&quot;&quot;;&quot;&quot;;&quot;Attributes_Vital_&quot;&amp;SUBSTITUTE([.B222];&quot; &quot;;&quot;&quot;))">
            <text:p/>
          </table:table-cell>
          <table:table-cell/>
        </table:table-row>
        <table:table-row table:style-name="ro1">
          <table:table-cell table:style-name="ce8" table:formula="of:=IF([.B223]=&quot;&quot;;&quot;&quot;;&quot;Attributes_Vital_&quot;&amp;SUBSTITUTE([.B223];&quot; &quot;;&quot;&quot;))">
            <text:p/>
          </table:table-cell>
          <table:table-cell/>
        </table:table-row>
        <table:table-row table:style-name="ro1">
          <table:table-cell table:style-name="ce8" table:formula="of:=IF([.B224]=&quot;&quot;;&quot;&quot;;&quot;Attributes_Vital_&quot;&amp;SUBSTITUTE([.B224];&quot; &quot;;&quot;&quot;))">
            <text:p/>
          </table:table-cell>
          <table:table-cell/>
        </table:table-row>
        <table:table-row table:style-name="ro1">
          <table:table-cell table:style-name="ce8" table:formula="of:=IF([.B225]=&quot;&quot;;&quot;&quot;;&quot;Attributes_Vital_&quot;&amp;SUBSTITUTE([.B225];&quot; &quot;;&quot;&quot;))">
            <text:p/>
          </table:table-cell>
          <table:table-cell/>
        </table:table-row>
        <table:table-row table:style-name="ro1">
          <table:table-cell table:style-name="ce8" table:formula="of:=IF([.B226]=&quot;&quot;;&quot;&quot;;&quot;Attributes_Vital_&quot;&amp;SUBSTITUTE([.B226];&quot; &quot;;&quot;&quot;))">
            <text:p/>
          </table:table-cell>
          <table:table-cell/>
        </table:table-row>
        <table:table-row table:style-name="ro1">
          <table:table-cell table:style-name="ce8" table:formula="of:=IF([.B227]=&quot;&quot;;&quot;&quot;;&quot;Attributes_Vital_&quot;&amp;SUBSTITUTE([.B227];&quot; &quot;;&quot;&quot;))">
            <text:p/>
          </table:table-cell>
          <table:table-cell/>
        </table:table-row>
        <table:table-row table:style-name="ro1">
          <table:table-cell table:style-name="ce8" table:formula="of:=IF([.B228]=&quot;&quot;;&quot;&quot;;&quot;Attributes_Vital_&quot;&amp;SUBSTITUTE([.B228];&quot; &quot;;&quot;&quot;))">
            <text:p/>
          </table:table-cell>
          <table:table-cell/>
        </table:table-row>
        <table:table-row table:style-name="ro1">
          <table:table-cell table:style-name="ce8" table:formula="of:=IF([.B229]=&quot;&quot;;&quot;&quot;;&quot;Attributes_Vital_&quot;&amp;SUBSTITUTE([.B229];&quot; &quot;;&quot;&quot;))">
            <text:p/>
          </table:table-cell>
          <table:table-cell/>
        </table:table-row>
        <table:table-row table:style-name="ro1">
          <table:table-cell table:style-name="ce8" table:formula="of:=IF([.B230]=&quot;&quot;;&quot;&quot;;&quot;Attributes_Vital_&quot;&amp;SUBSTITUTE([.B230];&quot; &quot;;&quot;&quot;))">
            <text:p/>
          </table:table-cell>
          <table:table-cell/>
        </table:table-row>
        <table:table-row table:style-name="ro1">
          <table:table-cell table:style-name="ce8" table:formula="of:=IF([.B231]=&quot;&quot;;&quot;&quot;;&quot;Attributes_Vital_&quot;&amp;SUBSTITUTE([.B231];&quot; &quot;;&quot;&quot;))">
            <text:p/>
          </table:table-cell>
          <table:table-cell/>
        </table:table-row>
        <table:table-row table:style-name="ro1">
          <table:table-cell table:style-name="ce8" table:formula="of:=IF([.B232]=&quot;&quot;;&quot;&quot;;&quot;Attributes_Vital_&quot;&amp;SUBSTITUTE([.B232];&quot; &quot;;&quot;&quot;))">
            <text:p/>
          </table:table-cell>
          <table:table-cell/>
        </table:table-row>
        <table:table-row table:style-name="ro1">
          <table:table-cell table:style-name="ce8" table:formula="of:=IF([.B233]=&quot;&quot;;&quot;&quot;;&quot;Attributes_Vital_&quot;&amp;SUBSTITUTE([.B233];&quot; &quot;;&quot;&quot;))">
            <text:p/>
          </table:table-cell>
          <table:table-cell/>
        </table:table-row>
        <table:table-row table:style-name="ro1">
          <table:table-cell table:style-name="ce8" table:formula="of:=IF([.B234]=&quot;&quot;;&quot;&quot;;&quot;Attributes_Vital_&quot;&amp;SUBSTITUTE([.B234];&quot; &quot;;&quot;&quot;))">
            <text:p/>
          </table:table-cell>
          <table:table-cell/>
        </table:table-row>
        <table:table-row table:style-name="ro1">
          <table:table-cell table:style-name="ce8" table:formula="of:=IF([.B235]=&quot;&quot;;&quot;&quot;;&quot;Attributes_Vital_&quot;&amp;SUBSTITUTE([.B235];&quot; &quot;;&quot;&quot;))">
            <text:p/>
          </table:table-cell>
          <table:table-cell/>
        </table:table-row>
        <table:table-row table:style-name="ro1">
          <table:table-cell table:style-name="ce8" table:formula="of:=IF([.B236]=&quot;&quot;;&quot;&quot;;&quot;Attributes_Vital_&quot;&amp;SUBSTITUTE([.B236];&quot; &quot;;&quot;&quot;))">
            <text:p/>
          </table:table-cell>
          <table:table-cell/>
        </table:table-row>
        <table:table-row table:style-name="ro1">
          <table:table-cell table:style-name="ce8" table:formula="of:=IF([.B237]=&quot;&quot;;&quot;&quot;;&quot;Attributes_Vital_&quot;&amp;SUBSTITUTE([.B237];&quot; &quot;;&quot;&quot;))">
            <text:p/>
          </table:table-cell>
          <table:table-cell/>
        </table:table-row>
        <table:table-row table:style-name="ro1">
          <table:table-cell table:style-name="ce8" table:formula="of:=IF([.B238]=&quot;&quot;;&quot;&quot;;&quot;Attributes_Vital_&quot;&amp;SUBSTITUTE([.B238];&quot; &quot;;&quot;&quot;))">
            <text:p/>
          </table:table-cell>
          <table:table-cell/>
        </table:table-row>
        <table:table-row table:style-name="ro1">
          <table:table-cell table:style-name="ce8" table:formula="of:=IF([.B239]=&quot;&quot;;&quot;&quot;;&quot;Attributes_Vital_&quot;&amp;SUBSTITUTE([.B239];&quot; &quot;;&quot;&quot;))">
            <text:p/>
          </table:table-cell>
          <table:table-cell/>
        </table:table-row>
        <table:table-row table:style-name="ro1">
          <table:table-cell table:style-name="ce8" table:formula="of:=IF([.B240]=&quot;&quot;;&quot;&quot;;&quot;Attributes_Vital_&quot;&amp;SUBSTITUTE([.B240];&quot; &quot;;&quot;&quot;))">
            <text:p/>
          </table:table-cell>
          <table:table-cell/>
        </table:table-row>
        <table:table-row table:style-name="ro1">
          <table:table-cell table:style-name="ce8" table:formula="of:=IF([.B241]=&quot;&quot;;&quot;&quot;;&quot;Attributes_Vital_&quot;&amp;SUBSTITUTE([.B241];&quot; &quot;;&quot;&quot;))">
            <text:p/>
          </table:table-cell>
          <table:table-cell/>
        </table:table-row>
        <table:table-row table:style-name="ro1">
          <table:table-cell table:style-name="ce8" table:formula="of:=IF([.B242]=&quot;&quot;;&quot;&quot;;&quot;Attributes_Vital_&quot;&amp;SUBSTITUTE([.B242];&quot; &quot;;&quot;&quot;))">
            <text:p/>
          </table:table-cell>
          <table:table-cell/>
        </table:table-row>
        <table:table-row table:style-name="ro1">
          <table:table-cell table:style-name="ce8" table:formula="of:=IF([.B243]=&quot;&quot;;&quot;&quot;;&quot;Attributes_Vital_&quot;&amp;SUBSTITUTE([.B243];&quot; &quot;;&quot;&quot;))">
            <text:p/>
          </table:table-cell>
          <table:table-cell/>
        </table:table-row>
        <table:table-row table:style-name="ro1">
          <table:table-cell table:style-name="ce8" table:formula="of:=IF([.B244]=&quot;&quot;;&quot;&quot;;&quot;Attributes_Vital_&quot;&amp;SUBSTITUTE([.B244];&quot; &quot;;&quot;&quot;))">
            <text:p/>
          </table:table-cell>
          <table:table-cell/>
        </table:table-row>
        <table:table-row table:style-name="ro1">
          <table:table-cell table:style-name="ce8" table:formula="of:=IF([.B245]=&quot;&quot;;&quot;&quot;;&quot;Attributes_Vital_&quot;&amp;SUBSTITUTE([.B245];&quot; &quot;;&quot;&quot;))">
            <text:p/>
          </table:table-cell>
          <table:table-cell/>
        </table:table-row>
        <table:table-row table:style-name="ro1">
          <table:table-cell table:style-name="ce8" table:formula="of:=IF([.B246]=&quot;&quot;;&quot;&quot;;&quot;Attributes_Vital_&quot;&amp;SUBSTITUTE([.B246];&quot; &quot;;&quot;&quot;))">
            <text:p/>
          </table:table-cell>
          <table:table-cell/>
        </table:table-row>
        <table:table-row table:style-name="ro1">
          <table:table-cell table:style-name="ce8" table:formula="of:=IF([.B247]=&quot;&quot;;&quot;&quot;;&quot;Attributes_Vital_&quot;&amp;SUBSTITUTE([.B247];&quot; &quot;;&quot;&quot;))">
            <text:p/>
          </table:table-cell>
          <table:table-cell/>
        </table:table-row>
        <table:table-row table:style-name="ro1">
          <table:table-cell table:style-name="ce8" table:formula="of:=IF([.B248]=&quot;&quot;;&quot;&quot;;&quot;Attributes_Vital_&quot;&amp;SUBSTITUTE([.B248];&quot; &quot;;&quot;&quot;))">
            <text:p/>
          </table:table-cell>
          <table:table-cell/>
        </table:table-row>
        <table:table-row table:style-name="ro1">
          <table:table-cell table:style-name="ce8" table:formula="of:=IF([.B249]=&quot;&quot;;&quot;&quot;;&quot;Attributes_Vital_&quot;&amp;SUBSTITUTE([.B249];&quot; &quot;;&quot;&quot;))">
            <text:p/>
          </table:table-cell>
          <table:table-cell/>
        </table:table-row>
        <table:table-row table:style-name="ro1">
          <table:table-cell table:style-name="ce8" table:formula="of:=IF([.B250]=&quot;&quot;;&quot;&quot;;&quot;Attributes_Vital_&quot;&amp;SUBSTITUTE([.B250];&quot; &quot;;&quot;&quot;))">
            <text:p/>
          </table:table-cell>
          <table:table-cell/>
        </table:table-row>
        <table:table-row table:style-name="ro1">
          <table:table-cell table:style-name="ce8" table:formula="of:=IF([.B251]=&quot;&quot;;&quot;&quot;;&quot;Attributes_Vital_&quot;&amp;SUBSTITUTE([.B251];&quot; &quot;;&quot;&quot;))">
            <text:p/>
          </table:table-cell>
          <table:table-cell/>
        </table:table-row>
        <table:table-row table:style-name="ro1">
          <table:table-cell table:style-name="ce8" table:formula="of:=IF([.B252]=&quot;&quot;;&quot;&quot;;&quot;Attributes_Vital_&quot;&amp;SUBSTITUTE([.B252];&quot; &quot;;&quot;&quot;))">
            <text:p/>
          </table:table-cell>
          <table:table-cell/>
        </table:table-row>
        <table:table-row table:style-name="ro1">
          <table:table-cell table:style-name="ce8" table:formula="of:=IF([.B253]=&quot;&quot;;&quot;&quot;;&quot;Attributes_Vital_&quot;&amp;SUBSTITUTE([.B253];&quot; &quot;;&quot;&quot;))">
            <text:p/>
          </table:table-cell>
          <table:table-cell/>
        </table:table-row>
        <table:table-row table:style-name="ro1">
          <table:table-cell table:style-name="ce8" table:formula="of:=IF([.B254]=&quot;&quot;;&quot;&quot;;&quot;Attributes_Vital_&quot;&amp;SUBSTITUTE([.B254];&quot; &quot;;&quot;&quot;))">
            <text:p/>
          </table:table-cell>
          <table:table-cell/>
        </table:table-row>
        <table:table-row table:style-name="ro1">
          <table:table-cell table:style-name="ce8" table:formula="of:=IF([.B255]=&quot;&quot;;&quot;&quot;;&quot;Attributes_Vital_&quot;&amp;SUBSTITUTE([.B255];&quot; &quot;;&quot;&quot;))">
            <text:p/>
          </table:table-cell>
          <table:table-cell/>
        </table:table-row>
        <table:table-row table:style-name="ro1">
          <table:table-cell table:style-name="ce8" table:formula="of:=IF([.B256]=&quot;&quot;;&quot;&quot;;&quot;Attributes_Vital_&quot;&amp;SUBSTITUTE([.B256];&quot; &quot;;&quot;&quot;))">
            <text:p/>
          </table:table-cell>
          <table:table-cell/>
        </table:table-row>
        <table:table-row table:style-name="ro1">
          <table:table-cell table:style-name="ce8" table:formula="of:=IF([.B257]=&quot;&quot;;&quot;&quot;;&quot;Attributes_Vital_&quot;&amp;SUBSTITUTE([.B257];&quot; &quot;;&quot;&quot;))">
            <text:p/>
          </table:table-cell>
          <table:table-cell/>
        </table:table-row>
        <table:table-row table:style-name="ro1">
          <table:table-cell table:style-name="ce8" table:formula="of:=IF([.B258]=&quot;&quot;;&quot;&quot;;&quot;Attributes_Vital_&quot;&amp;SUBSTITUTE([.B258];&quot; &quot;;&quot;&quot;))">
            <text:p/>
          </table:table-cell>
          <table:table-cell/>
        </table:table-row>
        <table:table-row table:style-name="ro1">
          <table:table-cell table:style-name="ce8" table:formula="of:=IF([.B259]=&quot;&quot;;&quot;&quot;;&quot;Attributes_Vital_&quot;&amp;SUBSTITUTE([.B259];&quot; &quot;;&quot;&quot;))">
            <text:p/>
          </table:table-cell>
          <table:table-cell/>
        </table:table-row>
        <table:table-row table:style-name="ro1">
          <table:table-cell table:style-name="ce8" table:formula="of:=IF([.B260]=&quot;&quot;;&quot;&quot;;&quot;Attributes_Vital_&quot;&amp;SUBSTITUTE([.B260];&quot; &quot;;&quot;&quot;))">
            <text:p/>
          </table:table-cell>
          <table:table-cell/>
        </table:table-row>
        <table:table-row table:style-name="ro1">
          <table:table-cell table:style-name="ce8" table:formula="of:=IF([.B261]=&quot;&quot;;&quot;&quot;;&quot;Attributes_Vital_&quot;&amp;SUBSTITUTE([.B261];&quot; &quot;;&quot;&quot;))">
            <text:p/>
          </table:table-cell>
          <table:table-cell/>
        </table:table-row>
        <table:table-row table:style-name="ro1">
          <table:table-cell table:style-name="ce8" table:formula="of:=IF([.B262]=&quot;&quot;;&quot;&quot;;&quot;Attributes_Vital_&quot;&amp;SUBSTITUTE([.B262];&quot; &quot;;&quot;&quot;))">
            <text:p/>
          </table:table-cell>
          <table:table-cell/>
        </table:table-row>
        <table:table-row table:style-name="ro1">
          <table:table-cell table:style-name="ce8" table:formula="of:=IF([.B263]=&quot;&quot;;&quot;&quot;;&quot;Attributes_Vital_&quot;&amp;SUBSTITUTE([.B263];&quot; &quot;;&quot;&quot;))">
            <text:p/>
          </table:table-cell>
          <table:table-cell/>
        </table:table-row>
        <table:table-row table:style-name="ro1">
          <table:table-cell table:style-name="ce8" table:formula="of:=IF([.B264]=&quot;&quot;;&quot;&quot;;&quot;Attributes_Vital_&quot;&amp;SUBSTITUTE([.B264];&quot; &quot;;&quot;&quot;))">
            <text:p/>
          </table:table-cell>
          <table:table-cell/>
        </table:table-row>
        <table:table-row table:style-name="ro1">
          <table:table-cell table:style-name="ce8" table:formula="of:=IF([.B265]=&quot;&quot;;&quot;&quot;;&quot;Attributes_Vital_&quot;&amp;SUBSTITUTE([.B265];&quot; &quot;;&quot;&quot;))">
            <text:p/>
          </table:table-cell>
          <table:table-cell/>
        </table:table-row>
        <table:table-row table:style-name="ro1">
          <table:table-cell table:style-name="ce8" table:formula="of:=IF([.B266]=&quot;&quot;;&quot;&quot;;&quot;Attributes_Vital_&quot;&amp;SUBSTITUTE([.B266];&quot; &quot;;&quot;&quot;))">
            <text:p/>
          </table:table-cell>
          <table:table-cell/>
        </table:table-row>
        <table:table-row table:style-name="ro1">
          <table:table-cell table:style-name="ce8" table:formula="of:=IF([.B267]=&quot;&quot;;&quot;&quot;;&quot;Attributes_Vital_&quot;&amp;SUBSTITUTE([.B267];&quot; &quot;;&quot;&quot;))">
            <text:p/>
          </table:table-cell>
          <table:table-cell/>
        </table:table-row>
        <table:table-row table:style-name="ro1">
          <table:table-cell table:style-name="ce8" table:formula="of:=IF([.B268]=&quot;&quot;;&quot;&quot;;&quot;Attributes_Vital_&quot;&amp;SUBSTITUTE([.B268];&quot; &quot;;&quot;&quot;))">
            <text:p/>
          </table:table-cell>
          <table:table-cell/>
        </table:table-row>
        <table:table-row table:style-name="ro1">
          <table:table-cell table:style-name="ce8" table:formula="of:=IF([.B269]=&quot;&quot;;&quot;&quot;;&quot;Attributes_Vital_&quot;&amp;SUBSTITUTE([.B269];&quot; &quot;;&quot;&quot;))">
            <text:p/>
          </table:table-cell>
          <table:table-cell/>
        </table:table-row>
        <table:table-row table:style-name="ro1">
          <table:table-cell table:style-name="ce8" table:formula="of:=IF([.B270]=&quot;&quot;;&quot;&quot;;&quot;Attributes_Vital_&quot;&amp;SUBSTITUTE([.B270];&quot; &quot;;&quot;&quot;))">
            <text:p/>
          </table:table-cell>
          <table:table-cell/>
        </table:table-row>
        <table:table-row table:style-name="ro1">
          <table:table-cell table:style-name="ce8" table:formula="of:=IF([.B271]=&quot;&quot;;&quot;&quot;;&quot;Attributes_Vital_&quot;&amp;SUBSTITUTE([.B271];&quot; &quot;;&quot;&quot;))">
            <text:p/>
          </table:table-cell>
          <table:table-cell/>
        </table:table-row>
        <table:table-row table:style-name="ro1">
          <table:table-cell table:style-name="ce8" table:formula="of:=IF([.B272]=&quot;&quot;;&quot;&quot;;&quot;Attributes_Vital_&quot;&amp;SUBSTITUTE([.B272];&quot; &quot;;&quot;&quot;))">
            <text:p/>
          </table:table-cell>
          <table:table-cell/>
        </table:table-row>
        <table:table-row table:style-name="ro1">
          <table:table-cell table:style-name="ce8" table:formula="of:=IF([.B273]=&quot;&quot;;&quot;&quot;;&quot;Attributes_Vital_&quot;&amp;SUBSTITUTE([.B273];&quot; &quot;;&quot;&quot;))">
            <text:p/>
          </table:table-cell>
          <table:table-cell/>
        </table:table-row>
        <table:table-row table:style-name="ro1">
          <table:table-cell table:style-name="ce8" table:formula="of:=IF([.B274]=&quot;&quot;;&quot;&quot;;&quot;Attributes_Vital_&quot;&amp;SUBSTITUTE([.B274];&quot; &quot;;&quot;&quot;))">
            <text:p/>
          </table:table-cell>
          <table:table-cell/>
        </table:table-row>
        <table:table-row table:style-name="ro1">
          <table:table-cell table:style-name="ce8" table:formula="of:=IF([.B275]=&quot;&quot;;&quot;&quot;;&quot;Attributes_Vital_&quot;&amp;SUBSTITUTE([.B275];&quot; &quot;;&quot;&quot;))">
            <text:p/>
          </table:table-cell>
          <table:table-cell/>
        </table:table-row>
        <table:table-row table:style-name="ro1">
          <table:table-cell table:style-name="ce8" table:formula="of:=IF([.B276]=&quot;&quot;;&quot;&quot;;&quot;Attributes_Vital_&quot;&amp;SUBSTITUTE([.B276];&quot; &quot;;&quot;&quot;))">
            <text:p/>
          </table:table-cell>
          <table:table-cell/>
        </table:table-row>
        <table:table-row table:style-name="ro1">
          <table:table-cell table:style-name="ce8" table:formula="of:=IF([.B277]=&quot;&quot;;&quot;&quot;;&quot;Attributes_Vital_&quot;&amp;SUBSTITUTE([.B277];&quot; &quot;;&quot;&quot;))">
            <text:p/>
          </table:table-cell>
          <table:table-cell/>
        </table:table-row>
        <table:table-row table:style-name="ro1">
          <table:table-cell table:style-name="ce8" table:formula="of:=IF([.B278]=&quot;&quot;;&quot;&quot;;&quot;Attributes_Vital_&quot;&amp;SUBSTITUTE([.B278];&quot; &quot;;&quot;&quot;))">
            <text:p/>
          </table:table-cell>
          <table:table-cell/>
        </table:table-row>
        <table:table-row table:style-name="ro1">
          <table:table-cell table:style-name="ce8" table:formula="of:=IF([.B279]=&quot;&quot;;&quot;&quot;;&quot;Attributes_Vital_&quot;&amp;SUBSTITUTE([.B279];&quot; &quot;;&quot;&quot;))">
            <text:p/>
          </table:table-cell>
          <table:table-cell/>
        </table:table-row>
        <table:table-row table:style-name="ro1">
          <table:table-cell table:style-name="ce8" table:formula="of:=IF([.B280]=&quot;&quot;;&quot;&quot;;&quot;Attributes_Vital_&quot;&amp;SUBSTITUTE([.B280];&quot; &quot;;&quot;&quot;))">
            <text:p/>
          </table:table-cell>
          <table:table-cell/>
        </table:table-row>
        <table:table-row table:style-name="ro1">
          <table:table-cell table:style-name="ce8" table:formula="of:=IF([.B281]=&quot;&quot;;&quot;&quot;;&quot;Attributes_Vital_&quot;&amp;SUBSTITUTE([.B281];&quot; &quot;;&quot;&quot;))">
            <text:p/>
          </table:table-cell>
          <table:table-cell/>
        </table:table-row>
        <table:table-row table:style-name="ro1">
          <table:table-cell table:style-name="ce8" table:formula="of:=IF([.B282]=&quot;&quot;;&quot;&quot;;&quot;Attributes_Vital_&quot;&amp;SUBSTITUTE([.B282];&quot; &quot;;&quot;&quot;))">
            <text:p/>
          </table:table-cell>
          <table:table-cell/>
        </table:table-row>
        <table:table-row table:style-name="ro1">
          <table:table-cell table:style-name="ce8" table:formula="of:=IF([.B283]=&quot;&quot;;&quot;&quot;;&quot;Attributes_Vital_&quot;&amp;SUBSTITUTE([.B283];&quot; &quot;;&quot;&quot;))">
            <text:p/>
          </table:table-cell>
          <table:table-cell/>
        </table:table-row>
        <table:table-row table:style-name="ro1">
          <table:table-cell table:style-name="ce8" table:formula="of:=IF([.B284]=&quot;&quot;;&quot;&quot;;&quot;Attributes_Vital_&quot;&amp;SUBSTITUTE([.B284];&quot; &quot;;&quot;&quot;))">
            <text:p/>
          </table:table-cell>
          <table:table-cell/>
        </table:table-row>
        <table:table-row table:style-name="ro1">
          <table:table-cell table:style-name="ce8" table:formula="of:=IF([.B285]=&quot;&quot;;&quot;&quot;;&quot;Attributes_Vital_&quot;&amp;SUBSTITUTE([.B285];&quot; &quot;;&quot;&quot;))">
            <text:p/>
          </table:table-cell>
          <table:table-cell/>
        </table:table-row>
        <table:table-row table:style-name="ro1">
          <table:table-cell table:style-name="ce8" table:formula="of:=IF([.B286]=&quot;&quot;;&quot;&quot;;&quot;Attributes_Vital_&quot;&amp;SUBSTITUTE([.B286];&quot; &quot;;&quot;&quot;))">
            <text:p/>
          </table:table-cell>
          <table:table-cell/>
        </table:table-row>
        <table:table-row table:style-name="ro1">
          <table:table-cell table:style-name="ce8" table:formula="of:=IF([.B287]=&quot;&quot;;&quot;&quot;;&quot;Attributes_Vital_&quot;&amp;SUBSTITUTE([.B287];&quot; &quot;;&quot;&quot;))">
            <text:p/>
          </table:table-cell>
          <table:table-cell/>
        </table:table-row>
        <table:table-row table:style-name="ro1">
          <table:table-cell table:style-name="ce8" table:formula="of:=IF([.B288]=&quot;&quot;;&quot;&quot;;&quot;Attributes_Vital_&quot;&amp;SUBSTITUTE([.B288];&quot; &quot;;&quot;&quot;))">
            <text:p/>
          </table:table-cell>
          <table:table-cell/>
        </table:table-row>
        <table:table-row table:style-name="ro1">
          <table:table-cell table:style-name="ce8" table:formula="of:=IF([.B289]=&quot;&quot;;&quot;&quot;;&quot;Attributes_Vital_&quot;&amp;SUBSTITUTE([.B289];&quot; &quot;;&quot;&quot;))">
            <text:p/>
          </table:table-cell>
          <table:table-cell/>
        </table:table-row>
        <table:table-row table:style-name="ro1">
          <table:table-cell table:style-name="ce8" table:formula="of:=IF([.B290]=&quot;&quot;;&quot;&quot;;&quot;Attributes_Vital_&quot;&amp;SUBSTITUTE([.B290];&quot; &quot;;&quot;&quot;))">
            <text:p/>
          </table:table-cell>
          <table:table-cell/>
        </table:table-row>
        <table:table-row table:style-name="ro1">
          <table:table-cell table:style-name="ce8" table:formula="of:=IF([.B291]=&quot;&quot;;&quot;&quot;;&quot;Attributes_Vital_&quot;&amp;SUBSTITUTE([.B291];&quot; &quot;;&quot;&quot;))">
            <text:p/>
          </table:table-cell>
          <table:table-cell/>
        </table:table-row>
        <table:table-row table:style-name="ro1">
          <table:table-cell table:style-name="ce8" table:formula="of:=IF([.B292]=&quot;&quot;;&quot;&quot;;&quot;Attributes_Vital_&quot;&amp;SUBSTITUTE([.B292];&quot; &quot;;&quot;&quot;))">
            <text:p/>
          </table:table-cell>
          <table:table-cell/>
        </table:table-row>
        <table:table-row table:style-name="ro1">
          <table:table-cell table:style-name="ce8" table:formula="of:=IF([.B293]=&quot;&quot;;&quot;&quot;;&quot;Attributes_Vital_&quot;&amp;SUBSTITUTE([.B293];&quot; &quot;;&quot;&quot;))">
            <text:p/>
          </table:table-cell>
          <table:table-cell/>
        </table:table-row>
        <table:table-row table:style-name="ro1">
          <table:table-cell table:style-name="ce8" table:formula="of:=IF([.B294]=&quot;&quot;;&quot;&quot;;&quot;Attributes_Vital_&quot;&amp;SUBSTITUTE([.B294];&quot; &quot;;&quot;&quot;))">
            <text:p/>
          </table:table-cell>
          <table:table-cell/>
        </table:table-row>
        <table:table-row table:style-name="ro1">
          <table:table-cell table:style-name="ce8" table:formula="of:=IF([.B295]=&quot;&quot;;&quot;&quot;;&quot;Attributes_Vital_&quot;&amp;SUBSTITUTE([.B295];&quot; &quot;;&quot;&quot;))">
            <text:p/>
          </table:table-cell>
          <table:table-cell/>
        </table:table-row>
        <table:table-row table:style-name="ro1">
          <table:table-cell table:style-name="ce8" table:formula="of:=IF([.B296]=&quot;&quot;;&quot;&quot;;&quot;Attributes_Vital_&quot;&amp;SUBSTITUTE([.B296];&quot; &quot;;&quot;&quot;))">
            <text:p/>
          </table:table-cell>
          <table:table-cell/>
        </table:table-row>
        <table:table-row table:style-name="ro1">
          <table:table-cell table:style-name="ce8" table:formula="of:=IF([.B297]=&quot;&quot;;&quot;&quot;;&quot;Attributes_Vital_&quot;&amp;SUBSTITUTE([.B297];&quot; &quot;;&quot;&quot;))">
            <text:p/>
          </table:table-cell>
          <table:table-cell/>
        </table:table-row>
        <table:table-row table:style-name="ro1">
          <table:table-cell table:style-name="ce8" table:formula="of:=IF([.B298]=&quot;&quot;;&quot;&quot;;&quot;Attributes_Vital_&quot;&amp;SUBSTITUTE([.B298];&quot; &quot;;&quot;&quot;))">
            <text:p/>
          </table:table-cell>
          <table:table-cell/>
        </table:table-row>
        <table:table-row table:style-name="ro1">
          <table:table-cell table:style-name="ce8" table:formula="of:=IF([.B299]=&quot;&quot;;&quot;&quot;;&quot;Attributes_Vital_&quot;&amp;SUBSTITUTE([.B299];&quot; &quot;;&quot;&quot;))">
            <text:p/>
          </table:table-cell>
          <table:table-cell/>
        </table:table-row>
        <table:table-row table:style-name="ro1">
          <table:table-cell table:style-name="ce8" table:formula="of:=IF([.B300]=&quot;&quot;;&quot;&quot;;&quot;Attributes_Vital_&quot;&amp;SUBSTITUTE([.B300];&quot; &quot;;&quot;&quot;))">
            <text:p/>
          </table:table-cell>
          <table:table-cell/>
        </table:table-row>
        <table:table-row table:style-name="ro1">
          <table:table-cell table:style-name="ce8" table:formula="of:=IF([.B301]=&quot;&quot;;&quot;&quot;;&quot;Attributes_Vital_&quot;&amp;SUBSTITUTE([.B301];&quot; &quot;;&quot;&quot;))">
            <text:p/>
          </table:table-cell>
          <table:table-cell/>
        </table:table-row>
        <table:table-row table:style-name="ro1">
          <table:table-cell table:style-name="ce8" table:formula="of:=IF([.B302]=&quot;&quot;;&quot;&quot;;&quot;Attributes_Vital_&quot;&amp;SUBSTITUTE([.B302];&quot; &quot;;&quot;&quot;))">
            <text:p/>
          </table:table-cell>
          <table:table-cell/>
        </table:table-row>
        <table:table-row table:style-name="ro1">
          <table:table-cell table:style-name="ce8" table:formula="of:=IF([.B303]=&quot;&quot;;&quot;&quot;;&quot;Attributes_Vital_&quot;&amp;SUBSTITUTE([.B303];&quot; &quot;;&quot;&quot;))">
            <text:p/>
          </table:table-cell>
          <table:table-cell/>
        </table:table-row>
        <table:table-row table:style-name="ro1">
          <table:table-cell table:style-name="ce8" table:formula="of:=IF([.B304]=&quot;&quot;;&quot;&quot;;&quot;Attributes_Vital_&quot;&amp;SUBSTITUTE([.B304];&quot; &quot;;&quot;&quot;))">
            <text:p/>
          </table:table-cell>
          <table:table-cell/>
        </table:table-row>
        <table:table-row table:style-name="ro1">
          <table:table-cell table:style-name="ce8" table:formula="of:=IF([.B305]=&quot;&quot;;&quot;&quot;;&quot;Attributes_Vital_&quot;&amp;SUBSTITUTE([.B305];&quot; &quot;;&quot;&quot;))">
            <text:p/>
          </table:table-cell>
          <table:table-cell/>
        </table:table-row>
        <table:table-row table:style-name="ro1">
          <table:table-cell table:style-name="ce8" table:formula="of:=IF([.B306]=&quot;&quot;;&quot;&quot;;&quot;Attributes_Vital_&quot;&amp;SUBSTITUTE([.B306];&quot; &quot;;&quot;&quot;))">
            <text:p/>
          </table:table-cell>
          <table:table-cell/>
        </table:table-row>
        <table:table-row table:style-name="ro1">
          <table:table-cell table:style-name="ce8" table:formula="of:=IF([.B307]=&quot;&quot;;&quot;&quot;;&quot;Attributes_Vital_&quot;&amp;SUBSTITUTE([.B307];&quot; &quot;;&quot;&quot;))">
            <text:p/>
          </table:table-cell>
          <table:table-cell/>
        </table:table-row>
        <table:table-row table:style-name="ro1">
          <table:table-cell table:style-name="ce8" table:formula="of:=IF([.B308]=&quot;&quot;;&quot;&quot;;&quot;Attributes_Vital_&quot;&amp;SUBSTITUTE([.B308];&quot; &quot;;&quot;&quot;))">
            <text:p/>
          </table:table-cell>
          <table:table-cell/>
        </table:table-row>
        <table:table-row table:style-name="ro1">
          <table:table-cell table:style-name="ce8" table:formula="of:=IF([.B309]=&quot;&quot;;&quot;&quot;;&quot;Attributes_Vital_&quot;&amp;SUBSTITUTE([.B309];&quot; &quot;;&quot;&quot;))">
            <text:p/>
          </table:table-cell>
          <table:table-cell/>
        </table:table-row>
        <table:table-row table:style-name="ro1">
          <table:table-cell table:style-name="ce8" table:formula="of:=IF([.B310]=&quot;&quot;;&quot;&quot;;&quot;Attributes_Vital_&quot;&amp;SUBSTITUTE([.B310];&quot; &quot;;&quot;&quot;))">
            <text:p/>
          </table:table-cell>
          <table:table-cell/>
        </table:table-row>
        <table:table-row table:style-name="ro1">
          <table:table-cell table:style-name="ce8" table:formula="of:=IF([.B311]=&quot;&quot;;&quot;&quot;;&quot;Attributes_Vital_&quot;&amp;SUBSTITUTE([.B311];&quot; &quot;;&quot;&quot;))">
            <text:p/>
          </table:table-cell>
          <table:table-cell/>
        </table:table-row>
        <table:table-row table:style-name="ro1">
          <table:table-cell table:style-name="ce8" table:formula="of:=IF([.B312]=&quot;&quot;;&quot;&quot;;&quot;Attributes_Vital_&quot;&amp;SUBSTITUTE([.B312];&quot; &quot;;&quot;&quot;))">
            <text:p/>
          </table:table-cell>
          <table:table-cell/>
        </table:table-row>
        <table:table-row table:style-name="ro1">
          <table:table-cell table:style-name="ce8" table:formula="of:=IF([.B313]=&quot;&quot;;&quot;&quot;;&quot;Attributes_Vital_&quot;&amp;SUBSTITUTE([.B313];&quot; &quot;;&quot;&quot;))">
            <text:p/>
          </table:table-cell>
          <table:table-cell/>
        </table:table-row>
        <table:table-row table:style-name="ro1">
          <table:table-cell table:style-name="ce8" table:formula="of:=IF([.B314]=&quot;&quot;;&quot;&quot;;&quot;Attributes_Vital_&quot;&amp;SUBSTITUTE([.B314];&quot; &quot;;&quot;&quot;))">
            <text:p/>
          </table:table-cell>
          <table:table-cell/>
        </table:table-row>
        <table:table-row table:style-name="ro1">
          <table:table-cell table:style-name="ce8" table:formula="of:=IF([.B315]=&quot;&quot;;&quot;&quot;;&quot;Attributes_Vital_&quot;&amp;SUBSTITUTE([.B315];&quot; &quot;;&quot;&quot;))">
            <text:p/>
          </table:table-cell>
          <table:table-cell/>
        </table:table-row>
        <table:table-row table:style-name="ro1">
          <table:table-cell table:style-name="ce8" table:formula="of:=IF([.B316]=&quot;&quot;;&quot;&quot;;&quot;Attributes_Vital_&quot;&amp;SUBSTITUTE([.B316];&quot; &quot;;&quot;&quot;))">
            <text:p/>
          </table:table-cell>
          <table:table-cell/>
        </table:table-row>
        <table:table-row table:style-name="ro1">
          <table:table-cell table:style-name="ce8" table:formula="of:=IF([.B317]=&quot;&quot;;&quot;&quot;;&quot;Attributes_Vital_&quot;&amp;SUBSTITUTE([.B317];&quot; &quot;;&quot;&quot;))">
            <text:p/>
          </table:table-cell>
          <table:table-cell/>
        </table:table-row>
        <table:table-row table:style-name="ro1">
          <table:table-cell table:style-name="ce8" table:formula="of:=IF([.B318]=&quot;&quot;;&quot;&quot;;&quot;Attributes_Vital_&quot;&amp;SUBSTITUTE([.B318];&quot; &quot;;&quot;&quot;))">
            <text:p/>
          </table:table-cell>
          <table:table-cell/>
        </table:table-row>
        <table:table-row table:style-name="ro1">
          <table:table-cell table:style-name="ce8" table:formula="of:=IF([.B319]=&quot;&quot;;&quot;&quot;;&quot;Attributes_Vital_&quot;&amp;SUBSTITUTE([.B319];&quot; &quot;;&quot;&quot;))">
            <text:p/>
          </table:table-cell>
          <table:table-cell/>
        </table:table-row>
        <table:table-row table:style-name="ro1">
          <table:table-cell table:style-name="ce8" table:formula="of:=IF([.B320]=&quot;&quot;;&quot;&quot;;&quot;Attributes_Vital_&quot;&amp;SUBSTITUTE([.B320];&quot; &quot;;&quot;&quot;))">
            <text:p/>
          </table:table-cell>
          <table:table-cell/>
        </table:table-row>
        <table:table-row table:style-name="ro1">
          <table:table-cell table:style-name="ce8" table:formula="of:=IF([.B321]=&quot;&quot;;&quot;&quot;;&quot;Attributes_Vital_&quot;&amp;SUBSTITUTE([.B321];&quot; &quot;;&quot;&quot;))">
            <text:p/>
          </table:table-cell>
          <table:table-cell/>
        </table:table-row>
        <table:table-row table:style-name="ro1">
          <table:table-cell table:style-name="ce8" table:formula="of:=IF([.B322]=&quot;&quot;;&quot;&quot;;&quot;Attributes_Vital_&quot;&amp;SUBSTITUTE([.B322];&quot; &quot;;&quot;&quot;))">
            <text:p/>
          </table:table-cell>
          <table:table-cell/>
        </table:table-row>
        <table:table-row table:style-name="ro1">
          <table:table-cell table:style-name="ce8" table:formula="of:=IF([.B323]=&quot;&quot;;&quot;&quot;;&quot;Attributes_Vital_&quot;&amp;SUBSTITUTE([.B323];&quot; &quot;;&quot;&quot;))">
            <text:p/>
          </table:table-cell>
          <table:table-cell/>
        </table:table-row>
        <table:table-row table:style-name="ro1">
          <table:table-cell table:style-name="ce8" table:formula="of:=IF([.B324]=&quot;&quot;;&quot;&quot;;&quot;Attributes_Vital_&quot;&amp;SUBSTITUTE([.B324];&quot; &quot;;&quot;&quot;))">
            <text:p/>
          </table:table-cell>
          <table:table-cell/>
        </table:table-row>
        <table:table-row table:style-name="ro1">
          <table:table-cell table:style-name="ce8" table:formula="of:=IF([.B325]=&quot;&quot;;&quot;&quot;;&quot;Attributes_Vital_&quot;&amp;SUBSTITUTE([.B325];&quot; &quot;;&quot;&quot;))">
            <text:p/>
          </table:table-cell>
          <table:table-cell/>
        </table:table-row>
        <table:table-row table:style-name="ro1">
          <table:table-cell table:style-name="ce8" table:formula="of:=IF([.B326]=&quot;&quot;;&quot;&quot;;&quot;Attributes_Vital_&quot;&amp;SUBSTITUTE([.B326];&quot; &quot;;&quot;&quot;))">
            <text:p/>
          </table:table-cell>
          <table:table-cell/>
        </table:table-row>
        <table:table-row table:style-name="ro1">
          <table:table-cell table:style-name="ce8" table:formula="of:=IF([.B327]=&quot;&quot;;&quot;&quot;;&quot;Attributes_Vital_&quot;&amp;SUBSTITUTE([.B327];&quot; &quot;;&quot;&quot;))">
            <text:p/>
          </table:table-cell>
          <table:table-cell/>
        </table:table-row>
        <table:table-row table:style-name="ro1">
          <table:table-cell table:style-name="ce8" table:formula="of:=IF([.B328]=&quot;&quot;;&quot;&quot;;&quot;Attributes_Vital_&quot;&amp;SUBSTITUTE([.B328];&quot; &quot;;&quot;&quot;))">
            <text:p/>
          </table:table-cell>
          <table:table-cell/>
        </table:table-row>
        <table:table-row table:style-name="ro1">
          <table:table-cell table:style-name="ce8" table:formula="of:=IF([.B329]=&quot;&quot;;&quot;&quot;;&quot;Attributes_Vital_&quot;&amp;SUBSTITUTE([.B329];&quot; &quot;;&quot;&quot;))">
            <text:p/>
          </table:table-cell>
          <table:table-cell/>
        </table:table-row>
        <table:table-row table:style-name="ro1">
          <table:table-cell table:style-name="ce8" table:formula="of:=IF([.B330]=&quot;&quot;;&quot;&quot;;&quot;Attributes_Vital_&quot;&amp;SUBSTITUTE([.B330];&quot; &quot;;&quot;&quot;))">
            <text:p/>
          </table:table-cell>
          <table:table-cell/>
        </table:table-row>
        <table:table-row table:style-name="ro1">
          <table:table-cell table:style-name="ce8" table:formula="of:=IF([.B331]=&quot;&quot;;&quot;&quot;;&quot;Attributes_Vital_&quot;&amp;SUBSTITUTE([.B331];&quot; &quot;;&quot;&quot;))">
            <text:p/>
          </table:table-cell>
          <table:table-cell/>
        </table:table-row>
        <table:table-row table:style-name="ro1">
          <table:table-cell table:style-name="ce8" table:formula="of:=IF([.B332]=&quot;&quot;;&quot;&quot;;&quot;Attributes_Vital_&quot;&amp;SUBSTITUTE([.B332];&quot; &quot;;&quot;&quot;))">
            <text:p/>
          </table:table-cell>
          <table:table-cell/>
        </table:table-row>
        <table:table-row table:style-name="ro1">
          <table:table-cell table:style-name="ce8" table:formula="of:=IF([.B333]=&quot;&quot;;&quot;&quot;;&quot;Attributes_Vital_&quot;&amp;SUBSTITUTE([.B333];&quot; &quot;;&quot;&quot;))">
            <text:p/>
          </table:table-cell>
          <table:table-cell/>
        </table:table-row>
        <table:table-row table:style-name="ro1">
          <table:table-cell table:style-name="ce8" table:formula="of:=IF([.B334]=&quot;&quot;;&quot;&quot;;&quot;Attributes_Vital_&quot;&amp;SUBSTITUTE([.B334];&quot; &quot;;&quot;&quot;))">
            <text:p/>
          </table:table-cell>
          <table:table-cell/>
        </table:table-row>
        <table:table-row table:style-name="ro1">
          <table:table-cell table:style-name="ce8" table:formula="of:=IF([.B335]=&quot;&quot;;&quot;&quot;;&quot;Attributes_Vital_&quot;&amp;SUBSTITUTE([.B335];&quot; &quot;;&quot;&quot;))">
            <text:p/>
          </table:table-cell>
          <table:table-cell/>
        </table:table-row>
        <table:table-row table:style-name="ro1">
          <table:table-cell table:style-name="ce8" table:formula="of:=IF([.B336]=&quot;&quot;;&quot;&quot;;&quot;Attributes_Vital_&quot;&amp;SUBSTITUTE([.B336];&quot; &quot;;&quot;&quot;))">
            <text:p/>
          </table:table-cell>
          <table:table-cell/>
        </table:table-row>
        <table:table-row table:style-name="ro1">
          <table:table-cell table:style-name="ce8" table:formula="of:=IF([.B337]=&quot;&quot;;&quot;&quot;;&quot;Attributes_Vital_&quot;&amp;SUBSTITUTE([.B337];&quot; &quot;;&quot;&quot;))">
            <text:p/>
          </table:table-cell>
          <table:table-cell/>
        </table:table-row>
        <table:table-row table:style-name="ro1">
          <table:table-cell table:style-name="ce8" table:formula="of:=IF([.B338]=&quot;&quot;;&quot;&quot;;&quot;Attributes_Vital_&quot;&amp;SUBSTITUTE([.B338];&quot; &quot;;&quot;&quot;))">
            <text:p/>
          </table:table-cell>
          <table:table-cell/>
        </table:table-row>
        <table:table-row table:style-name="ro1">
          <table:table-cell table:style-name="ce8" table:formula="of:=IF([.B339]=&quot;&quot;;&quot;&quot;;&quot;Attributes_Vital_&quot;&amp;SUBSTITUTE([.B339];&quot; &quot;;&quot;&quot;))">
            <text:p/>
          </table:table-cell>
          <table:table-cell/>
        </table:table-row>
        <table:table-row table:style-name="ro1">
          <table:table-cell table:style-name="ce8" table:formula="of:=IF([.B340]=&quot;&quot;;&quot;&quot;;&quot;Attributes_Vital_&quot;&amp;SUBSTITUTE([.B340];&quot; &quot;;&quot;&quot;))">
            <text:p/>
          </table:table-cell>
          <table:table-cell/>
        </table:table-row>
        <table:table-row table:style-name="ro1">
          <table:table-cell table:style-name="ce8" table:formula="of:=IF([.B341]=&quot;&quot;;&quot;&quot;;&quot;Attributes_Vital_&quot;&amp;SUBSTITUTE([.B341];&quot; &quot;;&quot;&quot;))">
            <text:p/>
          </table:table-cell>
          <table:table-cell/>
        </table:table-row>
        <table:table-row table:style-name="ro1">
          <table:table-cell table:style-name="ce8" table:formula="of:=IF([.B342]=&quot;&quot;;&quot;&quot;;&quot;Attributes_Vital_&quot;&amp;SUBSTITUTE([.B342];&quot; &quot;;&quot;&quot;))">
            <text:p/>
          </table:table-cell>
          <table:table-cell/>
        </table:table-row>
        <table:table-row table:style-name="ro1">
          <table:table-cell table:style-name="ce8" table:formula="of:=IF([.B343]=&quot;&quot;;&quot;&quot;;&quot;Attributes_Vital_&quot;&amp;SUBSTITUTE([.B343];&quot; &quot;;&quot;&quot;))">
            <text:p/>
          </table:table-cell>
          <table:table-cell/>
        </table:table-row>
        <table:table-row table:style-name="ro1">
          <table:table-cell table:style-name="ce8" table:formula="of:=IF([.B344]=&quot;&quot;;&quot;&quot;;&quot;Attributes_Vital_&quot;&amp;SUBSTITUTE([.B344];&quot; &quot;;&quot;&quot;))">
            <text:p/>
          </table:table-cell>
          <table:table-cell/>
        </table:table-row>
        <table:table-row table:style-name="ro1">
          <table:table-cell table:style-name="ce8" table:formula="of:=IF([.B345]=&quot;&quot;;&quot;&quot;;&quot;Attributes_Vital_&quot;&amp;SUBSTITUTE([.B345];&quot; &quot;;&quot;&quot;))">
            <text:p/>
          </table:table-cell>
          <table:table-cell/>
        </table:table-row>
        <table:table-row table:style-name="ro1">
          <table:table-cell table:style-name="ce8" table:formula="of:=IF([.B346]=&quot;&quot;;&quot;&quot;;&quot;Attributes_Vital_&quot;&amp;SUBSTITUTE([.B346];&quot; &quot;;&quot;&quot;))">
            <text:p/>
          </table:table-cell>
          <table:table-cell/>
        </table:table-row>
        <table:table-row table:style-name="ro1">
          <table:table-cell table:style-name="ce8" table:formula="of:=IF([.B347]=&quot;&quot;;&quot;&quot;;&quot;Attributes_Vital_&quot;&amp;SUBSTITUTE([.B347];&quot; &quot;;&quot;&quot;))">
            <text:p/>
          </table:table-cell>
          <table:table-cell/>
        </table:table-row>
        <table:table-row table:style-name="ro1">
          <table:table-cell table:style-name="ce8" table:formula="of:=IF([.B348]=&quot;&quot;;&quot;&quot;;&quot;Attributes_Vital_&quot;&amp;SUBSTITUTE([.B348];&quot; &quot;;&quot;&quot;))">
            <text:p/>
          </table:table-cell>
          <table:table-cell/>
        </table:table-row>
        <table:table-row table:style-name="ro1">
          <table:table-cell table:style-name="ce8" table:formula="of:=IF([.B349]=&quot;&quot;;&quot;&quot;;&quot;Attributes_Vital_&quot;&amp;SUBSTITUTE([.B349];&quot; &quot;;&quot;&quot;))">
            <text:p/>
          </table:table-cell>
          <table:table-cell/>
        </table:table-row>
        <table:table-row table:style-name="ro1">
          <table:table-cell table:style-name="ce8" table:formula="of:=IF([.B350]=&quot;&quot;;&quot;&quot;;&quot;Attributes_Vital_&quot;&amp;SUBSTITUTE([.B350];&quot; &quot;;&quot;&quot;))">
            <text:p/>
          </table:table-cell>
          <table:table-cell/>
        </table:table-row>
        <table:table-row table:style-name="ro1">
          <table:table-cell table:style-name="ce8" table:formula="of:=IF([.B351]=&quot;&quot;;&quot;&quot;;&quot;Attributes_Vital_&quot;&amp;SUBSTITUTE([.B351];&quot; &quot;;&quot;&quot;))">
            <text:p/>
          </table:table-cell>
          <table:table-cell/>
        </table:table-row>
        <table:table-row table:style-name="ro1">
          <table:table-cell table:style-name="ce8" table:formula="of:=IF([.B352]=&quot;&quot;;&quot;&quot;;&quot;Attributes_Vital_&quot;&amp;SUBSTITUTE([.B352];&quot; &quot;;&quot;&quot;))">
            <text:p/>
          </table:table-cell>
          <table:table-cell/>
        </table:table-row>
        <table:table-row table:style-name="ro1">
          <table:table-cell table:style-name="ce8" table:formula="of:=IF([.B353]=&quot;&quot;;&quot;&quot;;&quot;Attributes_Vital_&quot;&amp;SUBSTITUTE([.B353];&quot; &quot;;&quot;&quot;))">
            <text:p/>
          </table:table-cell>
          <table:table-cell/>
        </table:table-row>
        <table:table-row table:style-name="ro1">
          <table:table-cell table:style-name="ce8" table:formula="of:=IF([.B354]=&quot;&quot;;&quot;&quot;;&quot;Attributes_Vital_&quot;&amp;SUBSTITUTE([.B354];&quot; &quot;;&quot;&quot;))">
            <text:p/>
          </table:table-cell>
          <table:table-cell/>
        </table:table-row>
        <table:table-row table:style-name="ro1">
          <table:table-cell table:style-name="ce8" table:formula="of:=IF([.B355]=&quot;&quot;;&quot;&quot;;&quot;Attributes_Vital_&quot;&amp;SUBSTITUTE([.B355];&quot; &quot;;&quot;&quot;))">
            <text:p/>
          </table:table-cell>
          <table:table-cell/>
        </table:table-row>
        <table:table-row table:style-name="ro1">
          <table:table-cell table:style-name="ce8" table:formula="of:=IF([.B356]=&quot;&quot;;&quot;&quot;;&quot;Attributes_Vital_&quot;&amp;SUBSTITUTE([.B356];&quot; &quot;;&quot;&quot;))">
            <text:p/>
          </table:table-cell>
          <table:table-cell/>
        </table:table-row>
        <table:table-row table:style-name="ro1">
          <table:table-cell table:style-name="ce8" table:formula="of:=IF([.B357]=&quot;&quot;;&quot;&quot;;&quot;Attributes_Vital_&quot;&amp;SUBSTITUTE([.B357];&quot; &quot;;&quot;&quot;))">
            <text:p/>
          </table:table-cell>
          <table:table-cell/>
        </table:table-row>
        <table:table-row table:style-name="ro1">
          <table:table-cell table:style-name="ce8" table:formula="of:=IF([.B358]=&quot;&quot;;&quot;&quot;;&quot;Attributes_Vital_&quot;&amp;SUBSTITUTE([.B358];&quot; &quot;;&quot;&quot;))">
            <text:p/>
          </table:table-cell>
          <table:table-cell/>
        </table:table-row>
        <table:table-row table:style-name="ro1">
          <table:table-cell table:style-name="ce8" table:formula="of:=IF([.B359]=&quot;&quot;;&quot;&quot;;&quot;Attributes_Vital_&quot;&amp;SUBSTITUTE([.B359];&quot; &quot;;&quot;&quot;))">
            <text:p/>
          </table:table-cell>
          <table:table-cell/>
        </table:table-row>
        <table:table-row table:style-name="ro1">
          <table:table-cell table:style-name="ce8" table:formula="of:=IF([.B360]=&quot;&quot;;&quot;&quot;;&quot;Attributes_Vital_&quot;&amp;SUBSTITUTE([.B360];&quot; &quot;;&quot;&quot;))">
            <text:p/>
          </table:table-cell>
          <table:table-cell/>
        </table:table-row>
        <table:table-row table:style-name="ro1">
          <table:table-cell table:style-name="ce8" table:formula="of:=IF([.B361]=&quot;&quot;;&quot;&quot;;&quot;Attributes_Vital_&quot;&amp;SUBSTITUTE([.B361];&quot; &quot;;&quot;&quot;))">
            <text:p/>
          </table:table-cell>
          <table:table-cell/>
        </table:table-row>
        <table:table-row table:style-name="ro1">
          <table:table-cell table:style-name="ce8" table:formula="of:=IF([.B362]=&quot;&quot;;&quot;&quot;;&quot;Attributes_Vital_&quot;&amp;SUBSTITUTE([.B362];&quot; &quot;;&quot;&quot;))">
            <text:p/>
          </table:table-cell>
          <table:table-cell/>
        </table:table-row>
        <table:table-row table:style-name="ro1">
          <table:table-cell table:style-name="ce8" table:formula="of:=IF([.B363]=&quot;&quot;;&quot;&quot;;&quot;Attributes_Vital_&quot;&amp;SUBSTITUTE([.B363];&quot; &quot;;&quot;&quot;))">
            <text:p/>
          </table:table-cell>
          <table:table-cell/>
        </table:table-row>
        <table:table-row table:style-name="ro1">
          <table:table-cell table:style-name="ce8" table:formula="of:=IF([.B364]=&quot;&quot;;&quot;&quot;;&quot;Attributes_Vital_&quot;&amp;SUBSTITUTE([.B364];&quot; &quot;;&quot;&quot;))">
            <text:p/>
          </table:table-cell>
          <table:table-cell/>
        </table:table-row>
        <table:table-row table:style-name="ro1">
          <table:table-cell table:style-name="ce8" table:formula="of:=IF([.B365]=&quot;&quot;;&quot;&quot;;&quot;Attributes_Vital_&quot;&amp;SUBSTITUTE([.B365];&quot; &quot;;&quot;&quot;))">
            <text:p/>
          </table:table-cell>
          <table:table-cell/>
        </table:table-row>
        <table:table-row table:style-name="ro1">
          <table:table-cell table:style-name="ce8" table:formula="of:=IF([.B366]=&quot;&quot;;&quot;&quot;;&quot;Attributes_Vital_&quot;&amp;SUBSTITUTE([.B366];&quot; &quot;;&quot;&quot;))">
            <text:p/>
          </table:table-cell>
          <table:table-cell/>
        </table:table-row>
        <table:table-row table:style-name="ro1">
          <table:table-cell table:style-name="ce8" table:formula="of:=IF([.B367]=&quot;&quot;;&quot;&quot;;&quot;Attributes_Vital_&quot;&amp;SUBSTITUTE([.B367];&quot; &quot;;&quot;&quot;))">
            <text:p/>
          </table:table-cell>
          <table:table-cell/>
        </table:table-row>
        <table:table-row table:style-name="ro1">
          <table:table-cell table:style-name="ce8" table:formula="of:=IF([.B368]=&quot;&quot;;&quot;&quot;;&quot;Attributes_Vital_&quot;&amp;SUBSTITUTE([.B368];&quot; &quot;;&quot;&quot;))">
            <text:p/>
          </table:table-cell>
          <table:table-cell/>
        </table:table-row>
        <table:table-row table:style-name="ro1">
          <table:table-cell table:style-name="ce8" table:formula="of:=IF([.B369]=&quot;&quot;;&quot;&quot;;&quot;Attributes_Vital_&quot;&amp;SUBSTITUTE([.B369];&quot; &quot;;&quot;&quot;))">
            <text:p/>
          </table:table-cell>
          <table:table-cell/>
        </table:table-row>
        <table:table-row table:style-name="ro1">
          <table:table-cell table:style-name="ce8" table:formula="of:=IF([.B370]=&quot;&quot;;&quot;&quot;;&quot;Attributes_Vital_&quot;&amp;SUBSTITUTE([.B370];&quot; &quot;;&quot;&quot;))">
            <text:p/>
          </table:table-cell>
          <table:table-cell/>
        </table:table-row>
        <table:table-row table:style-name="ro1">
          <table:table-cell table:style-name="ce8" table:formula="of:=IF([.B371]=&quot;&quot;;&quot;&quot;;&quot;Attributes_Vital_&quot;&amp;SUBSTITUTE([.B371];&quot; &quot;;&quot;&quot;))">
            <text:p/>
          </table:table-cell>
          <table:table-cell/>
        </table:table-row>
        <table:table-row table:style-name="ro1">
          <table:table-cell table:style-name="ce8" table:formula="of:=IF([.B372]=&quot;&quot;;&quot;&quot;;&quot;Attributes_Vital_&quot;&amp;SUBSTITUTE([.B372];&quot; &quot;;&quot;&quot;))">
            <text:p/>
          </table:table-cell>
          <table:table-cell/>
        </table:table-row>
        <table:table-row table:style-name="ro1">
          <table:table-cell table:style-name="ce8" table:formula="of:=IF([.B373]=&quot;&quot;;&quot;&quot;;&quot;Attributes_Vital_&quot;&amp;SUBSTITUTE([.B373];&quot; &quot;;&quot;&quot;))">
            <text:p/>
          </table:table-cell>
          <table:table-cell/>
        </table:table-row>
        <table:table-row table:style-name="ro1">
          <table:table-cell table:style-name="ce8" table:formula="of:=IF([.B374]=&quot;&quot;;&quot;&quot;;&quot;Attributes_Vital_&quot;&amp;SUBSTITUTE([.B374];&quot; &quot;;&quot;&quot;))">
            <text:p/>
          </table:table-cell>
          <table:table-cell/>
        </table:table-row>
        <table:table-row table:style-name="ro1">
          <table:table-cell table:style-name="ce8" table:formula="of:=IF([.B375]=&quot;&quot;;&quot;&quot;;&quot;Attributes_Vital_&quot;&amp;SUBSTITUTE([.B375];&quot; &quot;;&quot;&quot;))">
            <text:p/>
          </table:table-cell>
          <table:table-cell/>
        </table:table-row>
        <table:table-row table:style-name="ro1">
          <table:table-cell table:style-name="ce8" table:formula="of:=IF([.B376]=&quot;&quot;;&quot;&quot;;&quot;Attributes_Vital_&quot;&amp;SUBSTITUTE([.B376];&quot; &quot;;&quot;&quot;))">
            <text:p/>
          </table:table-cell>
          <table:table-cell/>
        </table:table-row>
        <table:table-row table:style-name="ro1">
          <table:table-cell table:style-name="ce8" table:formula="of:=IF([.B377]=&quot;&quot;;&quot;&quot;;&quot;Attributes_Vital_&quot;&amp;SUBSTITUTE([.B377];&quot; &quot;;&quot;&quot;))">
            <text:p/>
          </table:table-cell>
          <table:table-cell/>
        </table:table-row>
        <table:table-row table:style-name="ro1">
          <table:table-cell table:style-name="ce8" table:formula="of:=IF([.B378]=&quot;&quot;;&quot;&quot;;&quot;Attributes_Vital_&quot;&amp;SUBSTITUTE([.B378];&quot; &quot;;&quot;&quot;))">
            <text:p/>
          </table:table-cell>
          <table:table-cell/>
        </table:table-row>
        <table:table-row table:style-name="ro1">
          <table:table-cell table:style-name="ce8" table:formula="of:=IF([.B379]=&quot;&quot;;&quot;&quot;;&quot;Attributes_Vital_&quot;&amp;SUBSTITUTE([.B379];&quot; &quot;;&quot;&quot;))">
            <text:p/>
          </table:table-cell>
          <table:table-cell/>
        </table:table-row>
        <table:table-row table:style-name="ro1">
          <table:table-cell table:style-name="ce8" table:formula="of:=IF([.B380]=&quot;&quot;;&quot;&quot;;&quot;Attributes_Vital_&quot;&amp;SUBSTITUTE([.B380];&quot; &quot;;&quot;&quot;))">
            <text:p/>
          </table:table-cell>
          <table:table-cell/>
        </table:table-row>
        <table:table-row table:style-name="ro1">
          <table:table-cell table:style-name="ce8" table:formula="of:=IF([.B381]=&quot;&quot;;&quot;&quot;;&quot;Attributes_Vital_&quot;&amp;SUBSTITUTE([.B381];&quot; &quot;;&quot;&quot;))">
            <text:p/>
          </table:table-cell>
          <table:table-cell/>
        </table:table-row>
        <table:table-row table:style-name="ro1">
          <table:table-cell table:style-name="ce8" table:formula="of:=IF([.B382]=&quot;&quot;;&quot;&quot;;&quot;Attributes_Vital_&quot;&amp;SUBSTITUTE([.B382];&quot; &quot;;&quot;&quot;))">
            <text:p/>
          </table:table-cell>
          <table:table-cell/>
        </table:table-row>
        <table:table-row table:style-name="ro1">
          <table:table-cell table:style-name="ce8" table:formula="of:=IF([.B383]=&quot;&quot;;&quot;&quot;;&quot;Attributes_Vital_&quot;&amp;SUBSTITUTE([.B383];&quot; &quot;;&quot;&quot;))">
            <text:p/>
          </table:table-cell>
          <table:table-cell/>
        </table:table-row>
        <table:table-row table:style-name="ro1">
          <table:table-cell table:style-name="ce8" table:formula="of:=IF([.B384]=&quot;&quot;;&quot;&quot;;&quot;Attributes_Vital_&quot;&amp;SUBSTITUTE([.B384];&quot; &quot;;&quot;&quot;))">
            <text:p/>
          </table:table-cell>
          <table:table-cell/>
        </table:table-row>
        <table:table-row table:style-name="ro1">
          <table:table-cell table:style-name="ce8" table:formula="of:=IF([.B385]=&quot;&quot;;&quot;&quot;;&quot;Attributes_Vital_&quot;&amp;SUBSTITUTE([.B385];&quot; &quot;;&quot;&quot;))">
            <text:p/>
          </table:table-cell>
          <table:table-cell/>
        </table:table-row>
        <table:table-row table:style-name="ro1">
          <table:table-cell table:style-name="ce8" table:formula="of:=IF([.B386]=&quot;&quot;;&quot;&quot;;&quot;Attributes_Vital_&quot;&amp;SUBSTITUTE([.B386];&quot; &quot;;&quot;&quot;))">
            <text:p/>
          </table:table-cell>
          <table:table-cell/>
        </table:table-row>
        <table:table-row table:style-name="ro1">
          <table:table-cell table:style-name="ce8" table:formula="of:=IF([.B387]=&quot;&quot;;&quot;&quot;;&quot;Attributes_Vital_&quot;&amp;SUBSTITUTE([.B387];&quot; &quot;;&quot;&quot;))">
            <text:p/>
          </table:table-cell>
          <table:table-cell/>
        </table:table-row>
        <table:table-row table:style-name="ro1">
          <table:table-cell table:style-name="ce8" table:formula="of:=IF([.B388]=&quot;&quot;;&quot;&quot;;&quot;Attributes_Vital_&quot;&amp;SUBSTITUTE([.B388];&quot; &quot;;&quot;&quot;))">
            <text:p/>
          </table:table-cell>
          <table:table-cell/>
        </table:table-row>
        <table:table-row table:style-name="ro1">
          <table:table-cell table:style-name="ce8" table:formula="of:=IF([.B389]=&quot;&quot;;&quot;&quot;;&quot;Attributes_Vital_&quot;&amp;SUBSTITUTE([.B389];&quot; &quot;;&quot;&quot;))">
            <text:p/>
          </table:table-cell>
          <table:table-cell/>
        </table:table-row>
        <table:table-row table:style-name="ro1">
          <table:table-cell table:style-name="ce8" table:formula="of:=IF([.B390]=&quot;&quot;;&quot;&quot;;&quot;Attributes_Vital_&quot;&amp;SUBSTITUTE([.B390];&quot; &quot;;&quot;&quot;))">
            <text:p/>
          </table:table-cell>
          <table:table-cell/>
        </table:table-row>
        <table:table-row table:style-name="ro1">
          <table:table-cell table:style-name="ce8" table:formula="of:=IF([.B391]=&quot;&quot;;&quot;&quot;;&quot;Attributes_Vital_&quot;&amp;SUBSTITUTE([.B391];&quot; &quot;;&quot;&quot;))">
            <text:p/>
          </table:table-cell>
          <table:table-cell/>
        </table:table-row>
        <table:table-row table:style-name="ro1">
          <table:table-cell table:style-name="ce8" table:formula="of:=IF([.B392]=&quot;&quot;;&quot;&quot;;&quot;Attributes_Vital_&quot;&amp;SUBSTITUTE([.B392];&quot; &quot;;&quot;&quot;))">
            <text:p/>
          </table:table-cell>
          <table:table-cell/>
        </table:table-row>
        <table:table-row table:style-name="ro1">
          <table:table-cell table:style-name="ce8" table:formula="of:=IF([.B393]=&quot;&quot;;&quot;&quot;;&quot;Attributes_Vital_&quot;&amp;SUBSTITUTE([.B393];&quot; &quot;;&quot;&quot;))">
            <text:p/>
          </table:table-cell>
          <table:table-cell/>
        </table:table-row>
        <table:table-row table:style-name="ro1">
          <table:table-cell table:style-name="ce8" table:formula="of:=IF([.B394]=&quot;&quot;;&quot;&quot;;&quot;Attributes_Vital_&quot;&amp;SUBSTITUTE([.B394];&quot; &quot;;&quot;&quot;))">
            <text:p/>
          </table:table-cell>
          <table:table-cell/>
        </table:table-row>
        <table:table-row table:style-name="ro1">
          <table:table-cell table:style-name="ce8" table:formula="of:=IF([.B395]=&quot;&quot;;&quot;&quot;;&quot;Attributes_Vital_&quot;&amp;SUBSTITUTE([.B395];&quot; &quot;;&quot;&quot;))">
            <text:p/>
          </table:table-cell>
          <table:table-cell/>
        </table:table-row>
        <table:table-row table:style-name="ro1">
          <table:table-cell table:style-name="ce8" table:formula="of:=IF([.B396]=&quot;&quot;;&quot;&quot;;&quot;Attributes_Vital_&quot;&amp;SUBSTITUTE([.B396];&quot; &quot;;&quot;&quot;))">
            <text:p/>
          </table:table-cell>
          <table:table-cell/>
        </table:table-row>
        <table:table-row table:style-name="ro1">
          <table:table-cell table:style-name="ce8" table:formula="of:=IF([.B397]=&quot;&quot;;&quot;&quot;;&quot;Attributes_Vital_&quot;&amp;SUBSTITUTE([.B397];&quot; &quot;;&quot;&quot;))">
            <text:p/>
          </table:table-cell>
          <table:table-cell/>
        </table:table-row>
        <table:table-row table:style-name="ro1">
          <table:table-cell table:style-name="ce8" table:formula="of:=IF([.B398]=&quot;&quot;;&quot;&quot;;&quot;Attributes_Vital_&quot;&amp;SUBSTITUTE([.B398];&quot; &quot;;&quot;&quot;))">
            <text:p/>
          </table:table-cell>
          <table:table-cell/>
        </table:table-row>
        <table:table-row table:style-name="ro1">
          <table:table-cell table:style-name="ce8" table:formula="of:=IF([.B399]=&quot;&quot;;&quot;&quot;;&quot;Attributes_Vital_&quot;&amp;SUBSTITUTE([.B399];&quot; &quot;;&quot;&quot;))">
            <text:p/>
          </table:table-cell>
          <table:table-cell/>
        </table:table-row>
        <table:table-row table:style-name="ro1">
          <table:table-cell table:style-name="ce8" table:formula="of:=IF([.B400]=&quot;&quot;;&quot;&quot;;&quot;Attributes_Vital_&quot;&amp;SUBSTITUTE([.B400];&quot; &quot;;&quot;&quot;))">
            <text:p/>
          </table:table-cell>
          <table:table-cell/>
        </table:table-row>
        <table:table-row table:style-name="ro1">
          <table:table-cell table:style-name="ce8" table:formula="of:=IF([.B401]=&quot;&quot;;&quot;&quot;;&quot;Attributes_Vital_&quot;&amp;SUBSTITUTE([.B401];&quot; &quot;;&quot;&quot;))">
            <text:p/>
          </table:table-cell>
          <table:table-cell/>
        </table:table-row>
        <table:table-row table:style-name="ro1">
          <table:table-cell table:style-name="ce8" table:formula="of:=IF([.B402]=&quot;&quot;;&quot;&quot;;&quot;Attributes_Vital_&quot;&amp;SUBSTITUTE([.B402];&quot; &quot;;&quot;&quot;))">
            <text:p/>
          </table:table-cell>
          <table:table-cell/>
        </table:table-row>
        <table:table-row table:style-name="ro1">
          <table:table-cell table:style-name="ce8" table:formula="of:=IF([.B403]=&quot;&quot;;&quot;&quot;;&quot;Attributes_Vital_&quot;&amp;SUBSTITUTE([.B403];&quot; &quot;;&quot;&quot;))">
            <text:p/>
          </table:table-cell>
          <table:table-cell/>
        </table:table-row>
        <table:table-row table:style-name="ro1">
          <table:table-cell table:style-name="ce8" table:formula="of:=IF([.B404]=&quot;&quot;;&quot;&quot;;&quot;Attributes_Vital_&quot;&amp;SUBSTITUTE([.B404];&quot; &quot;;&quot;&quot;))">
            <text:p/>
          </table:table-cell>
          <table:table-cell/>
        </table:table-row>
        <table:table-row table:style-name="ro1">
          <table:table-cell table:style-name="ce8" table:formula="of:=IF([.B405]=&quot;&quot;;&quot;&quot;;&quot;Attributes_Vital_&quot;&amp;SUBSTITUTE([.B405];&quot; &quot;;&quot;&quot;))">
            <text:p/>
          </table:table-cell>
          <table:table-cell/>
        </table:table-row>
        <table:table-row table:style-name="ro1">
          <table:table-cell table:style-name="ce8" table:formula="of:=IF([.B406]=&quot;&quot;;&quot;&quot;;&quot;Attributes_Vital_&quot;&amp;SUBSTITUTE([.B406];&quot; &quot;;&quot;&quot;))">
            <text:p/>
          </table:table-cell>
          <table:table-cell/>
        </table:table-row>
        <table:table-row table:style-name="ro1">
          <table:table-cell table:style-name="ce8" table:formula="of:=IF([.B407]=&quot;&quot;;&quot;&quot;;&quot;Attributes_Vital_&quot;&amp;SUBSTITUTE([.B407];&quot; &quot;;&quot;&quot;))">
            <text:p/>
          </table:table-cell>
          <table:table-cell/>
        </table:table-row>
        <table:table-row table:style-name="ro1">
          <table:table-cell table:style-name="ce8" table:formula="of:=IF([.B408]=&quot;&quot;;&quot;&quot;;&quot;Attributes_Vital_&quot;&amp;SUBSTITUTE([.B408];&quot; &quot;;&quot;&quot;))">
            <text:p/>
          </table:table-cell>
          <table:table-cell/>
        </table:table-row>
        <table:table-row table:style-name="ro1">
          <table:table-cell table:style-name="ce8" table:formula="of:=IF([.B409]=&quot;&quot;;&quot;&quot;;&quot;Attributes_Vital_&quot;&amp;SUBSTITUTE([.B409];&quot; &quot;;&quot;&quot;))">
            <text:p/>
          </table:table-cell>
          <table:table-cell/>
        </table:table-row>
        <table:table-row table:style-name="ro1">
          <table:table-cell table:style-name="ce8" table:formula="of:=IF([.B410]=&quot;&quot;;&quot;&quot;;&quot;Attributes_Vital_&quot;&amp;SUBSTITUTE([.B410];&quot; &quot;;&quot;&quot;))">
            <text:p/>
          </table:table-cell>
          <table:table-cell/>
        </table:table-row>
        <table:table-row table:style-name="ro1">
          <table:table-cell table:style-name="ce8" table:formula="of:=IF([.B411]=&quot;&quot;;&quot;&quot;;&quot;Attributes_Vital_&quot;&amp;SUBSTITUTE([.B411];&quot; &quot;;&quot;&quot;))">
            <text:p/>
          </table:table-cell>
          <table:table-cell/>
        </table:table-row>
        <table:table-row table:style-name="ro1">
          <table:table-cell table:style-name="ce8" table:formula="of:=IF([.B412]=&quot;&quot;;&quot;&quot;;&quot;Attributes_Vital_&quot;&amp;SUBSTITUTE([.B412];&quot; &quot;;&quot;&quot;))">
            <text:p/>
          </table:table-cell>
          <table:table-cell/>
        </table:table-row>
        <table:table-row table:style-name="ro1">
          <table:table-cell table:style-name="ce8" table:formula="of:=IF([.B413]=&quot;&quot;;&quot;&quot;;&quot;Attributes_Vital_&quot;&amp;SUBSTITUTE([.B413];&quot; &quot;;&quot;&quot;))">
            <text:p/>
          </table:table-cell>
          <table:table-cell/>
        </table:table-row>
        <table:table-row table:style-name="ro1">
          <table:table-cell table:style-name="ce8" table:formula="of:=IF([.B414]=&quot;&quot;;&quot;&quot;;&quot;Attributes_Vital_&quot;&amp;SUBSTITUTE([.B414];&quot; &quot;;&quot;&quot;))">
            <text:p/>
          </table:table-cell>
          <table:table-cell/>
        </table:table-row>
        <table:table-row table:style-name="ro1">
          <table:table-cell table:style-name="ce8" table:formula="of:=IF([.B415]=&quot;&quot;;&quot;&quot;;&quot;Attributes_Vital_&quot;&amp;SUBSTITUTE([.B415];&quot; &quot;;&quot;&quot;))">
            <text:p/>
          </table:table-cell>
          <table:table-cell/>
        </table:table-row>
        <table:table-row table:style-name="ro1">
          <table:table-cell table:style-name="ce8" table:formula="of:=IF([.B416]=&quot;&quot;;&quot;&quot;;&quot;Attributes_Vital_&quot;&amp;SUBSTITUTE([.B416];&quot; &quot;;&quot;&quot;))">
            <text:p/>
          </table:table-cell>
          <table:table-cell/>
        </table:table-row>
        <table:table-row table:style-name="ro1">
          <table:table-cell table:style-name="ce8" table:formula="of:=IF([.B417]=&quot;&quot;;&quot;&quot;;&quot;Attributes_Vital_&quot;&amp;SUBSTITUTE([.B417];&quot; &quot;;&quot;&quot;))">
            <text:p/>
          </table:table-cell>
          <table:table-cell/>
        </table:table-row>
        <table:table-row table:style-name="ro1">
          <table:table-cell table:style-name="ce8" table:formula="of:=IF([.B418]=&quot;&quot;;&quot;&quot;;&quot;Attributes_Vital_&quot;&amp;SUBSTITUTE([.B418];&quot; &quot;;&quot;&quot;))">
            <text:p/>
          </table:table-cell>
          <table:table-cell/>
        </table:table-row>
        <table:table-row table:style-name="ro1">
          <table:table-cell table:style-name="ce8" table:formula="of:=IF([.B419]=&quot;&quot;;&quot;&quot;;&quot;Attributes_Vital_&quot;&amp;SUBSTITUTE([.B419];&quot; &quot;;&quot;&quot;))">
            <text:p/>
          </table:table-cell>
          <table:table-cell/>
        </table:table-row>
        <table:table-row table:style-name="ro1">
          <table:table-cell table:style-name="ce8" table:formula="of:=IF([.B420]=&quot;&quot;;&quot;&quot;;&quot;Attributes_Vital_&quot;&amp;SUBSTITUTE([.B420];&quot; &quot;;&quot;&quot;))">
            <text:p/>
          </table:table-cell>
          <table:table-cell/>
        </table:table-row>
        <table:table-row table:style-name="ro1">
          <table:table-cell table:style-name="ce8" table:formula="of:=IF([.B421]=&quot;&quot;;&quot;&quot;;&quot;Attributes_Vital_&quot;&amp;SUBSTITUTE([.B421];&quot; &quot;;&quot;&quot;))">
            <text:p/>
          </table:table-cell>
          <table:table-cell/>
        </table:table-row>
        <table:table-row table:style-name="ro1">
          <table:table-cell table:style-name="ce8" table:formula="of:=IF([.B422]=&quot;&quot;;&quot;&quot;;&quot;Attributes_Vital_&quot;&amp;SUBSTITUTE([.B422];&quot; &quot;;&quot;&quot;))">
            <text:p/>
          </table:table-cell>
          <table:table-cell/>
        </table:table-row>
        <table:table-row table:style-name="ro1">
          <table:table-cell table:style-name="ce8" table:formula="of:=IF([.B423]=&quot;&quot;;&quot;&quot;;&quot;Attributes_Vital_&quot;&amp;SUBSTITUTE([.B423];&quot; &quot;;&quot;&quot;))">
            <text:p/>
          </table:table-cell>
          <table:table-cell/>
        </table:table-row>
        <table:table-row table:style-name="ro1">
          <table:table-cell table:style-name="ce8" table:formula="of:=IF([.B424]=&quot;&quot;;&quot;&quot;;&quot;Attributes_Vital_&quot;&amp;SUBSTITUTE([.B424];&quot; &quot;;&quot;&quot;))">
            <text:p/>
          </table:table-cell>
          <table:table-cell/>
        </table:table-row>
        <table:table-row table:style-name="ro1">
          <table:table-cell table:style-name="ce8" table:formula="of:=IF([.B425]=&quot;&quot;;&quot;&quot;;&quot;Attributes_Vital_&quot;&amp;SUBSTITUTE([.B425];&quot; &quot;;&quot;&quot;))">
            <text:p/>
          </table:table-cell>
          <table:table-cell/>
        </table:table-row>
        <table:table-row table:style-name="ro1">
          <table:table-cell table:style-name="ce8" table:formula="of:=IF([.B426]=&quot;&quot;;&quot;&quot;;&quot;Attributes_Vital_&quot;&amp;SUBSTITUTE([.B426];&quot; &quot;;&quot;&quot;))">
            <text:p/>
          </table:table-cell>
          <table:table-cell/>
        </table:table-row>
        <table:table-row table:style-name="ro1">
          <table:table-cell table:style-name="ce8" table:formula="of:=IF([.B427]=&quot;&quot;;&quot;&quot;;&quot;Attributes_Vital_&quot;&amp;SUBSTITUTE([.B427];&quot; &quot;;&quot;&quot;))">
            <text:p/>
          </table:table-cell>
          <table:table-cell/>
        </table:table-row>
        <table:table-row table:style-name="ro1">
          <table:table-cell table:style-name="ce8" table:formula="of:=IF([.B428]=&quot;&quot;;&quot;&quot;;&quot;Attributes_Vital_&quot;&amp;SUBSTITUTE([.B428];&quot; &quot;;&quot;&quot;))">
            <text:p/>
          </table:table-cell>
          <table:table-cell/>
        </table:table-row>
        <table:table-row table:style-name="ro1">
          <table:table-cell table:style-name="ce8" table:formula="of:=IF([.B429]=&quot;&quot;;&quot;&quot;;&quot;Attributes_Vital_&quot;&amp;SUBSTITUTE([.B429];&quot; &quot;;&quot;&quot;))">
            <text:p/>
          </table:table-cell>
          <table:table-cell/>
        </table:table-row>
        <table:table-row table:style-name="ro1">
          <table:table-cell table:style-name="ce8" table:formula="of:=IF([.B430]=&quot;&quot;;&quot;&quot;;&quot;Attributes_Vital_&quot;&amp;SUBSTITUTE([.B430];&quot; &quot;;&quot;&quot;))">
            <text:p/>
          </table:table-cell>
          <table:table-cell/>
        </table:table-row>
        <table:table-row table:style-name="ro1">
          <table:table-cell table:style-name="ce8" table:formula="of:=IF([.B431]=&quot;&quot;;&quot;&quot;;&quot;Attributes_Vital_&quot;&amp;SUBSTITUTE([.B431];&quot; &quot;;&quot;&quot;))">
            <text:p/>
          </table:table-cell>
          <table:table-cell/>
        </table:table-row>
        <table:table-row table:style-name="ro1">
          <table:table-cell table:style-name="ce8" table:formula="of:=IF([.B432]=&quot;&quot;;&quot;&quot;;&quot;Attributes_Vital_&quot;&amp;SUBSTITUTE([.B432];&quot; &quot;;&quot;&quot;))">
            <text:p/>
          </table:table-cell>
          <table:table-cell/>
        </table:table-row>
        <table:table-row table:style-name="ro1">
          <table:table-cell table:style-name="ce8" table:formula="of:=IF([.B433]=&quot;&quot;;&quot;&quot;;&quot;Attributes_Vital_&quot;&amp;SUBSTITUTE([.B433];&quot; &quot;;&quot;&quot;))">
            <text:p/>
          </table:table-cell>
          <table:table-cell/>
        </table:table-row>
        <table:table-row table:style-name="ro1">
          <table:table-cell table:style-name="ce8" table:formula="of:=IF([.B434]=&quot;&quot;;&quot;&quot;;&quot;Attributes_Vital_&quot;&amp;SUBSTITUTE([.B434];&quot; &quot;;&quot;&quot;))">
            <text:p/>
          </table:table-cell>
          <table:table-cell/>
        </table:table-row>
        <table:table-row table:style-name="ro1">
          <table:table-cell table:style-name="ce8" table:formula="of:=IF([.B435]=&quot;&quot;;&quot;&quot;;&quot;Attributes_Vital_&quot;&amp;SUBSTITUTE([.B435];&quot; &quot;;&quot;&quot;))">
            <text:p/>
          </table:table-cell>
          <table:table-cell/>
        </table:table-row>
        <table:table-row table:style-name="ro1">
          <table:table-cell table:style-name="ce8" table:formula="of:=IF([.B436]=&quot;&quot;;&quot;&quot;;&quot;Attributes_Vital_&quot;&amp;SUBSTITUTE([.B436];&quot; &quot;;&quot;&quot;))">
            <text:p/>
          </table:table-cell>
          <table:table-cell/>
        </table:table-row>
        <table:table-row table:style-name="ro1">
          <table:table-cell table:style-name="ce8" table:formula="of:=IF([.B437]=&quot;&quot;;&quot;&quot;;&quot;Attributes_Vital_&quot;&amp;SUBSTITUTE([.B437];&quot; &quot;;&quot;&quot;))">
            <text:p/>
          </table:table-cell>
          <table:table-cell/>
        </table:table-row>
        <table:table-row table:style-name="ro1">
          <table:table-cell table:style-name="ce8" table:formula="of:=IF([.B438]=&quot;&quot;;&quot;&quot;;&quot;Attributes_Vital_&quot;&amp;SUBSTITUTE([.B438];&quot; &quot;;&quot;&quot;))">
            <text:p/>
          </table:table-cell>
          <table:table-cell/>
        </table:table-row>
        <table:table-row table:style-name="ro1">
          <table:table-cell table:style-name="ce8" table:formula="of:=IF([.B439]=&quot;&quot;;&quot;&quot;;&quot;Attributes_Vital_&quot;&amp;SUBSTITUTE([.B439];&quot; &quot;;&quot;&quot;))">
            <text:p/>
          </table:table-cell>
          <table:table-cell/>
        </table:table-row>
        <table:table-row table:style-name="ro1">
          <table:table-cell table:style-name="ce8" table:formula="of:=IF([.B440]=&quot;&quot;;&quot;&quot;;&quot;Attributes_Vital_&quot;&amp;SUBSTITUTE([.B440];&quot; &quot;;&quot;&quot;))">
            <text:p/>
          </table:table-cell>
          <table:table-cell/>
        </table:table-row>
        <table:table-row table:style-name="ro1">
          <table:table-cell table:style-name="ce8" table:formula="of:=IF([.B441]=&quot;&quot;;&quot;&quot;;&quot;Attributes_Vital_&quot;&amp;SUBSTITUTE([.B441];&quot; &quot;;&quot;&quot;))">
            <text:p/>
          </table:table-cell>
          <table:table-cell/>
        </table:table-row>
        <table:table-row table:style-name="ro1">
          <table:table-cell table:style-name="ce8" table:formula="of:=IF([.B442]=&quot;&quot;;&quot;&quot;;&quot;Attributes_Vital_&quot;&amp;SUBSTITUTE([.B442];&quot; &quot;;&quot;&quot;))">
            <text:p/>
          </table:table-cell>
          <table:table-cell/>
        </table:table-row>
        <table:table-row table:style-name="ro1">
          <table:table-cell table:style-name="ce8" table:formula="of:=IF([.B443]=&quot;&quot;;&quot;&quot;;&quot;Attributes_Vital_&quot;&amp;SUBSTITUTE([.B443];&quot; &quot;;&quot;&quot;))">
            <text:p/>
          </table:table-cell>
          <table:table-cell/>
        </table:table-row>
        <table:table-row table:style-name="ro1">
          <table:table-cell table:style-name="ce8" table:formula="of:=IF([.B444]=&quot;&quot;;&quot;&quot;;&quot;Attributes_Vital_&quot;&amp;SUBSTITUTE([.B444];&quot; &quot;;&quot;&quot;))">
            <text:p/>
          </table:table-cell>
          <table:table-cell/>
        </table:table-row>
        <table:table-row table:style-name="ro1">
          <table:table-cell table:style-name="ce8" table:formula="of:=IF([.B445]=&quot;&quot;;&quot;&quot;;&quot;Attributes_Vital_&quot;&amp;SUBSTITUTE([.B445];&quot; &quot;;&quot;&quot;))">
            <text:p/>
          </table:table-cell>
          <table:table-cell/>
        </table:table-row>
        <table:table-row table:style-name="ro1">
          <table:table-cell table:style-name="ce8" table:formula="of:=IF([.B446]=&quot;&quot;;&quot;&quot;;&quot;Attributes_Vital_&quot;&amp;SUBSTITUTE([.B446];&quot; &quot;;&quot;&quot;))">
            <text:p/>
          </table:table-cell>
          <table:table-cell/>
        </table:table-row>
        <table:table-row table:style-name="ro1">
          <table:table-cell table:style-name="ce8" table:formula="of:=IF([.B447]=&quot;&quot;;&quot;&quot;;&quot;Attributes_Vital_&quot;&amp;SUBSTITUTE([.B447];&quot; &quot;;&quot;&quot;))">
            <text:p/>
          </table:table-cell>
          <table:table-cell/>
        </table:table-row>
        <table:table-row table:style-name="ro1">
          <table:table-cell table:style-name="ce8" table:formula="of:=IF([.B448]=&quot;&quot;;&quot;&quot;;&quot;Attributes_Vital_&quot;&amp;SUBSTITUTE([.B448];&quot; &quot;;&quot;&quot;))">
            <text:p/>
          </table:table-cell>
          <table:table-cell/>
        </table:table-row>
        <table:table-row table:style-name="ro1">
          <table:table-cell table:style-name="ce8" table:formula="of:=IF([.B449]=&quot;&quot;;&quot;&quot;;&quot;Attributes_Vital_&quot;&amp;SUBSTITUTE([.B449];&quot; &quot;;&quot;&quot;))">
            <text:p/>
          </table:table-cell>
          <table:table-cell/>
        </table:table-row>
        <table:table-row table:style-name="ro1">
          <table:table-cell table:style-name="ce8" table:formula="of:=IF([.B450]=&quot;&quot;;&quot;&quot;;&quot;Attributes_Vital_&quot;&amp;SUBSTITUTE([.B450];&quot; &quot;;&quot;&quot;))">
            <text:p/>
          </table:table-cell>
          <table:table-cell/>
        </table:table-row>
        <table:table-row table:style-name="ro1">
          <table:table-cell table:style-name="ce8" table:formula="of:=IF([.B451]=&quot;&quot;;&quot;&quot;;&quot;Attributes_Vital_&quot;&amp;SUBSTITUTE([.B451];&quot; &quot;;&quot;&quot;))">
            <text:p/>
          </table:table-cell>
          <table:table-cell/>
        </table:table-row>
        <table:table-row table:style-name="ro1">
          <table:table-cell table:style-name="ce8" table:formula="of:=IF([.B452]=&quot;&quot;;&quot;&quot;;&quot;Attributes_Vital_&quot;&amp;SUBSTITUTE([.B452];&quot; &quot;;&quot;&quot;))">
            <text:p/>
          </table:table-cell>
          <table:table-cell/>
        </table:table-row>
        <table:table-row table:style-name="ro1">
          <table:table-cell table:style-name="ce8" table:formula="of:=IF([.B453]=&quot;&quot;;&quot;&quot;;&quot;Attributes_Vital_&quot;&amp;SUBSTITUTE([.B453];&quot; &quot;;&quot;&quot;))">
            <text:p/>
          </table:table-cell>
          <table:table-cell/>
        </table:table-row>
        <table:table-row table:style-name="ro1">
          <table:table-cell table:style-name="ce8" table:formula="of:=IF([.B454]=&quot;&quot;;&quot;&quot;;&quot;Attributes_Vital_&quot;&amp;SUBSTITUTE([.B454];&quot; &quot;;&quot;&quot;))">
            <text:p/>
          </table:table-cell>
          <table:table-cell/>
        </table:table-row>
        <table:table-row table:style-name="ro1">
          <table:table-cell table:style-name="ce8" table:formula="of:=IF([.B455]=&quot;&quot;;&quot;&quot;;&quot;Attributes_Vital_&quot;&amp;SUBSTITUTE([.B455];&quot; &quot;;&quot;&quot;))">
            <text:p/>
          </table:table-cell>
          <table:table-cell/>
        </table:table-row>
        <table:table-row table:style-name="ro1">
          <table:table-cell table:style-name="ce8" table:formula="of:=IF([.B456]=&quot;&quot;;&quot;&quot;;&quot;Attributes_Vital_&quot;&amp;SUBSTITUTE([.B456];&quot; &quot;;&quot;&quot;))">
            <text:p/>
          </table:table-cell>
          <table:table-cell/>
        </table:table-row>
        <table:table-row table:style-name="ro1">
          <table:table-cell table:style-name="ce8" table:formula="of:=IF([.B457]=&quot;&quot;;&quot;&quot;;&quot;Attributes_Vital_&quot;&amp;SUBSTITUTE([.B457];&quot; &quot;;&quot;&quot;))">
            <text:p/>
          </table:table-cell>
          <table:table-cell/>
        </table:table-row>
        <table:table-row table:style-name="ro1">
          <table:table-cell table:style-name="ce8" table:formula="of:=IF([.B458]=&quot;&quot;;&quot;&quot;;&quot;Attributes_Vital_&quot;&amp;SUBSTITUTE([.B458];&quot; &quot;;&quot;&quot;))">
            <text:p/>
          </table:table-cell>
          <table:table-cell/>
        </table:table-row>
        <table:table-row table:style-name="ro1">
          <table:table-cell table:style-name="ce8" table:formula="of:=IF([.B459]=&quot;&quot;;&quot;&quot;;&quot;Attributes_Vital_&quot;&amp;SUBSTITUTE([.B459];&quot; &quot;;&quot;&quot;))">
            <text:p/>
          </table:table-cell>
          <table:table-cell/>
        </table:table-row>
        <table:table-row table:style-name="ro1">
          <table:table-cell table:style-name="ce8" table:formula="of:=IF([.B460]=&quot;&quot;;&quot;&quot;;&quot;Attributes_Vital_&quot;&amp;SUBSTITUTE([.B460];&quot; &quot;;&quot;&quot;))">
            <text:p/>
          </table:table-cell>
          <table:table-cell/>
        </table:table-row>
        <table:table-row table:style-name="ro1">
          <table:table-cell table:style-name="ce8" table:formula="of:=IF([.B461]=&quot;&quot;;&quot;&quot;;&quot;Attributes_Vital_&quot;&amp;SUBSTITUTE([.B461];&quot; &quot;;&quot;&quot;))">
            <text:p/>
          </table:table-cell>
          <table:table-cell/>
        </table:table-row>
        <table:table-row table:style-name="ro1">
          <table:table-cell table:style-name="ce8" table:formula="of:=IF([.B462]=&quot;&quot;;&quot;&quot;;&quot;Attributes_Vital_&quot;&amp;SUBSTITUTE([.B462];&quot; &quot;;&quot;&quot;))">
            <text:p/>
          </table:table-cell>
          <table:table-cell/>
        </table:table-row>
        <table:table-row table:style-name="ro1">
          <table:table-cell table:style-name="ce8" table:formula="of:=IF([.B463]=&quot;&quot;;&quot;&quot;;&quot;Attributes_Vital_&quot;&amp;SUBSTITUTE([.B463];&quot; &quot;;&quot;&quot;))">
            <text:p/>
          </table:table-cell>
          <table:table-cell/>
        </table:table-row>
        <table:table-row table:style-name="ro1">
          <table:table-cell table:style-name="ce8" table:formula="of:=IF([.B464]=&quot;&quot;;&quot;&quot;;&quot;Attributes_Vital_&quot;&amp;SUBSTITUTE([.B464];&quot; &quot;;&quot;&quot;))">
            <text:p/>
          </table:table-cell>
          <table:table-cell/>
        </table:table-row>
        <table:table-row table:style-name="ro1">
          <table:table-cell table:style-name="ce8" table:formula="of:=IF([.B465]=&quot;&quot;;&quot;&quot;;&quot;Attributes_Vital_&quot;&amp;SUBSTITUTE([.B465];&quot; &quot;;&quot;&quot;))">
            <text:p/>
          </table:table-cell>
          <table:table-cell/>
        </table:table-row>
        <table:table-row table:style-name="ro1">
          <table:table-cell table:style-name="ce8" table:formula="of:=IF([.B466]=&quot;&quot;;&quot;&quot;;&quot;Attributes_Vital_&quot;&amp;SUBSTITUTE([.B466];&quot; &quot;;&quot;&quot;))">
            <text:p/>
          </table:table-cell>
          <table:table-cell/>
        </table:table-row>
        <table:table-row table:style-name="ro1">
          <table:table-cell table:style-name="ce8" table:formula="of:=IF([.B467]=&quot;&quot;;&quot;&quot;;&quot;Attributes_Vital_&quot;&amp;SUBSTITUTE([.B467];&quot; &quot;;&quot;&quot;))">
            <text:p/>
          </table:table-cell>
          <table:table-cell/>
        </table:table-row>
        <table:table-row table:style-name="ro1">
          <table:table-cell table:style-name="ce8" table:formula="of:=IF([.B468]=&quot;&quot;;&quot;&quot;;&quot;Attributes_Vital_&quot;&amp;SUBSTITUTE([.B468];&quot; &quot;;&quot;&quot;))">
            <text:p/>
          </table:table-cell>
          <table:table-cell/>
        </table:table-row>
        <table:table-row table:style-name="ro1">
          <table:table-cell table:style-name="ce8" table:formula="of:=IF([.B469]=&quot;&quot;;&quot;&quot;;&quot;Attributes_Vital_&quot;&amp;SUBSTITUTE([.B469];&quot; &quot;;&quot;&quot;))">
            <text:p/>
          </table:table-cell>
          <table:table-cell/>
        </table:table-row>
        <table:table-row table:style-name="ro1">
          <table:table-cell table:style-name="ce8" table:formula="of:=IF([.B470]=&quot;&quot;;&quot;&quot;;&quot;Attributes_Vital_&quot;&amp;SUBSTITUTE([.B470];&quot; &quot;;&quot;&quot;))">
            <text:p/>
          </table:table-cell>
          <table:table-cell/>
        </table:table-row>
        <table:table-row table:style-name="ro1">
          <table:table-cell table:style-name="ce8" table:formula="of:=IF([.B471]=&quot;&quot;;&quot;&quot;;&quot;Attributes_Vital_&quot;&amp;SUBSTITUTE([.B471];&quot; &quot;;&quot;&quot;))">
            <text:p/>
          </table:table-cell>
          <table:table-cell/>
        </table:table-row>
        <table:table-row table:style-name="ro1">
          <table:table-cell table:style-name="ce8" table:formula="of:=IF([.B472]=&quot;&quot;;&quot;&quot;;&quot;Attributes_Vital_&quot;&amp;SUBSTITUTE([.B472];&quot; &quot;;&quot;&quot;))">
            <text:p/>
          </table:table-cell>
          <table:table-cell/>
        </table:table-row>
        <table:table-row table:style-name="ro1">
          <table:table-cell table:style-name="ce8" table:formula="of:=IF([.B473]=&quot;&quot;;&quot;&quot;;&quot;Attributes_Vital_&quot;&amp;SUBSTITUTE([.B473];&quot; &quot;;&quot;&quot;))">
            <text:p/>
          </table:table-cell>
          <table:table-cell/>
        </table:table-row>
        <table:table-row table:style-name="ro1">
          <table:table-cell table:style-name="ce8" table:formula="of:=IF([.B474]=&quot;&quot;;&quot;&quot;;&quot;Attributes_Vital_&quot;&amp;SUBSTITUTE([.B474];&quot; &quot;;&quot;&quot;))">
            <text:p/>
          </table:table-cell>
          <table:table-cell/>
        </table:table-row>
        <table:table-row table:style-name="ro1">
          <table:table-cell table:style-name="ce8" table:formula="of:=IF([.B475]=&quot;&quot;;&quot;&quot;;&quot;Attributes_Vital_&quot;&amp;SUBSTITUTE([.B475];&quot; &quot;;&quot;&quot;))">
            <text:p/>
          </table:table-cell>
          <table:table-cell/>
        </table:table-row>
        <table:table-row table:style-name="ro1">
          <table:table-cell table:style-name="ce8" table:formula="of:=IF([.B476]=&quot;&quot;;&quot;&quot;;&quot;Attributes_Vital_&quot;&amp;SUBSTITUTE([.B476];&quot; &quot;;&quot;&quot;))">
            <text:p/>
          </table:table-cell>
          <table:table-cell/>
        </table:table-row>
        <table:table-row table:style-name="ro1">
          <table:table-cell table:style-name="ce8" table:formula="of:=IF([.B477]=&quot;&quot;;&quot;&quot;;&quot;Attributes_Vital_&quot;&amp;SUBSTITUTE([.B477];&quot; &quot;;&quot;&quot;))">
            <text:p/>
          </table:table-cell>
          <table:table-cell/>
        </table:table-row>
        <table:table-row table:style-name="ro1">
          <table:table-cell table:style-name="ce8" table:formula="of:=IF([.B478]=&quot;&quot;;&quot;&quot;;&quot;Attributes_Vital_&quot;&amp;SUBSTITUTE([.B478];&quot; &quot;;&quot;&quot;))">
            <text:p/>
          </table:table-cell>
          <table:table-cell/>
        </table:table-row>
        <table:table-row table:style-name="ro1">
          <table:table-cell table:style-name="ce8" table:formula="of:=IF([.B479]=&quot;&quot;;&quot;&quot;;&quot;Attributes_Vital_&quot;&amp;SUBSTITUTE([.B479];&quot; &quot;;&quot;&quot;))">
            <text:p/>
          </table:table-cell>
          <table:table-cell/>
        </table:table-row>
        <table:table-row table:style-name="ro1">
          <table:table-cell table:style-name="ce8" table:formula="of:=IF([.B480]=&quot;&quot;;&quot;&quot;;&quot;Attributes_Vital_&quot;&amp;SUBSTITUTE([.B480];&quot; &quot;;&quot;&quot;))">
            <text:p/>
          </table:table-cell>
          <table:table-cell/>
        </table:table-row>
        <table:table-row table:style-name="ro1">
          <table:table-cell table:style-name="ce8" table:formula="of:=IF([.B481]=&quot;&quot;;&quot;&quot;;&quot;Attributes_Vital_&quot;&amp;SUBSTITUTE([.B481];&quot; &quot;;&quot;&quot;))">
            <text:p/>
          </table:table-cell>
          <table:table-cell/>
        </table:table-row>
        <table:table-row table:style-name="ro1">
          <table:table-cell table:style-name="ce8" table:formula="of:=IF([.B482]=&quot;&quot;;&quot;&quot;;&quot;Attributes_Vital_&quot;&amp;SUBSTITUTE([.B482];&quot; &quot;;&quot;&quot;))">
            <text:p/>
          </table:table-cell>
          <table:table-cell/>
        </table:table-row>
        <table:table-row table:style-name="ro1">
          <table:table-cell table:style-name="ce8" table:formula="of:=IF([.B483]=&quot;&quot;;&quot;&quot;;&quot;Attributes_Vital_&quot;&amp;SUBSTITUTE([.B483];&quot; &quot;;&quot;&quot;))">
            <text:p/>
          </table:table-cell>
          <table:table-cell/>
        </table:table-row>
        <table:table-row table:style-name="ro1">
          <table:table-cell table:style-name="ce8" table:formula="of:=IF([.B484]=&quot;&quot;;&quot;&quot;;&quot;Attributes_Vital_&quot;&amp;SUBSTITUTE([.B484];&quot; &quot;;&quot;&quot;))">
            <text:p/>
          </table:table-cell>
          <table:table-cell/>
        </table:table-row>
        <table:table-row table:style-name="ro1">
          <table:table-cell table:style-name="ce8" table:formula="of:=IF([.B485]=&quot;&quot;;&quot;&quot;;&quot;Attributes_Vital_&quot;&amp;SUBSTITUTE([.B485];&quot; &quot;;&quot;&quot;))">
            <text:p/>
          </table:table-cell>
          <table:table-cell/>
        </table:table-row>
        <table:table-row table:style-name="ro1">
          <table:table-cell table:style-name="ce8" table:formula="of:=IF([.B486]=&quot;&quot;;&quot;&quot;;&quot;Attributes_Vital_&quot;&amp;SUBSTITUTE([.B486];&quot; &quot;;&quot;&quot;))">
            <text:p/>
          </table:table-cell>
          <table:table-cell/>
        </table:table-row>
        <table:table-row table:style-name="ro1">
          <table:table-cell table:style-name="ce8" table:formula="of:=IF([.B487]=&quot;&quot;;&quot;&quot;;&quot;Attributes_Vital_&quot;&amp;SUBSTITUTE([.B487];&quot; &quot;;&quot;&quot;))">
            <text:p/>
          </table:table-cell>
          <table:table-cell/>
        </table:table-row>
        <table:table-row table:style-name="ro1">
          <table:table-cell table:style-name="ce8" table:formula="of:=IF([.B488]=&quot;&quot;;&quot;&quot;;&quot;Attributes_Vital_&quot;&amp;SUBSTITUTE([.B488];&quot; &quot;;&quot;&quot;))">
            <text:p/>
          </table:table-cell>
          <table:table-cell/>
        </table:table-row>
        <table:table-row table:style-name="ro1">
          <table:table-cell table:style-name="ce8" table:formula="of:=IF([.B489]=&quot;&quot;;&quot;&quot;;&quot;Attributes_Vital_&quot;&amp;SUBSTITUTE([.B489];&quot; &quot;;&quot;&quot;))">
            <text:p/>
          </table:table-cell>
          <table:table-cell/>
        </table:table-row>
        <table:table-row table:style-name="ro1">
          <table:table-cell table:style-name="ce8" table:formula="of:=IF([.B490]=&quot;&quot;;&quot;&quot;;&quot;Attributes_Vital_&quot;&amp;SUBSTITUTE([.B490];&quot; &quot;;&quot;&quot;))">
            <text:p/>
          </table:table-cell>
          <table:table-cell/>
        </table:table-row>
        <table:table-row table:style-name="ro1">
          <table:table-cell table:style-name="ce8" table:formula="of:=IF([.B491]=&quot;&quot;;&quot;&quot;;&quot;Attributes_Vital_&quot;&amp;SUBSTITUTE([.B491];&quot; &quot;;&quot;&quot;))">
            <text:p/>
          </table:table-cell>
          <table:table-cell/>
        </table:table-row>
        <table:table-row table:style-name="ro1">
          <table:table-cell table:style-name="ce8" table:formula="of:=IF([.B492]=&quot;&quot;;&quot;&quot;;&quot;Attributes_Vital_&quot;&amp;SUBSTITUTE([.B492];&quot; &quot;;&quot;&quot;))">
            <text:p/>
          </table:table-cell>
          <table:table-cell/>
        </table:table-row>
        <table:table-row table:style-name="ro1">
          <table:table-cell table:style-name="ce8" table:formula="of:=IF([.B493]=&quot;&quot;;&quot;&quot;;&quot;Attributes_Vital_&quot;&amp;SUBSTITUTE([.B493];&quot; &quot;;&quot;&quot;))">
            <text:p/>
          </table:table-cell>
          <table:table-cell/>
        </table:table-row>
        <table:table-row table:style-name="ro1">
          <table:table-cell table:style-name="ce8" table:formula="of:=IF([.B494]=&quot;&quot;;&quot;&quot;;&quot;Attributes_Vital_&quot;&amp;SUBSTITUTE([.B494];&quot; &quot;;&quot;&quot;))">
            <text:p/>
          </table:table-cell>
          <table:table-cell/>
        </table:table-row>
        <table:table-row table:style-name="ro1">
          <table:table-cell table:style-name="ce8" table:formula="of:=IF([.B495]=&quot;&quot;;&quot;&quot;;&quot;Attributes_Vital_&quot;&amp;SUBSTITUTE([.B495];&quot; &quot;;&quot;&quot;))">
            <text:p/>
          </table:table-cell>
          <table:table-cell/>
        </table:table-row>
        <table:table-row table:style-name="ro1">
          <table:table-cell table:style-name="ce8" table:formula="of:=IF([.B496]=&quot;&quot;;&quot;&quot;;&quot;Attributes_Vital_&quot;&amp;SUBSTITUTE([.B496];&quot; &quot;;&quot;&quot;))">
            <text:p/>
          </table:table-cell>
          <table:table-cell/>
        </table:table-row>
        <table:table-row table:style-name="ro1">
          <table:table-cell table:style-name="ce8" table:formula="of:=IF([.B497]=&quot;&quot;;&quot;&quot;;&quot;Attributes_Vital_&quot;&amp;SUBSTITUTE([.B497];&quot; &quot;;&quot;&quot;))">
            <text:p/>
          </table:table-cell>
          <table:table-cell/>
        </table:table-row>
        <table:table-row table:style-name="ro1">
          <table:table-cell table:style-name="ce8" table:formula="of:=IF([.B498]=&quot;&quot;;&quot;&quot;;&quot;Attributes_Vital_&quot;&amp;SUBSTITUTE([.B498];&quot; &quot;;&quot;&quot;))">
            <text:p/>
          </table:table-cell>
          <table:table-cell/>
        </table:table-row>
        <table:table-row table:style-name="ro1">
          <table:table-cell table:style-name="ce8" table:formula="of:=IF([.B499]=&quot;&quot;;&quot;&quot;;&quot;Attributes_Vital_&quot;&amp;SUBSTITUTE([.B499];&quot; &quot;;&quot;&quot;))">
            <text:p/>
          </table:table-cell>
          <table:table-cell/>
        </table:table-row>
        <table:table-row table:style-name="ro1">
          <table:table-cell table:style-name="ce8" table:formula="of:=IF([.B500]=&quot;&quot;;&quot;&quot;;&quot;Attributes_Vital_&quot;&amp;SUBSTITUTE([.B500];&quot; &quot;;&quot;&quot;))">
            <text:p/>
          </table:table-cell>
          <table:table-cell/>
        </table:table-row>
        <table:table-row table:style-name="ro1" table:number-rows-repeated="1048075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Vital | Descriptions" table:style-name="ta3">
        <table:table-column table:style-name="co1" table:default-cell-style-name="ce9"/>
        <table:table-column table:style-name="co2" table:default-cell-style-name="ce9"/>
        <table:table-row table:style-name="ro1">
          <table:table-cell table:style-name="ce7" office:value-type="string" calcext:value-type="string">
            <text:p>Key</text:p>
          </table:table-cell>
          <table:table-cell table:style-name="ce7" office:value-type="string" calcext:value-type="string">
            <text:p>SourceString</text:p>
          </table:table-cell>
        </table:table-row>
        <table:table-row table:style-name="ro1">
          <table:table-cell table:style-name="ce8" office:value-type="string" calcext:value-type="string">
            <text:p>Attributes_Vital_Health</text:p>
          </table:table-cell>
          <table:table-cell office:value-type="string" calcext:value-type="string">
            <text:p>Amount of Health.</text:p>
          </table:table-cell>
        </table:table-row>
        <table:table-row table:style-name="ro1">
          <table:table-cell table:style-name="ce8" office:value-type="string" calcext:value-type="string">
            <text:p>Attributes_Vital_Mana</text:p>
          </table:table-cell>
          <table:table-cell office:value-type="string" calcext:value-type="string">
            <text:p>Amount of Mana.</text:p>
          </table:table-cell>
        </table:table-row>
        <table:table-row table:style-name="ro1" table:number-rows-repeated="497">
          <table:table-cell table:style-name="ce8"/>
          <table:table-cell/>
        </table:table-row>
        <table:table-row table:style-name="ro1" table:number-rows-repeated="1048075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29">00/00/0000</text:date>, <text:time style:data-style-name="N2" text:time-value="02:28:48.189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29T01:56:09.196000000</meta:creation-date>
    <dc:date>2024-03-29T02:29:03.226000000</dc:date>
    <meta:editing-duration>PT21M19S</meta:editing-duration>
    <meta:editing-cycles>15</meta:editing-cycles>
    <meta:generator>LibreOffice/24.2.1.2$Windows_X86_64 LibreOffice_project/db4def46b0453cc22e2d0305797cf981b68ef5ac</meta:generator>
    <meta:document-statistic meta:table-count="6" meta:cell-count="1557" meta:object-count="0"/>
  </office:meta>
</office:document-meta>
</file>